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44658457" calcext:value-type="float">
            <text:p>0.03446584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88669734" calcext:value-type="float">
            <text:p>0.06886697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32036011" calcext:value-type="float">
            <text:p>0.10320360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74728936" calcext:value-type="float">
            <text:p>0.13747289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716688936" calcext:value-type="float">
            <text:p>0.17166889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057828032" calcext:value-type="float">
            <text:p>0.205782803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98036383" calcext:value-type="float">
            <text:p>0.239803638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737191649" calcext:value-type="float">
            <text:p>0.273719164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075170851" calcext:value-type="float">
            <text:p>0.307517085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411863298" calcext:value-type="float">
            <text:p>0.341186329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747183404" calcext:value-type="float">
            <text:p>0.374718340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081081702" calcext:value-type="float">
            <text:p>0.40810817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413552713" calcext:value-type="float">
            <text:p>0.44135527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744638564" calcext:value-type="float">
            <text:p>0.474463856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074427181" calcext:value-type="float">
            <text:p>0.507442718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403045106" calcext:value-type="float">
            <text:p>0.540304510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730645426" calcext:value-type="float">
            <text:p>0.573064542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057391755" calcext:value-type="float">
            <text:p>0.605739175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383440426" calcext:value-type="float">
            <text:p>0.638344042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708922234" calcext:value-type="float">
            <text:p>0.670892223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033925532" calcext:value-type="float">
            <text:p>0.703392553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358480691" calcext:value-type="float">
            <text:p>0.735848069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7682543351" calcext:value-type="float">
            <text:p>0.768254335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8005968298" calcext:value-type="float">
            <text:p>0.800596829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328449043" calcext:value-type="float">
            <text:p>0.832844904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8649336223" calcext:value-type="float">
            <text:p>0.864933622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8966909096" calcext:value-type="float">
            <text:p>0.896690909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272725798" calcext:value-type="float">
            <text:p>0.927272579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661727713" calcext:value-type="float">
            <text:p>0.966172771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99841383" calcext:value-type="float">
            <text:p>0.999984138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332348936" calcext:value-type="float">
            <text:p>1.033234893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0662698564" calcext:value-type="float">
            <text:p>1.066269856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0991971755" calcext:value-type="float">
            <text:p>1.099197175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1320701915" calcext:value-type="float">
            <text:p>1.132070191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1649232979" calcext:value-type="float">
            <text:p>1.164923297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1977827074" calcext:value-type="float">
            <text:p>1.197782707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2306704362" calcext:value-type="float">
            <text:p>1.230670436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2636059309" calcext:value-type="float">
            <text:p>1.263605930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2966067074" calcext:value-type="float">
            <text:p>1.296606707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3296884787" calcext:value-type="float">
            <text:p>1.329688478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3628649734" calcext:value-type="float">
            <text:p>1.362864973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3961476064" calcext:value-type="float">
            <text:p>1.396147606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4295450638" calcext:value-type="float">
            <text:p>1.429545063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4630629309" calcext:value-type="float">
            <text:p>1.463062930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4967034628" calcext:value-type="float">
            <text:p>1.496703462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5304656064" calcext:value-type="float">
            <text:p>1.530465606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5643452819" calcext:value-type="float">
            <text:p>1.564345281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5983359521" calcext:value-type="float">
            <text:p>1.598335952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6324293989" calcext:value-type="float">
            <text:p>1.632429398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6666166117" calcext:value-type="float">
            <text:p>1.666616611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7008886862" calcext:value-type="float">
            <text:p>1.700888686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735237617" calcext:value-type="float">
            <text:p>1.73523761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769656883" calcext:value-type="float">
            <text:p>1.76965688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8041417926" calcext:value-type="float">
            <text:p>1.804141792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8386896117" calcext:value-type="float">
            <text:p>1.838689611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8732994681" calcext:value-type="float">
            <text:p>1.873299468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907972117" calcext:value-type="float">
            <text:p>1.9079721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9427096383" calcext:value-type="float">
            <text:p>1.942709638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9775150851" calcext:value-type="float">
            <text:p>1.977515085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0123921649" calcext:value-type="float">
            <text:p>2.012392164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0473449096" calcext:value-type="float">
            <text:p>2.047344909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0823773351" calcext:value-type="float">
            <text:p>2.082377335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1174931223" calcext:value-type="float">
            <text:p>2.117493122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152695266" calcext:value-type="float">
            <text:p>2.15269526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187985734" calcext:value-type="float">
            <text:p>2.18798573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2233651862" calcext:value-type="float">
            <text:p>2.223365186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2588328032" calcext:value-type="float">
            <text:p>2.258832803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2943862447" calcext:value-type="float">
            <text:p>2.294386244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3300217979" calcext:value-type="float">
            <text:p>2.330021797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3657347234" calcext:value-type="float">
            <text:p>2.365734723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4015197074" calcext:value-type="float">
            <text:p>2.401519707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4373713777" calcext:value-type="float">
            <text:p>2.437371377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4732847979" calcext:value-type="float">
            <text:p>2.473284797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5092558191" calcext:value-type="float">
            <text:p>2.509255819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5452812287" calcext:value-type="float">
            <text:p>2.545281228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5813586862" calcext:value-type="float">
            <text:p>2.581358686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6174864309" calcext:value-type="float">
            <text:p>2.617486430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6536628564" calcext:value-type="float">
            <text:p>2.653662856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6898860213" calcext:value-type="float">
            <text:p>2.689886021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7261532074" calcext:value-type="float">
            <text:p>2.726153207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7624606064" calcext:value-type="float">
            <text:p>2.762460606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7988032021" calcext:value-type="float">
            <text:p>2.798803202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8351748457" calcext:value-type="float">
            <text:p>2.835174845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8715685266" calcext:value-type="float">
            <text:p>2.871568526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.90797675" calcext:value-type="float">
            <text:p>2.9079767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.9443919521" calcext:value-type="float">
            <text:p>2.944391952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.9808068989" calcext:value-type="float">
            <text:p>2.980806898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0172149681" calcext:value-type="float">
            <text:p>3.017214968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0536102872" calcext:value-type="float">
            <text:p>3.053610287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0899877394" calcext:value-type="float">
            <text:p>3.089987739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1263428298" calcext:value-type="float">
            <text:p>3.126342829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162671484" calcext:value-type="float">
            <text:p>3.16267148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1989698298" calcext:value-type="float">
            <text:p>3.198969829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.2352340053" calcext:value-type="float">
            <text:p>3.235234005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.2714600798" calcext:value-type="float">
            <text:p>3.271460079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3076440585" calcext:value-type="float">
            <text:p>3.307644058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.343782" calcext:value-type="float">
            <text:p>3.34378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3798701915" calcext:value-type="float">
            <text:p>3.379870191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4159053457" calcext:value-type="float">
            <text:p>3.415905345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4518847766" calcext:value-type="float">
            <text:p>3.451884776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4878064574" calcext:value-type="float">
            <text:p>3.487806457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5236689947" calcext:value-type="float">
            <text:p>3.523668994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5594714574" calcext:value-type="float">
            <text:p>3.559471457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595213117" calcext:value-type="float">
            <text:p>3.59521311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.6308931383" calcext:value-type="float">
            <text:p>3.630893138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.6665102606" calcext:value-type="float">
            <text:p>3.66651026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.7020625691" calcext:value-type="float">
            <text:p>3.702062569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7375473617" calcext:value-type="float">
            <text:p>3.737547361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7729611755" calcext:value-type="float">
            <text:p>3.772961175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8082999202" calcext:value-type="float">
            <text:p>3.808299920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8435591223" calcext:value-type="float">
            <text:p>3.843559122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8787341968" calcext:value-type="float">
            <text:p>3.878734196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9138206862" calcext:value-type="float">
            <text:p>3.913820686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.9488144362" calcext:value-type="float">
            <text:p>3.948814436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9837116383" calcext:value-type="float">
            <text:p>3.983711638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.0185088404" calcext:value-type="float">
            <text:p>4.018508840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.0532029043" calcext:value-type="float">
            <text:p>4.053202904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.087791016" calcext:value-type="float">
            <text:p>4.08779101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.1222708298" calcext:value-type="float">
            <text:p>4.122270829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1566407872" calcext:value-type="float">
            <text:p>4.156640787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.1909005798" calcext:value-type="float">
            <text:p>4.190900579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.2250517074" calcext:value-type="float">
            <text:p>4.225051707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.2590979947" calcext:value-type="float">
            <text:p>4.259097994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2930459149" calcext:value-type="float">
            <text:p>4.293045914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.3269045266" calcext:value-type="float">
            <text:p>4.326904526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3606849894" calcext:value-type="float">
            <text:p>4.360684989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.3943996011" calcext:value-type="float">
            <text:p>4.394399601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.4280604574" calcext:value-type="float">
            <text:p>4.428060457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.4616779574" calcext:value-type="float">
            <text:p>4.461677957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.495259383" calcext:value-type="float">
            <text:p>4.49525938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.5288077926" calcext:value-type="float">
            <text:p>4.528807792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.5623214894" calcext:value-type="float">
            <text:p>4.562321489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.5957941223" calcext:value-type="float">
            <text:p>4.595794122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.6292154468" calcext:value-type="float">
            <text:p>4.629215446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.6625725638" calcext:value-type="float">
            <text:p>4.662572563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6958514521" calcext:value-type="float">
            <text:p>4.695851452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.7290384202" calcext:value-type="float">
            <text:p>4.729038420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.7621211383" calcext:value-type="float">
            <text:p>4.762121138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.7950888777" calcext:value-type="float">
            <text:p>4.795088877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.8279314309" calcext:value-type="float">
            <text:p>4.827931430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.8606358617" calcext:value-type="float">
            <text:p>4.860635861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.8931790745" calcext:value-type="float">
            <text:p>4.893179074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.9255096755" calcext:value-type="float">
            <text:p>4.925509675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.9574917234" calcext:value-type="float">
            <text:p>4.957491723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.9886240213" calcext:value-type="float">
            <text:p>4.988624021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5.0111557128" calcext:value-type="float">
            <text:p>5.011155712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.0469541277" calcext:value-type="float">
            <text:p>5.046954127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.0811299309" calcext:value-type="float">
            <text:p>5.081129930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.1148434255" calcext:value-type="float">
            <text:p>5.114843425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.1483302181" calcext:value-type="float">
            <text:p>5.14833021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.1816750691" calcext:value-type="float">
            <text:p>5.181675069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.2149172447" calcext:value-type="float">
            <text:p>5.214917244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.2480791862" calcext:value-type="float">
            <text:p>5.248079186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.2811774574" calcext:value-type="float">
            <text:p>5.281177457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.3142277021" calcext:value-type="float">
            <text:p>5.314227702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5.3472469096" calcext:value-type="float">
            <text:p>5.347246909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.3802541064" calcext:value-type="float">
            <text:p>5.380254106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.4132700213" calcext:value-type="float">
            <text:p>5.413270021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.4463161117" calcext:value-type="float">
            <text:p>5.446316111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.4794132128" calcext:value-type="float">
            <text:p>5.479413212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.5125802021" calcext:value-type="float">
            <text:p>5.512580202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.5458328883" calcext:value-type="float">
            <text:p>5.545832888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.5791833564" calcext:value-type="float">
            <text:p>5.579183356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.6126398351" calcext:value-type="float">
            <text:p>5.612639835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.6462070957" calcext:value-type="float">
            <text:p>5.646207095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.6798872021" calcext:value-type="float">
            <text:p>5.679887202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.7136804787" calcext:value-type="float">
            <text:p>5.713680478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.7475864096" calcext:value-type="float">
            <text:p>5.747586409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.7816043245" calcext:value-type="float">
            <text:p>5.781604324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.8157337553" calcext:value-type="float">
            <text:p>5.815733755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.8499743936" calcext:value-type="float">
            <text:p>5.849974393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.884325766" calcext:value-type="float">
            <text:p>5.88432576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.9187867234" calcext:value-type="float">
            <text:p>5.918786723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.9533549362" calcext:value-type="float">
            <text:p>5.953354936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.9880265426" calcext:value-type="float">
            <text:p>5.988026542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.0227960638" calcext:value-type="float">
            <text:p>6.022796063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6.0576566436" calcext:value-type="float">
            <text:p>6.057656643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.0926005798" calcext:value-type="float">
            <text:p>6.092600579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.1276200426" calcext:value-type="float">
            <text:p>6.127620042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.1627078777" calcext:value-type="float">
            <text:p>6.162707877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.1978583723" calcext:value-type="float">
            <text:p>6.197858372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.2330678723" calcext:value-type="float">
            <text:p>6.233067872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.2683351702" calcext:value-type="float">
            <text:p>6.268335170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.3036616702" calcext:value-type="float">
            <text:p>6.303661670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.3390512926" calcext:value-type="float">
            <text:p>6.339051292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.3745101862" calcext:value-type="float">
            <text:p>6.374510186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6.4100462394" calcext:value-type="float">
            <text:p>6.410046239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479579" calcext:value-type="float">
            <text:p>6.479579</text:p>
          </table:table-cell>
          <table:table-cell office:value-type="float" office:value="6.4456684309" calcext:value-type="float">
            <text:p>6.4456684309</text:p>
          </table:table-cell>
          <table:table-cell table:formula="of:=POWER([.C189]-6.75;2)" office:value-type="float" office:value="0.0926177039508683" calcext:value-type="float">
            <text:p>0.092617704</text:p>
          </table:table-cell>
          <table:table-cell table:formula="of:=SQRT(SUM([.D189:.D288])/100)" office:value-type="float" office:value="0.236049509057628" calcext:value-type="float">
            <text:p>0.23604950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467412" calcext:value-type="float">
            <text:p>6.467412</text:p>
          </table:table-cell>
          <table:table-cell office:value-type="float" office:value="6.4469202181" calcext:value-type="float">
            <text:p>6.4469202181</text:p>
          </table:table-cell>
          <table:table-cell table:formula="of:=POWER([.C190]-6.75;2)" office:value-type="float" office:value="0.0918573541965517" calcext:value-type="float">
            <text:p>0.091857354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455286" calcext:value-type="float">
            <text:p>6.455286</text:p>
          </table:table-cell>
          <table:table-cell office:value-type="float" office:value="6.4483409255" calcext:value-type="float">
            <text:p>6.4483409255</text:p>
          </table:table-cell>
          <table:table-cell table:formula="of:=POWER([.C191]-6.75;2)" office:value-type="float" office:value="0.0909981972281964" calcext:value-type="float">
            <text:p>0.090998197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442627" calcext:value-type="float">
            <text:p>6.442627</text:p>
          </table:table-cell>
          <table:table-cell office:value-type="float" office:value="6.4499375957" calcext:value-type="float">
            <text:p>6.4499375957</text:p>
          </table:table-cell>
          <table:table-cell table:formula="of:=POWER([.C192]-6.75;2)" office:value-type="float" office:value="0.0900374464742968" calcext:value-type="float">
            <text:p>0.090037446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428848" calcext:value-type="float">
            <text:p>6.428848</text:p>
          </table:table-cell>
          <table:table-cell office:value-type="float" office:value="6.4517179362" calcext:value-type="float">
            <text:p>6.4517179362</text:p>
          </table:table-cell>
          <table:table-cell table:formula="of:=POWER([.C193]-6.75;2)" office:value-type="float" office:value="0.0889721895847875" calcext:value-type="float">
            <text:p>0.088972189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413415" calcext:value-type="float">
            <text:p>6.413415</text:p>
          </table:table-cell>
          <table:table-cell office:value-type="float" office:value="6.4536895532" calcext:value-type="float">
            <text:p>6.4536895532</text:p>
          </table:table-cell>
          <table:table-cell table:formula="of:=POWER([.C194]-6.75;2)" office:value-type="float" office:value="0.0877998808828155" calcext:value-type="float">
            <text:p>0.087799880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395917" calcext:value-type="float">
            <text:p>6.395917</text:p>
          </table:table-cell>
          <table:table-cell office:value-type="float" office:value="6.4558590532" calcext:value-type="float">
            <text:p>6.4558590532</text:p>
          </table:table-cell>
          <table:table-cell table:formula="of:=POWER([.C195]-6.75;2)" office:value-type="float" office:value="0.0865188965844003" calcext:value-type="float">
            <text:p>0.086518896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376119" calcext:value-type="float">
            <text:p>6.376119</text:p>
          </table:table-cell>
          <table:table-cell office:value-type="float" office:value="6.4582311064" calcext:value-type="float">
            <text:p>6.4582311064</text:p>
          </table:table-cell>
          <table:table-cell table:formula="of:=POWER([.C196]-6.75;2)" office:value-type="float" office:value="0.0851290872725679" calcext:value-type="float">
            <text:p>0.085129087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354009" calcext:value-type="float">
            <text:p>6.354009</text:p>
          </table:table-cell>
          <table:table-cell office:value-type="float" office:value="6.4608075372" calcext:value-type="float">
            <text:p>6.4608075372</text:p>
          </table:table-cell>
          <table:table-cell table:formula="of:=POWER([.C197]-6.75;2)" office:value-type="float" office:value="0.0836322805403294" calcext:value-type="float">
            <text:p>0.083632280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329818" calcext:value-type="float">
            <text:p>6.329818</text:p>
          </table:table-cell>
          <table:table-cell office:value-type="float" office:value="6.4635866117" calcext:value-type="float">
            <text:p>6.4635866117</text:p>
          </table:table-cell>
          <table:table-cell table:formula="of:=POWER([.C198]-6.75;2)" office:value-type="float" office:value="0.0820326289974864" calcext:value-type="float">
            <text:p>0.08203262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304018" calcext:value-type="float">
            <text:p>6.304018</text:p>
          </table:table-cell>
          <table:table-cell office:value-type="float" office:value="6.4665625213" calcext:value-type="float">
            <text:p>6.4665625213</text:p>
          </table:table-cell>
          <table:table-cell table:formula="of:=POWER([.C199]-6.75;2)" office:value-type="float" office:value="0.0803368043318128" calcext:value-type="float">
            <text:p>0.080336804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277288" calcext:value-type="float">
            <text:p>6.277288</text:p>
          </table:table-cell>
          <table:table-cell office:value-type="float" office:value="6.4697251489" calcext:value-type="float">
            <text:p>6.4697251489</text:p>
          </table:table-cell>
          <table:table-cell table:formula="of:=POWER([.C200]-6.75;2)" office:value-type="float" office:value="0.078553992159127" calcext:value-type="float">
            <text:p>0.078553992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250455" calcext:value-type="float">
            <text:p>6.250455</text:p>
          </table:table-cell>
          <table:table-cell office:value-type="float" office:value="6.4730601702" calcext:value-type="float">
            <text:p>6.4730601702</text:p>
          </table:table-cell>
          <table:table-cell table:formula="of:=POWER([.C201]-6.75;2)" office:value-type="float" office:value="0.0766956693296529" calcext:value-type="float">
            <text:p>0.076695669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224414" calcext:value-type="float">
            <text:p>6.224414</text:p>
          </table:table-cell>
          <table:table-cell office:value-type="float" office:value="6.4765493883" calcext:value-type="float">
            <text:p>6.4765493883</text:p>
          </table:table-cell>
          <table:table-cell table:formula="of:=POWER([.C202]-6.75;2)" office:value-type="float" office:value="0.0747752370391039" calcext:value-type="float">
            <text:p>0.07477523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200026" calcext:value-type="float">
            <text:p>6.200026</text:p>
          </table:table-cell>
          <table:table-cell office:value-type="float" office:value="6.4801714043" calcext:value-type="float">
            <text:p>6.4801714043</text:p>
          </table:table-cell>
          <table:table-cell table:formula="of:=POWER([.C203]-6.75;2)" office:value-type="float" office:value="0.072807471057434" calcext:value-type="float">
            <text:p>0.072807471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178017" calcext:value-type="float">
            <text:p>6.178017</text:p>
          </table:table-cell>
          <table:table-cell office:value-type="float" office:value="6.4839025213" calcext:value-type="float">
            <text:p>6.4839025213</text:p>
          </table:table-cell>
          <table:table-cell table:formula="of:=POWER([.C204]-6.75;2)" office:value-type="float" office:value="0.0708078681704969" calcext:value-type="float">
            <text:p>0.070807868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158886" calcext:value-type="float">
            <text:p>6.158886</text:p>
          </table:table-cell>
          <table:table-cell office:value-type="float" office:value="6.4877179043" calcext:value-type="float">
            <text:p>6.4877179043</text:p>
          </table:table-cell>
          <table:table-cell table:formula="of:=POWER([.C205]-6.75;2)" office:value-type="float" office:value="0.0687918977247839" calcext:value-type="float">
            <text:p>0.068791897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142831" calcext:value-type="float">
            <text:p>6.142831</text:p>
          </table:table-cell>
          <table:table-cell office:value-type="float" office:value="6.4915929096" calcext:value-type="float">
            <text:p>6.4915929096</text:p>
          </table:table-cell>
          <table:table-cell table:formula="of:=POWER([.C206]-6.75;2)" office:value-type="float" office:value="0.066774224368994" calcext:value-type="float">
            <text:p>0.066774224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129715" calcext:value-type="float">
            <text:p>6.129715</text:p>
          </table:table-cell>
          <table:table-cell office:value-type="float" office:value="6.4955045319" calcext:value-type="float">
            <text:p>6.4955045319</text:p>
          </table:table-cell>
          <table:table-cell table:formula="of:=POWER([.C207]-6.75;2)" office:value-type="float" office:value="0.0647679432834381" calcext:value-type="float">
            <text:p>0.064767943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119058" calcext:value-type="float">
            <text:p>6.119058</text:p>
          </table:table-cell>
          <table:table-cell office:value-type="float" office:value="6.4994328404" calcext:value-type="float">
            <text:p>6.4994328404</text:p>
          </table:table-cell>
          <table:table-cell table:formula="of:=POWER([.C208]-6.75;2)" office:value-type="float" office:value="0.0627839014700119" calcext:value-type="float">
            <text:p>0.062783901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110062" calcext:value-type="float">
            <text:p>6.110062</text:p>
          </table:table-cell>
          <table:table-cell office:value-type="float" office:value="6.503362383" calcext:value-type="float">
            <text:p>6.503362383</text:p>
          </table:table-cell>
          <table:table-cell table:formula="of:=POWER([.C209]-6.75;2)" office:value-type="float" office:value="0.0608301141194388" calcext:value-type="float">
            <text:p>0.060830114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101637" calcext:value-type="float">
            <text:p>6.101637</text:p>
          </table:table-cell>
          <table:table-cell office:value-type="float" office:value="6.5072833883" calcext:value-type="float">
            <text:p>6.5072833883</text:p>
          </table:table-cell>
          <table:table-cell table:formula="of:=POWER([.C210]-6.75;2)" office:value-type="float" office:value="0.0589113535951284" calcext:value-type="float">
            <text:p>0.058911353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092378" calcext:value-type="float">
            <text:p>6.092378</text:p>
          </table:table-cell>
          <table:table-cell office:value-type="float" office:value="6.5111929043" calcext:value-type="float">
            <text:p>6.5111929043</text:p>
          </table:table-cell>
          <table:table-cell table:formula="of:=POWER([.C211]-6.75;2)" office:value-type="float" office:value="0.0570288289566691" calcext:value-type="float">
            <text:p>0.05702882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080389" calcext:value-type="float">
            <text:p>6.080389</text:p>
          </table:table-cell>
          <table:table-cell office:value-type="float" office:value="6.5150961064" calcext:value-type="float">
            <text:p>6.5150961064</text:p>
          </table:table-cell>
          <table:table-cell table:formula="of:=POWER([.C212]-6.75;2)" office:value-type="float" office:value="0.0551798392284403" calcext:value-type="float">
            <text:p>0.055179839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062638" calcext:value-type="float">
            <text:p>6.062638</text:p>
          </table:table-cell>
          <table:table-cell office:value-type="float" office:value="6.5190086223" calcext:value-type="float">
            <text:p>6.5190086223</text:p>
          </table:table-cell>
          <table:table-cell table:formula="of:=POWER([.C213]-6.75;2)" office:value-type="float" office:value="0.0533570165717439" calcext:value-type="float">
            <text:p>0.053357016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032679" calcext:value-type="float">
            <text:p>6.032679</text:p>
          </table:table-cell>
          <table:table-cell office:value-type="float" office:value="6.5229623245" calcext:value-type="float">
            <text:p>6.5229623245</text:p>
          </table:table-cell>
          <table:table-cell table:formula="of:=POWER([.C214]-6.75;2)" office:value-type="float" office:value="0.0515461060964433" calcext:value-type="float">
            <text:p>0.051546106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97037" calcext:value-type="float">
            <text:p>5.97037</text:p>
          </table:table-cell>
          <table:table-cell office:value-type="float" office:value="6.5270232713" calcext:value-type="float">
            <text:p>6.5270232713</text:p>
          </table:table-cell>
          <table:table-cell table:formula="of:=POWER([.C215]-6.75;2)" office:value-type="float" office:value="0.0497186215417534" calcext:value-type="float">
            <text:p>0.049718621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749354" calcext:value-type="float">
            <text:p>5.749354</text:p>
          </table:table-cell>
          <table:table-cell office:value-type="float" office:value="6.5313643457" calcext:value-type="float">
            <text:p>6.5313643457</text:p>
          </table:table-cell>
          <table:table-cell table:formula="of:=POWER([.C216]-6.75;2)" office:value-type="float" office:value="0.0478015493311891" calcext:value-type="float">
            <text:p>0.047801549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313236" calcext:value-type="float">
            <text:p>7.313236</text:p>
          </table:table-cell>
          <table:table-cell office:value-type="float" office:value="6.5368299894" calcext:value-type="float">
            <text:p>6.5368299894</text:p>
          </table:table-cell>
          <table:table-cell table:formula="of:=POWER([.C217]-6.75;2)" office:value-type="float" office:value="0.045441453419204" calcext:value-type="float">
            <text:p>0.045441453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356537" calcext:value-type="float">
            <text:p>6.356537</text:p>
          </table:table-cell>
          <table:table-cell office:value-type="float" office:value="6.5339255479" calcext:value-type="float">
            <text:p>6.5339255479</text:p>
          </table:table-cell>
          <table:table-cell table:formula="of:=POWER([.C218]-6.75;2)" office:value-type="float" office:value="0.0466881688503152" calcext:value-type="float">
            <text:p>0.046688168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251142" calcext:value-type="float">
            <text:p>6.251142</text:p>
          </table:table-cell>
          <table:table-cell office:value-type="float" office:value="6.536056867" calcext:value-type="float">
            <text:p>6.536056867</text:p>
          </table:table-cell>
          <table:table-cell table:formula="of:=POWER([.C219]-6.75;2)" office:value-type="float" office:value="0.0457716641578556" calcext:value-type="float">
            <text:p>0.045771664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210573" calcext:value-type="float">
            <text:p>6.210573</text:p>
          </table:table-cell>
          <table:table-cell office:value-type="float" office:value="6.538693117" calcext:value-type="float">
            <text:p>6.538693117</text:p>
          </table:table-cell>
          <table:table-cell table:formula="of:=POWER([.C220]-6.75;2)" office:value-type="float" office:value="0.0446505988031756" calcext:value-type="float">
            <text:p>0.044650598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190336" calcext:value-type="float">
            <text:p>6.190336</text:p>
          </table:table-cell>
          <table:table-cell office:value-type="float" office:value="6.5414856809" calcext:value-type="float">
            <text:p>6.5414856809</text:p>
          </table:table-cell>
          <table:table-cell table:formula="of:=POWER([.C221]-6.75;2)" office:value-type="float" office:value="0.0434782212697366" calcext:value-type="float">
            <text:p>0.043478221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180127" calcext:value-type="float">
            <text:p>6.180127</text:p>
          </table:table-cell>
          <table:table-cell office:value-type="float" office:value="6.5443215319" calcext:value-type="float">
            <text:p>6.5443215319</text:p>
          </table:table-cell>
          <table:table-cell table:formula="of:=POWER([.C222]-6.75;2)" office:value-type="float" office:value="0.0423036322399629" calcext:value-type="float">
            <text:p>0.042303632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176384" calcext:value-type="float">
            <text:p>6.176384</text:p>
          </table:table-cell>
          <table:table-cell office:value-type="float" office:value="6.5471415851" calcext:value-type="float">
            <text:p>6.5471415851</text:p>
          </table:table-cell>
          <table:table-cell table:formula="of:=POWER([.C223]-6.75;2)" office:value-type="float" office:value="0.0411515364957404" calcext:value-type="float">
            <text:p>0.041151536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177569" calcext:value-type="float">
            <text:p>6.177569</text:p>
          </table:table-cell>
          <table:table-cell office:value-type="float" office:value="6.5499051809" calcext:value-type="float">
            <text:p>6.5499051809</text:p>
          </table:table-cell>
          <table:table-cell table:formula="of:=POWER([.C224]-6.75;2)" office:value-type="float" office:value="0.0400379366306618" calcext:value-type="float">
            <text:p>0.040037936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182893" calcext:value-type="float">
            <text:p>6.182893</text:p>
          </table:table-cell>
          <table:table-cell office:value-type="float" office:value="6.5525797713" calcext:value-type="float">
            <text:p>6.5525797713</text:p>
          </table:table-cell>
          <table:table-cell table:formula="of:=POWER([.C225]-6.75;2)" office:value-type="float" office:value="0.0389747466999605" calcext:value-type="float">
            <text:p>0.038974746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191873" calcext:value-type="float">
            <text:p>6.191873</text:p>
          </table:table-cell>
          <table:table-cell office:value-type="float" office:value="6.5551374309" calcext:value-type="float">
            <text:p>6.5551374309</text:p>
          </table:table-cell>
          <table:table-cell table:formula="of:=POWER([.C226]-6.75;2)" office:value-type="float" office:value="0.0379714208362521" calcext:value-type="float">
            <text:p>0.037971420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204146" calcext:value-type="float">
            <text:p>6.204146</text:p>
          </table:table-cell>
          <table:table-cell office:value-type="float" office:value="6.5575537021" calcext:value-type="float">
            <text:p>6.5575537021</text:p>
          </table:table-cell>
          <table:table-cell table:formula="of:=POWER([.C227]-6.75;2)" office:value-type="float" office:value="0.0370355775754156" calcext:value-type="float">
            <text:p>0.037035577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219373" calcext:value-type="float">
            <text:p>6.219373</text:p>
          </table:table-cell>
          <table:table-cell office:value-type="float" office:value="6.5598073777" calcext:value-type="float">
            <text:p>6.5598073777</text:p>
          </table:table-cell>
          <table:table-cell table:formula="of:=POWER([.C228]-6.75;2)" office:value-type="float" office:value="0.0361732335773503" calcext:value-type="float">
            <text:p>0.036173233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237181" calcext:value-type="float">
            <text:p>6.237181</text:p>
          </table:table-cell>
          <table:table-cell office:value-type="float" office:value="6.5618806862" calcext:value-type="float">
            <text:p>6.5618806862</text:p>
          </table:table-cell>
          <table:table-cell table:formula="of:=POWER([.C229]-6.75;2)" office:value-type="float" office:value="0.0353888762245828" calcext:value-type="float">
            <text:p>0.035388876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257135" calcext:value-type="float">
            <text:p>6.257135</text:p>
          </table:table-cell>
          <table:table-cell office:value-type="float" office:value="6.563759617" calcext:value-type="float">
            <text:p>6.563759617</text:p>
          </table:table-cell>
          <table:table-cell table:formula="of:=POWER([.C230]-6.75;2)" office:value-type="float" office:value="0.0346854802599868" calcext:value-type="float">
            <text:p>0.034685480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278722" calcext:value-type="float">
            <text:p>6.278722</text:p>
          </table:table-cell>
          <table:table-cell office:value-type="float" office:value="6.565434234" calcext:value-type="float">
            <text:p>6.565434234</text:p>
          </table:table-cell>
          <table:table-cell table:formula="of:=POWER([.C231]-6.75;2)" office:value-type="float" office:value="0.0340645219791669" calcext:value-type="float">
            <text:p>0.03406452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301359" calcext:value-type="float">
            <text:p>6.301359</text:p>
          </table:table-cell>
          <table:table-cell office:value-type="float" office:value="6.5668989043" calcext:value-type="float">
            <text:p>6.5668989043</text:p>
          </table:table-cell>
          <table:table-cell table:formula="of:=POWER([.C232]-6.75;2)" office:value-type="float" office:value="0.0335260112465404" calcext:value-type="float">
            <text:p>0.033526011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32442" calcext:value-type="float">
            <text:p>6.32442</text:p>
          </table:table-cell>
          <table:table-cell office:value-type="float" office:value="6.5681523085" calcext:value-type="float">
            <text:p>6.5681523085</text:p>
          </table:table-cell>
          <table:table-cell table:formula="of:=POWER([.C233]-6.75;2)" office:value-type="float" office:value="0.0330685829038791" calcext:value-type="float">
            <text:p>0.033068582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347283" calcext:value-type="float">
            <text:p>6.347283</text:p>
          </table:table-cell>
          <table:table-cell office:value-type="float" office:value="6.5691971702" calcext:value-type="float">
            <text:p>6.5691971702</text:p>
          </table:table-cell>
          <table:table-cell table:formula="of:=POWER([.C234]-6.75;2)" office:value-type="float" office:value="0.0326896632636878" calcext:value-type="float">
            <text:p>0.032689663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369379" calcext:value-type="float">
            <text:p>6.369379</text:p>
          </table:table-cell>
          <table:table-cell office:value-type="float" office:value="6.5700396223" calcext:value-type="float">
            <text:p>6.5700396223</text:p>
          </table:table-cell>
          <table:table-cell table:formula="of:=POWER([.C235]-6.75;2)" office:value-type="float" office:value="0.0323857375419265" calcext:value-type="float">
            <text:p>0.032385737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390246" calcext:value-type="float">
            <text:p>6.390246</text:p>
          </table:table-cell>
          <table:table-cell office:value-type="float" office:value="6.5706882872" calcext:value-type="float">
            <text:p>6.5706882872</text:p>
          </table:table-cell>
          <table:table-cell table:formula="of:=POWER([.C236]-6.75;2)" office:value-type="float" office:value="0.0321526903472696" calcext:value-type="float">
            <text:p>0.032152690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409568" calcext:value-type="float">
            <text:p>6.409568</text:p>
          </table:table-cell>
          <table:table-cell office:value-type="float" office:value="6.5711530479" calcext:value-type="float">
            <text:p>6.5711530479</text:p>
          </table:table-cell>
          <table:table-cell table:formula="of:=POWER([.C237]-6.75;2)" office:value-type="float" office:value="0.0319862322754596" calcext:value-type="float">
            <text:p>0.031986232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427196" calcext:value-type="float">
            <text:p>6.427196</text:p>
          </table:table-cell>
          <table:table-cell office:value-type="float" office:value="6.5714437128" calcext:value-type="float">
            <text:p>6.5714437128</text:p>
          </table:table-cell>
          <table:table-cell table:formula="of:=POWER([.C238]-6.75;2)" office:value-type="float" office:value="0.0318823476986489" calcext:value-type="float">
            <text:p>0.031882347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44315" calcext:value-type="float">
            <text:p>6.44315</text:p>
          </table:table-cell>
          <table:table-cell office:value-type="float" office:value="6.5715687447" calcext:value-type="float">
            <text:p>6.5715687447</text:p>
          </table:table-cell>
          <table:table-cell table:formula="of:=POWER([.C239]-6.75;2)" office:value-type="float" office:value="0.0318377128679336" calcext:value-type="float">
            <text:p>0.031837712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457599" calcext:value-type="float">
            <text:p>6.457599</text:p>
          </table:table-cell>
          <table:table-cell office:value-type="float" office:value="6.5715341755" calcext:value-type="float">
            <text:p>6.5715341755</text:p>
          </table:table-cell>
          <table:table-cell table:formula="of:=POWER([.C240]-6.75;2)" office:value-type="float" office:value="0.0318500505144648" calcext:value-type="float">
            <text:p>0.031850050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470822" calcext:value-type="float">
            <text:p>6.470822</text:p>
          </table:table-cell>
          <table:table-cell office:value-type="float" office:value="6.5713429574" calcext:value-type="float">
            <text:p>6.5713429574</text:p>
          </table:table-cell>
          <table:table-cell table:formula="of:=POWER([.C241]-6.75;2)" office:value-type="float" office:value="0.0319183388705783" calcext:value-type="float">
            <text:p>0.03191833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483163" calcext:value-type="float">
            <text:p>6.483163</text:p>
          </table:table-cell>
          <table:table-cell office:value-type="float" office:value="6.5709947872" calcext:value-type="float">
            <text:p>6.5709947872</text:p>
          </table:table-cell>
          <table:table-cell table:formula="of:=POWER([.C242]-6.75;2)" office:value-type="float" office:value="0.0320428662095733" calcext:value-type="float">
            <text:p>0.032042866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49499" calcext:value-type="float">
            <text:p>6.49499</text:p>
          </table:table-cell>
          <table:table-cell office:value-type="float" office:value="6.5704865053" calcext:value-type="float">
            <text:p>6.5704865053</text:p>
          </table:table-cell>
          <table:table-cell table:formula="of:=POWER([.C243]-6.75;2)" office:value-type="float" office:value="0.032225094779407" calcext:value-type="float">
            <text:p>0.032225094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506653" calcext:value-type="float">
            <text:p>6.506653</text:p>
          </table:table-cell>
          <table:table-cell office:value-type="float" office:value="6.5698129149" calcext:value-type="float">
            <text:p>6.5698129149</text:p>
          </table:table-cell>
          <table:table-cell table:formula="of:=POWER([.C244]-6.75;2)" office:value-type="float" office:value="0.0324673856368347" calcext:value-type="float">
            <text:p>0.032467385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518458" calcext:value-type="float">
            <text:p>6.518458</text:p>
          </table:table-cell>
          <table:table-cell office:value-type="float" office:value="6.5689679468" calcext:value-type="float">
            <text:p>6.5689679468</text:p>
          </table:table-cell>
          <table:table-cell table:formula="of:=POWER([.C245]-6.75;2)" office:value-type="float" office:value="0.0327726042858076" calcext:value-type="float">
            <text:p>0.032772604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530654" calcext:value-type="float">
            <text:p>6.530654</text:p>
          </table:table-cell>
          <table:table-cell office:value-type="float" office:value="6.5679459521" calcext:value-type="float">
            <text:p>6.5679459521</text:p>
          </table:table-cell>
          <table:table-cell table:formula="of:=POWER([.C246]-6.75;2)" office:value-type="float" office:value="0.0331436763567756" calcext:value-type="float">
            <text:p>0.033143676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543424" calcext:value-type="float">
            <text:p>6.543424</text:p>
          </table:table-cell>
          <table:table-cell office:value-type="float" office:value="6.5667428511" calcext:value-type="float">
            <text:p>6.5667428511</text:p>
          </table:table-cell>
          <table:table-cell table:formula="of:=POWER([.C247]-6.75;2)" office:value-type="float" office:value="0.0335831826229568" calcext:value-type="float">
            <text:p>0.033583182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556891" calcext:value-type="float">
            <text:p>6.556891</text:p>
          </table:table-cell>
          <table:table-cell office:value-type="float" office:value="6.565357" calcext:value-type="float">
            <text:p>6.565357</text:p>
          </table:table-cell>
          <table:table-cell table:formula="of:=POWER([.C248]-6.75;2)" office:value-type="float" office:value="0.0340930374490001" calcext:value-type="float">
            <text:p>0.034093037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571116" calcext:value-type="float">
            <text:p>6.571116</text:p>
          </table:table-cell>
          <table:table-cell office:value-type="float" office:value="6.5637895372" calcext:value-type="float">
            <text:p>6.5637895372</text:p>
          </table:table-cell>
          <table:table-cell table:formula="of:=POWER([.C249]-6.75;2)" office:value-type="float" office:value="0.0346743364561902" calcext:value-type="float">
            <text:p>0.034674336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586096" calcext:value-type="float">
            <text:p>6.586096</text:p>
          </table:table-cell>
          <table:table-cell office:value-type="float" office:value="6.5620442553" calcext:value-type="float">
            <text:p>6.5620442553</text:p>
          </table:table-cell>
          <table:table-cell table:formula="of:=POWER([.C250]-6.75;2)" office:value-type="float" office:value="0.0353273619657316" calcext:value-type="float">
            <text:p>0.035327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01768" calcext:value-type="float">
            <text:p>6.601768</text:p>
          </table:table-cell>
          <table:table-cell office:value-type="float" office:value="6.5601270053" calcext:value-type="float">
            <text:p>6.5601270053</text:p>
          </table:table-cell>
          <table:table-cell table:formula="of:=POWER([.C251]-6.75;2)" office:value-type="float" office:value="0.0360517541163462" calcext:value-type="float">
            <text:p>0.036051754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18003" calcext:value-type="float">
            <text:p>6.618003</text:p>
          </table:table-cell>
          <table:table-cell office:value-type="float" office:value="6.558044766" calcext:value-type="float">
            <text:p>6.558044766</text:p>
          </table:table-cell>
          <table:table-cell table:formula="of:=POWER([.C252]-6.75;2)" office:value-type="float" office:value="0.0368468118599947" calcext:value-type="float">
            <text:p>0.036846811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34608" calcext:value-type="float">
            <text:p>6.634608</text:p>
          </table:table-cell>
          <table:table-cell office:value-type="float" office:value="6.5558045957" calcext:value-type="float">
            <text:p>6.5558045957</text:p>
          </table:table-cell>
          <table:table-cell table:formula="of:=POWER([.C253]-6.75;2)" office:value-type="float" office:value="0.0377118550512406" calcext:value-type="float">
            <text:p>0.037711855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51337" calcext:value-type="float">
            <text:p>6.651337</text:p>
          </table:table-cell>
          <table:table-cell office:value-type="float" office:value="6.5534127287" calcext:value-type="float">
            <text:p>6.5534127287</text:p>
          </table:table-cell>
          <table:table-cell table:formula="of:=POWER([.C254]-6.75;2)" office:value-type="float" office:value="0.0386465552371799" calcext:value-type="float">
            <text:p>0.038646555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67912" calcext:value-type="float">
            <text:p>6.667912</text:p>
          </table:table-cell>
          <table:table-cell office:value-type="float" office:value="6.5508738936" calcext:value-type="float">
            <text:p>6.5508738936</text:p>
          </table:table-cell>
          <table:table-cell table:formula="of:=POWER([.C255]-6.75;2)" office:value-type="float" office:value="0.039651206250024" calcext:value-type="float">
            <text:p>0.039651206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684047" calcext:value-type="float">
            <text:p>6.684047</text:p>
          </table:table-cell>
          <table:table-cell office:value-type="float" office:value="6.5481909787" calcext:value-type="float">
            <text:p>6.5481909787</text:p>
          </table:table-cell>
          <table:table-cell table:formula="of:=POWER([.C256]-6.75;2)" office:value-type="float" office:value="0.0407268810780638" calcext:value-type="float">
            <text:p>0.040726881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99484" calcext:value-type="float">
            <text:p>6.699484</text:p>
          </table:table-cell>
          <table:table-cell office:value-type="float" office:value="6.5453650319" calcext:value-type="float">
            <text:p>6.5453650319</text:p>
          </table:table-cell>
          <table:table-cell table:formula="of:=POWER([.C257]-6.75;2)" office:value-type="float" office:value="0.0418754701692879" calcext:value-type="float">
            <text:p>0.041875470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1403" calcext:value-type="float">
            <text:p>6.71403</text:p>
          </table:table-cell>
          <table:table-cell office:value-type="float" office:value="6.5423953298" calcext:value-type="float">
            <text:p>6.5423953298</text:p>
          </table:table-cell>
          <table:table-cell table:formula="of:=POWER([.C258]-6.75;2)" office:value-type="float" office:value="0.0430996990888509" calcext:value-type="float">
            <text:p>0.043099699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27577" calcext:value-type="float">
            <text:p>6.727577</text:p>
          </table:table-cell>
          <table:table-cell office:value-type="float" office:value="6.5392791383" calcext:value-type="float">
            <text:p>6.5392791383</text:p>
          </table:table-cell>
          <table:table-cell table:formula="of:=POWER([.C259]-6.75;2)" office:value-type="float" office:value="0.0444032815555904" calcext:value-type="float">
            <text:p>0.044403281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40114" calcext:value-type="float">
            <text:p>6.740114</text:p>
          </table:table-cell>
          <table:table-cell office:value-type="float" office:value="6.5360104574" calcext:value-type="float">
            <text:p>6.5360104574</text:p>
          </table:table-cell>
          <table:table-cell table:formula="of:=POWER([.C260]-6.75;2)" office:value-type="float" office:value="0.0457915243421573" calcext:value-type="float">
            <text:p>0.045791524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51723" calcext:value-type="float">
            <text:p>6.751723</text:p>
          </table:table-cell>
          <table:table-cell office:value-type="float" office:value="6.5325758191" calcext:value-type="float">
            <text:p>6.5325758191</text:p>
          </table:table-cell>
          <table:table-cell table:formula="of:=POWER([.C261]-6.75;2)" office:value-type="float" office:value="0.047273274440036" calcext:value-type="float">
            <text:p>0.047273274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62552" calcext:value-type="float">
            <text:p>6.762552</text:p>
          </table:table-cell>
          <table:table-cell office:value-type="float" office:value="6.5289407394" calcext:value-type="float">
            <text:p>6.5289407394</text:p>
          </table:table-cell>
          <table:table-cell table:formula="of:=POWER([.C262]-6.75;2)" office:value-type="float" office:value="0.0488671966970186" calcext:value-type="float">
            <text:p>0.048867196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72777" calcext:value-type="float">
            <text:p>6.772777</text:p>
          </table:table-cell>
          <table:table-cell office:value-type="float" office:value="6.5249934681" calcext:value-type="float">
            <text:p>6.5249934681</text:p>
          </table:table-cell>
          <table:table-cell table:formula="of:=POWER([.C263]-6.75;2)" office:value-type="float" office:value="0.0506279393976658" calcext:value-type="float">
            <text:p>0.050627939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82562" calcext:value-type="float">
            <text:p>6.782562</text:p>
          </table:table-cell>
          <table:table-cell office:value-type="float" office:value="6.5200440372" calcext:value-type="float">
            <text:p>6.5200440372</text:p>
          </table:table-cell>
          <table:table-cell table:formula="of:=POWER([.C264]-6.75;2)" office:value-type="float" office:value="0.052879744827275" calcext:value-type="float">
            <text:p>0.052879744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92016" calcext:value-type="float">
            <text:p>6.792016</text:p>
          </table:table-cell>
          <table:table-cell office:value-type="float" office:value="6.5191589947" calcext:value-type="float">
            <text:p>6.5191589947</text:p>
          </table:table-cell>
          <table:table-cell table:formula="of:=POWER([.C265]-6.75;2)" office:value-type="float" office:value="0.0532875697279148" calcext:value-type="float">
            <text:p>0.053287569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801168" calcext:value-type="float">
            <text:p>6.801168</text:p>
          </table:table-cell>
          <table:table-cell office:value-type="float" office:value="6.516308617" calcext:value-type="float">
            <text:p>6.516308617</text:p>
          </table:table-cell>
          <table:table-cell table:formula="of:=POWER([.C266]-6.75;2)" office:value-type="float" office:value="0.0546116624884527" calcext:value-type="float">
            <text:p>0.054611662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809955" calcext:value-type="float">
            <text:p>6.809955</text:p>
          </table:table-cell>
          <table:table-cell office:value-type="float" office:value="6.5131290745" calcext:value-type="float">
            <text:p>6.5131290745</text:p>
          </table:table-cell>
          <table:table-cell table:formula="of:=POWER([.C267]-6.75;2)" office:value-type="float" office:value="0.0561078353472265" calcext:value-type="float">
            <text:p>0.056107835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818231" calcext:value-type="float">
            <text:p>6.818231</text:p>
          </table:table-cell>
          <table:table-cell office:value-type="float" office:value="6.509812133" calcext:value-type="float">
            <text:p>6.509812133</text:p>
          </table:table-cell>
          <table:table-cell table:formula="of:=POWER([.C268]-6.75;2)" office:value-type="float" office:value="0.0576902114540094" calcext:value-type="float">
            <text:p>0.057690211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825791" calcext:value-type="float">
            <text:p>6.825791</text:p>
          </table:table-cell>
          <table:table-cell office:value-type="float" office:value="6.5064288351" calcext:value-type="float">
            <text:p>6.5064288351</text:p>
          </table:table-cell>
          <table:table-cell table:formula="of:=POWER([.C269]-6.75;2)" office:value-type="float" office:value="0.0593269123707428" calcext:value-type="float">
            <text:p>0.059326912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832408" calcext:value-type="float">
            <text:p>6.832408</text:p>
          </table:table-cell>
          <table:table-cell office:value-type="float" office:value="6.5030195213" calcext:value-type="float">
            <text:p>6.5030195213</text:p>
          </table:table-cell>
          <table:table-cell table:formula="of:=POWER([.C270]-6.75;2)" office:value-type="float" office:value="0.0609993568588813" calcext:value-type="float">
            <text:p>0.060999356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837869" calcext:value-type="float">
            <text:p>6.837869</text:p>
          </table:table-cell>
          <table:table-cell office:value-type="float" office:value="6.4996130372" calcext:value-type="float">
            <text:p>6.4996130372</text:p>
          </table:table-cell>
          <table:table-cell table:formula="of:=POWER([.C271]-6.75;2)" office:value-type="float" office:value="0.0626936311402088" calcext:value-type="float">
            <text:p>0.062693631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42012" calcext:value-type="float">
            <text:p>6.842012</text:p>
          </table:table-cell>
          <table:table-cell office:value-type="float" office:value="6.4962327819" calcext:value-type="float">
            <text:p>6.4962327819</text:p>
          </table:table-cell>
          <table:table-cell table:formula="of:=POWER([.C272]-6.75;2)" office:value-type="float" office:value="0.064397800982213" calcext:value-type="float">
            <text:p>0.06439780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844746" calcext:value-type="float">
            <text:p>6.844746</text:p>
          </table:table-cell>
          <table:table-cell office:value-type="float" office:value="6.492898883" calcext:value-type="float">
            <text:p>6.492898883</text:p>
          </table:table-cell>
          <table:table-cell table:formula="of:=POWER([.C273]-6.75;2)" office:value-type="float" office:value="0.0661009843626479" calcext:value-type="float">
            <text:p>0.066100984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846058" calcext:value-type="float">
            <text:p>6.846058</text:p>
          </table:table-cell>
          <table:table-cell office:value-type="float" office:value="6.4896289255" calcext:value-type="float">
            <text:p>6.4896289255</text:p>
          </table:table-cell>
          <table:table-cell table:formula="of:=POWER([.C274]-6.75;2)" office:value-type="float" office:value="0.0677930964362846" calcext:value-type="float">
            <text:p>0.067793096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84601" calcext:value-type="float">
            <text:p>6.84601</text:p>
          </table:table-cell>
          <table:table-cell office:value-type="float" office:value="6.4864380479" calcext:value-type="float">
            <text:p>6.4864380479</text:p>
          </table:table-cell>
          <table:table-cell table:formula="of:=POWER([.C275]-6.75;2)" office:value-type="float" office:value="0.0694649025947626" calcext:value-type="float">
            <text:p>0.069464902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844717" calcext:value-type="float">
            <text:p>6.844717</text:p>
          </table:table-cell>
          <table:table-cell office:value-type="float" office:value="6.483338734" calcext:value-type="float">
            <text:p>6.483338734</text:p>
          </table:table-cell>
          <table:table-cell table:formula="of:=POWER([.C276]-6.75;2)" office:value-type="float" office:value="0.0711082307847227" calcext:value-type="float">
            <text:p>0.071108230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84232" calcext:value-type="float">
            <text:p>6.84232</text:p>
          </table:table-cell>
          <table:table-cell office:value-type="float" office:value="6.4803405745" calcext:value-type="float">
            <text:p>6.4803405745</text:p>
          </table:table-cell>
          <table:table-cell table:formula="of:=POWER([.C277]-6.75;2)" office:value-type="float" office:value="0.0727162057609903" calcext:value-type="float">
            <text:p>0.072716205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838961" calcext:value-type="float">
            <text:p>6.838961</text:p>
          </table:table-cell>
          <table:table-cell office:value-type="float" office:value="6.4774501489" calcext:value-type="float">
            <text:p>6.4774501489</text:p>
          </table:table-cell>
          <table:table-cell table:formula="of:=POWER([.C278]-6.75;2)" office:value-type="float" office:value="0.0742834213346322" calcext:value-type="float">
            <text:p>0.074283421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34757" calcext:value-type="float">
            <text:p>6.834757</text:p>
          </table:table-cell>
          <table:table-cell office:value-type="float" office:value="6.4746711543" calcext:value-type="float">
            <text:p>6.4746711543</text:p>
          </table:table-cell>
          <table:table-cell table:formula="of:=POWER([.C279]-6.75;2)" office:value-type="float" office:value="0.0758059732744943" calcext:value-type="float">
            <text:p>0.075805973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29787" calcext:value-type="float">
            <text:p>6.829787</text:p>
          </table:table-cell>
          <table:table-cell office:value-type="float" office:value="6.4720047926" calcext:value-type="float">
            <text:p>6.4720047926</text:p>
          </table:table-cell>
          <table:table-cell table:formula="of:=POWER([.C280]-6.75;2)" office:value-type="float" office:value="0.077281335337369" calcext:value-type="float">
            <text:p>0.077281335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24089" calcext:value-type="float">
            <text:p>6.824089</text:p>
          </table:table-cell>
          <table:table-cell office:value-type="float" office:value="6.4694504468" calcext:value-type="float">
            <text:p>6.4694504468</text:p>
          </table:table-cell>
          <table:table-cell table:formula="of:=POWER([.C281]-6.75;2)" office:value-type="float" office:value="0.0787080518007197" calcext:value-type="float">
            <text:p>0.078708051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17665" calcext:value-type="float">
            <text:p>6.817665</text:p>
          </table:table-cell>
          <table:table-cell office:value-type="float" office:value="6.4670065" calcext:value-type="float">
            <text:p>6.4670065</text:p>
          </table:table-cell>
          <table:table-cell table:formula="of:=POWER([.C282]-6.75;2)" office:value-type="float" office:value="0.0800853210422499" calcext:value-type="float">
            <text:p>0.08008532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10502" calcext:value-type="float">
            <text:p>6.810502</text:p>
          </table:table-cell>
          <table:table-cell office:value-type="float" office:value="6.4646712819" calcext:value-type="float">
            <text:p>6.4646712819</text:p>
          </table:table-cell>
          <table:table-cell table:formula="of:=POWER([.C283]-6.75;2)" office:value-type="float" office:value="0.0814124773725891" calcext:value-type="float">
            <text:p>0.081412477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802588" calcext:value-type="float">
            <text:p>6.802588</text:p>
          </table:table-cell>
          <table:table-cell office:value-type="float" office:value="6.4624438723" calcext:value-type="float">
            <text:p>6.4624438723</text:p>
          </table:table-cell>
          <table:table-cell table:formula="of:=POWER([.C284]-6.75;2)" office:value-type="float" office:value="0.0826885265778189" calcext:value-type="float">
            <text:p>0.082688526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93933" calcext:value-type="float">
            <text:p>6.793933</text:p>
          </table:table-cell>
          <table:table-cell office:value-type="float" office:value="6.46032475" calcext:value-type="float">
            <text:p>6.46032475</text:p>
          </table:table-cell>
          <table:table-cell table:formula="of:=POWER([.C285]-6.75;2)" office:value-type="float" office:value="0.0839117504625626" calcext:value-type="float">
            <text:p>0.083911750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78458" calcext:value-type="float">
            <text:p>6.78458</text:p>
          </table:table-cell>
          <table:table-cell office:value-type="float" office:value="6.4583161223" calcext:value-type="float">
            <text:p>6.4583161223</text:p>
          </table:table-cell>
          <table:table-cell table:formula="of:=POWER([.C286]-6.75;2)" office:value-type="float" office:value="0.0850794845101084" calcext:value-type="float">
            <text:p>0.085079484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74609" calcext:value-type="float">
            <text:p>6.774609</text:p>
          </table:table-cell>
          <table:table-cell office:value-type="float" office:value="6.4564219574" calcext:value-type="float">
            <text:p>6.4564219574</text:p>
          </table:table-cell>
          <table:table-cell table:formula="of:=POWER([.C287]-6.75;2)" office:value-type="float" office:value="0.0861880670968475" calcext:value-type="float">
            <text:p>0.086188067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64133" calcext:value-type="float">
            <text:p>6.764133</text:p>
          </table:table-cell>
          <table:table-cell office:value-type="float" office:value="6.4546476968" calcext:value-type="float">
            <text:p>6.4546476968</text:p>
          </table:table-cell>
          <table:table-cell table:formula="of:=POWER([.C288]-6.75;2)" office:value-type="float" office:value="0.0872329830055445" calcext:value-type="float">
            <text:p>0.08723298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53276" calcext:value-type="float">
            <text:p>6.753276</text:p>
          </table:table-cell>
          <table:table-cell office:value-type="float" office:value="6.4529997394" calcext:value-type="float">
            <text:p>6.4529997394</text:p>
          </table:table-cell>
          <table:table-cell table:formula="of:=POWER([.C289]-6.75;2)" office:value-type="float" office:value="0.0882091547964679" calcext:value-type="float">
            <text:p>0.088209154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42157" calcext:value-type="float">
            <text:p>6.742157</text:p>
          </table:table-cell>
          <table:table-cell office:value-type="float" office:value="6.4514848617" calcext:value-type="float">
            <text:p>6.4514848617</text:p>
          </table:table-cell>
          <table:table-cell table:formula="of:=POWER([.C290]-6.75;2)" office:value-type="float" office:value="0.0891112877942681" calcext:value-type="float">
            <text:p>0.0891112878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30863" calcext:value-type="float">
            <text:p>6.730863</text:p>
          </table:table-cell>
          <table:table-cell office:value-type="float" office:value="6.450109617" calcext:value-type="float">
            <text:p>6.450109617</text:p>
          </table:table-cell>
          <table:table-cell table:formula="of:=POWER([.C291]-6.75;2)" office:value-type="float" office:value="0.0899342418158868" calcext:value-type="float">
            <text:p>0.089934241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19432" calcext:value-type="float">
            <text:p>6.719432</text:p>
          </table:table-cell>
          <table:table-cell office:value-type="float" office:value="6.4488798723" calcext:value-type="float">
            <text:p>6.4488798723</text:p>
          </table:table-cell>
          <table:table-cell table:formula="of:=POWER([.C292]-6.75;2)" office:value-type="float" office:value="0.0906733313060643" calcext:value-type="float">
            <text:p>0.090673331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07844" calcext:value-type="float">
            <text:p>6.707844</text:p>
          </table:table-cell>
          <table:table-cell office:value-type="float" office:value="6.4478005213" calcext:value-type="float">
            <text:p>6.4478005213</text:p>
          </table:table-cell>
          <table:table-cell table:formula="of:=POWER([.C293]-6.75;2)" office:value-type="float" office:value="0.091324524926552" calcext:value-type="float">
            <text:p>0.091324524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96019" calcext:value-type="float">
            <text:p>6.696019</text:p>
          </table:table-cell>
          <table:table-cell office:value-type="float" office:value="6.4468753936" calcext:value-type="float">
            <text:p>6.4468753936</text:p>
          </table:table-cell>
          <table:table-cell table:formula="of:=POWER([.C294]-6.75;2)" office:value-type="float" office:value="0.0918845270051549" calcext:value-type="float">
            <text:p>0.09188452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83834" calcext:value-type="float">
            <text:p>6.683834</text:p>
          </table:table-cell>
          <table:table-cell office:value-type="float" office:value="6.4461073564" calcext:value-type="float">
            <text:p>6.4461073564</text:p>
          </table:table-cell>
          <table:table-cell table:formula="of:=POWER([.C295]-6.75;2)" office:value-type="float" office:value="0.0923507388341968" calcext:value-type="float">
            <text:p>0.092350738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71141" calcext:value-type="float">
            <text:p>6.671141</text:p>
          </table:table-cell>
          <table:table-cell office:value-type="float" office:value="6.4454985" calcext:value-type="float">
            <text:p>6.4454985</text:p>
          </table:table-cell>
          <table:table-cell table:formula="of:=POWER([.C296]-6.75;2)" office:value-type="float" office:value="0.0927211635022499" calcext:value-type="float">
            <text:p>0.092721163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57797" calcext:value-type="float">
            <text:p>6.657797</text:p>
          </table:table-cell>
          <table:table-cell office:value-type="float" office:value="6.4450503989" calcext:value-type="float">
            <text:p>6.4450503989</text:p>
          </table:table-cell>
          <table:table-cell table:formula="of:=POWER([.C297]-6.75;2)" office:value-type="float" office:value="0.0929942592110489" calcext:value-type="float">
            <text:p>0.092994259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43684" calcext:value-type="float">
            <text:p>6.643684</text:p>
          </table:table-cell>
          <table:table-cell office:value-type="float" office:value="6.4447643138" calcext:value-type="float">
            <text:p>6.4447643138</text:p>
          </table:table-cell>
          <table:table-cell table:formula="of:=POWER([.C298]-6.75;2)" office:value-type="float" office:value="0.0931688241299846" calcext:value-type="float">
            <text:p>0.093168824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2873" calcext:value-type="float">
            <text:p>6.62873</text:p>
          </table:table-cell>
          <table:table-cell office:value-type="float" office:value="6.4446413457" calcext:value-type="float">
            <text:p>6.4446413457</text:p>
          </table:table-cell>
          <table:table-cell table:formula="of:=POWER([.C299]-6.75;2)" office:value-type="float" office:value="0.0932439077559069" calcext:value-type="float">
            <text:p>0.093243907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12914" calcext:value-type="float">
            <text:p>6.612914</text:p>
          </table:table-cell>
          <table:table-cell office:value-type="float" office:value="6.4446824894" calcext:value-type="float">
            <text:p>6.4446824894</text:p>
          </table:table-cell>
          <table:table-cell table:formula="of:=POWER([.C300]-6.75;2)" office:value-type="float" office:value="0.0932187822789812" calcext:value-type="float">
            <text:p>0.093218782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59626" calcext:value-type="float">
            <text:p>6.59626</text:p>
          </table:table-cell>
          <table:table-cell office:value-type="float" office:value="6.4448886223" calcext:value-type="float">
            <text:p>6.4448886223</text:p>
          </table:table-cell>
          <table:table-cell table:formula="of:=POWER([.C301]-6.75;2)" office:value-type="float" office:value="0.0930929528019922" calcext:value-type="float">
            <text:p>0.093092952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578825" calcext:value-type="float">
            <text:p>6.578825</text:p>
          </table:table-cell>
          <table:table-cell office:value-type="float" office:value="6.4452604628" calcext:value-type="float">
            <text:p>6.4452604628</text:p>
          </table:table-cell>
          <table:table-cell table:formula="of:=POWER([.C302]-6.75;2)" office:value-type="float" office:value="0.09286618553287" calcext:value-type="float">
            <text:p>0.092866185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560674" calcext:value-type="float">
            <text:p>6.560674</text:p>
          </table:table-cell>
          <table:table-cell office:value-type="float" office:value="6.4457985106" calcext:value-type="float">
            <text:p>6.4457985106</text:p>
          </table:table-cell>
          <table:table-cell table:formula="of:=POWER([.C303]-6.75;2)" office:value-type="float" office:value="0.092538546153178" calcext:value-type="float">
            <text:p>0.092538546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541874" calcext:value-type="float">
            <text:p>6.541874</text:p>
          </table:table-cell>
          <table:table-cell office:value-type="float" office:value="6.4465030745" calcext:value-type="float">
            <text:p>6.4465030745</text:p>
          </table:table-cell>
          <table:table-cell table:formula="of:=POWER([.C304]-6.75;2)" office:value-type="float" office:value="0.0921103837879527" calcext:value-type="float">
            <text:p>0.092110383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522484" calcext:value-type="float">
            <text:p>6.522484</text:p>
          </table:table-cell>
          <table:table-cell office:value-type="float" office:value="6.447374266" calcext:value-type="float">
            <text:p>6.447374266</text:p>
          </table:table-cell>
          <table:table-cell table:formula="of:=POWER([.C305]-6.75;2)" office:value-type="float" office:value="0.0915823348790389" calcext:value-type="float">
            <text:p>0.091582334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502565" calcext:value-type="float">
            <text:p>6.502565</text:p>
          </table:table-cell>
          <table:table-cell office:value-type="float" office:value="6.4484120213" calcext:value-type="float">
            <text:p>6.4484120213</text:p>
          </table:table-cell>
          <table:table-cell table:formula="of:=POWER([.C306]-6.75;2)" office:value-type="float" office:value="0.0909553088963515" calcext:value-type="float">
            <text:p>0.0909553089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482205" calcext:value-type="float">
            <text:p>6.482205</text:p>
          </table:table-cell>
          <table:table-cell office:value-type="float" office:value="6.4496161223" calcext:value-type="float">
            <text:p>6.4496161223</text:p>
          </table:table-cell>
          <table:table-cell table:formula="of:=POWER([.C307]-6.75;2)" office:value-type="float" office:value="0.0902304739820885" calcext:value-type="float">
            <text:p>0.09023047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461552" calcext:value-type="float">
            <text:p>6.461552</text:p>
          </table:table-cell>
          <table:table-cell office:value-type="float" office:value="6.4509860479" calcext:value-type="float">
            <text:p>6.4509860479</text:p>
          </table:table-cell>
          <table:table-cell table:formula="of:=POWER([.C308]-6.75;2)" office:value-type="float" office:value="0.0894093435504612" calcext:value-type="float">
            <text:p>0.089409343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440841" calcext:value-type="float">
            <text:p>6.440841</text:p>
          </table:table-cell>
          <table:table-cell office:value-type="float" office:value="6.452520734" calcext:value-type="float">
            <text:p>6.452520734</text:p>
          </table:table-cell>
          <table:table-cell table:formula="of:=POWER([.C309]-6.75;2)" office:value-type="float" office:value="0.0884939136998987" calcext:value-type="float">
            <text:p>0.088493913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420412" calcext:value-type="float">
            <text:p>6.420412</text:p>
          </table:table-cell>
          <table:table-cell office:value-type="float" office:value="6.4542181702" calcext:value-type="float">
            <text:p>6.4542181702</text:p>
          </table:table-cell>
          <table:table-cell table:formula="of:=POWER([.C310]-6.75;2)" office:value-type="float" office:value="0.0874868908398362" calcext:value-type="float">
            <text:p>0.087486890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400702" calcext:value-type="float">
            <text:p>6.400702</text:p>
          </table:table-cell>
          <table:table-cell office:value-type="float" office:value="6.4560749043" calcext:value-type="float">
            <text:p>6.4560749043</text:p>
          </table:table-cell>
          <table:table-cell table:formula="of:=POWER([.C311]-6.75;2)" office:value-type="float" office:value="0.086391961882254" calcext:value-type="float">
            <text:p>0.086391961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382209" calcext:value-type="float">
            <text:p>6.382209</text:p>
          </table:table-cell>
          <table:table-cell office:value-type="float" office:value="6.4580855532" calcext:value-type="float">
            <text:p>6.4580855532</text:p>
          </table:table-cell>
          <table:table-cell table:formula="of:=POWER([.C312]-6.75;2)" office:value-type="float" office:value="0.08521404425055" calcext:value-type="float">
            <text:p>0.085214044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365419" calcext:value-type="float">
            <text:p>6.365419</text:p>
          </table:table-cell>
          <table:table-cell office:value-type="float" office:value="6.4602424255" calcext:value-type="float">
            <text:p>6.4602424255</text:p>
          </table:table-cell>
          <table:table-cell table:formula="of:=POWER([.C313]-6.75;2)" office:value-type="float" office:value="0.0839594519801232" calcext:value-type="float">
            <text:p>0.08395945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350727" calcext:value-type="float">
            <text:p>6.350727</text:p>
          </table:table-cell>
          <table:table-cell office:value-type="float" office:value="6.4625354468" calcext:value-type="float">
            <text:p>6.4625354468</text:p>
          </table:table-cell>
          <table:table-cell table:formula="of:=POWER([.C314]-6.75;2)" office:value-type="float" office:value="0.0826358693464754" calcext:value-type="float">
            <text:p>0.082635869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338347" calcext:value-type="float">
            <text:p>6.338347</text:p>
          </table:table-cell>
          <table:table-cell office:value-type="float" office:value="6.4649524096" calcext:value-type="float">
            <text:p>6.4649524096</text:p>
          </table:table-cell>
          <table:table-cell table:formula="of:=POWER([.C315]-6.75;2)" office:value-type="float" office:value="0.081252128792846" calcext:value-type="float">
            <text:p>0.081252128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328241" calcext:value-type="float">
            <text:p>6.328241</text:p>
          </table:table-cell>
          <table:table-cell office:value-type="float" office:value="6.4674796596" calcext:value-type="float">
            <text:p>6.4674796596</text:p>
          </table:table-cell>
          <table:table-cell table:formula="of:=POWER([.C316]-6.75;2)" office:value-type="float" office:value="0.0798177427397317" calcext:value-type="float">
            <text:p>0.079817742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32009" calcext:value-type="float">
            <text:p>6.32009</text:p>
          </table:table-cell>
          <table:table-cell office:value-type="float" office:value="6.4701030957" calcext:value-type="float">
            <text:p>6.4701030957</text:p>
          </table:table-cell>
          <table:table-cell table:formula="of:=POWER([.C317]-6.75;2)" office:value-type="float" office:value="0.0783422770367234" calcext:value-type="float">
            <text:p>0.07834227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313308" calcext:value-type="float">
            <text:p>6.313308</text:p>
          </table:table-cell>
          <table:table-cell office:value-type="float" office:value="6.4728093723" calcext:value-type="float">
            <text:p>6.4728093723</text:p>
          </table:table-cell>
          <table:table-cell table:formula="of:=POWER([.C318]-6.75;2)" office:value-type="float" office:value="0.0768346440847198" calcext:value-type="float">
            <text:p>0.076834644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307101" calcext:value-type="float">
            <text:p>6.307101</text:p>
          </table:table-cell>
          <table:table-cell office:value-type="float" office:value="6.4755870851" calcext:value-type="float">
            <text:p>6.4755870851</text:p>
          </table:table-cell>
          <table:table-cell table:formula="of:=POWER([.C319]-6.75;2)" office:value-type="float" office:value="0.0753024478639147" calcext:value-type="float">
            <text:p>0.075302447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300575" calcext:value-type="float">
            <text:p>6.300575</text:p>
          </table:table-cell>
          <table:table-cell office:value-type="float" office:value="6.478427766" calcext:value-type="float">
            <text:p>6.478427766</text:p>
          </table:table-cell>
          <table:table-cell table:formula="of:=POWER([.C320]-6.75;2)" office:value-type="float" office:value="0.0737514782797506" calcext:value-type="float">
            <text:p>0.073751478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292855" calcext:value-type="float">
            <text:p>6.292855</text:p>
          </table:table-cell>
          <table:table-cell office:value-type="float" office:value="6.4813264309" calcext:value-type="float">
            <text:p>6.4813264309</text:p>
          </table:table-cell>
          <table:table-cell table:formula="of:=POWER([.C321]-6.75;2)" office:value-type="float" office:value="0.0721854867329323" calcext:value-type="float">
            <text:p>0.072185486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283209" calcext:value-type="float">
            <text:p>6.283209</text:p>
          </table:table-cell>
          <table:table-cell office:value-type="float" office:value="6.4842816702" calcext:value-type="float">
            <text:p>6.4842816702</text:p>
          </table:table-cell>
          <table:table-cell table:formula="of:=POWER([.C322]-6.75;2)" office:value-type="float" office:value="0.0706062307917017" calcext:value-type="float">
            <text:p>0.070606230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271138" calcext:value-type="float">
            <text:p>6.271138</text:p>
          </table:table-cell>
          <table:table-cell office:value-type="float" office:value="6.4872951809" calcext:value-type="float">
            <text:p>6.4872951809</text:p>
          </table:table-cell>
          <table:table-cell table:formula="of:=POWER([.C323]-6.75;2)" office:value-type="float" office:value="0.0690138219783635" calcext:value-type="float">
            <text:p>0.06901382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256431" calcext:value-type="float">
            <text:p>6.256431</text:p>
          </table:table-cell>
          <table:table-cell office:value-type="float" office:value="6.4903709415" calcext:value-type="float">
            <text:p>6.4903709415</text:p>
          </table:table-cell>
          <table:table-cell table:formula="of:=POWER([.C324]-6.75;2)" office:value-type="float" office:value="0.0674072480175963" calcext:value-type="float">
            <text:p>0.06740724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23915" calcext:value-type="float">
            <text:p>6.23915</text:p>
          </table:table-cell>
          <table:table-cell office:value-type="float" office:value="6.4935141223" calcext:value-type="float">
            <text:p>6.4935141223</text:p>
          </table:table-cell>
          <table:table-cell table:formula="of:=POWER([.C325]-6.75;2)" office:value-type="float" office:value="0.0657850054595395" calcext:value-type="float">
            <text:p>0.065785005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219551" calcext:value-type="float">
            <text:p>6.219551</text:p>
          </table:table-cell>
          <table:table-cell office:value-type="float" office:value="6.4967300957" calcext:value-type="float">
            <text:p>6.4967300957</text:p>
          </table:table-cell>
          <table:table-cell table:formula="of:=POWER([.C326]-6.75;2)" office:value-type="float" office:value="0.064145644424131" calcext:value-type="float">
            <text:p>0.064145644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197935" calcext:value-type="float">
            <text:p>6.197935</text:p>
          </table:table-cell>
          <table:table-cell office:value-type="float" office:value="6.5000238032" calcext:value-type="float">
            <text:p>6.5000238032</text:p>
          </table:table-cell>
          <table:table-cell table:formula="of:=POWER([.C327]-6.75;2)" office:value-type="float" office:value="0.0624880989665921" calcext:value-type="float">
            <text:p>0.06248809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1744" calcext:value-type="float">
            <text:p>6.1744</text:p>
          </table:table-cell>
          <table:table-cell office:value-type="float" office:value="6.5033998085" calcext:value-type="float">
            <text:p>6.5033998085</text:p>
          </table:table-cell>
          <table:table-cell table:formula="of:=POWER([.C328]-6.75;2)" office:value-type="float" office:value="0.0608116544478366" calcext:value-type="float">
            <text:p>0.060811654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148433" calcext:value-type="float">
            <text:p>6.148433</text:p>
          </table:table-cell>
          <table:table-cell office:value-type="float" office:value="6.5068635479" calcext:value-type="float">
            <text:p>6.5068635479</text:p>
          </table:table-cell>
          <table:table-cell table:formula="of:=POWER([.C329]-6.75;2)" office:value-type="float" office:value="0.0591153343397756" calcext:value-type="float">
            <text:p>0.059115334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118124" calcext:value-type="float">
            <text:p>6.118124</text:p>
          </table:table-cell>
          <table:table-cell office:value-type="float" office:value="6.5104246064" calcext:value-type="float">
            <text:p>6.5104246064</text:p>
          </table:table-cell>
          <table:table-cell table:formula="of:=POWER([.C330]-6.75;2)" office:value-type="float" office:value="0.0573963692185949" calcext:value-type="float">
            <text:p>0.057396369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078153" calcext:value-type="float">
            <text:p>6.078153</text:p>
          </table:table-cell>
          <table:table-cell office:value-type="float" office:value="6.5141040479" calcext:value-type="float">
            <text:p>6.5141040479</text:p>
          </table:table-cell>
          <table:table-cell table:formula="of:=POWER([.C331]-6.75;2)" office:value-type="float" office:value="0.0556469002171655" calcext:value-type="float">
            <text:p>0.055646900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012625" calcext:value-type="float">
            <text:p>6.012625</text:p>
          </table:table-cell>
          <table:table-cell office:value-type="float" office:value="6.5179522979" calcext:value-type="float">
            <text:p>6.5179522979</text:p>
          </table:table-cell>
          <table:table-cell table:formula="of:=POWER([.C332]-6.75;2)" office:value-type="float" office:value="0.0538461360498904" calcext:value-type="float">
            <text:p>0.05384613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852872" calcext:value-type="float">
            <text:p>5.852872</text:p>
          </table:table-cell>
          <table:table-cell office:value-type="float" office:value="6.5221050851" calcext:value-type="float">
            <text:p>6.5221050851</text:p>
          </table:table-cell>
          <table:table-cell table:formula="of:=POWER([.C333]-6.75;2)" office:value-type="float" office:value="0.0519360922372784" calcext:value-type="float">
            <text:p>0.051936092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235958" calcext:value-type="float">
            <text:p>4.235958</text:p>
          </table:table-cell>
          <table:table-cell office:value-type="float" office:value="6.5270637606" calcext:value-type="float">
            <text:p>6.5270637606</text:p>
          </table:table-cell>
          <table:table-cell table:formula="of:=POWER([.C334]-6.75;2)" office:value-type="float" office:value="0.0497005668378141" calcext:value-type="float">
            <text:p>0.049700566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730102" calcext:value-type="float">
            <text:p>6.730102</text:p>
          </table:table-cell>
          <table:table-cell office:value-type="float" office:value="6.5405792979" calcext:value-type="float">
            <text:p>6.5405792979</text:p>
          </table:table-cell>
          <table:table-cell table:formula="of:=POWER([.C335]-6.75;2)" office:value-type="float" office:value="0.043857030468057" calcext:value-type="float">
            <text:p>0.043857030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425051" calcext:value-type="float">
            <text:p>6.425051</text:p>
          </table:table-cell>
          <table:table-cell office:value-type="float" office:value="6.5407840798" calcext:value-type="float">
            <text:p>6.5407840798</text:p>
          </table:table-cell>
          <table:table-cell table:formula="of:=POWER([.C336]-6.75;2)" office:value-type="float" office:value="0.0437713012651328" calcext:value-type="float">
            <text:p>0.043771301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338137" calcext:value-type="float">
            <text:p>6.338137</text:p>
          </table:table-cell>
          <table:table-cell office:value-type="float" office:value="6.5425664149" calcext:value-type="float">
            <text:p>6.5425664149</text:p>
          </table:table-cell>
          <table:table-cell table:formula="of:=POWER([.C337]-6.75;2)" office:value-type="float" office:value="0.0430286922274391" calcext:value-type="float">
            <text:p>0.043028692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295517" calcext:value-type="float">
            <text:p>6.295517</text:p>
          </table:table-cell>
          <table:table-cell office:value-type="float" office:value="6.544763984" calcext:value-type="float">
            <text:p>6.544763984</text:p>
          </table:table-cell>
          <table:table-cell table:formula="of:=POWER([.C338]-6.75;2)" office:value-type="float" office:value="0.0421218222635522" calcext:value-type="float">
            <text:p>0.042121822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268832" calcext:value-type="float">
            <text:p>6.268832</text:p>
          </table:table-cell>
          <table:table-cell office:value-type="float" office:value="6.5471380106" calcext:value-type="float">
            <text:p>6.5471380106</text:p>
          </table:table-cell>
          <table:table-cell table:formula="of:=POWER([.C339]-6.75;2)" office:value-type="float" office:value="0.0411529867433256" calcext:value-type="float">
            <text:p>0.041152986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249529" calcext:value-type="float">
            <text:p>6.249529</text:p>
          </table:table-cell>
          <table:table-cell office:value-type="float" office:value="6.5495993457" calcext:value-type="float">
            <text:p>6.5495993457</text:p>
          </table:table-cell>
          <table:table-cell table:formula="of:=POWER([.C340]-6.75;2)" office:value-type="float" office:value="0.0401604222438681" calcext:value-type="float">
            <text:p>0.040160422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234445" calcext:value-type="float">
            <text:p>6.234445</text:p>
          </table:table-cell>
          <table:table-cell office:value-type="float" office:value="6.552103133" calcext:value-type="float">
            <text:p>6.552103133</text:p>
          </table:table-cell>
          <table:table-cell table:formula="of:=POWER([.C341]-6.75;2)" office:value-type="float" office:value="0.0391631699684156" calcext:value-type="float">
            <text:p>0.0391631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222475" calcext:value-type="float">
            <text:p>6.222475</text:p>
          </table:table-cell>
          <table:table-cell office:value-type="float" office:value="6.554620266" calcext:value-type="float">
            <text:p>6.554620266</text:p>
          </table:table-cell>
          <table:table-cell table:formula="of:=POWER([.C342]-6.75;2)" office:value-type="float" office:value="0.0381732404579109" calcext:value-type="float">
            <text:p>0.0381732405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213446" calcext:value-type="float">
            <text:p>6.213446</text:p>
          </table:table-cell>
          <table:table-cell office:value-type="float" office:value="6.5571266649" calcext:value-type="float">
            <text:p>6.5571266649</text:p>
          </table:table-cell>
          <table:table-cell table:formula="of:=POWER([.C343]-6.75;2)" office:value-type="float" office:value="0.0372001233925968" calcext:value-type="float">
            <text:p>0.037200123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207611" calcext:value-type="float">
            <text:p>6.207611</text:p>
          </table:table-cell>
          <table:table-cell office:value-type="float" office:value="6.5595985957" calcext:value-type="float">
            <text:p>6.5595985957</text:p>
          </table:table-cell>
          <table:table-cell table:formula="of:=POWER([.C344]-6.75;2)" office:value-type="float" office:value="0.0362526947594121" calcext:value-type="float">
            <text:p>0.036252694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205353" calcext:value-type="float">
            <text:p>6.205353</text:p>
          </table:table-cell>
          <table:table-cell office:value-type="float" office:value="6.5620107979" calcext:value-type="float">
            <text:p>6.5620107979</text:p>
          </table:table-cell>
          <table:table-cell table:formula="of:=POWER([.C345]-6.75;2)" office:value-type="float" office:value="0.0353399401061946" calcext:value-type="float">
            <text:p>0.035339940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206992" calcext:value-type="float">
            <text:p>6.206992</text:p>
          </table:table-cell>
          <table:table-cell office:value-type="float" office:value="6.5643362021" calcext:value-type="float">
            <text:p>6.5643362021</text:p>
          </table:table-cell>
          <table:table-cell table:formula="of:=POWER([.C346]-6.75;2)" office:value-type="float" office:value="0.0344710458506521" calcext:value-type="float">
            <text:p>0.0344710459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212665" calcext:value-type="float">
            <text:p>6.212665</text:p>
          </table:table-cell>
          <table:table-cell office:value-type="float" office:value="6.566546734" calcext:value-type="float">
            <text:p>6.566546734</text:p>
          </table:table-cell>
          <table:table-cell table:formula="of:=POWER([.C347]-6.75;2)" office:value-type="float" office:value="0.0336551008060667" calcext:value-type="float">
            <text:p>0.033655100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222255" calcext:value-type="float">
            <text:p>6.222255</text:p>
          </table:table-cell>
          <table:table-cell office:value-type="float" office:value="6.5686147287" calcext:value-type="float">
            <text:p>6.5686147287</text:p>
          </table:table-cell>
          <table:table-cell table:formula="of:=POWER([.C348]-6.75;2)" office:value-type="float" office:value="0.0329006166445746" calcext:value-type="float">
            <text:p>0.032900616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235394" calcext:value-type="float">
            <text:p>6.235394</text:p>
          </table:table-cell>
          <table:table-cell office:value-type="float" office:value="6.5705147234" calcext:value-type="float">
            <text:p>6.5705147234</text:p>
          </table:table-cell>
          <table:table-cell table:formula="of:=POWER([.C349]-6.75;2)" office:value-type="float" office:value="0.0322149645161786" calcext:value-type="float">
            <text:p>0.032214964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251505" calcext:value-type="float">
            <text:p>6.251505</text:p>
          </table:table-cell>
          <table:table-cell office:value-type="float" office:value="6.5722251436" calcext:value-type="float">
            <text:p>6.5722251436</text:p>
          </table:table-cell>
          <table:table-cell table:formula="of:=POWER([.C350]-6.75;2)" office:value-type="float" office:value="0.0316038995680407" calcext:value-type="float">
            <text:p>0.031603899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269888" calcext:value-type="float">
            <text:p>6.269888</text:p>
          </table:table-cell>
          <table:table-cell office:value-type="float" office:value="6.5737296915" calcext:value-type="float">
            <text:p>6.5737296915</text:p>
          </table:table-cell>
          <table:table-cell table:formula="of:=POWER([.C351]-6.75;2)" office:value-type="float" office:value="0.0310712216586853" calcext:value-type="float">
            <text:p>0.031071221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289818" calcext:value-type="float">
            <text:p>6.289818</text:p>
          </table:table-cell>
          <table:table-cell office:value-type="float" office:value="6.5750181383" calcext:value-type="float">
            <text:p>6.5750181383</text:p>
          </table:table-cell>
          <table:table-cell table:formula="of:=POWER([.C352]-6.75;2)" office:value-type="float" office:value="0.030618651923998" calcext:value-type="float">
            <text:p>0.030618651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310645" calcext:value-type="float">
            <text:p>6.310645</text:p>
          </table:table-cell>
          <table:table-cell office:value-type="float" office:value="6.5760865" calcext:value-type="float">
            <text:p>6.5760865</text:p>
          </table:table-cell>
          <table:table-cell table:formula="of:=POWER([.C353]-6.75;2)" office:value-type="float" office:value="0.0302459054822501" calcext:value-type="float">
            <text:p>0.030245905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33186" calcext:value-type="float">
            <text:p>6.33186</text:p>
          </table:table-cell>
          <table:table-cell office:value-type="float" office:value="6.5769365319" calcext:value-type="float">
            <text:p>6.5769365319</text:p>
          </table:table-cell>
          <table:table-cell table:formula="of:=POWER([.C354]-6.75;2)" office:value-type="float" office:value="0.0299509639907996" calcext:value-type="float">
            <text:p>0.02995096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353136" calcext:value-type="float">
            <text:p>6.353136</text:p>
          </table:table-cell>
          <table:table-cell office:value-type="float" office:value="6.5775747394" calcext:value-type="float">
            <text:p>6.5775747394</text:p>
          </table:table-cell>
          <table:table-cell table:formula="of:=POWER([.C355]-6.75;2)" office:value-type="float" office:value="0.0297304704929779" calcext:value-type="float">
            <text:p>0.0297304705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374315" calcext:value-type="float">
            <text:p>6.374315</text:p>
          </table:table-cell>
          <table:table-cell office:value-type="float" office:value="6.5780110745" calcext:value-type="float">
            <text:p>6.5780110745</text:p>
          </table:table-cell>
          <table:table-cell table:formula="of:=POWER([.C356]-6.75;2)" office:value-type="float" office:value="0.0295801904946445" calcext:value-type="float">
            <text:p>0.029580190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395368" calcext:value-type="float">
            <text:p>6.395368</text:p>
          </table:table-cell>
          <table:table-cell office:value-type="float" office:value="6.5782575745" calcext:value-type="float">
            <text:p>6.5782575745</text:p>
          </table:table-cell>
          <table:table-cell table:formula="of:=POWER([.C357]-6.75;2)" office:value-type="float" office:value="0.029495460716623" calcext:value-type="float">
            <text:p>0.029495460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416333" calcext:value-type="float">
            <text:p>6.416333</text:p>
          </table:table-cell>
          <table:table-cell office:value-type="float" office:value="6.5783270957" calcext:value-type="float">
            <text:p>6.5783270957</text:p>
          </table:table-cell>
          <table:table-cell table:formula="of:=POWER([.C358]-6.75;2)" office:value-type="float" office:value="0.0294715860707971" calcext:value-type="float">
            <text:p>0.029471586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43724" calcext:value-type="float">
            <text:p>6.43724</text:p>
          </table:table-cell>
          <table:table-cell office:value-type="float" office:value="6.5782323245" calcext:value-type="float">
            <text:p>6.5782323245</text:p>
          </table:table-cell>
          <table:table-cell table:formula="of:=POWER([.C359]-6.75;2)" office:value-type="float" office:value="0.0295041343466733" calcext:value-type="float">
            <text:p>0.0295041343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458058" calcext:value-type="float">
            <text:p>6.458058</text:p>
          </table:table-cell>
          <table:table-cell office:value-type="float" office:value="6.5779850851" calcext:value-type="float">
            <text:p>6.5779850851</text:p>
          </table:table-cell>
          <table:table-cell table:formula="of:=POWER([.C360]-6.75;2)" office:value-type="float" office:value="0.0295891309480543" calcext:value-type="float">
            <text:p>0.029589130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47866" calcext:value-type="float">
            <text:p>6.47866</text:p>
          </table:table-cell>
          <table:table-cell office:value-type="float" office:value="6.5775958989" calcext:value-type="float">
            <text:p>6.5775958989</text:p>
          </table:table-cell>
          <table:table-cell table:formula="of:=POWER([.C361]-6.75;2)" office:value-type="float" office:value="0.0297231740760989" calcext:value-type="float">
            <text:p>0.029723174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498824" calcext:value-type="float">
            <text:p>6.498824</text:p>
          </table:table-cell>
          <table:table-cell office:value-type="float" office:value="6.577073766" calcext:value-type="float">
            <text:p>6.577073766</text:p>
          </table:table-cell>
          <table:table-cell table:formula="of:=POWER([.C362]-6.75;2)" office:value-type="float" office:value="0.0299034824054228" calcext:value-type="float">
            <text:p>0.029903482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518262" calcext:value-type="float">
            <text:p>6.518262</text:p>
          </table:table-cell>
          <table:table-cell office:value-type="float" office:value="6.5764259894" calcext:value-type="float">
            <text:p>6.5764259894</text:p>
          </table:table-cell>
          <table:table-cell table:formula="of:=POWER([.C363]-6.75;2)" office:value-type="float" office:value="0.030127937155769" calcext:value-type="float">
            <text:p>0.030127937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53667" calcext:value-type="float">
            <text:p>6.53667</text:p>
          </table:table-cell>
          <table:table-cell office:value-type="float" office:value="6.575658" calcext:value-type="float">
            <text:p>6.575658</text:p>
          </table:table-cell>
          <table:table-cell table:formula="of:=POWER([.C364]-6.75;2)" office:value-type="float" office:value="0.0303951329640001" calcext:value-type="float">
            <text:p>0.03039513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553789" calcext:value-type="float">
            <text:p>6.553789</text:p>
          </table:table-cell>
          <table:table-cell office:value-type="float" office:value="6.5747731223" calcext:value-type="float">
            <text:p>6.5747731223</text:p>
          </table:table-cell>
          <table:table-cell table:formula="of:=POWER([.C365]-6.75;2)" office:value-type="float" office:value="0.0307044586684908" calcext:value-type="float">
            <text:p>0.030704458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56946" calcext:value-type="float">
            <text:p>6.56946</text:p>
          </table:table-cell>
          <table:table-cell office:value-type="float" office:value="6.573772266" calcext:value-type="float">
            <text:p>6.573772266</text:p>
          </table:table-cell>
          <table:table-cell table:formula="of:=POWER([.C366]-6.75;2)" office:value-type="float" office:value="0.0310562142307748" calcext:value-type="float">
            <text:p>0.031056214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583659" calcext:value-type="float">
            <text:p>6.583659</text:p>
          </table:table-cell>
          <table:table-cell office:value-type="float" office:value="6.572653633" calcext:value-type="float">
            <text:p>6.572653633</text:p>
          </table:table-cell>
          <table:table-cell table:formula="of:=POWER([.C367]-6.75;2)" office:value-type="float" office:value="0.0314517338880987" calcext:value-type="float">
            <text:p>0.031451733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96513" calcext:value-type="float">
            <text:p>6.596513</text:p>
          </table:table-cell>
          <table:table-cell office:value-type="float" office:value="6.571412516" calcext:value-type="float">
            <text:p>6.571412516</text:p>
          </table:table-cell>
          <table:table-cell table:formula="of:=POWER([.C368]-6.75;2)" office:value-type="float" office:value="0.0318934894414504" calcext:value-type="float">
            <text:p>0.031893489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08293" calcext:value-type="float">
            <text:p>6.608293</text:p>
          </table:table-cell>
          <table:table-cell office:value-type="float" office:value="6.5700412234" calcext:value-type="float">
            <text:p>6.5700412234</text:p>
          </table:table-cell>
          <table:table-cell table:formula="of:=POWER([.C369]-6.75;2)" office:value-type="float" office:value="0.0323851612753685" calcext:value-type="float">
            <text:p>0.032385161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19386" calcext:value-type="float">
            <text:p>6.619386</text:p>
          </table:table-cell>
          <table:table-cell office:value-type="float" office:value="6.5685292234" calcext:value-type="float">
            <text:p>6.5685292234</text:p>
          </table:table-cell>
          <table:table-cell table:formula="of:=POWER([.C370]-6.75;2)" office:value-type="float" office:value="0.0329316427598072" calcext:value-type="float">
            <text:p>0.032931642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30252" calcext:value-type="float">
            <text:p>6.630252</text:p>
          </table:table-cell>
          <table:table-cell office:value-type="float" office:value="6.5668634415" calcext:value-type="float">
            <text:p>6.5668634415</text:p>
          </table:table-cell>
          <table:table-cell table:formula="of:=POWER([.C371]-6.75;2)" office:value-type="float" office:value="0.033538999059224" calcext:value-type="float">
            <text:p>0.033538999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41382" calcext:value-type="float">
            <text:p>6.641382</text:p>
          </table:table-cell>
          <table:table-cell office:value-type="float" office:value="6.5650286489" calcext:value-type="float">
            <text:p>6.5650286489</text:p>
          </table:table-cell>
          <table:table-cell table:formula="of:=POWER([.C372]-6.75;2)" office:value-type="float" office:value="0.0342144007277594" calcext:value-type="float">
            <text:p>0.034214400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53249" calcext:value-type="float">
            <text:p>6.653249</text:p>
          </table:table-cell>
          <table:table-cell office:value-type="float" office:value="6.5630077606" calcext:value-type="float">
            <text:p>6.5630077606</text:p>
          </table:table-cell>
          <table:table-cell table:formula="of:=POWER([.C373]-6.75;2)" office:value-type="float" office:value="0.034966097595827" calcext:value-type="float">
            <text:p>0.034966097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666272" calcext:value-type="float">
            <text:p>6.666272</text:p>
          </table:table-cell>
          <table:table-cell office:value-type="float" office:value="6.5607817819" calcext:value-type="float">
            <text:p>6.5607817819</text:p>
          </table:table-cell>
          <table:table-cell table:formula="of:=POWER([.C374]-6.75;2)" office:value-type="float" office:value="0.0358035340609391" calcext:value-type="float">
            <text:p>0.035803534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680778" calcext:value-type="float">
            <text:p>6.680778</text:p>
          </table:table-cell>
          <table:table-cell office:value-type="float" office:value="6.5583290372" calcext:value-type="float">
            <text:p>6.5583290372</text:p>
          </table:table-cell>
          <table:table-cell table:formula="of:=POWER([.C375]-6.75;2)" office:value-type="float" office:value="0.036737757980679" calcext:value-type="float">
            <text:p>0.03673775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96972" calcext:value-type="float">
            <text:p>6.696972</text:p>
          </table:table-cell>
          <table:table-cell office:value-type="float" office:value="6.555622984" calcext:value-type="float">
            <text:p>6.555622984</text:p>
          </table:table-cell>
          <table:table-cell table:formula="of:=POWER([.C376]-6.75;2)" office:value-type="float" office:value="0.0377824243490642" calcext:value-type="float">
            <text:p>0.037782424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14915" calcext:value-type="float">
            <text:p>6.714915</text:p>
          </table:table-cell>
          <table:table-cell office:value-type="float" office:value="6.552627117" calcext:value-type="float">
            <text:p>6.552627117</text:p>
          </table:table-cell>
          <table:table-cell table:formula="of:=POWER([.C377]-6.75;2)" office:value-type="float" office:value="0.0389560549437316" calcext:value-type="float">
            <text:p>0.038956054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34505" calcext:value-type="float">
            <text:p>6.734505</text:p>
          </table:table-cell>
          <table:table-cell office:value-type="float" office:value="6.5492828404" calcext:value-type="float">
            <text:p>6.5492828404</text:p>
          </table:table-cell>
          <table:table-cell table:formula="of:=POWER([.C378]-6.75;2)" office:value-type="float" office:value="0.0402873781578918" calcext:value-type="float">
            <text:p>0.040287378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5546" calcext:value-type="float">
            <text:p>6.75546</text:p>
          </table:table-cell>
          <table:table-cell office:value-type="float" office:value="6.545476984" calcext:value-type="float">
            <text:p>6.545476984</text:p>
          </table:table-cell>
          <table:table-cell table:formula="of:=POWER([.C379]-6.75;2)" office:value-type="float" office:value="0.0418296640737361" calcext:value-type="float">
            <text:p>0.041829664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77331" calcext:value-type="float">
            <text:p>6.777331</text:p>
          </table:table-cell>
          <table:table-cell office:value-type="float" office:value="6.5409289681" calcext:value-type="float">
            <text:p>6.5409289681</text:p>
          </table:table-cell>
          <table:table-cell table:formula="of:=POWER([.C380]-6.75;2)" office:value-type="float" office:value="0.0437106963797307" calcext:value-type="float">
            <text:p>0.043710696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99512" calcext:value-type="float">
            <text:p>6.799512</text:p>
          </table:table-cell>
          <table:table-cell office:value-type="float" office:value="6.5345280638" calcext:value-type="float">
            <text:p>6.5345280638</text:p>
          </table:table-cell>
          <table:table-cell table:formula="of:=POWER([.C381]-6.75;2)" office:value-type="float" office:value="0.0464281552897769" calcext:value-type="float">
            <text:p>0.046428155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821281" calcext:value-type="float">
            <text:p>6.821281</text:p>
          </table:table-cell>
          <table:table-cell office:value-type="float" office:value="6.5280091755" calcext:value-type="float">
            <text:p>6.5280091755</text:p>
          </table:table-cell>
          <table:table-cell table:formula="of:=POWER([.C382]-6.75;2)" office:value-type="float" office:value="0.0492799261621897" calcext:value-type="float">
            <text:p>0.049279926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841863" calcext:value-type="float">
            <text:p>6.841863</text:p>
          </table:table-cell>
          <table:table-cell office:value-type="float" office:value="6.5284239255" calcext:value-type="float">
            <text:p>6.5284239255</text:p>
          </table:table-cell>
          <table:table-cell table:formula="of:=POWER([.C383]-6.75;2)" office:value-type="float" office:value="0.0490959567908294" calcext:value-type="float">
            <text:p>0.049095956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60488" calcext:value-type="float">
            <text:p>6.860488</text:p>
          </table:table-cell>
          <table:table-cell office:value-type="float" office:value="6.5268425053" calcext:value-type="float">
            <text:p>6.5268425053</text:p>
          </table:table-cell>
          <table:table-cell table:formula="of:=POWER([.C384]-6.75;2)" office:value-type="float" office:value="0.0497992674407804" calcext:value-type="float">
            <text:p>0.04979926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76475" calcext:value-type="float">
            <text:p>6.876475</text:p>
          </table:table-cell>
          <table:table-cell office:value-type="float" office:value="6.5245444362" calcext:value-type="float">
            <text:p>6.5245444362</text:p>
          </table:table-cell>
          <table:table-cell table:formula="of:=POWER([.C385]-6.75;2)" office:value-type="float" office:value="0.0508302112483758" calcext:value-type="float">
            <text:p>0.050830211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889289" calcext:value-type="float">
            <text:p>6.889289</text:p>
          </table:table-cell>
          <table:table-cell office:value-type="float" office:value="6.5218535532" calcext:value-type="float">
            <text:p>6.5218535532</text:p>
          </table:table-cell>
          <table:table-cell table:formula="of:=POWER([.C386]-6.75;2)" office:value-type="float" office:value="0.0520508011874654" calcext:value-type="float">
            <text:p>0.0520508012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898592" calcext:value-type="float">
            <text:p>6.898592</text:p>
          </table:table-cell>
          <table:table-cell office:value-type="float" office:value="6.5189093564" calcext:value-type="float">
            <text:p>6.5189093564</text:p>
          </table:table-cell>
          <table:table-cell table:formula="of:=POWER([.C387]-6.75;2)" office:value-type="float" office:value="0.0534028855594622" calcext:value-type="float">
            <text:p>0.053402885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904272" calcext:value-type="float">
            <text:p>6.904272</text:p>
          </table:table-cell>
          <table:table-cell office:value-type="float" office:value="6.5157908085" calcext:value-type="float">
            <text:p>6.5157908085</text:p>
          </table:table-cell>
          <table:table-cell table:formula="of:=POWER([.C388]-6.75;2)" office:value-type="float" office:value="0.0548539453830835" calcext:value-type="float">
            <text:p>0.054853945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906428" calcext:value-type="float">
            <text:p>6.906428</text:p>
          </table:table-cell>
          <table:table-cell office:value-type="float" office:value="6.5125508723" calcext:value-type="float">
            <text:p>6.5125508723</text:p>
          </table:table-cell>
          <table:table-cell table:formula="of:=POWER([.C389]-6.75;2)" office:value-type="float" office:value="0.0563820882454908" calcext:value-type="float">
            <text:p>0.05638208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905353" calcext:value-type="float">
            <text:p>6.905353</text:p>
          </table:table-cell>
          <table:table-cell office:value-type="float" office:value="6.5092292021" calcext:value-type="float">
            <text:p>6.5092292021</text:p>
          </table:table-cell>
          <table:table-cell table:formula="of:=POWER([.C390]-6.75;2)" office:value-type="float" office:value="0.0579705771214025" calcext:value-type="float">
            <text:p>0.057970577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901476" calcext:value-type="float">
            <text:p>6.901476</text:p>
          </table:table-cell>
          <table:table-cell office:value-type="float" office:value="6.5058575957" calcext:value-type="float">
            <text:p>6.5058575957</text:p>
          </table:table-cell>
          <table:table-cell table:formula="of:=POWER([.C391]-6.75;2)" office:value-type="float" office:value="0.0596055135773845" calcext:value-type="float">
            <text:p>0.059605513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895309" calcext:value-type="float">
            <text:p>6.895309</text:p>
          </table:table-cell>
          <table:table-cell office:value-type="float" office:value="6.5024628085" calcext:value-type="float">
            <text:p>6.5024628085</text:p>
          </table:table-cell>
          <table:table-cell table:formula="of:=POWER([.C392]-6.75;2)" office:value-type="float" office:value="0.0612746611757078" calcext:value-type="float">
            <text:p>0.061274661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887387" calcext:value-type="float">
            <text:p>6.887387</text:p>
          </table:table-cell>
          <table:table-cell office:value-type="float" office:value="6.4990681223" calcext:value-type="float">
            <text:p>6.4990681223</text:p>
          </table:table-cell>
          <table:table-cell table:formula="of:=POWER([.C393]-6.75;2)" office:value-type="float" office:value="0.0629668072460479" calcext:value-type="float">
            <text:p>0.062966807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878216" calcext:value-type="float">
            <text:p>6.878216</text:p>
          </table:table-cell>
          <table:table-cell office:value-type="float" office:value="6.4956943883" calcext:value-type="float">
            <text:p>6.4956943883</text:p>
          </table:table-cell>
          <table:table-cell table:formula="of:=POWER([.C394]-6.75;2)" office:value-type="float" office:value="0.0646713441421109" calcext:value-type="float">
            <text:p>0.064671344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868237" calcext:value-type="float">
            <text:p>6.868237</text:p>
          </table:table-cell>
          <table:table-cell office:value-type="float" office:value="6.4923607606" calcext:value-type="float">
            <text:p>6.4923607606</text:p>
          </table:table-cell>
          <table:table-cell table:formula="of:=POWER([.C395]-6.75;2)" office:value-type="float" office:value="0.0663779776786103" calcext:value-type="float">
            <text:p>0.066377977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857812" calcext:value-type="float">
            <text:p>6.857812</text:p>
          </table:table-cell>
          <table:table-cell office:value-type="float" office:value="6.4890852021" calcext:value-type="float">
            <text:p>6.4890852021</text:p>
          </table:table-cell>
          <table:table-cell table:formula="of:=POWER([.C396]-6.75;2)" office:value-type="float" office:value="0.0680765317631978" calcext:value-type="float">
            <text:p>0.06807653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847211" calcext:value-type="float">
            <text:p>6.847211</text:p>
          </table:table-cell>
          <table:table-cell office:value-type="float" office:value="6.4858847872" calcext:value-type="float">
            <text:p>6.4858847872</text:p>
          </table:table-cell>
          <table:table-cell table:formula="of:=POWER([.C397]-6.75;2)" office:value-type="float" office:value="0.0697568456323894" calcext:value-type="float">
            <text:p>0.069756845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836626" calcext:value-type="float">
            <text:p>6.836626</text:p>
          </table:table-cell>
          <table:table-cell office:value-type="float" office:value="6.4827758617" calcext:value-type="float">
            <text:p>6.4827758617</text:p>
          </table:table-cell>
          <table:table-cell table:formula="of:=POWER([.C398]-6.75;2)" office:value-type="float" office:value="0.0714087400901773" calcext:value-type="float">
            <text:p>0.071408740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82618" calcext:value-type="float">
            <text:p>6.82618</text:p>
          </table:table-cell>
          <table:table-cell office:value-type="float" office:value="6.4797740213" calcext:value-type="float">
            <text:p>6.4797740213</text:p>
          </table:table-cell>
          <table:table-cell table:formula="of:=POWER([.C399]-6.75;2)" office:value-type="float" office:value="0.0730220795643729" calcext:value-type="float">
            <text:p>0.073022079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815942" calcext:value-type="float">
            <text:p>6.815942</text:p>
          </table:table-cell>
          <table:table-cell office:value-type="float" office:value="6.4768939947" calcext:value-type="float">
            <text:p>6.4768939947</text:p>
          </table:table-cell>
          <table:table-cell table:formula="of:=POWER([.C400]-6.75;2)" office:value-type="float" office:value="0.0745868901309235" calcext:value-type="float">
            <text:p>0.07458689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805934" calcext:value-type="float">
            <text:p>6.805934</text:p>
          </table:table-cell>
          <table:table-cell office:value-type="float" office:value="6.4741494521" calcext:value-type="float">
            <text:p>6.4741494521</text:p>
          </table:table-cell>
          <table:table-cell table:formula="of:=POWER([.C401]-6.75;2)" office:value-type="float" office:value="0.0760935247767303" calcext:value-type="float">
            <text:p>0.076093524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96137" calcext:value-type="float">
            <text:p>6.796137</text:p>
          </table:table-cell>
          <table:table-cell office:value-type="float" office:value="6.4715528191" calcext:value-type="float">
            <text:p>6.4715528191</text:p>
          </table:table-cell>
          <table:table-cell table:formula="of:=POWER([.C402]-6.75;2)" office:value-type="float" office:value="0.0775328325511572" calcext:value-type="float">
            <text:p>0.077532832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86492" calcext:value-type="float">
            <text:p>6.786492</text:p>
          </table:table-cell>
          <table:table-cell office:value-type="float" office:value="6.4691151117" calcext:value-type="float">
            <text:p>6.4691151117</text:p>
          </table:table-cell>
          <table:table-cell table:formula="of:=POWER([.C403]-6.75;2)" office:value-type="float" office:value="0.0788963204753036" calcext:value-type="float">
            <text:p>0.0788963205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76895" calcext:value-type="float">
            <text:p>6.776895</text:p>
          </table:table-cell>
          <table:table-cell office:value-type="float" office:value="6.4668458404" calcext:value-type="float">
            <text:p>6.4668458404</text:p>
          </table:table-cell>
          <table:table-cell table:formula="of:=POWER([.C404]-6.75;2)" office:value-type="float" office:value="0.0801762780987825" calcext:value-type="float">
            <text:p>0.080176278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67201" calcext:value-type="float">
            <text:p>6.767201</text:p>
          </table:table-cell>
          <table:table-cell office:value-type="float" office:value="6.464753016" calcext:value-type="float">
            <text:p>6.464753016</text:p>
          </table:table-cell>
          <table:table-cell table:formula="of:=POWER([.C405]-6.75;2)" office:value-type="float" office:value="0.081365841881096" calcext:value-type="float">
            <text:p>0.081365841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57225" calcext:value-type="float">
            <text:p>6.757225</text:p>
          </table:table-cell>
          <table:table-cell office:value-type="float" office:value="6.4628432128" calcext:value-type="float">
            <text:p>6.4628432128</text:p>
          </table:table-cell>
          <table:table-cell table:formula="of:=POWER([.C406]-6.75;2)" office:value-type="float" office:value="0.082459020435026" calcext:value-type="float">
            <text:p>0.082459020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46757" calcext:value-type="float">
            <text:p>6.746757</text:p>
          </table:table-cell>
          <table:table-cell office:value-type="float" office:value="6.4611216915" calcext:value-type="float">
            <text:p>6.4611216915</text:p>
          </table:table-cell>
          <table:table-cell table:formula="of:=POWER([.C407]-6.75;2)" office:value-type="float" office:value="0.0834506771218213" calcext:value-type="float">
            <text:p>0.083450677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35575" calcext:value-type="float">
            <text:p>6.735575</text:p>
          </table:table-cell>
          <table:table-cell office:value-type="float" office:value="6.4595925106" calcext:value-type="float">
            <text:p>6.4595925106</text:p>
          </table:table-cell>
          <table:table-cell table:formula="of:=POWER([.C408]-6.75;2)" office:value-type="float" office:value="0.0843365098996109" calcext:value-type="float">
            <text:p>0.0843365099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23476" calcext:value-type="float">
            <text:p>6.723476</text:p>
          </table:table-cell>
          <table:table-cell office:value-type="float" office:value="6.4582586596" calcext:value-type="float">
            <text:p>6.4582586596</text:p>
          </table:table-cell>
          <table:table-cell table:formula="of:=POWER([.C409]-6.75;2)" office:value-type="float" office:value="0.0851130096983886" calcext:value-type="float">
            <text:p>0.085113009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10297" calcext:value-type="float">
            <text:p>6.710297</text:p>
          </table:table-cell>
          <table:table-cell office:value-type="float" office:value="6.4571220691" calcext:value-type="float">
            <text:p>6.4571220691</text:p>
          </table:table-cell>
          <table:table-cell table:formula="of:=POWER([.C410]-6.75;2)" office:value-type="float" office:value="0.0857774824082649" calcext:value-type="float">
            <text:p>0.0857774824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9594" calcext:value-type="float">
            <text:p>6.69594</text:p>
          </table:table-cell>
          <table:table-cell office:value-type="float" office:value="6.4561836064" calcext:value-type="float">
            <text:p>6.4561836064</text:p>
          </table:table-cell>
          <table:table-cell table:formula="of:=POWER([.C411]-6.75;2)" office:value-type="float" office:value="0.0863280731481103" calcext:value-type="float">
            <text:p>0.086328073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680392" calcext:value-type="float">
            <text:p>6.680392</text:p>
          </table:table-cell>
          <table:table-cell office:value-type="float" office:value="6.4554429628" calcext:value-type="float">
            <text:p>6.4554429628</text:p>
          </table:table-cell>
          <table:table-cell table:formula="of:=POWER([.C412]-6.75;2)" office:value-type="float" office:value="0.086763848164042" calcext:value-type="float">
            <text:p>0.086763848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663733" calcext:value-type="float">
            <text:p>6.663733</text:p>
          </table:table-cell>
          <table:table-cell office:value-type="float" office:value="6.4548985" calcext:value-type="float">
            <text:p>6.4548985</text:p>
          </table:table-cell>
          <table:table-cell table:formula="of:=POWER([.C413]-6.75;2)" office:value-type="float" office:value="0.0870848953022502" calcext:value-type="float">
            <text:p>0.087084895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46132" calcext:value-type="float">
            <text:p>6.646132</text:p>
          </table:table-cell>
          <table:table-cell office:value-type="float" office:value="6.4545470798" calcext:value-type="float">
            <text:p>6.4545470798</text:p>
          </table:table-cell>
          <table:table-cell table:formula="of:=POWER([.C414]-6.75;2)" office:value-type="float" office:value="0.0872924280547075" calcext:value-type="float">
            <text:p>0.087292428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27837" calcext:value-type="float">
            <text:p>6.627837</text:p>
          </table:table-cell>
          <table:table-cell office:value-type="float" office:value="6.4543839468" calcext:value-type="float">
            <text:p>6.4543839468</text:p>
          </table:table-cell>
          <table:table-cell table:formula="of:=POWER([.C415]-6.75;2)" office:value-type="float" office:value="0.0873888509095451" calcext:value-type="float">
            <text:p>0.0873888509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09155" calcext:value-type="float">
            <text:p>6.609155</text:p>
          </table:table-cell>
          <table:table-cell office:value-type="float" office:value="6.4544026968" calcext:value-type="float">
            <text:p>6.4544026968</text:p>
          </table:table-cell>
          <table:table-cell table:formula="of:=POWER([.C416]-6.75;2)" office:value-type="float" office:value="0.0873777656591128" calcext:value-type="float">
            <text:p>0.087377765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59042" calcext:value-type="float">
            <text:p>6.59042</text:p>
          </table:table-cell>
          <table:table-cell office:value-type="float" office:value="6.4545953404" calcext:value-type="float">
            <text:p>6.4545953404</text:p>
          </table:table-cell>
          <table:table-cell table:formula="of:=POWER([.C417]-6.75;2)" office:value-type="float" office:value="0.0872639129133919" calcext:value-type="float">
            <text:p>0.0872639129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571963" calcext:value-type="float">
            <text:p>6.571963</text:p>
          </table:table-cell>
          <table:table-cell office:value-type="float" office:value="6.4549525638" calcext:value-type="float">
            <text:p>6.4549525638</text:p>
          </table:table-cell>
          <table:table-cell table:formula="of:=POWER([.C418]-6.75;2)" office:value-type="float" office:value="0.087052989608193" calcext:value-type="float">
            <text:p>0.087052989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55408" calcext:value-type="float">
            <text:p>6.55408</text:p>
          </table:table-cell>
          <table:table-cell office:value-type="float" office:value="6.4554641543" calcext:value-type="float">
            <text:p>6.4554641543</text:p>
          </table:table-cell>
          <table:table-cell table:formula="of:=POWER([.C419]-6.75;2)" office:value-type="float" office:value="0.086751364402214" calcext:value-type="float">
            <text:p>0.086751364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536999" calcext:value-type="float">
            <text:p>6.536999</text:p>
          </table:table-cell>
          <table:table-cell office:value-type="float" office:value="6.4561195372" calcext:value-type="float">
            <text:p>6.4561195372</text:p>
          </table:table-cell>
          <table:table-cell table:formula="of:=POWER([.C420]-6.75;2)" office:value-type="float" office:value="0.0863657264155421" calcext:value-type="float">
            <text:p>0.086365726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520854" calcext:value-type="float">
            <text:p>6.520854</text:p>
          </table:table-cell>
          <table:table-cell office:value-type="float" office:value="6.4569085053" calcext:value-type="float">
            <text:p>6.4569085053</text:p>
          </table:table-cell>
          <table:table-cell table:formula="of:=POWER([.C421]-6.75;2)" office:value-type="float" office:value="0.0859026242654799" calcext:value-type="float">
            <text:p>0.085902624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505664" calcext:value-type="float">
            <text:p>6.505664</text:p>
          </table:table-cell>
          <table:table-cell office:value-type="float" office:value="6.4578219574" calcext:value-type="float">
            <text:p>6.4578219574</text:p>
          </table:table-cell>
          <table:table-cell table:formula="of:=POWER([.C422]-6.75;2)" office:value-type="float" office:value="0.0853680085775673" calcext:value-type="float">
            <text:p>0.0853680086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491328" calcext:value-type="float">
            <text:p>6.491328</text:p>
          </table:table-cell>
          <table:table-cell office:value-type="float" office:value="6.4588526702" calcext:value-type="float">
            <text:p>6.4588526702</text:p>
          </table:table-cell>
          <table:table-cell table:formula="of:=POWER([.C423]-6.75;2)" office:value-type="float" office:value="0.0847667676496701" calcext:value-type="float">
            <text:p>0.084766767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477621" calcext:value-type="float">
            <text:p>6.477621</text:p>
          </table:table-cell>
          <table:table-cell office:value-type="float" office:value="6.4599959681" calcext:value-type="float">
            <text:p>6.4599959681</text:p>
          </table:table-cell>
          <table:table-cell table:formula="of:=POWER([.C424]-6.75;2)" office:value-type="float" office:value="0.084102338518256" calcext:value-type="float">
            <text:p>0.084102338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464213" calcext:value-type="float">
            <text:p>6.464213</text:p>
          </table:table-cell>
          <table:table-cell office:value-type="float" office:value="6.4612502287" calcext:value-type="float">
            <text:p>6.4612502287</text:p>
          </table:table-cell>
          <table:table-cell table:formula="of:=POWER([.C425]-6.75;2)" office:value-type="float" office:value="0.0833764304258023" calcext:value-type="float">
            <text:p>0.0833764304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450702" calcext:value-type="float">
            <text:p>6.450702</text:p>
          </table:table-cell>
          <table:table-cell office:value-type="float" office:value="6.4626171543" calcext:value-type="float">
            <text:p>6.4626171543</text:p>
          </table:table-cell>
          <table:table-cell table:formula="of:=POWER([.C426]-6.75;2)" office:value-type="float" office:value="0.0825889000026299" calcext:value-type="float">
            <text:p>0.0825889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436651" calcext:value-type="float">
            <text:p>6.436651</text:p>
          </table:table-cell>
          <table:table-cell office:value-type="float" office:value="6.4641016755" calcext:value-type="float">
            <text:p>6.4641016755</text:p>
          </table:table-cell>
          <table:table-cell table:formula="of:=POWER([.C427]-6.75;2)" office:value-type="float" office:value="0.0817378519519072" calcext:value-type="float">
            <text:p>0.08173785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42165" calcext:value-type="float">
            <text:p>6.42165</text:p>
          </table:table-cell>
          <table:table-cell office:value-type="float" office:value="6.4657115745" calcext:value-type="float">
            <text:p>6.4657115745</text:p>
          </table:table-cell>
          <table:table-cell table:formula="of:=POWER([.C428]-6.75;2)" office:value-type="float" office:value="0.0808199088732689" calcext:value-type="float">
            <text:p>0.0808199089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405366" calcext:value-type="float">
            <text:p>6.405366</text:p>
          </table:table-cell>
          <table:table-cell office:value-type="float" office:value="6.4674566862" calcext:value-type="float">
            <text:p>6.4674566862</text:p>
          </table:table-cell>
          <table:table-cell table:formula="of:=POWER([.C429]-6.75;2)" office:value-type="float" office:value="0.0798307241730851" calcext:value-type="float">
            <text:p>0.079830724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387606" calcext:value-type="float">
            <text:p>6.387606</text:p>
          </table:table-cell>
          <table:table-cell office:value-type="float" office:value="6.4693478457" calcext:value-type="float">
            <text:p>6.4693478457</text:p>
          </table:table-cell>
          <table:table-cell table:formula="of:=POWER([.C430]-6.75;2)" office:value-type="float" office:value="0.0787656317132311" calcext:value-type="float">
            <text:p>0.078765631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368355" calcext:value-type="float">
            <text:p>6.368355</text:p>
          </table:table-cell>
          <table:table-cell office:value-type="float" office:value="6.4713955426" calcext:value-type="float">
            <text:p>6.4713955426</text:p>
          </table:table-cell>
          <table:table-cell table:formula="of:=POWER([.C431]-6.75;2)" office:value-type="float" office:value="0.0776204436831485" calcext:value-type="float">
            <text:p>0.077620443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347799" calcext:value-type="float">
            <text:p>6.347799</text:p>
          </table:table-cell>
          <table:table-cell office:value-type="float" office:value="6.473608516" calcext:value-type="float">
            <text:p>6.473608516</text:p>
          </table:table-cell>
          <table:table-cell table:formula="of:=POWER([.C432]-6.75;2)" office:value-type="float" office:value="0.0763922524277225" calcext:value-type="float">
            <text:p>0.076392252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326323" calcext:value-type="float">
            <text:p>6.326323</text:p>
          </table:table-cell>
          <table:table-cell office:value-type="float" office:value="6.4759923936" calcext:value-type="float">
            <text:p>6.4759923936</text:p>
          </table:table-cell>
          <table:table-cell table:formula="of:=POWER([.C433]-6.75;2)" office:value-type="float" office:value="0.0750801683650571" calcext:value-type="float">
            <text:p>0.0750801684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304471" calcext:value-type="float">
            <text:p>6.304471</text:p>
          </table:table-cell>
          <table:table-cell office:value-type="float" office:value="6.4785485798" calcext:value-type="float">
            <text:p>6.4785485798</text:p>
          </table:table-cell>
          <table:table-cell table:formula="of:=POWER([.C434]-6.75;2)" office:value-type="float" office:value="0.073685873528597" calcext:value-type="float">
            <text:p>0.073685873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282884" calcext:value-type="float">
            <text:p>6.282884</text:p>
          </table:table-cell>
          <table:table-cell office:value-type="float" office:value="6.4812735213" calcext:value-type="float">
            <text:p>6.4812735213</text:p>
          </table:table-cell>
          <table:table-cell table:formula="of:=POWER([.C435]-6.75;2)" office:value-type="float" office:value="0.0722139203545014" calcext:value-type="float">
            <text:p>0.0722139204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262208" calcext:value-type="float">
            <text:p>6.262208</text:p>
          </table:table-cell>
          <table:table-cell office:value-type="float" office:value="6.4841585585" calcext:value-type="float">
            <text:p>6.4841585585</text:p>
          </table:table-cell>
          <table:table-cell table:formula="of:=POWER([.C436]-6.75;2)" office:value-type="float" office:value="0.070671672018798" calcext:value-type="float">
            <text:p>0.070671672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243003" calcext:value-type="float">
            <text:p>6.243003</text:p>
          </table:table-cell>
          <table:table-cell office:value-type="float" office:value="6.4871903777" calcext:value-type="float">
            <text:p>6.4871903777</text:p>
          </table:table-cell>
          <table:table-cell table:formula="of:=POWER([.C437]-6.75;2)" office:value-type="float" office:value="0.0690688975734686" calcext:value-type="float">
            <text:p>0.069068897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225653" calcext:value-type="float">
            <text:p>6.225653</text:p>
          </table:table-cell>
          <table:table-cell office:value-type="float" office:value="6.4903520745" calcext:value-type="float">
            <text:p>6.4903520745</text:p>
          </table:table-cell>
          <table:table-cell table:formula="of:=POWER([.C438]-6.75;2)" office:value-type="float" office:value="0.0674170452164537" calcext:value-type="float">
            <text:p>0.0674170452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210307" calcext:value-type="float">
            <text:p>6.210307</text:p>
          </table:table-cell>
          <table:table-cell office:value-type="float" office:value="6.4936246915" calcext:value-type="float">
            <text:p>6.4936246915</text:p>
          </table:table-cell>
          <table:table-cell table:formula="of:=POWER([.C439]-6.75;2)" office:value-type="float" office:value="0.0657282988084702" calcext:value-type="float">
            <text:p>0.065728298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196851" calcext:value-type="float">
            <text:p>6.196851</text:p>
          </table:table-cell>
          <table:table-cell office:value-type="float" office:value="6.4969890585" calcext:value-type="float">
            <text:p>6.4969890585</text:p>
          </table:table-cell>
          <table:table-cell table:formula="of:=POWER([.C440]-6.75;2)" office:value-type="float" office:value="0.0640145365187166" calcext:value-type="float">
            <text:p>0.064014536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184937" calcext:value-type="float">
            <text:p>6.184937</text:p>
          </table:table-cell>
          <table:table-cell office:value-type="float" office:value="6.5004276383" calcext:value-type="float">
            <text:p>6.5004276383</text:p>
          </table:table-cell>
          <table:table-cell table:formula="of:=POWER([.C441]-6.75;2)" office:value-type="float" office:value="0.0622863637245158" calcext:value-type="float">
            <text:p>0.062286363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174036" calcext:value-type="float">
            <text:p>6.174036</text:p>
          </table:table-cell>
          <table:table-cell office:value-type="float" office:value="6.5039260266" calcext:value-type="float">
            <text:p>6.5039260266</text:p>
          </table:table-cell>
          <table:table-cell table:formula="of:=POWER([.C442]-6.75;2)" office:value-type="float" office:value="0.0605524003848638" calcext:value-type="float">
            <text:p>0.0605524004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163524" calcext:value-type="float">
            <text:p>6.163524</text:p>
          </table:table-cell>
          <table:table-cell office:value-type="float" office:value="6.5074739787" calcext:value-type="float">
            <text:p>6.5074739787</text:p>
          </table:table-cell>
          <table:table-cell table:formula="of:=POWER([.C443]-6.75;2)" office:value-type="float" office:value="0.058818871007608" calcext:value-type="float">
            <text:p>0.05881887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152769" calcext:value-type="float">
            <text:p>6.152769</text:p>
          </table:table-cell>
          <table:table-cell office:value-type="float" office:value="6.51106575" calcext:value-type="float">
            <text:p>6.51106575</text:p>
          </table:table-cell>
          <table:table-cell table:formula="of:=POWER([.C444]-6.75;2)" office:value-type="float" office:value="0.0570895758230624" calcext:value-type="float">
            <text:p>0.057089575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14118" calcext:value-type="float">
            <text:p>6.14118</text:p>
          </table:table-cell>
          <table:table-cell office:value-type="float" office:value="6.5146997713" calcext:value-type="float">
            <text:p>6.5146997713</text:p>
          </table:table-cell>
          <table:table-cell table:formula="of:=POWER([.C445]-6.75;2)" office:value-type="float" office:value="0.0553661976262723" calcext:value-type="float">
            <text:p>0.055366197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128186" calcext:value-type="float">
            <text:p>6.128186</text:p>
          </table:table-cell>
          <table:table-cell office:value-type="float" office:value="6.5183779043" calcext:value-type="float">
            <text:p>6.5183779043</text:p>
          </table:table-cell>
          <table:table-cell table:formula="of:=POWER([.C446]-6.75;2)" office:value-type="float" office:value="0.0536487952164598" calcext:value-type="float">
            <text:p>0.053648795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113065" calcext:value-type="float">
            <text:p>6.113065</text:p>
          </table:table-cell>
          <table:table-cell office:value-type="float" office:value="6.522104766" calcext:value-type="float">
            <text:p>6.522104766</text:p>
          </table:table-cell>
          <table:table-cell table:formula="of:=POWER([.C447]-6.75;2)" office:value-type="float" office:value="0.0519362376799148" calcext:value-type="float">
            <text:p>0.0519362377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094402" calcext:value-type="float">
            <text:p>6.094402</text:p>
          </table:table-cell>
          <table:table-cell office:value-type="float" office:value="6.5258879415" calcext:value-type="float">
            <text:p>6.5258879415</text:p>
          </table:table-cell>
          <table:table-cell table:formula="of:=POWER([.C448]-6.75;2)" office:value-type="float" office:value="0.0502262147651075" calcext:value-type="float">
            <text:p>0.050226214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068328" calcext:value-type="float">
            <text:p>6.068328</text:p>
          </table:table-cell>
          <table:table-cell office:value-type="float" office:value="6.5297412181" calcext:value-type="float">
            <text:p>6.5297412181</text:p>
          </table:table-cell>
          <table:table-cell table:formula="of:=POWER([.C449]-6.75;2)" office:value-type="float" office:value="0.0485139310040718" calcext:value-type="float">
            <text:p>0.04851393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020465" calcext:value-type="float">
            <text:p>6.020465</text:p>
          </table:table-cell>
          <table:table-cell office:value-type="float" office:value="6.5336973511" calcext:value-type="float">
            <text:p>6.5336973511</text:p>
          </table:table-cell>
          <table:table-cell table:formula="of:=POWER([.C450]-6.75;2)" office:value-type="float" office:value="0.0467868359211567" calcext:value-type="float">
            <text:p>0.0467868359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842284" calcext:value-type="float">
            <text:p>5.842284</text:p>
          </table:table-cell>
          <table:table-cell office:value-type="float" office:value="6.5378639149" calcext:value-type="float">
            <text:p>6.5378639149</text:p>
          </table:table-cell>
          <table:table-cell table:formula="of:=POWER([.C451]-6.75;2)" office:value-type="float" office:value="0.0450017186015545" calcext:value-type="float">
            <text:p>0.0450017186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16174" calcext:value-type="float">
            <text:p>6.616174</text:p>
          </table:table-cell>
          <table:table-cell office:value-type="float" office:value="6.5429243245" calcext:value-type="float">
            <text:p>6.5429243245</text:p>
          </table:table-cell>
          <table:table-cell table:formula="of:=POWER([.C452]-6.75;2)" office:value-type="float" office:value="0.0428803353837811" calcext:value-type="float">
            <text:p>0.042880335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256145" calcext:value-type="float">
            <text:p>6.256145</text:p>
          </table:table-cell>
          <table:table-cell office:value-type="float" office:value="6.543803633" calcext:value-type="float">
            <text:p>6.543803633</text:p>
          </table:table-cell>
          <table:table-cell table:formula="of:=POWER([.C453]-6.75;2)" office:value-type="float" office:value="0.0425169417639989" calcext:value-type="float">
            <text:p>0.042516941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203414" calcext:value-type="float">
            <text:p>6.203414</text:p>
          </table:table-cell>
          <table:table-cell office:value-type="float" office:value="6.5465222606" calcext:value-type="float">
            <text:p>6.5465222606</text:p>
          </table:table-cell>
          <table:table-cell table:formula="of:=POWER([.C454]-6.75;2)" office:value-type="float" office:value="0.0414031904313344" calcext:value-type="float">
            <text:p>0.041403190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18637" calcext:value-type="float">
            <text:p>6.18637</text:p>
          </table:table-cell>
          <table:table-cell office:value-type="float" office:value="6.5494350532" calcext:value-type="float">
            <text:p>6.5494350532</text:p>
          </table:table-cell>
          <table:table-cell table:formula="of:=POWER([.C455]-6.75;2)" office:value-type="float" office:value="0.0402262978848869" calcext:value-type="float">
            <text:p>0.040226297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182171" calcext:value-type="float">
            <text:p>6.182171</text:p>
          </table:table-cell>
          <table:table-cell office:value-type="float" office:value="6.5523428989" calcext:value-type="float">
            <text:p>6.5523428989</text:p>
          </table:table-cell>
          <table:table-cell table:formula="of:=POWER([.C456]-6.75;2)" office:value-type="float" office:value="0.0390683296152556" calcext:value-type="float">
            <text:p>0.0390683296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18484" calcext:value-type="float">
            <text:p>6.18484</text:p>
          </table:table-cell>
          <table:table-cell office:value-type="float" office:value="6.5551702394" calcext:value-type="float">
            <text:p>6.5551702394</text:p>
          </table:table-cell>
          <table:table-cell table:formula="of:=POWER([.C457]-6.75;2)" office:value-type="float" office:value="0.0379586356154534" calcext:value-type="float">
            <text:p>0.0379586356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191989" calcext:value-type="float">
            <text:p>6.191989</text:p>
          </table:table-cell>
          <table:table-cell office:value-type="float" office:value="6.5578759681" calcext:value-type="float">
            <text:p>6.5578759681</text:p>
          </table:table-cell>
          <table:table-cell table:formula="of:=POWER([.C458]-6.75;2)" office:value-type="float" office:value="0.0369116436335121" calcext:value-type="float">
            <text:p>0.036911643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202381" calcext:value-type="float">
            <text:p>6.202381</text:p>
          </table:table-cell>
          <table:table-cell office:value-type="float" office:value="6.5604347128" calcext:value-type="float">
            <text:p>6.5604347128</text:p>
          </table:table-cell>
          <table:table-cell table:formula="of:=POWER([.C459]-6.75;2)" office:value-type="float" office:value="0.0359349981112184" calcext:value-type="float">
            <text:p>0.035934998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215239" calcext:value-type="float">
            <text:p>6.215239</text:p>
          </table:table-cell>
          <table:table-cell office:value-type="float" office:value="6.5628307926" calcext:value-type="float">
            <text:p>6.5628307926</text:p>
          </table:table-cell>
          <table:table-cell table:formula="of:=POWER([.C460]-6.75;2)" office:value-type="float" office:value="0.0350323121987443" calcext:value-type="float">
            <text:p>0.035032312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229994" calcext:value-type="float">
            <text:p>6.229994</text:p>
          </table:table-cell>
          <table:table-cell office:value-type="float" office:value="6.5650555479" calcext:value-type="float">
            <text:p>6.5650555479</text:p>
          </table:table-cell>
          <table:table-cell table:formula="of:=POWER([.C461]-6.75;2)" office:value-type="float" office:value="0.0342044503625692" calcext:value-type="float">
            <text:p>0.0342044504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246173" calcext:value-type="float">
            <text:p>6.246173</text:p>
          </table:table-cell>
          <table:table-cell office:value-type="float" office:value="6.56710575" calcext:value-type="float">
            <text:p>6.56710575</text:p>
          </table:table-cell>
          <table:table-cell table:formula="of:=POWER([.C462]-6.75;2)" office:value-type="float" office:value="0.0334503066830626" calcext:value-type="float">
            <text:p>0.0334503067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263339" calcext:value-type="float">
            <text:p>6.263339</text:p>
          </table:table-cell>
          <table:table-cell office:value-type="float" office:value="6.5689823989" calcext:value-type="float">
            <text:p>6.5689823989</text:p>
          </table:table-cell>
          <table:table-cell table:formula="of:=POWER([.C463]-6.75;2)" office:value-type="float" office:value="0.0327673719079986" calcext:value-type="float">
            <text:p>0.032767371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281063" calcext:value-type="float">
            <text:p>6.281063</text:p>
          </table:table-cell>
          <table:table-cell office:value-type="float" office:value="6.5706896862" calcext:value-type="float">
            <text:p>6.5706896862</text:p>
          </table:table-cell>
          <table:table-cell table:formula="of:=POWER([.C464]-6.75;2)" office:value-type="float" office:value="0.0321521886350546" calcext:value-type="float">
            <text:p>0.0321521886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29892" calcext:value-type="float">
            <text:p>6.29892</text:p>
          </table:table-cell>
          <table:table-cell office:value-type="float" office:value="6.5722340745" calcext:value-type="float">
            <text:p>6.5722340745</text:p>
          </table:table-cell>
          <table:table-cell table:formula="of:=POWER([.C465]-6.75;2)" office:value-type="float" office:value="0.0316007242688716" calcext:value-type="float">
            <text:p>0.031600724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31651" calcext:value-type="float">
            <text:p>6.31651</text:p>
          </table:table-cell>
          <table:table-cell office:value-type="float" office:value="6.5736234894" calcext:value-type="float">
            <text:p>6.5736234894</text:p>
          </table:table-cell>
          <table:table-cell table:formula="of:=POWER([.C466]-6.75;2)" office:value-type="float" office:value="0.0311086734914319" calcext:value-type="float">
            <text:p>0.0311086735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333481" calcext:value-type="float">
            <text:p>6.333481</text:p>
          </table:table-cell>
          <table:table-cell office:value-type="float" office:value="6.5748664947" calcext:value-type="float">
            <text:p>6.5748664947</text:p>
          </table:table-cell>
          <table:table-cell table:formula="of:=POWER([.C467]-6.75;2)" office:value-type="float" office:value="0.0306717446786651" calcext:value-type="float">
            <text:p>0.030671744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34957" calcext:value-type="float">
            <text:p>6.34957</text:p>
          </table:table-cell>
          <table:table-cell office:value-type="float" office:value="6.5759715638" calcext:value-type="float">
            <text:p>6.5759715638</text:p>
          </table:table-cell>
          <table:table-cell table:formula="of:=POWER([.C468]-6.75;2)" office:value-type="float" office:value="0.0302858966062176" calcext:value-type="float">
            <text:p>0.030285896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364627" calcext:value-type="float">
            <text:p>6.364627</text:p>
          </table:table-cell>
          <table:table-cell office:value-type="float" office:value="6.5769463245" calcext:value-type="float">
            <text:p>6.5769463245</text:p>
          </table:table-cell>
          <table:table-cell table:formula="of:=POWER([.C469]-6.75;2)" office:value-type="float" office:value="0.0299475746040594" calcext:value-type="float">
            <text:p>0.0299475746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378644" calcext:value-type="float">
            <text:p>6.378644</text:p>
          </table:table-cell>
          <table:table-cell office:value-type="float" office:value="6.5777968723" calcext:value-type="float">
            <text:p>6.5777968723</text:p>
          </table:table-cell>
          <table:table-cell table:formula="of:=POWER([.C470]-6.75;2)" office:value-type="float" office:value="0.0296539171896624" calcext:value-type="float">
            <text:p>0.029653917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391749" calcext:value-type="float">
            <text:p>6.391749</text:p>
          </table:table-cell>
          <table:table-cell office:value-type="float" office:value="6.5785270691" calcext:value-type="float">
            <text:p>6.5785270691</text:p>
          </table:table-cell>
          <table:table-cell table:formula="of:=POWER([.C471]-6.75;2)" office:value-type="float" office:value="0.0294029660314363" calcext:value-type="float">
            <text:p>0.029402966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404193" calcext:value-type="float">
            <text:p>6.404193</text:p>
          </table:table-cell>
          <table:table-cell office:value-type="float" office:value="6.5791380106" calcext:value-type="float">
            <text:p>6.5791380106</text:p>
          </table:table-cell>
          <table:table-cell table:formula="of:=POWER([.C472]-6.75;2)" office:value-type="float" office:value="0.0291938194217256" calcext:value-type="float">
            <text:p>0.0291938194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416311" calcext:value-type="float">
            <text:p>6.416311</text:p>
          </table:table-cell>
          <table:table-cell office:value-type="float" office:value="6.579627617" calcext:value-type="float">
            <text:p>6.579627617</text:p>
          </table:table-cell>
          <table:table-cell table:formula="of:=POWER([.C473]-6.75;2)" office:value-type="float" office:value="0.0290267488890987" calcext:value-type="float">
            <text:p>0.0290267489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428477" calcext:value-type="float">
            <text:p>6.428477</text:p>
          </table:table-cell>
          <table:table-cell office:value-type="float" office:value="6.5799904628" calcext:value-type="float">
            <text:p>6.5799904628</text:p>
          </table:table-cell>
          <table:table-cell table:formula="of:=POWER([.C474]-6.75;2)" office:value-type="float" office:value="0.0289032427389583" calcext:value-type="float">
            <text:p>0.028903242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441048" calcext:value-type="float">
            <text:p>6.441048</text:p>
          </table:table-cell>
          <table:table-cell office:value-type="float" office:value="6.5802179096" calcext:value-type="float">
            <text:p>6.5802179096</text:p>
          </table:table-cell>
          <table:table-cell table:formula="of:=POWER([.C475]-6.75;2)" office:value-type="float" office:value="0.0288259582205938" calcext:value-type="float">
            <text:p>0.0288259582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454317" calcext:value-type="float">
            <text:p>6.454317</text:p>
          </table:table-cell>
          <table:table-cell office:value-type="float" office:value="6.5802985585" calcext:value-type="float">
            <text:p>6.5802985585</text:p>
          </table:table-cell>
          <table:table-cell table:formula="of:=POWER([.C476]-6.75;2)" office:value-type="float" office:value="0.0287985792471779" calcext:value-type="float">
            <text:p>0.0287985792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468479" calcext:value-type="float">
            <text:p>6.468479</text:p>
          </table:table-cell>
          <table:table-cell office:value-type="float" office:value="6.5802190372" calcext:value-type="float">
            <text:p>6.5802190372</text:p>
          </table:table-cell>
          <table:table-cell table:formula="of:=POWER([.C477]-6.75;2)" office:value-type="float" office:value="0.028825575329295" calcext:value-type="float">
            <text:p>0.028825575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483611" calcext:value-type="float">
            <text:p>6.483611</text:p>
          </table:table-cell>
          <table:table-cell office:value-type="float" office:value="6.5799650213" calcext:value-type="float">
            <text:p>6.5799650213</text:p>
          </table:table-cell>
          <table:table-cell table:formula="of:=POWER([.C478]-6.75;2)" office:value-type="float" office:value="0.0289118939815096" calcext:value-type="float">
            <text:p>0.028911894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499671" calcext:value-type="float">
            <text:p>6.499671</text:p>
          </table:table-cell>
          <table:table-cell office:value-type="float" office:value="6.5795224202" calcext:value-type="float">
            <text:p>6.5795224202</text:p>
          </table:table-cell>
          <table:table-cell table:formula="of:=POWER([.C479]-6.75;2)" office:value-type="float" office:value="0.0290626052144654" calcext:value-type="float">
            <text:p>0.0290626052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516514" calcext:value-type="float">
            <text:p>6.516514</text:p>
          </table:table-cell>
          <table:table-cell office:value-type="float" office:value="6.5788786011" calcext:value-type="float">
            <text:p>6.5788786011</text:p>
          </table:table-cell>
          <table:table-cell table:formula="of:=POWER([.C480]-6.75;2)" office:value-type="float" office:value="0.0292825331614931" calcext:value-type="float">
            <text:p>0.029282533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53392" calcext:value-type="float">
            <text:p>6.53392</text:p>
          </table:table-cell>
          <table:table-cell office:value-type="float" office:value="6.5780234415" calcext:value-type="float">
            <text:p>6.5780234415</text:p>
          </table:table-cell>
          <table:table-cell table:formula="of:=POWER([.C481]-6.75;2)" office:value-type="float" office:value="0.0295759366735039" calcext:value-type="float">
            <text:p>0.029575936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551628" calcext:value-type="float">
            <text:p>6.551628</text:p>
          </table:table-cell>
          <table:table-cell office:value-type="float" office:value="6.5769500851" calcext:value-type="float">
            <text:p>6.5769500851</text:p>
          </table:table-cell>
          <table:table-cell table:formula="of:=POWER([.C482]-6.75;2)" office:value-type="float" office:value="0.0299462730468972" calcext:value-type="float">
            <text:p>0.02994627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569369" calcext:value-type="float">
            <text:p>6.569369</text:p>
          </table:table-cell>
          <table:table-cell office:value-type="float" office:value="6.5756552394" calcext:value-type="float">
            <text:p>6.5756552394</text:p>
          </table:table-cell>
          <table:table-cell table:formula="of:=POWER([.C483]-6.75;2)" office:value-type="float" office:value="0.0303960955486714" calcext:value-type="float">
            <text:p>0.0303960955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586898" calcext:value-type="float">
            <text:p>6.586898</text:p>
          </table:table-cell>
          <table:table-cell office:value-type="float" office:value="6.574138984" calcext:value-type="float">
            <text:p>6.574138984</text:p>
          </table:table-cell>
          <table:table-cell table:formula="of:=POWER([.C484]-6.75;2)" office:value-type="float" office:value="0.0309270969485522" calcext:value-type="float">
            <text:p>0.0309270969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04013" calcext:value-type="float">
            <text:p>6.604013</text:p>
          </table:table-cell>
          <table:table-cell office:value-type="float" office:value="6.5724040479" calcext:value-type="float">
            <text:p>6.5724040479</text:p>
          </table:table-cell>
          <table:table-cell table:formula="of:=POWER([.C485]-6.75;2)" office:value-type="float" office:value="0.0315403222023055" calcext:value-type="float">
            <text:p>0.031540322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20566" calcext:value-type="float">
            <text:p>6.620566</text:p>
          </table:table-cell>
          <table:table-cell office:value-type="float" office:value="6.5704546968" calcext:value-type="float">
            <text:p>6.5704546968</text:p>
          </table:table-cell>
          <table:table-cell table:formula="of:=POWER([.C486]-6.75;2)" office:value-type="float" office:value="0.03223651590118" calcext:value-type="float">
            <text:p>0.032236515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36465" calcext:value-type="float">
            <text:p>6.636465</text:p>
          </table:table-cell>
          <table:table-cell office:value-type="float" office:value="6.5682953936" calcext:value-type="float">
            <text:p>6.5682953936</text:p>
          </table:table-cell>
          <table:table-cell table:formula="of:=POWER([.C487]-6.75;2)" office:value-type="float" office:value="0.033016563986979" calcext:value-type="float">
            <text:p>0.03301656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651667" calcext:value-type="float">
            <text:p>6.651667</text:p>
          </table:table-cell>
          <table:table-cell office:value-type="float" office:value="6.5659294202" calcext:value-type="float">
            <text:p>6.5659294202</text:p>
          </table:table-cell>
          <table:table-cell table:formula="of:=POWER([.C488]-6.75;2)" office:value-type="float" office:value="0.0338819783479082" calcext:value-type="float">
            <text:p>0.0338819783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666166" calcext:value-type="float">
            <text:p>6.666166</text:p>
          </table:table-cell>
          <table:table-cell office:value-type="float" office:value="6.5633576543" calcext:value-type="float">
            <text:p>6.5633576543</text:p>
          </table:table-cell>
          <table:table-cell table:formula="of:=POWER([.C489]-6.75;2)" office:value-type="float" office:value="0.0348353652083984" calcext:value-type="float">
            <text:p>0.034835365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79978" calcext:value-type="float">
            <text:p>6.679978</text:p>
          </table:table-cell>
          <table:table-cell office:value-type="float" office:value="6.5605776968" calcext:value-type="float">
            <text:p>6.5605776968</text:p>
          </table:table-cell>
          <table:table-cell table:formula="of:=POWER([.C490]-6.75;2)" office:value-type="float" office:value="0.0358808089495926" calcext:value-type="float">
            <text:p>0.035880808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693132" calcext:value-type="float">
            <text:p>6.693132</text:p>
          </table:table-cell>
          <table:table-cell office:value-type="float" office:value="6.5575832606" calcext:value-type="float">
            <text:p>6.5575832606</text:p>
          </table:table-cell>
          <table:table-cell table:formula="of:=POWER([.C491]-6.75;2)" office:value-type="float" office:value="0.0370242016013274" calcext:value-type="float">
            <text:p>0.037024201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05658" calcext:value-type="float">
            <text:p>6.705658</text:p>
          </table:table-cell>
          <table:table-cell office:value-type="float" office:value="6.5543637021" calcext:value-type="float">
            <text:p>6.5543637021</text:p>
          </table:table-cell>
          <table:table-cell table:formula="of:=POWER([.C492]-6.75;2)" office:value-type="float" office:value="0.0382735610560176" calcext:value-type="float">
            <text:p>0.038273561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17582" calcext:value-type="float">
            <text:p>6.717582</text:p>
          </table:table-cell>
          <table:table-cell office:value-type="float" office:value="6.5509031489" calcext:value-type="float">
            <text:p>6.5509031489</text:p>
          </table:table-cell>
          <table:table-cell table:formula="of:=POWER([.C493]-6.75;2)" office:value-type="float" office:value="0.0396395561179356" calcext:value-type="float">
            <text:p>0.039639556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28936" calcext:value-type="float">
            <text:p>6.728936</text:p>
          </table:table-cell>
          <table:table-cell office:value-type="float" office:value="6.5471782553" calcext:value-type="float">
            <text:p>6.5471782553</text:p>
          </table:table-cell>
          <table:table-cell table:formula="of:=POWER([.C494]-6.75;2)" office:value-type="float" office:value="0.0411366601231518" calcext:value-type="float">
            <text:p>0.041136660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39751" calcext:value-type="float">
            <text:p>6.739751</text:p>
          </table:table-cell>
          <table:table-cell office:value-type="float" office:value="6.5431520479" calcext:value-type="float">
            <text:p>6.5431520479</text:p>
          </table:table-cell>
          <table:table-cell table:formula="of:=POWER([.C495]-6.75;2)" office:value-type="float" office:value="0.0427860752879641" calcext:value-type="float">
            <text:p>0.042786075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50073" calcext:value-type="float">
            <text:p>6.750073</text:p>
          </table:table-cell>
          <table:table-cell office:value-type="float" office:value="6.5387575851" calcext:value-type="float">
            <text:p>6.5387575851</text:p>
          </table:table-cell>
          <table:table-cell table:formula="of:=POWER([.C496]-6.75;2)" office:value-type="float" office:value="0.0446233578527838" calcext:value-type="float">
            <text:p>0.044623357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59959" calcext:value-type="float">
            <text:p>6.759959</text:p>
          </table:table-cell>
          <table:table-cell office:value-type="float" office:value="6.5338481809" calcext:value-type="float">
            <text:p>6.5338481809</text:p>
          </table:table-cell>
          <table:table-cell table:formula="of:=POWER([.C497]-6.75;2)" office:value-type="float" office:value="0.0467216089002392" calcext:value-type="float">
            <text:p>0.0467216089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69478" calcext:value-type="float">
            <text:p>6.769478</text:p>
          </table:table-cell>
          <table:table-cell office:value-type="float" office:value="6.5279937447" calcext:value-type="float">
            <text:p>6.5279937447</text:p>
          </table:table-cell>
          <table:table-cell table:formula="of:=POWER([.C498]-6.75;2)" office:value-type="float" office:value="0.0492867773923289" calcext:value-type="float">
            <text:p>0.0492867774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78704" calcext:value-type="float">
            <text:p>6.778704</text:p>
          </table:table-cell>
          <table:table-cell office:value-type="float" office:value="6.5186746862" calcext:value-type="float">
            <text:p>6.5186746862</text:p>
          </table:table-cell>
          <table:table-cell table:formula="of:=POWER([.C499]-6.75;2)" office:value-type="float" office:value="0.0535114008046686" calcext:value-type="float">
            <text:p>0.0535114008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87701" calcext:value-type="float">
            <text:p>6.787701</text:p>
          </table:table-cell>
          <table:table-cell office:value-type="float" office:value="6.5249502553" calcext:value-type="float">
            <text:p>6.5249502553</text:p>
          </table:table-cell>
          <table:table-cell table:formula="of:=POWER([.C500]-6.75;2)" office:value-type="float" office:value="0.0506473875895351" calcext:value-type="float">
            <text:p>0.050647387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96507" calcext:value-type="float">
            <text:p>6.796507</text:p>
          </table:table-cell>
          <table:table-cell office:value-type="float" office:value="6.5235634574" calcext:value-type="float">
            <text:p>6.5235634574</text:p>
          </table:table-cell>
          <table:table-cell table:formula="of:=POWER([.C501]-6.75;2)" office:value-type="float" office:value="0.0512735078246417" calcext:value-type="float">
            <text:p>0.0512735078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805116" calcext:value-type="float">
            <text:p>6.805116</text:p>
          </table:table-cell>
          <table:table-cell office:value-type="float" office:value="6.5210186436" calcext:value-type="float">
            <text:p>6.5210186436</text:p>
          </table:table-cell>
          <table:table-cell table:formula="of:=POWER([.C502]-6.75;2)" office:value-type="float" office:value="0.052432461578784" calcext:value-type="float">
            <text:p>0.0524324616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81347" calcext:value-type="float">
            <text:p>6.81347</text:p>
          </table:table-cell>
          <table:table-cell office:value-type="float" office:value="6.5180026702" calcext:value-type="float">
            <text:p>6.5180026702</text:p>
          </table:table-cell>
          <table:table-cell table:formula="of:=POWER([.C503]-6.75;2)" office:value-type="float" office:value="0.0538227610343302" calcext:value-type="float">
            <text:p>0.05382276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821447" calcext:value-type="float">
            <text:p>6.821447</text:p>
          </table:table-cell>
          <table:table-cell office:value-type="float" office:value="6.514743867" calcext:value-type="float">
            <text:p>6.514743867</text:p>
          </table:table-cell>
          <table:table-cell table:formula="of:=POWER([.C504]-6.75;2)" office:value-type="float" office:value="0.0553454481141137" calcext:value-type="float">
            <text:p>0.055345448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82887" calcext:value-type="float">
            <text:p>6.82887</text:p>
          </table:table-cell>
          <table:table-cell office:value-type="float" office:value="6.5113536436" calcext:value-type="float">
            <text:p>6.5113536436</text:p>
          </table:table-cell>
          <table:table-cell table:formula="of:=POWER([.C505]-6.75;2)" office:value-type="float" office:value="0.056952083422996" calcext:value-type="float">
            <text:p>0.0569520834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835518" calcext:value-type="float">
            <text:p>6.835518</text:p>
          </table:table-cell>
          <table:table-cell office:value-type="float" office:value="6.5078988138" calcext:value-type="float">
            <text:p>6.5078988138</text:p>
          </table:table-cell>
          <table:table-cell table:formula="of:=POWER([.C506]-6.75;2)" office:value-type="float" office:value="0.0586129843594472" calcext:value-type="float">
            <text:p>0.0586129844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841149" calcext:value-type="float">
            <text:p>6.841149</text:p>
          </table:table-cell>
          <table:table-cell office:value-type="float" office:value="6.50442475" calcext:value-type="float">
            <text:p>6.50442475</text:p>
          </table:table-cell>
          <table:table-cell table:formula="of:=POWER([.C507]-6.75;2)" office:value-type="float" office:value="0.0603072034125625" calcext:value-type="float">
            <text:p>0.0603072034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845524" calcext:value-type="float">
            <text:p>6.845524</text:p>
          </table:table-cell>
          <table:table-cell office:value-type="float" office:value="6.500964766" calcext:value-type="float">
            <text:p>6.500964766</text:p>
          </table:table-cell>
          <table:table-cell table:formula="of:=POWER([.C508]-6.75;2)" office:value-type="float" office:value="0.0620185477734347" calcext:value-type="float">
            <text:p>0.062018547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84844" calcext:value-type="float">
            <text:p>6.84844</text:p>
          </table:table-cell>
          <table:table-cell office:value-type="float" office:value="6.4975446277" calcext:value-type="float">
            <text:p>6.4975446277</text:p>
          </table:table-cell>
          <table:table-cell table:formula="of:=POWER([.C509]-6.75;2)" office:value-type="float" office:value="0.0637337150031316" calcext:value-type="float">
            <text:p>0.063733715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849749" calcext:value-type="float">
            <text:p>6.849749</text:p>
          </table:table-cell>
          <table:table-cell office:value-type="float" office:value="6.4941849574" calcext:value-type="float">
            <text:p>6.4941849574</text:p>
          </table:table-cell>
          <table:table-cell table:formula="of:=POWER([.C510]-6.75;2)" office:value-type="float" office:value="0.0654413360204399" calcext:value-type="float">
            <text:p>0.065441336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849381" calcext:value-type="float">
            <text:p>6.849381</text:p>
          </table:table-cell>
          <table:table-cell office:value-type="float" office:value="6.4909026596" calcext:value-type="float">
            <text:p>6.4909026596</text:p>
          </table:table-cell>
          <table:table-cell table:formula="of:=POWER([.C511]-6.75;2)" office:value-type="float" office:value="0.0671314318023536" calcext:value-type="float">
            <text:p>0.0671314318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47349" calcext:value-type="float">
            <text:p>6.847349</text:p>
          </table:table-cell>
          <table:table-cell office:value-type="float" office:value="6.4877117394" calcext:value-type="float">
            <text:p>6.4877117394</text:p>
          </table:table-cell>
          <table:table-cell table:formula="of:=POWER([.C512]-6.75;2)" office:value-type="float" office:value="0.0687951316485736" calcext:value-type="float">
            <text:p>0.068795131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843753" calcext:value-type="float">
            <text:p>6.843753</text:p>
          </table:table-cell>
          <table:table-cell office:value-type="float" office:value="6.4846238298" calcext:value-type="float">
            <text:p>6.4846238298</text:p>
          </table:table-cell>
          <table:table-cell table:formula="of:=POWER([.C513]-6.75;2)" office:value-type="float" office:value="0.0704245117100192" calcext:value-type="float">
            <text:p>0.0704245117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838768" calcext:value-type="float">
            <text:p>6.838768</text:p>
          </table:table-cell>
          <table:table-cell office:value-type="float" office:value="6.4816484787" calcext:value-type="float">
            <text:p>6.4816484787</text:p>
          </table:table-cell>
          <table:table-cell table:formula="of:=POWER([.C514]-6.75;2)" office:value-type="float" office:value="0.0720125389840242" calcext:value-type="float">
            <text:p>0.072012539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32624" calcext:value-type="float">
            <text:p>6.832624</text:p>
          </table:table-cell>
          <table:table-cell office:value-type="float" office:value="6.478793367" calcext:value-type="float">
            <text:p>6.478793367</text:p>
          </table:table-cell>
          <table:table-cell table:formula="of:=POWER([.C515]-6.75;2)" office:value-type="float" office:value="0.0735530377831968" calcext:value-type="float">
            <text:p>0.073553037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825583" calcext:value-type="float">
            <text:p>6.825583</text:p>
          </table:table-cell>
          <table:table-cell office:value-type="float" office:value="6.4760644574" calcext:value-type="float">
            <text:p>6.4760644574</text:p>
          </table:table-cell>
          <table:table-cell table:formula="of:=POWER([.C516]-6.75;2)" office:value-type="float" office:value="0.0750406814995566" calcext:value-type="float">
            <text:p>0.0750406815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817912" calcext:value-type="float">
            <text:p>6.817912</text:p>
          </table:table-cell>
          <table:table-cell office:value-type="float" office:value="6.4734661809" calcext:value-type="float">
            <text:p>6.4734661809</text:p>
          </table:table-cell>
          <table:table-cell table:formula="of:=POWER([.C517]-6.75;2)" office:value-type="float" office:value="0.0764709531060315" calcext:value-type="float">
            <text:p>0.076470953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809859" calcext:value-type="float">
            <text:p>6.809859</text:p>
          </table:table-cell>
          <table:table-cell office:value-type="float" office:value="6.4710016117" calcext:value-type="float">
            <text:p>6.4710016117</text:p>
          </table:table-cell>
          <table:table-cell table:formula="of:=POWER([.C518]-6.75;2)" office:value-type="float" office:value="0.0778401006739975" calcext:value-type="float">
            <text:p>0.077840100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01624" calcext:value-type="float">
            <text:p>6.801624</text:p>
          </table:table-cell>
          <table:table-cell office:value-type="float" office:value="6.4686727074" calcext:value-type="float">
            <text:p>6.4686727074</text:p>
          </table:table-cell>
          <table:table-cell table:formula="of:=POWER([.C519]-6.75;2)" office:value-type="float" office:value="0.0791450455616462" calcext:value-type="float">
            <text:p>0.0791450456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93349" calcext:value-type="float">
            <text:p>6.793349</text:p>
          </table:table-cell>
          <table:table-cell office:value-type="float" office:value="6.4664805851" calcext:value-type="float">
            <text:p>6.4664805851</text:p>
          </table:table-cell>
          <table:table-cell table:formula="of:=POWER([.C520]-6.75;2)" office:value-type="float" office:value="0.0803832586252382" calcext:value-type="float">
            <text:p>0.080383258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785103" calcext:value-type="float">
            <text:p>6.785103</text:p>
          </table:table-cell>
          <table:table-cell office:value-type="float" office:value="6.4644257872" calcext:value-type="float">
            <text:p>6.4644257872</text:p>
          </table:table-cell>
          <table:table-cell table:formula="of:=POWER([.C521]-6.75;2)" office:value-type="float" office:value="0.0815526310163398" calcext:value-type="float">
            <text:p>0.08155263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776879" calcext:value-type="float">
            <text:p>6.776879</text:p>
          </table:table-cell>
          <table:table-cell office:value-type="float" office:value="6.4625085851" calcext:value-type="float">
            <text:p>6.4625085851</text:p>
          </table:table-cell>
          <table:table-cell table:formula="of:=POWER([.C522]-6.75;2)" office:value-type="float" office:value="0.0826513136412039" calcext:value-type="float">
            <text:p>0.082651313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68601" calcext:value-type="float">
            <text:p>6.768601</text:p>
          </table:table-cell>
          <table:table-cell office:value-type="float" office:value="6.46072925" calcext:value-type="float">
            <text:p>6.46072925</text:p>
          </table:table-cell>
          <table:table-cell table:formula="of:=POWER([.C523]-6.75;2)" office:value-type="float" office:value="0.0836775668055625" calcext:value-type="float">
            <text:p>0.0836775668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6013" calcext:value-type="float">
            <text:p>6.76013</text:p>
          </table:table-cell>
          <table:table-cell office:value-type="float" office:value="6.459088266" calcext:value-type="float">
            <text:p>6.459088266</text:p>
          </table:table-cell>
          <table:table-cell table:formula="of:=POWER([.C524]-6.75;2)" office:value-type="float" office:value="0.0846296369788866" calcext:value-type="float">
            <text:p>0.084629637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5128" calcext:value-type="float">
            <text:p>6.75128</text:p>
          </table:table-cell>
          <table:table-cell office:value-type="float" office:value="6.4575865426" calcext:value-type="float">
            <text:p>6.4575865426</text:p>
          </table:table-cell>
          <table:table-cell table:formula="of:=POWER([.C525]-6.75;2)" office:value-type="float" office:value="0.0855056300686218" calcext:value-type="float">
            <text:p>0.085505630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41834" calcext:value-type="float">
            <text:p>6.741834</text:p>
          </table:table-cell>
          <table:table-cell office:value-type="float" office:value="6.4562255585" calcext:value-type="float">
            <text:p>6.4562255585</text:p>
          </table:table-cell>
          <table:table-cell table:formula="of:=POWER([.C526]-6.75;2)" office:value-type="float" office:value="0.086303422478637" calcext:value-type="float">
            <text:p>0.086303422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31563" calcext:value-type="float">
            <text:p>6.731563</text:p>
          </table:table-cell>
          <table:table-cell office:value-type="float" office:value="6.4550074574" calcext:value-type="float">
            <text:p>6.4550074574</text:p>
          </table:table-cell>
          <table:table-cell table:formula="of:=POWER([.C527]-6.75;2)" office:value-type="float" office:value="0.0870206001896129" calcext:value-type="float">
            <text:p>0.087020600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20241" calcext:value-type="float">
            <text:p>6.720241</text:p>
          </table:table-cell>
          <table:table-cell office:value-type="float" office:value="6.4539351064" calcext:value-type="float">
            <text:p>6.4539351064</text:p>
          </table:table-cell>
          <table:table-cell table:formula="of:=POWER([.C528]-6.75;2)" office:value-type="float" office:value="0.0876544212223791" calcext:value-type="float">
            <text:p>0.0876544212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07666" calcext:value-type="float">
            <text:p>6.707666</text:p>
          </table:table-cell>
          <table:table-cell office:value-type="float" office:value="6.4530121383" calcext:value-type="float">
            <text:p>6.4530121383</text:p>
          </table:table-cell>
          <table:table-cell table:formula="of:=POWER([.C529]-6.75;2)" office:value-type="float" office:value="0.0882017899971383" calcext:value-type="float">
            <text:p>0.08820179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93678" calcext:value-type="float">
            <text:p>6.693678</text:p>
          </table:table-cell>
          <table:table-cell office:value-type="float" office:value="6.4522429202" calcext:value-type="float">
            <text:p>6.4522429202</text:p>
          </table:table-cell>
          <table:table-cell table:formula="of:=POWER([.C530]-6.75;2)" office:value-type="float" office:value="0.0886592785710237" calcext:value-type="float">
            <text:p>0.088659278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78169" calcext:value-type="float">
            <text:p>6.678169</text:p>
          </table:table-cell>
          <table:table-cell office:value-type="float" office:value="6.4516324787" calcext:value-type="float">
            <text:p>6.4516324787</text:p>
          </table:table-cell>
          <table:table-cell table:formula="of:=POWER([.C531]-6.75;2)" office:value-type="float" office:value="0.0890231777667062" calcext:value-type="float">
            <text:p>0.0890231778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61105" calcext:value-type="float">
            <text:p>6.661105</text:p>
          </table:table-cell>
          <table:table-cell office:value-type="float" office:value="6.4511863989" calcext:value-type="float">
            <text:p>6.4511863989</text:p>
          </table:table-cell>
          <table:table-cell table:formula="of:=POWER([.C532]-6.75;2)" office:value-type="float" office:value="0.0892895682023499" calcext:value-type="float">
            <text:p>0.0892895682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642529" calcext:value-type="float">
            <text:p>6.642529</text:p>
          </table:table-cell>
          <table:table-cell office:value-type="float" office:value="6.4509106011" calcext:value-type="float">
            <text:p>6.4509106011</text:p>
          </table:table-cell>
          <table:table-cell table:formula="of:=POWER([.C533]-6.75;2)" office:value-type="float" office:value="0.0894544685343631" calcext:value-type="float">
            <text:p>0.0894544685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22572" calcext:value-type="float">
            <text:p>6.622572</text:p>
          </table:table-cell>
          <table:table-cell office:value-type="float" office:value="6.4508110638" calcext:value-type="float">
            <text:p>6.4508110638</text:p>
          </table:table-cell>
          <table:table-cell table:formula="of:=POWER([.C534]-6.75;2)" office:value-type="float" office:value="0.0895140195444878" calcext:value-type="float">
            <text:p>0.089514019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01448" calcext:value-type="float">
            <text:p>6.601448</text:p>
          </table:table-cell>
          <table:table-cell office:value-type="float" office:value="6.4508934415" calcext:value-type="float">
            <text:p>6.4508934415</text:p>
          </table:table-cell>
          <table:table-cell table:formula="of:=POWER([.C535]-6.75;2)" office:value-type="float" office:value="0.089464733337714" calcext:value-type="float">
            <text:p>0.089464733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579454" calcext:value-type="float">
            <text:p>6.579454</text:p>
          </table:table-cell>
          <table:table-cell office:value-type="float" office:value="6.451162633" calcext:value-type="float">
            <text:p>6.451162633</text:p>
          </table:table-cell>
          <table:table-cell table:formula="of:=POWER([.C536]-6.75;2)" office:value-type="float" office:value="0.0893037719154927" calcext:value-type="float">
            <text:p>0.089303771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556953" calcext:value-type="float">
            <text:p>6.556953</text:p>
          </table:table-cell>
          <table:table-cell office:value-type="float" office:value="6.451622266" calcext:value-type="float">
            <text:p>6.451622266</text:p>
          </table:table-cell>
          <table:table-cell table:formula="of:=POWER([.C537]-6.75;2)" office:value-type="float" office:value="0.0890292721469746" calcext:value-type="float">
            <text:p>0.089029272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53436" calcext:value-type="float">
            <text:p>6.53436</text:p>
          </table:table-cell>
          <table:table-cell office:value-type="float" office:value="6.4522742021" calcext:value-type="float">
            <text:p>6.4522742021</text:p>
          </table:table-cell>
          <table:table-cell table:formula="of:=POWER([.C538]-6.75;2)" office:value-type="float" office:value="0.0886406507351917" calcext:value-type="float">
            <text:p>0.088640650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512116" calcext:value-type="float">
            <text:p>6.512116</text:p>
          </table:table-cell>
          <table:table-cell office:value-type="float" office:value="6.4531180691" calcext:value-type="float">
            <text:p>6.4531180691</text:p>
          </table:table-cell>
          <table:table-cell table:formula="of:=POWER([.C539]-6.75;2)" office:value-type="float" office:value="0.0881388808949122" calcext:value-type="float">
            <text:p>0.0881388809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49067" calcext:value-type="float">
            <text:p>6.49067</text:p>
          </table:table-cell>
          <table:table-cell office:value-type="float" office:value="6.4541509043" calcext:value-type="float">
            <text:p>6.4541509043</text:p>
          </table:table-cell>
          <table:table-cell table:formula="of:=POWER([.C540]-6.75;2)" office:value-type="float" office:value="0.087526687426508" calcext:value-type="float">
            <text:p>0.0875266874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470451" calcext:value-type="float">
            <text:p>6.470451</text:p>
          </table:table-cell>
          <table:table-cell office:value-type="float" office:value="6.4553669362" calcext:value-type="float">
            <text:p>6.4553669362</text:p>
          </table:table-cell>
          <table:table-cell table:formula="of:=POWER([.C541]-6.75;2)" office:value-type="float" office:value="0.0868086422841749" calcext:value-type="float">
            <text:p>0.0868086423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451843" calcext:value-type="float">
            <text:p>6.451843</text:p>
          </table:table-cell>
          <table:table-cell office:value-type="float" office:value="6.4567575372" calcext:value-type="float">
            <text:p>6.4567575372</text:p>
          </table:table-cell>
          <table:table-cell table:formula="of:=POWER([.C542]-6.75;2)" office:value-type="float" office:value="0.0859911419890096" calcext:value-type="float">
            <text:p>0.085991142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435167" calcext:value-type="float">
            <text:p>6.435167</text:p>
          </table:table-cell>
          <table:table-cell office:value-type="float" office:value="6.4583114309" calcext:value-type="float">
            <text:p>6.4583114309</text:p>
          </table:table-cell>
          <table:table-cell table:formula="of:=POWER([.C543]-6.75;2)" office:value-type="float" office:value="0.0850822213436053" calcext:value-type="float">
            <text:p>0.0850822213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420657" calcext:value-type="float">
            <text:p>6.420657</text:p>
          </table:table-cell>
          <table:table-cell office:value-type="float" office:value="6.4600150426" calcext:value-type="float">
            <text:p>6.4600150426</text:p>
          </table:table-cell>
          <table:table-cell table:formula="of:=POWER([.C544]-6.75;2)" office:value-type="float" office:value="0.0840912755182797" calcext:value-type="float">
            <text:p>0.084091275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408438" calcext:value-type="float">
            <text:p>6.408438</text:p>
          </table:table-cell>
          <table:table-cell office:value-type="float" office:value="6.4618530957" calcext:value-type="float">
            <text:p>6.4618530957</text:p>
          </table:table-cell>
          <table:table-cell table:formula="of:=POWER([.C545]-6.75;2)" office:value-type="float" office:value="0.0830286384576731" calcext:value-type="float">
            <text:p>0.0830286385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398516" calcext:value-type="float">
            <text:p>6.398516</text:p>
          </table:table-cell>
          <table:table-cell office:value-type="float" office:value="6.4638093404" calcext:value-type="float">
            <text:p>6.4638093404</text:p>
          </table:table-cell>
          <table:table-cell table:formula="of:=POWER([.C546]-6.75;2)" office:value-type="float" office:value="0.081905093642283" calcext:value-type="float">
            <text:p>0.0819050936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390759" calcext:value-type="float">
            <text:p>6.390759</text:p>
          </table:table-cell>
          <table:table-cell office:value-type="float" office:value="6.4658673989" calcext:value-type="float">
            <text:p>6.4658673989</text:p>
          </table:table-cell>
          <table:table-cell table:formula="of:=POWER([.C547]-6.75;2)" office:value-type="float" office:value="0.0807313350078515" calcext:value-type="float">
            <text:p>0.080731335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384891" calcext:value-type="float">
            <text:p>6.384891</text:p>
          </table:table-cell>
          <table:table-cell office:value-type="float" office:value="6.4680116383" calcext:value-type="float">
            <text:p>6.4680116383</text:p>
          </table:table-cell>
          <table:table-cell table:formula="of:=POWER([.C548]-6.75;2)" office:value-type="float" office:value="0.0795174361342499" calcext:value-type="float">
            <text:p>0.079517436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380499" calcext:value-type="float">
            <text:p>6.380499</text:p>
          </table:table-cell>
          <table:table-cell office:value-type="float" office:value="6.4702280851" calcext:value-type="float">
            <text:p>6.4702280851</text:p>
          </table:table-cell>
          <table:table-cell table:formula="of:=POWER([.C549]-6.75;2)" office:value-type="float" office:value="0.0782723243668126" calcext:value-type="float">
            <text:p>0.0782723244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377042" calcext:value-type="float">
            <text:p>6.377042</text:p>
          </table:table-cell>
          <table:table-cell office:value-type="float" office:value="6.4725052021" calcext:value-type="float">
            <text:p>6.4725052021</text:p>
          </table:table-cell>
          <table:table-cell table:formula="of:=POWER([.C550]-6.75;2)" office:value-type="float" office:value="0.077003362861562" calcext:value-type="float">
            <text:p>0.077003362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37388" calcext:value-type="float">
            <text:p>6.37388</text:p>
          </table:table-cell>
          <table:table-cell office:value-type="float" office:value="6.4748345745" calcext:value-type="float">
            <text:p>6.4748345745</text:p>
          </table:table-cell>
          <table:table-cell table:formula="of:=POWER([.C551]-6.75;2)" office:value-type="float" office:value="0.0757160113905961" calcext:value-type="float">
            <text:p>0.075716011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370313" calcext:value-type="float">
            <text:p>6.370313</text:p>
          </table:table-cell>
          <table:table-cell office:value-type="float" office:value="6.4772113777" calcext:value-type="float">
            <text:p>6.4772113777</text:p>
          </table:table-cell>
          <table:table-cell table:formula="of:=POWER([.C552]-6.75;2)" office:value-type="float" office:value="0.0744136324563322" calcext:value-type="float">
            <text:p>0.0744136325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365628" calcext:value-type="float">
            <text:p>6.365628</text:p>
          </table:table-cell>
          <table:table-cell office:value-type="float" office:value="6.4796346277" calcext:value-type="float">
            <text:p>6.4796346277</text:p>
          </table:table-cell>
          <table:table-cell table:formula="of:=POWER([.C553]-6.75;2)" office:value-type="float" office:value="0.0730974345389174" calcext:value-type="float">
            <text:p>0.073097434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359157" calcext:value-type="float">
            <text:p>6.359157</text:p>
          </table:table-cell>
          <table:table-cell office:value-type="float" office:value="6.4821071489" calcext:value-type="float">
            <text:p>6.4821071489</text:p>
          </table:table-cell>
          <table:table-cell table:formula="of:=POWER([.C554]-6.75;2)" office:value-type="float" office:value="0.0717665796704868" calcext:value-type="float">
            <text:p>0.0717665797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350329" calcext:value-type="float">
            <text:p>6.350329</text:p>
          </table:table-cell>
          <table:table-cell office:value-type="float" office:value="6.4846352553" calcext:value-type="float">
            <text:p>6.4846352553</text:p>
          </table:table-cell>
          <table:table-cell table:formula="of:=POWER([.C555]-6.75;2)" office:value-type="float" office:value="0.0704184477296963" calcext:value-type="float">
            <text:p>0.0704184477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33871" calcext:value-type="float">
            <text:p>6.33871</text:p>
          </table:table-cell>
          <table:table-cell office:value-type="float" office:value="6.4872281755" calcext:value-type="float">
            <text:p>6.4872281755</text:p>
          </table:table-cell>
          <table:table-cell table:formula="of:=POWER([.C556]-6.75;2)" office:value-type="float" office:value="0.0690490317510586" calcext:value-type="float">
            <text:p>0.0690490318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324037" calcext:value-type="float">
            <text:p>6.324037</text:p>
          </table:table-cell>
          <table:table-cell office:value-type="float" office:value="6.4898972872" calcext:value-type="float">
            <text:p>6.4898972872</text:p>
          </table:table-cell>
          <table:table-cell table:formula="of:=POWER([.C557]-6.75;2)" office:value-type="float" office:value="0.0676534212059194" calcext:value-type="float">
            <text:p>0.067653421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306219" calcext:value-type="float">
            <text:p>6.306219</text:p>
          </table:table-cell>
          <table:table-cell office:value-type="float" office:value="6.4926551862" calcext:value-type="float">
            <text:p>6.4926551862</text:p>
          </table:table-cell>
          <table:table-cell table:formula="of:=POWER([.C558]-6.75;2)" office:value-type="float" office:value="0.0662263531897565" calcext:value-type="float">
            <text:p>0.066226353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285311" calcext:value-type="float">
            <text:p>6.285311</text:p>
          </table:table-cell>
          <table:table-cell office:value-type="float" office:value="6.49551475" calcext:value-type="float">
            <text:p>6.49551475</text:p>
          </table:table-cell>
          <table:table-cell table:formula="of:=POWER([.C559]-6.75;2)" office:value-type="float" office:value="0.0647627424675626" calcext:value-type="float">
            <text:p>0.064762742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261455" calcext:value-type="float">
            <text:p>6.261455</text:p>
          </table:table-cell>
          <table:table-cell office:value-type="float" office:value="6.4984883723" calcext:value-type="float">
            <text:p>6.4984883723</text:p>
          </table:table-cell>
          <table:table-cell table:formula="of:=POWER([.C560]-6.75;2)" office:value-type="float" office:value="0.0632580988683035" calcext:value-type="float">
            <text:p>0.063258098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234765" calcext:value-type="float">
            <text:p>6.234765</text:p>
          </table:table-cell>
          <table:table-cell office:value-type="float" office:value="6.5015874681" calcext:value-type="float">
            <text:p>6.5015874681</text:p>
          </table:table-cell>
          <table:table-cell table:formula="of:=POWER([.C561]-6.75;2)" office:value-type="float" office:value="0.0617087860049684" calcext:value-type="float">
            <text:p>0.06170878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205156" calcext:value-type="float">
            <text:p>6.205156</text:p>
          </table:table-cell>
          <table:table-cell office:value-type="float" office:value="6.5048226064" calcext:value-type="float">
            <text:p>6.5048226064</text:p>
          </table:table-cell>
          <table:table-cell table:formula="of:=POWER([.C562]-6.75;2)" office:value-type="float" office:value="0.0601119543324892" calcext:value-type="float">
            <text:p>0.060111954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17204" calcext:value-type="float">
            <text:p>6.17204</text:p>
          </table:table-cell>
          <table:table-cell office:value-type="float" office:value="6.5082045426" calcext:value-type="float">
            <text:p>6.5082045426</text:p>
          </table:table-cell>
          <table:table-cell table:formula="of:=POWER([.C563]-6.75;2)" office:value-type="float" office:value="0.0584650432192754" calcext:value-type="float">
            <text:p>0.0584650432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133749" calcext:value-type="float">
            <text:p>6.133749</text:p>
          </table:table-cell>
          <table:table-cell office:value-type="float" office:value="6.5117468564" calcext:value-type="float">
            <text:p>6.5117468564</text:p>
          </table:table-cell>
          <table:table-cell table:formula="of:=POWER([.C564]-6.75;2)" office:value-type="float" office:value="0.0567645604352821" calcext:value-type="float">
            <text:p>0.056764560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086191" calcext:value-type="float">
            <text:p>6.086191</text:p>
          </table:table-cell>
          <table:table-cell office:value-type="float" office:value="6.5154716809" calcext:value-type="float">
            <text:p>6.5154716809</text:p>
          </table:table-cell>
          <table:table-cell table:formula="of:=POWER([.C565]-6.75;2)" office:value-type="float" office:value="0.0550035324598713" calcext:value-type="float">
            <text:p>0.055003532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019004" calcext:value-type="float">
            <text:p>6.019004</text:p>
          </table:table-cell>
          <table:table-cell office:value-type="float" office:value="6.5194225798" calcext:value-type="float">
            <text:p>6.5194225798</text:p>
          </table:table-cell>
          <table:table-cell table:formula="of:=POWER([.C566]-6.75;2)" office:value-type="float" office:value="0.0531659467060871" calcext:value-type="float">
            <text:p>0.0531659467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900433" calcext:value-type="float">
            <text:p>5.900433</text:p>
          </table:table-cell>
          <table:table-cell office:value-type="float" office:value="6.523697883" calcext:value-type="float">
            <text:p>6.523697883</text:p>
          </table:table-cell>
          <table:table-cell table:formula="of:=POWER([.C567]-6.75;2)" office:value-type="float" office:value="0.0512126481586814" calcext:value-type="float">
            <text:p>0.051212648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.573961" calcext:value-type="float">
            <text:p>5.573961</text:p>
          </table:table-cell>
          <table:table-cell office:value-type="float" office:value="6.5285644787" calcext:value-type="float">
            <text:p>6.5285644787</text:p>
          </table:table-cell>
          <table:table-cell table:formula="of:=POWER([.C568]-6.75;2)" office:value-type="float" office:value="0.0490336900934028" calcext:value-type="float">
            <text:p>0.049033690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.573961" calcext:value-type="float">
            <text:p>5.573961</text:p>
          </table:table-cell>
          <table:table-cell office:value-type="float" office:value="6.5351214468" calcext:value-type="float">
            <text:p>6.5351214468</text:p>
          </table:table-cell>
          <table:table-cell table:formula="of:=POWER([.C569]-6.75;2)" office:value-type="float" office:value="0.0461727926253253" calcext:value-type="float">
            <text:p>0.0461727926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99254" calcext:value-type="float">
            <text:p>6.899254</text:p>
          </table:table-cell>
          <table:table-cell office:value-type="float" office:value="6.541625133" calcext:value-type="float">
            <text:p>6.541625133</text:p>
          </table:table-cell>
          <table:table-cell table:formula="of:=POWER([.C570]-6.75;2)" office:value-type="float" office:value="0.0434200851972676" calcext:value-type="float">
            <text:p>0.0434200852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544556" calcext:value-type="float">
            <text:p>6.544556</text:p>
          </table:table-cell>
          <table:table-cell office:value-type="float" office:value="6.5410187074" calcext:value-type="float">
            <text:p>6.5410187074</text:p>
          </table:table-cell>
          <table:table-cell table:formula="of:=POWER([.C571]-6.75;2)" office:value-type="float" office:value="0.0436731806567668" calcext:value-type="float">
            <text:p>0.0436731807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428451" calcext:value-type="float">
            <text:p>6.428451</text:p>
          </table:table-cell>
          <table:table-cell office:value-type="float" office:value="6.5422306596" calcext:value-type="float">
            <text:p>6.5422306596</text:p>
          </table:table-cell>
          <table:table-cell table:formula="of:=POWER([.C572]-6.75;2)" office:value-type="float" office:value="0.0431680988102509" calcext:value-type="float">
            <text:p>0.0431680988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370589" calcext:value-type="float">
            <text:p>6.370589</text:p>
          </table:table-cell>
          <table:table-cell office:value-type="float" office:value="6.543984133" calcext:value-type="float">
            <text:p>6.543984133</text:p>
          </table:table-cell>
          <table:table-cell table:formula="of:=POWER([.C573]-6.75;2)" office:value-type="float" office:value="0.0424425374557615" calcext:value-type="float">
            <text:p>0.0424425375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33578" calcext:value-type="float">
            <text:p>6.33578</text:p>
          </table:table-cell>
          <table:table-cell office:value-type="float" office:value="6.5459616277" calcext:value-type="float">
            <text:p>6.5459616277</text:p>
          </table:table-cell>
          <table:table-cell table:formula="of:=POWER([.C574]-6.75;2)" office:value-type="float" office:value="0.0416316573708335" calcext:value-type="float">
            <text:p>0.0416316574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312305" calcext:value-type="float">
            <text:p>6.312305</text:p>
          </table:table-cell>
          <table:table-cell office:value-type="float" office:value="6.5480331596" calcext:value-type="float">
            <text:p>6.5480331596</text:p>
          </table:table-cell>
          <table:table-cell table:formula="of:=POWER([.C575]-6.75;2)" office:value-type="float" office:value="0.040790604621159" calcext:value-type="float">
            <text:p>0.0407906046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295164" calcext:value-type="float">
            <text:p>6.295164</text:p>
          </table:table-cell>
          <table:table-cell office:value-type="float" office:value="6.5501317447" calcext:value-type="float">
            <text:p>6.5501317447</text:p>
          </table:table-cell>
          <table:table-cell table:formula="of:=POWER([.C576]-6.75;2)" office:value-type="float" office:value="0.0399473194766661" calcext:value-type="float">
            <text:p>0.039947319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281954" calcext:value-type="float">
            <text:p>6.281954</text:p>
          </table:table-cell>
          <table:table-cell office:value-type="float" office:value="6.5522180851" calcext:value-type="float">
            <text:p>6.5522180851</text:p>
          </table:table-cell>
          <table:table-cell table:formula="of:=POWER([.C577]-6.75;2)" office:value-type="float" office:value="0.0391176858615109" calcext:value-type="float">
            <text:p>0.0391176859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271491" calcext:value-type="float">
            <text:p>6.271491</text:p>
          </table:table-cell>
          <table:table-cell office:value-type="float" office:value="6.554267234" calcext:value-type="float">
            <text:p>6.554267234</text:p>
          </table:table-cell>
          <table:table-cell table:formula="of:=POWER([.C578]-6.75;2)" office:value-type="float" office:value="0.0383113156860107" calcext:value-type="float">
            <text:p>0.038311315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263256" calcext:value-type="float">
            <text:p>6.263256</text:p>
          </table:table-cell>
          <table:table-cell office:value-type="float" office:value="6.5562625585" calcext:value-type="float">
            <text:p>6.5562625585</text:p>
          </table:table-cell>
          <table:table-cell table:formula="of:=POWER([.C579]-6.75;2)" office:value-type="float" office:value="0.0375341962389658" calcext:value-type="float">
            <text:p>0.0375341962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257108" calcext:value-type="float">
            <text:p>6.257108</text:p>
          </table:table-cell>
          <table:table-cell office:value-type="float" office:value="6.5581925745" calcext:value-type="float">
            <text:p>6.5581925745</text:p>
          </table:table-cell>
          <table:table-cell table:formula="of:=POWER([.C580]-6.75;2)" office:value-type="float" office:value="0.0367900884769382" calcext:value-type="float">
            <text:p>0.0367900885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253125" calcext:value-type="float">
            <text:p>6.253125</text:p>
          </table:table-cell>
          <table:table-cell office:value-type="float" office:value="6.5600491649" calcext:value-type="float">
            <text:p>6.5600491649</text:p>
          </table:table-cell>
          <table:table-cell table:formula="of:=POWER([.C581]-6.75;2)" office:value-type="float" office:value="0.0360813197551875" calcext:value-type="float">
            <text:p>0.036081319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251494" calcext:value-type="float">
            <text:p>6.251494</text:p>
          </table:table-cell>
          <table:table-cell office:value-type="float" office:value="6.561826367" calcext:value-type="float">
            <text:p>6.561826367</text:p>
          </table:table-cell>
          <table:table-cell table:formula="of:=POWER([.C582]-6.75;2)" office:value-type="float" office:value="0.0354093161564186" calcext:value-type="float">
            <text:p>0.035409316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252432" calcext:value-type="float">
            <text:p>6.252432</text:p>
          </table:table-cell>
          <table:table-cell office:value-type="float" office:value="6.563519484" calcext:value-type="float">
            <text:p>6.563519484</text:p>
          </table:table-cell>
          <table:table-cell table:formula="of:=POWER([.C583]-6.75;2)" office:value-type="float" office:value="0.0347749828476261" calcext:value-type="float">
            <text:p>0.0347749828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256134" calcext:value-type="float">
            <text:p>6.256134</text:p>
          </table:table-cell>
          <table:table-cell office:value-type="float" office:value="6.5651242766" calcext:value-type="float">
            <text:p>6.5651242766</text:p>
          </table:table-cell>
          <table:table-cell table:formula="of:=POWER([.C584]-6.75;2)" office:value-type="float" office:value="0.0341790331026734" calcext:value-type="float">
            <text:p>0.034179033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262733" calcext:value-type="float">
            <text:p>6.262733</text:p>
          </table:table-cell>
          <table:table-cell office:value-type="float" office:value="6.5666361915" calcext:value-type="float">
            <text:p>6.5666361915</text:p>
          </table:table-cell>
          <table:table-cell table:formula="of:=POWER([.C585]-6.75;2)" office:value-type="float" office:value="0.0336222862676248" calcext:value-type="float">
            <text:p>0.0336222863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27228" calcext:value-type="float">
            <text:p>6.27228</text:p>
          </table:table-cell>
          <table:table-cell office:value-type="float" office:value="6.5680495957" calcext:value-type="float">
            <text:p>6.5680495957</text:p>
          </table:table-cell>
          <table:table-cell table:formula="of:=POWER([.C586]-6.75;2)" office:value-type="float" office:value="0.0331059496249335" calcext:value-type="float">
            <text:p>0.0331059496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284735" calcext:value-type="float">
            <text:p>6.284735</text:p>
          </table:table-cell>
          <table:table-cell office:value-type="float" office:value="6.5693571064" calcext:value-type="float">
            <text:p>6.5693571064</text:p>
          </table:table-cell>
          <table:table-cell table:formula="of:=POWER([.C587]-6.75;2)" office:value-type="float" office:value="0.0326318550081809" calcext:value-type="float">
            <text:p>0.03263185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299968" calcext:value-type="float">
            <text:p>6.299968</text:p>
          </table:table-cell>
          <table:table-cell office:value-type="float" office:value="6.5705491011" calcext:value-type="float">
            <text:p>6.5705491011</text:p>
          </table:table-cell>
          <table:table-cell table:formula="of:=POWER([.C588]-6.75;2)" office:value-type="float" office:value="0.032202625116018" calcext:value-type="float">
            <text:p>0.032202625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317767" calcext:value-type="float">
            <text:p>6.317767</text:p>
          </table:table-cell>
          <table:table-cell office:value-type="float" office:value="6.5716135266" calcext:value-type="float">
            <text:p>6.5716135266</text:p>
          </table:table-cell>
          <table:table-cell table:formula="of:=POWER([.C589]-6.75;2)" office:value-type="float" office:value="0.0318217338920888" calcext:value-type="float">
            <text:p>0.0318217339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337848" calcext:value-type="float">
            <text:p>6.337848</text:p>
          </table:table-cell>
          <table:table-cell office:value-type="float" office:value="6.5725361011" calcext:value-type="float">
            <text:p>6.5725361011</text:p>
          </table:table-cell>
          <table:table-cell table:formula="of:=POWER([.C590]-6.75;2)" office:value-type="float" office:value="0.0314934354127895" calcext:value-type="float">
            <text:p>0.031493435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359869" calcext:value-type="float">
            <text:p>6.359869</text:p>
          </table:table-cell>
          <table:table-cell office:value-type="float" office:value="6.5733009415" calcext:value-type="float">
            <text:p>6.5733009415</text:p>
          </table:table-cell>
          <table:table-cell table:formula="of:=POWER([.C591]-6.75;2)" office:value-type="float" office:value="0.0312225572747863" calcext:value-type="float">
            <text:p>0.031222557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383444" calcext:value-type="float">
            <text:p>6.383444</text:p>
          </table:table-cell>
          <table:table-cell office:value-type="float" office:value="6.5738916117" calcext:value-type="float">
            <text:p>6.5738916117</text:p>
          </table:table-cell>
          <table:table-cell table:formula="of:=POWER([.C592]-6.75;2)" office:value-type="float" office:value="0.0310141644296237" calcext:value-type="float">
            <text:p>0.0310141644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408158" calcext:value-type="float">
            <text:p>6.408158</text:p>
          </table:table-cell>
          <table:table-cell office:value-type="float" office:value="6.5742924309" calcext:value-type="float">
            <text:p>6.5742924309</text:p>
          </table:table-cell>
          <table:table-cell table:formula="of:=POWER([.C593]-6.75;2)" office:value-type="float" office:value="0.0308731498390313" calcext:value-type="float">
            <text:p>0.030873149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433579" calcext:value-type="float">
            <text:p>6.433579</text:p>
          </table:table-cell>
          <table:table-cell office:value-type="float" office:value="6.5744898936" calcext:value-type="float">
            <text:p>6.5744898936</text:p>
          </table:table-cell>
          <table:table-cell table:formula="of:=POWER([.C594]-6.75;2)" office:value-type="float" office:value="0.0308037974485393" calcext:value-type="float">
            <text:p>0.0308037974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459271" calcext:value-type="float">
            <text:p>6.459271</text:p>
          </table:table-cell>
          <table:table-cell office:value-type="float" office:value="6.5744740319" calcext:value-type="float">
            <text:p>6.5744740319</text:p>
          </table:table-cell>
          <table:table-cell table:formula="of:=POWER([.C595]-6.75;2)" office:value-type="float" office:value="0.0308093654774421" calcext:value-type="float">
            <text:p>0.0308093655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484811" calcext:value-type="float">
            <text:p>6.484811</text:p>
          </table:table-cell>
          <table:table-cell office:value-type="float" office:value="6.5742394362" calcext:value-type="float">
            <text:p>6.5742394362</text:p>
          </table:table-cell>
          <table:table-cell table:formula="of:=POWER([.C596]-6.75;2)" office:value-type="float" office:value="0.0308917757872938" calcext:value-type="float">
            <text:p>0.0308917758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09797" calcext:value-type="float">
            <text:p>6.509797</text:p>
          </table:table-cell>
          <table:table-cell office:value-type="float" office:value="6.5737858138" calcext:value-type="float">
            <text:p>6.5737858138</text:p>
          </table:table-cell>
          <table:table-cell table:formula="of:=POWER([.C597]-6.75;2)" office:value-type="float" office:value="0.0310514394181283" calcext:value-type="float">
            <text:p>0.0310514394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533866" calcext:value-type="float">
            <text:p>6.533866</text:p>
          </table:table-cell>
          <table:table-cell office:value-type="float" office:value="6.5731179734" calcext:value-type="float">
            <text:p>6.5731179734</text:p>
          </table:table-cell>
          <table:table-cell table:formula="of:=POWER([.C598]-6.75;2)" office:value-type="float" office:value="0.0312872513341229" calcext:value-type="float">
            <text:p>0.0312872513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556699" calcext:value-type="float">
            <text:p>6.556699</text:p>
          </table:table-cell>
          <table:table-cell office:value-type="float" office:value="6.5722451862" calcext:value-type="float">
            <text:p>6.5722451862</text:p>
          </table:table-cell>
          <table:table-cell table:formula="of:=POWER([.C599]-6.75;2)" office:value-type="float" office:value="0.0315967738290727" calcext:value-type="float">
            <text:p>0.0315967738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578033" calcext:value-type="float">
            <text:p>6.578033</text:p>
          </table:table-cell>
          <table:table-cell office:value-type="float" office:value="6.5711800745" calcext:value-type="float">
            <text:p>6.5711800745</text:p>
          </table:table-cell>
          <table:table-cell table:formula="of:=POWER([.C600]-6.75;2)" office:value-type="float" office:value="0.0319765657558256" calcext:value-type="float">
            <text:p>0.031976565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597666" calcext:value-type="float">
            <text:p>6.597666</text:p>
          </table:table-cell>
          <table:table-cell office:value-type="float" office:value="6.5699371011" calcext:value-type="float">
            <text:p>6.5699371011</text:p>
          </table:table-cell>
          <table:table-cell table:formula="of:=POWER([.C601]-6.75;2)" office:value-type="float" office:value="0.0324226475602717" calcext:value-type="float">
            <text:p>0.0324226476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15463" calcext:value-type="float">
            <text:p>6.615463</text:p>
          </table:table-cell>
          <table:table-cell office:value-type="float" office:value="6.5685309255" calcext:value-type="float">
            <text:p>6.5685309255</text:p>
          </table:table-cell>
          <table:table-cell table:formula="of:=POWER([.C602]-6.75;2)" office:value-type="float" office:value="0.0329310249998865" calcext:value-type="float">
            <text:p>0.0329310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31362" calcext:value-type="float">
            <text:p>6.631362</text:p>
          </table:table-cell>
          <table:table-cell office:value-type="float" office:value="6.5669748191" calcext:value-type="float">
            <text:p>6.5669748191</text:p>
          </table:table-cell>
          <table:table-cell table:formula="of:=POWER([.C603]-6.75;2)" office:value-type="float" office:value="0.0334982168434776" calcext:value-type="float">
            <text:p>0.0334982168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45372" calcext:value-type="float">
            <text:p>6.645372</text:p>
          </table:table-cell>
          <table:table-cell office:value-type="float" office:value="6.5652792979" calcext:value-type="float">
            <text:p>6.5652792979</text:p>
          </table:table-cell>
          <table:table-cell table:formula="of:=POWER([.C604]-6.75;2)" office:value-type="float" office:value="0.0341217377843169" calcext:value-type="float">
            <text:p>0.0341217378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57578" calcext:value-type="float">
            <text:p>6.657578</text:p>
          </table:table-cell>
          <table:table-cell office:value-type="float" office:value="6.5634511862" calcext:value-type="float">
            <text:p>6.5634511862</text:p>
          </table:table-cell>
          <table:table-cell table:formula="of:=POWER([.C605]-6.75;2)" office:value-type="float" office:value="0.0348004599301871" calcext:value-type="float">
            <text:p>0.0348004599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668142" calcext:value-type="float">
            <text:p>6.668142</text:p>
          </table:table-cell>
          <table:table-cell office:value-type="float" office:value="6.5614930638" calcext:value-type="float">
            <text:p>6.5614930638</text:p>
          </table:table-cell>
          <table:table-cell table:formula="of:=POWER([.C606]-6.75;2)" office:value-type="float" office:value="0.0355348649955107" calcext:value-type="float">
            <text:p>0.03553486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77292" calcext:value-type="float">
            <text:p>6.677292</text:p>
          </table:table-cell>
          <table:table-cell office:value-type="float" office:value="6.5594031117" calcext:value-type="float">
            <text:p>6.5594031117</text:p>
          </table:table-cell>
          <table:table-cell table:formula="of:=POWER([.C607]-6.75;2)" office:value-type="float" office:value="0.0363271738296427" calcext:value-type="float">
            <text:p>0.036327173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85325" calcext:value-type="float">
            <text:p>6.685325</text:p>
          </table:table-cell>
          <table:table-cell office:value-type="float" office:value="6.5571752713" calcext:value-type="float">
            <text:p>6.5571752713</text:p>
          </table:table-cell>
          <table:table-cell table:formula="of:=POWER([.C608]-6.75;2)" office:value-type="float" office:value="0.0371813759982285" calcext:value-type="float">
            <text:p>0.03718137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692583" calcext:value-type="float">
            <text:p>6.692583</text:p>
          </table:table-cell>
          <table:table-cell office:value-type="float" office:value="6.5547994309" calcext:value-type="float">
            <text:p>6.5547994309</text:p>
          </table:table-cell>
          <table:table-cell table:formula="of:=POWER([.C609]-6.75;2)" office:value-type="float" office:value="0.0381032621769638" calcext:value-type="float">
            <text:p>0.038103262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99438" calcext:value-type="float">
            <text:p>6.699438</text:p>
          </table:table-cell>
          <table:table-cell office:value-type="float" office:value="6.5522615106" calcext:value-type="float">
            <text:p>6.5522615106</text:p>
          </table:table-cell>
          <table:table-cell table:formula="of:=POWER([.C610]-6.75;2)" office:value-type="float" office:value="0.0391005101901938" calcext:value-type="float">
            <text:p>0.039100510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06268" calcext:value-type="float">
            <text:p>6.706268</text:p>
          </table:table-cell>
          <table:table-cell office:value-type="float" office:value="6.5495428564" calcext:value-type="float">
            <text:p>6.5495428564</text:p>
          </table:table-cell>
          <table:table-cell table:formula="of:=POWER([.C611]-6.75;2)" office:value-type="float" office:value="0.0401830664202708" calcext:value-type="float">
            <text:p>0.040183066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13422" calcext:value-type="float">
            <text:p>6.713422</text:p>
          </table:table-cell>
          <table:table-cell office:value-type="float" office:value="6.5466180745" calcext:value-type="float">
            <text:p>6.5466180745</text:p>
          </table:table-cell>
          <table:table-cell table:formula="of:=POWER([.C612]-6.75;2)" office:value-type="float" office:value="0.0413642076200877" calcext:value-type="float">
            <text:p>0.0413642076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21195" calcext:value-type="float">
            <text:p>6.721195</text:p>
          </table:table-cell>
          <table:table-cell office:value-type="float" office:value="6.543449" calcext:value-type="float">
            <text:p>6.543449</text:p>
          </table:table-cell>
          <table:table-cell table:formula="of:=POWER([.C613]-6.75;2)" office:value-type="float" office:value="0.0426633156010001" calcext:value-type="float">
            <text:p>0.0426633156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29792" calcext:value-type="float">
            <text:p>6.729792</text:p>
          </table:table-cell>
          <table:table-cell office:value-type="float" office:value="6.5399671809" calcext:value-type="float">
            <text:p>6.5399671809</text:p>
          </table:table-cell>
          <table:table-cell table:formula="of:=POWER([.C614]-6.75;2)" office:value-type="float" office:value="0.0441137850990934" calcext:value-type="float">
            <text:p>0.044113785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39312" calcext:value-type="float">
            <text:p>6.739312</text:p>
          </table:table-cell>
          <table:table-cell office:value-type="float" office:value="6.5360119202" calcext:value-type="float">
            <text:p>6.5360119202</text:p>
          </table:table-cell>
          <table:table-cell table:formula="of:=POWER([.C615]-6.75;2)" office:value-type="float" office:value="0.0457908982964912" calcext:value-type="float">
            <text:p>0.0457908983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49731" calcext:value-type="float">
            <text:p>6.749731</text:p>
          </table:table-cell>
          <table:table-cell office:value-type="float" office:value="6.5309763138" calcext:value-type="float">
            <text:p>6.5309763138</text:p>
          </table:table-cell>
          <table:table-cell table:formula="of:=POWER([.C616]-6.75;2)" office:value-type="float" office:value="0.047971375116636" calcext:value-type="float">
            <text:p>0.047971375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60904" calcext:value-type="float">
            <text:p>6.760904</text:p>
          </table:table-cell>
          <table:table-cell office:value-type="float" office:value="6.5258852872" calcext:value-type="float">
            <text:p>6.5258852872</text:p>
          </table:table-cell>
          <table:table-cell table:formula="of:=POWER([.C617]-6.75;2)" office:value-type="float" office:value="0.0502274044934263" calcext:value-type="float">
            <text:p>0.0502274045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72573" calcext:value-type="float">
            <text:p>6.772573</text:p>
          </table:table-cell>
          <table:table-cell office:value-type="float" office:value="6.524839734" calcext:value-type="float">
            <text:p>6.524839734</text:p>
          </table:table-cell>
          <table:table-cell table:formula="of:=POWER([.C618]-6.75;2)" office:value-type="float" office:value="0.0506971453851906" calcext:value-type="float">
            <text:p>0.0506971454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84394" calcext:value-type="float">
            <text:p>6.784394</text:p>
          </table:table-cell>
          <table:table-cell office:value-type="float" office:value="6.5225065426" calcext:value-type="float">
            <text:p>6.5225065426</text:p>
          </table:table-cell>
          <table:table-cell table:formula="of:=POWER([.C619]-6.75;2)" office:value-type="float" office:value="0.0517532731598054" calcext:value-type="float">
            <text:p>0.0517532732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95968" calcext:value-type="float">
            <text:p>6.795968</text:p>
          </table:table-cell>
          <table:table-cell office:value-type="float" office:value="6.5197235213" calcext:value-type="float">
            <text:p>6.5197235213</text:p>
          </table:table-cell>
          <table:table-cell table:formula="of:=POWER([.C620]-6.75;2)" office:value-type="float" office:value="0.0530272566424718" calcext:value-type="float">
            <text:p>0.0530272566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806886" calcext:value-type="float">
            <text:p>6.806886</text:p>
          </table:table-cell>
          <table:table-cell office:value-type="float" office:value="6.5167083245" calcext:value-type="float">
            <text:p>6.5167083245</text:p>
          </table:table-cell>
          <table:table-cell table:formula="of:=POWER([.C621]-6.75;2)" office:value-type="float" office:value="0.0544250058575974" calcext:value-type="float">
            <text:p>0.054425005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81676" calcext:value-type="float">
            <text:p>6.81676</text:p>
          </table:table-cell>
          <table:table-cell office:value-type="float" office:value="6.5135640372" calcext:value-type="float">
            <text:p>6.5135640372</text:p>
          </table:table-cell>
          <table:table-cell table:formula="of:=POWER([.C622]-6.75;2)" office:value-type="float" office:value="0.0559019645051629" calcext:value-type="float">
            <text:p>0.0559019645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825271" calcext:value-type="float">
            <text:p>6.825271</text:p>
          </table:table-cell>
          <table:table-cell office:value-type="float" office:value="6.5103561543" calcext:value-type="float">
            <text:p>6.5103561543</text:p>
          </table:table-cell>
          <table:table-cell table:formula="of:=POWER([.C623]-6.75;2)" office:value-type="float" office:value="0.0574291727818853" calcext:value-type="float">
            <text:p>0.0574291728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83219" calcext:value-type="float">
            <text:p>6.83219</text:p>
          </table:table-cell>
          <table:table-cell office:value-type="float" office:value="6.5071324468" calcext:value-type="float">
            <text:p>6.5071324468</text:p>
          </table:table-cell>
          <table:table-cell table:formula="of:=POWER([.C624]-6.75;2)" office:value-type="float" office:value="0.0589846483973548" calcext:value-type="float">
            <text:p>0.058984648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837402" calcext:value-type="float">
            <text:p>6.837402</text:p>
          </table:table-cell>
          <table:table-cell office:value-type="float" office:value="6.5039291277" calcext:value-type="float">
            <text:p>6.5039291277</text:p>
          </table:table-cell>
          <table:table-cell table:formula="of:=POWER([.C625]-6.75;2)" office:value-type="float" office:value="0.0605508741944828" calcext:value-type="float">
            <text:p>0.060550874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840905" calcext:value-type="float">
            <text:p>6.840905</text:p>
          </table:table-cell>
          <table:table-cell office:value-type="float" office:value="6.5007728191" calcext:value-type="float">
            <text:p>6.5007728191</text:p>
          </table:table-cell>
          <table:table-cell table:formula="of:=POWER([.C626]-6.75;2)" office:value-type="float" office:value="0.0621141876993614" calcext:value-type="float">
            <text:p>0.0621141877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842808" calcext:value-type="float">
            <text:p>6.842808</text:p>
          </table:table-cell>
          <table:table-cell office:value-type="float" office:value="6.4976813457" calcext:value-type="float">
            <text:p>6.4976813457</text:p>
          </table:table-cell>
          <table:table-cell table:formula="of:=POWER([.C627]-6.75;2)" office:value-type="float" office:value="0.0636647033077628" calcext:value-type="float">
            <text:p>0.063664703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843304" calcext:value-type="float">
            <text:p>6.843304</text:p>
          </table:table-cell>
          <table:table-cell office:value-type="float" office:value="6.4946643723" calcext:value-type="float">
            <text:p>6.4946643723</text:p>
          </table:table-cell>
          <table:table-cell table:formula="of:=POWER([.C628]-6.75;2)" office:value-type="float" office:value="0.065196282772953" calcext:value-type="float">
            <text:p>0.065196282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842634" calcext:value-type="float">
            <text:p>6.842634</text:p>
          </table:table-cell>
          <table:table-cell office:value-type="float" office:value="6.4917245" calcext:value-type="float">
            <text:p>6.4917245</text:p>
          </table:table-cell>
          <table:table-cell table:formula="of:=POWER([.C629]-6.75;2)" office:value-type="float" office:value="0.0667062339002499" calcext:value-type="float">
            <text:p>0.0667062339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841051" calcext:value-type="float">
            <text:p>6.841051</text:p>
          </table:table-cell>
          <table:table-cell office:value-type="float" office:value="6.4888588617" calcext:value-type="float">
            <text:p>6.4888588617</text:p>
          </table:table-cell>
          <table:table-cell table:formula="of:=POWER([.C630]-6.75;2)" office:value-type="float" office:value="0.0681946941126198" calcext:value-type="float">
            <text:p>0.0681946941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838777" calcext:value-type="float">
            <text:p>6.838777</text:p>
          </table:table-cell>
          <table:table-cell office:value-type="float" office:value="6.4860611489" calcext:value-type="float">
            <text:p>6.4860611489</text:p>
          </table:table-cell>
          <table:table-cell table:formula="of:=POWER([.C631]-6.75;2)" office:value-type="float" office:value="0.0696637171199879" calcext:value-type="float">
            <text:p>0.069663717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835965" calcext:value-type="float">
            <text:p>6.835965</text:p>
          </table:table-cell>
          <table:table-cell office:value-type="float" office:value="6.4833239149" calcext:value-type="float">
            <text:p>6.4833239149</text:p>
          </table:table-cell>
          <table:table-cell table:formula="of:=POWER([.C632]-6.75;2)" office:value-type="float" office:value="0.0711161343642626" calcext:value-type="float">
            <text:p>0.0711161344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832669" calcext:value-type="float">
            <text:p>6.832669</text:p>
          </table:table-cell>
          <table:table-cell office:value-type="float" office:value="6.4806408777" calcext:value-type="float">
            <text:p>6.4806408777</text:p>
          </table:table-cell>
          <table:table-cell table:formula="of:=POWER([.C633]-6.75;2)" office:value-type="float" office:value="0.0725543367662264" calcext:value-type="float">
            <text:p>0.0725543368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828836" calcext:value-type="float">
            <text:p>6.828836</text:p>
          </table:table-cell>
          <table:table-cell office:value-type="float" office:value="6.4780089734" calcext:value-type="float">
            <text:p>6.4780089734</text:p>
          </table:table-cell>
          <table:table-cell table:formula="of:=POWER([.C634]-6.75;2)" office:value-type="float" office:value="0.0739791185509221" calcext:value-type="float">
            <text:p>0.0739791186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24302" calcext:value-type="float">
            <text:p>6.824302</text:p>
          </table:table-cell>
          <table:table-cell office:value-type="float" office:value="6.4754298404" calcext:value-type="float">
            <text:p>6.4754298404</text:p>
          </table:table-cell>
          <table:table-cell table:formula="of:=POWER([.C635]-6.75;2)" office:value-type="float" office:value="0.0753887725427693" calcext:value-type="float">
            <text:p>0.0753887725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818818" calcext:value-type="float">
            <text:p>6.818818</text:p>
          </table:table-cell>
          <table:table-cell office:value-type="float" office:value="6.4729106968" calcext:value-type="float">
            <text:p>6.4729106968</text:p>
          </table:table-cell>
          <table:table-cell table:formula="of:=POWER([.C636]-6.75;2)" office:value-type="float" office:value="0.0767784819478617" calcext:value-type="float">
            <text:p>0.076778481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812081" calcext:value-type="float">
            <text:p>6.812081</text:p>
          </table:table-cell>
          <table:table-cell office:value-type="float" office:value="6.4704643883" calcext:value-type="float">
            <text:p>6.4704643883</text:p>
          </table:table-cell>
          <table:table-cell table:formula="of:=POWER([.C637]-6.75;2)" office:value-type="float" office:value="0.0781401582084932" calcext:value-type="float">
            <text:p>0.0781401582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803779" calcext:value-type="float">
            <text:p>6.803779</text:p>
          </table:table-cell>
          <table:table-cell office:value-type="float" office:value="6.4681086915" calcext:value-type="float">
            <text:p>6.4681086915</text:p>
          </table:table-cell>
          <table:table-cell table:formula="of:=POWER([.C638]-6.75;2)" office:value-type="float" office:value="0.079462709807842" calcext:value-type="float">
            <text:p>0.079462709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93641" calcext:value-type="float">
            <text:p>6.793641</text:p>
          </table:table-cell>
          <table:table-cell office:value-type="float" office:value="6.4658650266" calcext:value-type="float">
            <text:p>6.4658650266</text:p>
          </table:table-cell>
          <table:table-cell table:formula="of:=POWER([.C639]-6.75;2)" office:value-type="float" office:value="0.0807326831090185" calcext:value-type="float">
            <text:p>0.080732683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81484" calcext:value-type="float">
            <text:p>6.781484</text:p>
          </table:table-cell>
          <table:table-cell office:value-type="float" office:value="6.4637566915" calcext:value-type="float">
            <text:p>6.4637566915</text:p>
          </table:table-cell>
          <table:table-cell table:formula="of:=POWER([.C640]-6.75;2)" office:value-type="float" office:value="0.0819352316610259" calcext:value-type="float">
            <text:p>0.0819352317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67247" calcext:value-type="float">
            <text:p>6.767247</text:p>
          </table:table-cell>
          <table:table-cell office:value-type="float" office:value="6.4618069255" calcext:value-type="float">
            <text:p>6.4618069255</text:p>
          </table:table-cell>
          <table:table-cell table:formula="of:=POWER([.C641]-6.75;2)" office:value-type="float" office:value="0.0830552481897623" calcext:value-type="float">
            <text:p>0.083055248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51019" calcext:value-type="float">
            <text:p>6.751019</text:p>
          </table:table-cell>
          <table:table-cell office:value-type="float" office:value="6.4600370372" calcext:value-type="float">
            <text:p>6.4600370372</text:p>
          </table:table-cell>
          <table:table-cell table:formula="of:=POWER([.C642]-6.75;2)" office:value-type="float" office:value="0.0840785197957541" calcext:value-type="float">
            <text:p>0.0840785198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33045" calcext:value-type="float">
            <text:p>6.733045</text:p>
          </table:table-cell>
          <table:table-cell office:value-type="float" office:value="6.458464766" calcext:value-type="float">
            <text:p>6.458464766</text:p>
          </table:table-cell>
          <table:table-cell table:formula="of:=POWER([.C643]-6.75;2)" office:value-type="float" office:value="0.084992792663435" calcext:value-type="float">
            <text:p>0.0849927927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13711" calcext:value-type="float">
            <text:p>6.713711</text:p>
          </table:table-cell>
          <table:table-cell office:value-type="float" office:value="6.4571031011" calcext:value-type="float">
            <text:p>6.4571031011</text:p>
          </table:table-cell>
          <table:table-cell table:formula="of:=POWER([.C644]-6.75;2)" office:value-type="float" office:value="0.0857885933852366" calcext:value-type="float">
            <text:p>0.085788593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93517" calcext:value-type="float">
            <text:p>6.693517</text:p>
          </table:table-cell>
          <table:table-cell office:value-type="float" office:value="6.4559596277" calcext:value-type="float">
            <text:p>6.4559596277</text:p>
          </table:table-cell>
          <table:table-cell table:formula="of:=POWER([.C645]-6.75;2)" office:value-type="float" office:value="0.0864597405423224" calcext:value-type="float">
            <text:p>0.086459740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73033" calcext:value-type="float">
            <text:p>6.673033</text:p>
          </table:table-cell>
          <table:table-cell office:value-type="float" office:value="6.4550363936" calcext:value-type="float">
            <text:p>6.4550363936</text:p>
          </table:table-cell>
          <table:table-cell table:formula="of:=POWER([.C646]-6.75;2)" office:value-type="float" office:value="0.0870035291004939" calcext:value-type="float">
            <text:p>0.0870035291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52844" calcext:value-type="float">
            <text:p>6.652844</text:p>
          </table:table-cell>
          <table:table-cell office:value-type="float" office:value="6.4543302766" calcext:value-type="float">
            <text:p>6.4543302766</text:p>
          </table:table-cell>
          <table:table-cell table:formula="of:=POWER([.C647]-6.75;2)" office:value-type="float" office:value="0.0874205853354323" calcext:value-type="float">
            <text:p>0.0874205853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33493" calcext:value-type="float">
            <text:p>6.633493</text:p>
          </table:table-cell>
          <table:table-cell office:value-type="float" office:value="6.453833766" calcext:value-type="float">
            <text:p>6.453833766</text:p>
          </table:table-cell>
          <table:table-cell table:formula="of:=POWER([.C648]-6.75;2)" office:value-type="float" office:value="0.0877144381617429" calcext:value-type="float">
            <text:p>0.087714438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15432" calcext:value-type="float">
            <text:p>6.615432</text:p>
          </table:table-cell>
          <table:table-cell office:value-type="float" office:value="6.4535360053" calcext:value-type="float">
            <text:p>6.4535360053</text:p>
          </table:table-cell>
          <table:table-cell table:formula="of:=POWER([.C649]-6.75;2)" office:value-type="float" office:value="0.0878909001534815" calcext:value-type="float">
            <text:p>0.0878909002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98983" calcext:value-type="float">
            <text:p>6.598983</text:p>
          </table:table-cell>
          <table:table-cell office:value-type="float" office:value="6.4534239734" calcext:value-type="float">
            <text:p>6.4534239734</text:p>
          </table:table-cell>
          <table:table-cell table:formula="of:=POWER([.C650]-6.75;2)" office:value-type="float" office:value="0.0879573395538441" calcext:value-type="float">
            <text:p>0.0879573396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84309" calcext:value-type="float">
            <text:p>6.584309</text:p>
          </table:table-cell>
          <table:table-cell office:value-type="float" office:value="6.4534836596" calcext:value-type="float">
            <text:p>6.4534836596</text:p>
          </table:table-cell>
          <table:table-cell table:formula="of:=POWER([.C651]-6.75;2)" office:value-type="float" office:value="0.0879219401242088" calcext:value-type="float">
            <text:p>0.087921940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571408" calcext:value-type="float">
            <text:p>6.571408</text:p>
          </table:table-cell>
          <table:table-cell office:value-type="float" office:value="6.4537011223" calcext:value-type="float">
            <text:p>6.4537011223</text:p>
          </table:table-cell>
          <table:table-cell table:formula="of:=POWER([.C652]-6.75;2)" office:value-type="float" office:value="0.0877930249262795" calcext:value-type="float">
            <text:p>0.087793024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56013" calcext:value-type="float">
            <text:p>6.56013</text:p>
          </table:table-cell>
          <table:table-cell office:value-type="float" office:value="6.4540633617" calcext:value-type="float">
            <text:p>6.4540633617</text:p>
          </table:table-cell>
          <table:table-cell table:formula="of:=POWER([.C653]-6.75;2)" office:value-type="float" office:value="0.0875784938883049" calcext:value-type="float">
            <text:p>0.0875784939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50195" calcext:value-type="float">
            <text:p>6.550195</text:p>
          </table:table-cell>
          <table:table-cell office:value-type="float" office:value="6.4545589574" calcext:value-type="float">
            <text:p>6.4545589574</text:p>
          </table:table-cell>
          <table:table-cell table:formula="of:=POWER([.C654]-6.75;2)" office:value-type="float" office:value="0.0872854096525752" calcext:value-type="float">
            <text:p>0.0872854097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541234" calcext:value-type="float">
            <text:p>6.541234</text:p>
          </table:table-cell>
          <table:table-cell office:value-type="float" office:value="6.4551784787" calcext:value-type="float">
            <text:p>6.4551784787</text:p>
          </table:table-cell>
          <table:table-cell table:formula="of:=POWER([.C655]-6.75;2)" office:value-type="float" office:value="0.0869197294216465" calcext:value-type="float">
            <text:p>0.0869197294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532825" calcext:value-type="float">
            <text:p>6.532825</text:p>
          </table:table-cell>
          <table:table-cell office:value-type="float" office:value="6.4559146809" calcext:value-type="float">
            <text:p>6.4559146809</text:p>
          </table:table-cell>
          <table:table-cell table:formula="of:=POWER([.C656]-6.75;2)" office:value-type="float" office:value="0.0864861749101486" calcext:value-type="float">
            <text:p>0.0864861749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52453" calcext:value-type="float">
            <text:p>6.52453</text:p>
          </table:table-cell>
          <table:table-cell office:value-type="float" office:value="6.4567625532" calcext:value-type="float">
            <text:p>6.4567625532</text:p>
          </table:table-cell>
          <table:table-cell table:formula="of:=POWER([.C657]-6.75;2)" office:value-type="float" office:value="0.0859882002057829" calcext:value-type="float">
            <text:p>0.0859882002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515921" calcext:value-type="float">
            <text:p>6.515921</text:p>
          </table:table-cell>
          <table:table-cell office:value-type="float" office:value="6.4577192606" calcext:value-type="float">
            <text:p>6.4577192606</text:p>
          </table:table-cell>
          <table:table-cell table:formula="of:=POWER([.C658]-6.75;2)" office:value-type="float" office:value="0.0854280306242106" calcext:value-type="float">
            <text:p>0.0854280306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506606" calcext:value-type="float">
            <text:p>6.506606</text:p>
          </table:table-cell>
          <table:table-cell office:value-type="float" office:value="6.4587840638" calcext:value-type="float">
            <text:p>6.4587840638</text:p>
          </table:table-cell>
          <table:table-cell table:formula="of:=POWER([.C659]-6.75;2)" office:value-type="float" office:value="0.0848067214968427" calcext:value-type="float">
            <text:p>0.0848067215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496239" calcext:value-type="float">
            <text:p>6.496239</text:p>
          </table:table-cell>
          <table:table-cell office:value-type="float" office:value="6.4599581596" calcext:value-type="float">
            <text:p>6.4599581596</text:p>
          </table:table-cell>
          <table:table-cell table:formula="of:=POWER([.C660]-6.75;2)" office:value-type="float" office:value="0.084124269182619" calcext:value-type="float">
            <text:p>0.084124269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484526" calcext:value-type="float">
            <text:p>6.484526</text:p>
          </table:table-cell>
          <table:table-cell office:value-type="float" office:value="6.4612445266" calcext:value-type="float">
            <text:p>6.4612445266</text:p>
          </table:table-cell>
          <table:table-cell table:formula="of:=POWER([.C661]-6.75;2)" office:value-type="float" office:value="0.0833797234184582" calcext:value-type="float">
            <text:p>0.0833797234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471237" calcext:value-type="float">
            <text:p>6.471237</text:p>
          </table:table-cell>
          <table:table-cell office:value-type="float" office:value="6.4626477766" calcext:value-type="float">
            <text:p>6.4626477766</text:p>
          </table:table-cell>
          <table:table-cell table:formula="of:=POWER([.C662]-6.75;2)" office:value-type="float" office:value="0.0825713002929236" calcext:value-type="float">
            <text:p>0.0825713003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45621" calcext:value-type="float">
            <text:p>6.45621</text:p>
          </table:table-cell>
          <table:table-cell office:value-type="float" office:value="6.4641738936" calcext:value-type="float">
            <text:p>6.4641738936</text:p>
          </table:table-cell>
          <table:table-cell table:formula="of:=POWER([.C663]-6.75;2)" office:value-type="float" office:value="0.0816965630997841" calcext:value-type="float">
            <text:p>0.0816965631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439367" calcext:value-type="float">
            <text:p>6.439367</text:p>
          </table:table-cell>
          <table:table-cell office:value-type="float" office:value="6.4658298989" calcext:value-type="float">
            <text:p>6.4658298989</text:p>
          </table:table-cell>
          <table:table-cell table:formula="of:=POWER([.C664]-6.75;2)" office:value-type="float" office:value="0.0807526463591842" calcext:value-type="float">
            <text:p>0.0807526464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420724" calcext:value-type="float">
            <text:p>6.420724</text:p>
          </table:table-cell>
          <table:table-cell office:value-type="float" office:value="6.4676233883" calcext:value-type="float">
            <text:p>6.4676233883</text:p>
          </table:table-cell>
          <table:table-cell table:formula="of:=POWER([.C665]-6.75;2)" office:value-type="float" office:value="0.0797365508351727" calcext:value-type="float">
            <text:p>0.079736550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400402" calcext:value-type="float">
            <text:p>6.400402</text:p>
          </table:table-cell>
          <table:table-cell office:value-type="float" office:value="6.4695619362" calcext:value-type="float">
            <text:p>6.4695619362</text:p>
          </table:table-cell>
          <table:table-cell table:formula="of:=POWER([.C666]-6.75;2)" office:value-type="float" office:value="0.078645507627893" calcext:value-type="float">
            <text:p>0.0786455076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378633" calcext:value-type="float">
            <text:p>6.378633</text:p>
          </table:table-cell>
          <table:table-cell office:value-type="float" office:value="6.4716524149" calcext:value-type="float">
            <text:p>6.4716524149</text:p>
          </table:table-cell>
          <table:table-cell table:formula="of:=POWER([.C667]-6.75;2)" office:value-type="float" office:value="0.0774773781310016" calcext:value-type="float">
            <text:p>0.077477378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355744" calcext:value-type="float">
            <text:p>6.355744</text:p>
          </table:table-cell>
          <table:table-cell office:value-type="float" office:value="6.47390025" calcext:value-type="float">
            <text:p>6.47390025</text:p>
          </table:table-cell>
          <table:table-cell table:formula="of:=POWER([.C668]-6.75;2)" office:value-type="float" office:value="0.0762310719500626" calcext:value-type="float">
            <text:p>0.076231072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332129" calcext:value-type="float">
            <text:p>6.332129</text:p>
          </table:table-cell>
          <table:table-cell office:value-type="float" office:value="6.4763087926" calcext:value-type="float">
            <text:p>6.4763087926</text:p>
          </table:table-cell>
          <table:table-cell table:formula="of:=POWER([.C669]-6.75;2)" office:value-type="float" office:value="0.0749068770080697" calcext:value-type="float">
            <text:p>0.074906877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308197" calcext:value-type="float">
            <text:p>6.308197</text:p>
          </table:table-cell>
          <table:table-cell office:value-type="float" office:value="6.4788788351" calcext:value-type="float">
            <text:p>6.4788788351</text:p>
          </table:table-cell>
          <table:table-cell table:formula="of:=POWER([.C670]-6.75;2)" office:value-type="float" office:value="0.0735066860567331" calcext:value-type="float">
            <text:p>0.073506686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284313" calcext:value-type="float">
            <text:p>6.284313</text:p>
          </table:table-cell>
          <table:table-cell office:value-type="float" office:value="6.4816084894" calcext:value-type="float">
            <text:p>6.4816084894</text:p>
          </table:table-cell>
          <table:table-cell table:formula="of:=POWER([.C671]-6.75;2)" office:value-type="float" office:value="0.0720340029621498" calcext:value-type="float">
            <text:p>0.072034003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26073" calcext:value-type="float">
            <text:p>6.26073</text:p>
          </table:table-cell>
          <table:table-cell office:value-type="float" office:value="6.4844933989" calcext:value-type="float">
            <text:p>6.4844933989</text:p>
          </table:table-cell>
          <table:table-cell table:formula="of:=POWER([.C672]-6.75;2)" office:value-type="float" office:value="0.0704937552276746" calcext:value-type="float">
            <text:p>0.070493755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237535" calcext:value-type="float">
            <text:p>6.237535</text:p>
          </table:table-cell>
          <table:table-cell office:value-type="float" office:value="6.4875273883" calcext:value-type="float">
            <text:p>6.4875273883</text:p>
          </table:table-cell>
          <table:table-cell table:formula="of:=POWER([.C673]-6.75;2)" office:value-type="float" office:value="0.0688918718926189" calcext:value-type="float">
            <text:p>0.0688918719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214617" calcext:value-type="float">
            <text:p>6.214617</text:p>
          </table:table-cell>
          <table:table-cell office:value-type="float" office:value="6.4907034202" calcext:value-type="float">
            <text:p>6.4907034202</text:p>
          </table:table-cell>
          <table:table-cell table:formula="of:=POWER([.C674]-6.75;2)" office:value-type="float" office:value="0.0672347162959778" calcext:value-type="float">
            <text:p>0.067234716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191662" calcext:value-type="float">
            <text:p>6.191662</text:p>
          </table:table-cell>
          <table:table-cell office:value-type="float" office:value="6.4940147766" calcext:value-type="float">
            <text:p>6.4940147766</text:p>
          </table:table-cell>
          <table:table-cell table:formula="of:=POWER([.C675]-6.75;2)" office:value-type="float" office:value="0.0655284345991478" calcext:value-type="float">
            <text:p>0.0655284346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168175" calcext:value-type="float">
            <text:p>6.168175</text:p>
          </table:table-cell>
          <table:table-cell office:value-type="float" office:value="6.4974562181" calcext:value-type="float">
            <text:p>6.4974562181</text:p>
          </table:table-cell>
          <table:table-cell table:formula="of:=POWER([.C676]-6.75;2)" office:value-type="float" office:value="0.0637783617763548" calcext:value-type="float">
            <text:p>0.0637783618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143534" calcext:value-type="float">
            <text:p>6.143534</text:p>
          </table:table-cell>
          <table:table-cell office:value-type="float" office:value="6.5010250532" calcext:value-type="float">
            <text:p>6.5010250532</text:p>
          </table:table-cell>
          <table:table-cell table:formula="of:=POWER([.C677]-6.75;2)" office:value-type="float" office:value="0.0619885241340627" calcext:value-type="float">
            <text:p>0.061988524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117024" calcext:value-type="float">
            <text:p>6.117024</text:p>
          </table:table-cell>
          <table:table-cell office:value-type="float" office:value="6.5047218564" calcext:value-type="float">
            <text:p>6.5047218564</text:p>
          </table:table-cell>
          <table:table-cell table:formula="of:=POWER([.C678]-6.75;2)" office:value-type="float" office:value="0.0601613677278623" calcext:value-type="float">
            <text:p>0.0601613677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087855" calcext:value-type="float">
            <text:p>6.087855</text:p>
          </table:table-cell>
          <table:table-cell office:value-type="float" office:value="6.508550984" calcext:value-type="float">
            <text:p>6.508550984</text:p>
          </table:table-cell>
          <table:table-cell table:formula="of:=POWER([.C679]-6.75;2)" office:value-type="float" office:value="0.0582976273273682" calcext:value-type="float">
            <text:p>0.0582976273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055074" calcext:value-type="float">
            <text:p>6.055074</text:p>
          </table:table-cell>
          <table:table-cell office:value-type="float" office:value="6.5125209309" calcext:value-type="float">
            <text:p>6.5125209309</text:p>
          </table:table-cell>
          <table:table-cell table:formula="of:=POWER([.C680]-6.75;2)" office:value-type="float" office:value="0.0563963082606025" calcext:value-type="float">
            <text:p>0.0563963083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017302" calcext:value-type="float">
            <text:p>6.017302</text:p>
          </table:table-cell>
          <table:table-cell office:value-type="float" office:value="6.5166451436" calcext:value-type="float">
            <text:p>6.5166451436</text:p>
          </table:table-cell>
          <table:table-cell table:formula="of:=POWER([.C681]-6.75;2)" office:value-type="float" office:value="0.0544544890054647" calcext:value-type="float">
            <text:p>0.054454489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.972009" calcext:value-type="float">
            <text:p>5.972009</text:p>
          </table:table-cell>
          <table:table-cell office:value-type="float" office:value="6.5209442074" calcext:value-type="float">
            <text:p>6.5209442074</text:p>
          </table:table-cell>
          <table:table-cell table:formula="of:=POWER([.C682]-6.75;2)" office:value-type="float" office:value="0.0524665561236141" calcext:value-type="float">
            <text:p>0.052466556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913592" calcext:value-type="float">
            <text:p>5.913592</text:p>
          </table:table-cell>
          <table:table-cell office:value-type="float" office:value="6.5254519255" calcext:value-type="float">
            <text:p>6.5254519255</text:p>
          </table:table-cell>
          <table:table-cell table:formula="of:=POWER([.C683]-6.75;2)" office:value-type="float" office:value="0.0504218377616577" calcext:value-type="float">
            <text:p>0.0504218378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827105" calcext:value-type="float">
            <text:p>5.827105</text:p>
          </table:table-cell>
          <table:table-cell office:value-type="float" office:value="6.5302316755" calcext:value-type="float">
            <text:p>6.5302316755</text:p>
          </table:table-cell>
          <table:table-cell table:formula="of:=POWER([.C684]-6.75;2)" office:value-type="float" office:value="0.0482981164535375" calcext:value-type="float">
            <text:p>0.0482981165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659325" calcext:value-type="float">
            <text:p>5.659325</text:p>
          </table:table-cell>
          <table:table-cell office:value-type="float" office:value="6.5354261543" calcext:value-type="float">
            <text:p>6.5354261543</text:p>
          </table:table-cell>
          <table:table-cell table:formula="of:=POWER([.C685]-6.75;2)" office:value-type="float" office:value="0.0460419352584876" calcext:value-type="float">
            <text:p>0.0460419353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.017495" calcext:value-type="float">
            <text:p>5.017495</text:p>
          </table:table-cell>
          <table:table-cell office:value-type="float" office:value="6.5414611223" calcext:value-type="float">
            <text:p>6.5414611223</text:p>
          </table:table-cell>
          <table:table-cell table:formula="of:=POWER([.C686]-6.75;2)" office:value-type="float" office:value="0.0434884635123754" calcext:value-type="float">
            <text:p>0.0434884635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958511" calcext:value-type="float">
            <text:p>7.958511</text:p>
          </table:table-cell>
          <table:table-cell office:value-type="float" office:value="6.5508516489" calcext:value-type="float">
            <text:p>6.5508516489</text:p>
          </table:table-cell>
          <table:table-cell table:formula="of:=POWER([.C687]-6.75;2)" office:value-type="float" office:value="0.0396600657458488" calcext:value-type="float">
            <text:p>0.0396600657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526983" calcext:value-type="float">
            <text:p>6.526983</text:p>
          </table:table-cell>
          <table:table-cell office:value-type="float" office:value="6.544534" calcext:value-type="float">
            <text:p>6.544534</text:p>
          </table:table-cell>
          <table:table-cell table:formula="of:=POWER([.C688]-6.75;2)" office:value-type="float" office:value="0.0422162771560002" calcext:value-type="float">
            <text:p>0.042216277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318082" calcext:value-type="float">
            <text:p>6.318082</text:p>
          </table:table-cell>
          <table:table-cell office:value-type="float" office:value="6.5457610319" calcext:value-type="float">
            <text:p>6.5457610319</text:p>
          </table:table-cell>
          <table:table-cell table:formula="of:=POWER([.C689]-6.75;2)" office:value-type="float" office:value="0.0417135560905529" calcext:value-type="float">
            <text:p>0.0417135561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238113" calcext:value-type="float">
            <text:p>6.238113</text:p>
          </table:table-cell>
          <table:table-cell office:value-type="float" office:value="6.548025" calcext:value-type="float">
            <text:p>6.548025</text:p>
          </table:table-cell>
          <table:table-cell table:formula="of:=POWER([.C690]-6.75;2)" office:value-type="float" office:value="0.040793900625" calcext:value-type="float">
            <text:p>0.0407939006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200815" calcext:value-type="float">
            <text:p>6.200815</text:p>
          </table:table-cell>
          <table:table-cell office:value-type="float" office:value="6.5506368085" calcext:value-type="float">
            <text:p>6.5506368085</text:p>
          </table:table-cell>
          <table:table-cell table:formula="of:=POWER([.C691]-6.75;2)" office:value-type="float" office:value="0.0397456821250656" calcext:value-type="float">
            <text:p>0.0397456821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184085" calcext:value-type="float">
            <text:p>6.184085</text:p>
          </table:table-cell>
          <table:table-cell office:value-type="float" office:value="6.5533673936" calcext:value-type="float">
            <text:p>6.5533673936</text:p>
          </table:table-cell>
          <table:table-cell table:formula="of:=POWER([.C692]-6.75;2)" office:value-type="float" office:value="0.0386643818996572" calcext:value-type="float">
            <text:p>0.0386643819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179362" calcext:value-type="float">
            <text:p>6.179362</text:p>
          </table:table-cell>
          <table:table-cell office:value-type="float" office:value="6.5561064255" calcext:value-type="float">
            <text:p>6.5561064255</text:p>
          </table:table-cell>
          <table:table-cell table:formula="of:=POWER([.C693]-6.75;2)" office:value-type="float" office:value="0.0375947182323869" calcext:value-type="float">
            <text:p>0.0375947182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182394" calcext:value-type="float">
            <text:p>6.182394</text:p>
          </table:table-cell>
          <table:table-cell office:value-type="float" office:value="6.558790133" calcext:value-type="float">
            <text:p>6.558790133</text:p>
          </table:table-cell>
          <table:table-cell table:formula="of:=POWER([.C694]-6.75;2)" office:value-type="float" office:value="0.0365612132381575" calcext:value-type="float">
            <text:p>0.0365612132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190672" calcext:value-type="float">
            <text:p>6.190672</text:p>
          </table:table-cell>
          <table:table-cell office:value-type="float" office:value="6.5613781223" calcext:value-type="float">
            <text:p>6.5613781223</text:p>
          </table:table-cell>
          <table:table-cell table:formula="of:=POWER([.C695]-6.75;2)" office:value-type="float" office:value="0.0355782127470738" calcext:value-type="float">
            <text:p>0.0355782127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202538" calcext:value-type="float">
            <text:p>6.202538</text:p>
          </table:table-cell>
          <table:table-cell office:value-type="float" office:value="6.5638437713" calcext:value-type="float">
            <text:p>6.5638437713</text:p>
          </table:table-cell>
          <table:table-cell table:formula="of:=POWER([.C696]-6.75;2)" office:value-type="float" office:value="0.0346541414838066" calcext:value-type="float">
            <text:p>0.034654141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216822" calcext:value-type="float">
            <text:p>6.216822</text:p>
          </table:table-cell>
          <table:table-cell office:value-type="float" office:value="6.5661693404" calcext:value-type="float">
            <text:p>6.5661693404</text:p>
          </table:table-cell>
          <table:table-cell table:formula="of:=POWER([.C697]-6.75;2)" office:value-type="float" office:value="0.033793711408971" calcext:value-type="float">
            <text:p>0.0337937114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232677" calcext:value-type="float">
            <text:p>6.232677</text:p>
          </table:table-cell>
          <table:table-cell office:value-type="float" office:value="6.5683430266" calcext:value-type="float">
            <text:p>6.5683430266</text:p>
          </table:table-cell>
          <table:table-cell table:formula="of:=POWER([.C698]-6.75;2)" office:value-type="float" office:value="0.0329992559848483" calcext:value-type="float">
            <text:p>0.032999256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249488" calcext:value-type="float">
            <text:p>6.249488</text:p>
          </table:table-cell>
          <table:table-cell office:value-type="float" office:value="6.5703569468" calcext:value-type="float">
            <text:p>6.5703569468</text:p>
          </table:table-cell>
          <table:table-cell table:formula="of:=POWER([.C699]-6.75;2)" office:value-type="float" office:value="0.0322716265630179" calcext:value-type="float">
            <text:p>0.0322716266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266822" calcext:value-type="float">
            <text:p>6.266822</text:p>
          </table:table-cell>
          <table:table-cell office:value-type="float" office:value="6.5722057181" calcext:value-type="float">
            <text:p>6.5722057181</text:p>
          </table:table-cell>
          <table:table-cell table:formula="of:=POWER([.C700]-6.75;2)" office:value-type="float" office:value="0.0316108066763366" calcext:value-type="float">
            <text:p>0.0316108067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284387" calcext:value-type="float">
            <text:p>6.284387</text:p>
          </table:table-cell>
          <table:table-cell office:value-type="float" office:value="6.5738854681" calcext:value-type="float">
            <text:p>6.5738854681</text:p>
          </table:table-cell>
          <table:table-cell table:formula="of:=POWER([.C701]-6.75;2)" office:value-type="float" office:value="0.031016328346356" calcext:value-type="float">
            <text:p>0.0310163283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302007" calcext:value-type="float">
            <text:p>6.302007</text:p>
          </table:table-cell>
          <table:table-cell office:value-type="float" office:value="6.5753931596" calcext:value-type="float">
            <text:p>6.5753931596</text:p>
          </table:table-cell>
          <table:table-cell table:formula="of:=POWER([.C702]-6.75;2)" office:value-type="float" office:value="0.0304875487144711" calcext:value-type="float">
            <text:p>0.0304875487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319589" calcext:value-type="float">
            <text:p>6.319589</text:p>
          </table:table-cell>
          <table:table-cell office:value-type="float" office:value="6.576726234" calcext:value-type="float">
            <text:p>6.576726234</text:p>
          </table:table-cell>
          <table:table-cell table:formula="of:=POWER([.C703]-6.75;2)" office:value-type="float" office:value="0.0300237979838229" calcext:value-type="float">
            <text:p>0.030023798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337107" calcext:value-type="float">
            <text:p>6.337107</text:p>
          </table:table-cell>
          <table:table-cell office:value-type="float" office:value="6.5778825106" calcext:value-type="float">
            <text:p>6.5778825106</text:p>
          </table:table-cell>
          <table:table-cell table:formula="of:=POWER([.C704]-6.75;2)" office:value-type="float" office:value="0.029624430157359" calcext:value-type="float">
            <text:p>0.0296244302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354573" calcext:value-type="float">
            <text:p>6.354573</text:p>
          </table:table-cell>
          <table:table-cell office:value-type="float" office:value="6.5788602447" calcext:value-type="float">
            <text:p>6.5788602447</text:p>
          </table:table-cell>
          <table:table-cell table:formula="of:=POWER([.C705]-6.75;2)" office:value-type="float" office:value="0.029288815844144" calcext:value-type="float">
            <text:p>0.029288815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372025" calcext:value-type="float">
            <text:p>6.372025</text:p>
          </table:table-cell>
          <table:table-cell office:value-type="float" office:value="6.5796582926" calcext:value-type="float">
            <text:p>6.5796582926</text:p>
          </table:table-cell>
          <table:table-cell table:formula="of:=POWER([.C706]-6.75;2)" office:value-type="float" office:value="0.0290162972799474" calcext:value-type="float">
            <text:p>0.0290162973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389505" calcext:value-type="float">
            <text:p>6.389505</text:p>
          </table:table-cell>
          <table:table-cell office:value-type="float" office:value="6.5802763138" calcext:value-type="float">
            <text:p>6.5802763138</text:p>
          </table:table-cell>
          <table:table-cell table:formula="of:=POWER([.C707]-6.75;2)" office:value-type="float" office:value="0.0288061296573161" calcext:value-type="float">
            <text:p>0.0288061297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407047" calcext:value-type="float">
            <text:p>6.407047</text:p>
          </table:table-cell>
          <table:table-cell office:value-type="float" office:value="6.5807149309" calcext:value-type="float">
            <text:p>6.5807149309</text:p>
          </table:table-cell>
          <table:table-cell table:formula="of:=POWER([.C708]-6.75;2)" office:value-type="float" office:value="0.0286574346201917" calcext:value-type="float">
            <text:p>0.0286574346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424669" calcext:value-type="float">
            <text:p>6.424669</text:p>
          </table:table-cell>
          <table:table-cell office:value-type="float" office:value="6.5809758245" calcext:value-type="float">
            <text:p>6.5809758245</text:p>
          </table:table-cell>
          <table:table-cell table:formula="of:=POWER([.C709]-6.75;2)" office:value-type="float" office:value="0.0285691719034547" calcext:value-type="float">
            <text:p>0.0285691719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442364" calcext:value-type="float">
            <text:p>6.442364</text:p>
          </table:table-cell>
          <table:table-cell office:value-type="float" office:value="6.5810616755" calcext:value-type="float">
            <text:p>6.5810616755</text:p>
          </table:table-cell>
          <table:table-cell table:formula="of:=POWER([.C710]-6.75;2)" office:value-type="float" office:value="0.0285401574848673" calcext:value-type="float">
            <text:p>0.0285401575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460096" calcext:value-type="float">
            <text:p>6.460096</text:p>
          </table:table-cell>
          <table:table-cell office:value-type="float" office:value="6.5809760266" calcext:value-type="float">
            <text:p>6.5809760266</text:p>
          </table:table-cell>
          <table:table-cell table:formula="of:=POWER([.C711]-6.75;2)" office:value-type="float" office:value="0.0285691035839239" calcext:value-type="float">
            <text:p>0.0285691036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477806" calcext:value-type="float">
            <text:p>6.477806</text:p>
          </table:table-cell>
          <table:table-cell office:value-type="float" office:value="6.5807230426" calcext:value-type="float">
            <text:p>6.5807230426</text:p>
          </table:table-cell>
          <table:table-cell table:formula="of:=POWER([.C712]-6.75;2)" office:value-type="float" office:value="0.0286546883066015" calcext:value-type="float">
            <text:p>0.028654688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495415" calcext:value-type="float">
            <text:p>6.495415</text:p>
          </table:table-cell>
          <table:table-cell office:value-type="float" office:value="6.5803071489" calcext:value-type="float">
            <text:p>6.5803071489</text:p>
          </table:table-cell>
          <table:table-cell table:formula="of:=POWER([.C713]-6.75;2)" office:value-type="float" office:value="0.0287956637144467" calcext:value-type="float">
            <text:p>0.0287956637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512831" calcext:value-type="float">
            <text:p>6.512831</text:p>
          </table:table-cell>
          <table:table-cell office:value-type="float" office:value="6.5797326596" calcext:value-type="float">
            <text:p>6.5797326596</text:p>
          </table:table-cell>
          <table:table-cell table:formula="of:=POWER([.C714]-6.75;2)" office:value-type="float" office:value="0.0289909672068894" calcext:value-type="float">
            <text:p>0.0289909672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529961" calcext:value-type="float">
            <text:p>6.529961</text:p>
          </table:table-cell>
          <table:table-cell office:value-type="float" office:value="6.5790033723" calcext:value-type="float">
            <text:p>6.5790033723</text:p>
          </table:table-cell>
          <table:table-cell table:formula="of:=POWER([.C715]-6.75;2)" office:value-type="float" office:value="0.0292398466847724" calcext:value-type="float">
            <text:p>0.029239846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546723" calcext:value-type="float">
            <text:p>6.546723</text:p>
          </table:table-cell>
          <table:table-cell office:value-type="float" office:value="6.5781221968" calcext:value-type="float">
            <text:p>6.5781221968</text:p>
          </table:table-cell>
          <table:table-cell table:formula="of:=POWER([.C716]-6.75;2)" office:value-type="float" office:value="0.029541979232858" calcext:value-type="float">
            <text:p>0.0295419792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563053" calcext:value-type="float">
            <text:p>6.563053</text:p>
          </table:table-cell>
          <table:table-cell office:value-type="float" office:value="6.5770908191" calcext:value-type="float">
            <text:p>6.5770908191</text:p>
          </table:table-cell>
          <table:table-cell table:formula="of:=POWER([.C717]-6.75;2)" office:value-type="float" office:value="0.0298975848395088" calcext:value-type="float">
            <text:p>0.029897584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578915" calcext:value-type="float">
            <text:p>6.578915</text:p>
          </table:table-cell>
          <table:table-cell office:value-type="float" office:value="6.5759094894" calcext:value-type="float">
            <text:p>6.5759094894</text:p>
          </table:table-cell>
          <table:table-cell table:formula="of:=POWER([.C718]-6.75;2)" office:value-type="float" office:value="0.0303075058809688" calcext:value-type="float">
            <text:p>0.0303075059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594306" calcext:value-type="float">
            <text:p>6.594306</text:p>
          </table:table-cell>
          <table:table-cell office:value-type="float" office:value="6.574576867" calcext:value-type="float">
            <text:p>6.574576867</text:p>
          </table:table-cell>
          <table:table-cell table:formula="of:=POWER([.C719]-6.75;2)" office:value-type="float" office:value="0.0307732755915356" calcext:value-type="float">
            <text:p>0.0307732756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09255" calcext:value-type="float">
            <text:p>6.609255</text:p>
          </table:table-cell>
          <table:table-cell office:value-type="float" office:value="6.573089984" calcext:value-type="float">
            <text:p>6.573089984</text:p>
          </table:table-cell>
          <table:table-cell table:formula="of:=POWER([.C720]-6.75;2)" office:value-type="float" office:value="0.0312971537611202" calcext:value-type="float">
            <text:p>0.0312971538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623816" calcext:value-type="float">
            <text:p>6.623816</text:p>
          </table:table-cell>
          <table:table-cell office:value-type="float" office:value="6.5714443245" calcext:value-type="float">
            <text:p>6.5714443245</text:p>
          </table:table-cell>
          <table:table-cell table:formula="of:=POWER([.C721]-6.75;2)" office:value-type="float" office:value="0.0318821292532614" calcext:value-type="float">
            <text:p>0.0318821293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638059" calcext:value-type="float">
            <text:p>6.638059</text:p>
          </table:table-cell>
          <table:table-cell office:value-type="float" office:value="6.5696339468" calcext:value-type="float">
            <text:p>6.5696339468</text:p>
          </table:table-cell>
          <table:table-cell table:formula="of:=POWER([.C722]-6.75;2)" office:value-type="float" office:value="0.0325319131469453" calcext:value-type="float">
            <text:p>0.032531913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652056" calcext:value-type="float">
            <text:p>6.652056</text:p>
          </table:table-cell>
          <table:table-cell office:value-type="float" office:value="6.5676516223" calcext:value-type="float">
            <text:p>6.5676516223</text:p>
          </table:table-cell>
          <table:table-cell table:formula="of:=POWER([.C723]-6.75;2)" office:value-type="float" office:value="0.033250930849822" calcext:value-type="float">
            <text:p>0.0332509308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665865" calcext:value-type="float">
            <text:p>6.665865</text:p>
          </table:table-cell>
          <table:table-cell office:value-type="float" office:value="6.5654888989" calcext:value-type="float">
            <text:p>6.5654888989</text:p>
          </table:table-cell>
          <table:table-cell table:formula="of:=POWER([.C724]-6.75;2)" office:value-type="float" office:value="0.0340443464291344" calcext:value-type="float">
            <text:p>0.034044346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79517" calcext:value-type="float">
            <text:p>6.679517</text:p>
          </table:table-cell>
          <table:table-cell office:value-type="float" office:value="6.5631359787" calcext:value-type="float">
            <text:p>6.5631359787</text:p>
          </table:table-cell>
          <table:table-cell table:formula="of:=POWER([.C725]-6.75;2)" office:value-type="float" office:value="0.0349181624564068" calcext:value-type="float">
            <text:p>0.034918162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93007" calcext:value-type="float">
            <text:p>6.693007</text:p>
          </table:table-cell>
          <table:table-cell office:value-type="float" office:value="6.5605812394" calcext:value-type="float">
            <text:p>6.5605812394</text:p>
          </table:table-cell>
          <table:table-cell table:formula="of:=POWER([.C726]-6.75;2)" office:value-type="float" office:value="0.03587946686724" calcext:value-type="float">
            <text:p>0.0358794669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06289" calcext:value-type="float">
            <text:p>6.706289</text:p>
          </table:table-cell>
          <table:table-cell office:value-type="float" office:value="6.5578101223" calcext:value-type="float">
            <text:p>6.5578101223</text:p>
          </table:table-cell>
          <table:table-cell table:formula="of:=POWER([.C727]-6.75;2)" office:value-type="float" office:value="0.0369369490903409" calcext:value-type="float">
            <text:p>0.0369369491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19284" calcext:value-type="float">
            <text:p>6.719284</text:p>
          </table:table-cell>
          <table:table-cell office:value-type="float" office:value="6.5548028617" calcext:value-type="float">
            <text:p>6.5548028617</text:p>
          </table:table-cell>
          <table:table-cell table:formula="of:=POWER([.C728]-6.75;2)" office:value-type="float" office:value="0.0381019228005094" calcext:value-type="float">
            <text:p>0.038101922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31884" calcext:value-type="float">
            <text:p>6.731884</text:p>
          </table:table-cell>
          <table:table-cell office:value-type="float" office:value="6.5515298883" calcext:value-type="float">
            <text:p>6.5515298883</text:p>
          </table:table-cell>
          <table:table-cell table:formula="of:=POWER([.C729]-6.75;2)" office:value-type="float" office:value="0.0393903852382104" calcext:value-type="float">
            <text:p>0.0393903852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43975" calcext:value-type="float">
            <text:p>6.743975</text:p>
          </table:table-cell>
          <table:table-cell office:value-type="float" office:value="6.5479420904" calcext:value-type="float">
            <text:p>6.5479420904</text:p>
          </table:table-cell>
          <table:table-cell table:formula="of:=POWER([.C730]-6.75;2)" office:value-type="float" office:value="0.0408273988319217" calcext:value-type="float">
            <text:p>0.0408273988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55446" calcext:value-type="float">
            <text:p>6.755446</text:p>
          </table:table-cell>
          <table:table-cell office:value-type="float" office:value="6.5439473457" calcext:value-type="float">
            <text:p>6.5439473457</text:p>
          </table:table-cell>
          <table:table-cell table:formula="of:=POWER([.C731]-6.75;2)" office:value-type="float" office:value="0.0424576963440752" calcext:value-type="float">
            <text:p>0.0424576963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66211" calcext:value-type="float">
            <text:p>6.766211</text:p>
          </table:table-cell>
          <table:table-cell office:value-type="float" office:value="6.5393421862" calcext:value-type="float">
            <text:p>6.5393421862</text:p>
          </table:table-cell>
          <table:table-cell table:formula="of:=POWER([.C732]-6.75;2)" office:value-type="float" office:value="0.0443767145149955" calcext:value-type="float">
            <text:p>0.0443767145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76212" calcext:value-type="float">
            <text:p>6.776212</text:p>
          </table:table-cell>
          <table:table-cell office:value-type="float" office:value="6.533531" calcext:value-type="float">
            <text:p>6.533531</text:p>
          </table:table-cell>
          <table:table-cell table:formula="of:=POWER([.C733]-6.75;2)" office:value-type="float" office:value="0.046858827961" calcext:value-type="float">
            <text:p>0.046858828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85431" calcext:value-type="float">
            <text:p>6.785431</text:p>
          </table:table-cell>
          <table:table-cell office:value-type="float" office:value="6.52290175" calcext:value-type="float">
            <text:p>6.52290175</text:p>
          </table:table-cell>
          <table:table-cell table:formula="of:=POWER([.C734]-6.75;2)" office:value-type="float" office:value="0.0515736151530625" calcext:value-type="float">
            <text:p>0.0515736152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93876" calcext:value-type="float">
            <text:p>6.793876</text:p>
          </table:table-cell>
          <table:table-cell office:value-type="float" office:value="6.5321441383" calcext:value-type="float">
            <text:p>6.5321441383</text:p>
          </table:table-cell>
          <table:table-cell table:formula="of:=POWER([.C735]-6.75;2)" office:value-type="float" office:value="0.0474611764770497" calcext:value-type="float">
            <text:p>0.0474611765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01583" calcext:value-type="float">
            <text:p>6.801583</text:p>
          </table:table-cell>
          <table:table-cell office:value-type="float" office:value="6.5322439628" calcext:value-type="float">
            <text:p>6.5322439628</text:p>
          </table:table-cell>
          <table:table-cell table:formula="of:=POWER([.C736]-6.75;2)" office:value-type="float" office:value="0.0474176917370478" calcext:value-type="float">
            <text:p>0.0474176917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808597" calcext:value-type="float">
            <text:p>6.808597</text:p>
          </table:table-cell>
          <table:table-cell office:value-type="float" office:value="6.5308688723" calcext:value-type="float">
            <text:p>6.5308688723</text:p>
          </table:table-cell>
          <table:table-cell table:formula="of:=POWER([.C737]-6.75;2)" office:value-type="float" office:value="0.0480184511270737" calcext:value-type="float">
            <text:p>0.0480184511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14964" calcext:value-type="float">
            <text:p>6.814964</text:p>
          </table:table-cell>
          <table:table-cell office:value-type="float" office:value="6.5288623298" calcext:value-type="float">
            <text:p>6.5288623298</text:p>
          </table:table-cell>
          <table:table-cell table:formula="of:=POWER([.C738]-6.75;2)" office:value-type="float" office:value="0.048901869181484" calcext:value-type="float">
            <text:p>0.0489018692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20719" calcext:value-type="float">
            <text:p>6.820719</text:p>
          </table:table-cell>
          <table:table-cell office:value-type="float" office:value="6.5264967872" calcext:value-type="float">
            <text:p>6.5264967872</text:p>
          </table:table-cell>
          <table:table-cell table:formula="of:=POWER([.C739]-6.75;2)" office:value-type="float" office:value="0.049953686131922" calcext:value-type="float">
            <text:p>0.0499536861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825884" calcext:value-type="float">
            <text:p>6.825884</text:p>
          </table:table-cell>
          <table:table-cell office:value-type="float" office:value="6.523898367" calcext:value-type="float">
            <text:p>6.523898367</text:p>
          </table:table-cell>
          <table:table-cell table:formula="of:=POWER([.C740]-6.75;2)" office:value-type="float" office:value="0.0511219484452666" calcext:value-type="float">
            <text:p>0.0511219484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830462" calcext:value-type="float">
            <text:p>6.830462</text:p>
          </table:table-cell>
          <table:table-cell office:value-type="float" office:value="6.5211385106" calcext:value-type="float">
            <text:p>6.5211385106</text:p>
          </table:table-cell>
          <table:table-cell table:formula="of:=POWER([.C741]-6.75;2)" office:value-type="float" office:value="0.0523775813303862" calcext:value-type="float">
            <text:p>0.0523775813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34441" calcext:value-type="float">
            <text:p>6.834441</text:p>
          </table:table-cell>
          <table:table-cell office:value-type="float" office:value="6.518263766" calcext:value-type="float">
            <text:p>6.518263766</text:p>
          </table:table-cell>
          <table:table-cell table:formula="of:=POWER([.C742]-6.75;2)" office:value-type="float" office:value="0.0537016821485025" calcext:value-type="float">
            <text:p>0.053701682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837798" calcext:value-type="float">
            <text:p>6.837798</text:p>
          </table:table-cell>
          <table:table-cell office:value-type="float" office:value="6.5153080745" calcext:value-type="float">
            <text:p>6.5153080745</text:p>
          </table:table-cell>
          <table:table-cell table:formula="of:=POWER([.C743]-6.75;2)" office:value-type="float" office:value="0.0550802998948975" calcext:value-type="float">
            <text:p>0.0550802999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40503" calcext:value-type="float">
            <text:p>6.840503</text:p>
          </table:table-cell>
          <table:table-cell office:value-type="float" office:value="6.5122987553" calcext:value-type="float">
            <text:p>6.5122987553</text:p>
          </table:table-cell>
          <table:table-cell table:formula="of:=POWER([.C744]-6.75;2)" office:value-type="float" office:value="0.0565018817319294" calcext:value-type="float">
            <text:p>0.0565018817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42522" calcext:value-type="float">
            <text:p>6.842522</text:p>
          </table:table-cell>
          <table:table-cell office:value-type="float" office:value="6.5092597128" calcext:value-type="float">
            <text:p>6.5092597128</text:p>
          </table:table-cell>
          <table:table-cell table:formula="of:=POWER([.C745]-6.75;2)" office:value-type="float" office:value="0.0579558858811383" calcext:value-type="float">
            <text:p>0.0579558859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843817" calcext:value-type="float">
            <text:p>6.843817</text:p>
          </table:table-cell>
          <table:table-cell office:value-type="float" office:value="6.5062132287" calcext:value-type="float">
            <text:p>6.5062132287</text:p>
          </table:table-cell>
          <table:table-cell table:formula="of:=POWER([.C746]-6.75;2)" office:value-type="float" office:value="0.0594319898608785" calcext:value-type="float">
            <text:p>0.0594319899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44352" calcext:value-type="float">
            <text:p>6.844352</text:p>
          </table:table-cell>
          <table:table-cell office:value-type="float" office:value="6.5031808564" calcext:value-type="float">
            <text:p>6.5031808564</text:p>
          </table:table-cell>
          <table:table-cell table:formula="of:=POWER([.C747]-6.75;2)" office:value-type="float" office:value="0.0609196896474373" calcext:value-type="float">
            <text:p>0.0609196896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844085" calcext:value-type="float">
            <text:p>6.844085</text:p>
          </table:table-cell>
          <table:table-cell office:value-type="float" office:value="6.5001836596" calcext:value-type="float">
            <text:p>6.5001836596</text:p>
          </table:table-cell>
          <table:table-cell table:formula="of:=POWER([.C748]-6.75;2)" office:value-type="float" office:value="0.0624082039308486" calcext:value-type="float">
            <text:p>0.0624082039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842971" calcext:value-type="float">
            <text:p>6.842971</text:p>
          </table:table-cell>
          <table:table-cell office:value-type="float" office:value="6.4972420691" calcext:value-type="float">
            <text:p>6.4972420691</text:p>
          </table:table-cell>
          <table:table-cell table:formula="of:=POWER([.C749]-6.75;2)" office:value-type="float" office:value="0.063886571632849" calcext:value-type="float">
            <text:p>0.0638865716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84096" calcext:value-type="float">
            <text:p>6.84096</text:p>
          </table:table-cell>
          <table:table-cell office:value-type="float" office:value="6.4943754149" calcext:value-type="float">
            <text:p>6.4943754149</text:p>
          </table:table-cell>
          <table:table-cell table:formula="of:=POWER([.C750]-6.75;2)" office:value-type="float" office:value="0.065343928507547" calcext:value-type="float">
            <text:p>0.065343928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837995" calcext:value-type="float">
            <text:p>6.837995</text:p>
          </table:table-cell>
          <table:table-cell office:value-type="float" office:value="6.4916013777" calcext:value-type="float">
            <text:p>6.4916013777</text:p>
          </table:table-cell>
          <table:table-cell table:formula="of:=POWER([.C751]-6.75;2)" office:value-type="float" office:value="0.0667698480065379" calcext:value-type="float">
            <text:p>0.066769848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834016" calcext:value-type="float">
            <text:p>6.834016</text:p>
          </table:table-cell>
          <table:table-cell office:value-type="float" office:value="6.4889354628" calcext:value-type="float">
            <text:p>6.4889354628</text:p>
          </table:table-cell>
          <table:table-cell table:formula="of:=POWER([.C752]-6.75;2)" office:value-type="float" office:value="0.0681546925834503" calcext:value-type="float">
            <text:p>0.068154692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82896" calcext:value-type="float">
            <text:p>6.82896</text:p>
          </table:table-cell>
          <table:table-cell office:value-type="float" office:value="6.4863906383" calcext:value-type="float">
            <text:p>6.4863906383</text:p>
          </table:table-cell>
          <table:table-cell table:formula="of:=POWER([.C753]-6.75;2)" office:value-type="float" office:value="0.0694898955758816" calcext:value-type="float">
            <text:p>0.069489895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22761" calcext:value-type="float">
            <text:p>6.822761</text:p>
          </table:table-cell>
          <table:table-cell office:value-type="float" office:value="6.4839772074" calcext:value-type="float">
            <text:p>6.4839772074</text:p>
          </table:table-cell>
          <table:table-cell table:formula="of:=POWER([.C754]-6.75;2)" office:value-type="float" office:value="0.0707681261827028" calcext:value-type="float">
            <text:p>0.0707681262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15353" calcext:value-type="float">
            <text:p>6.815353</text:p>
          </table:table-cell>
          <table:table-cell office:value-type="float" office:value="6.481703" calcext:value-type="float">
            <text:p>6.481703</text:p>
          </table:table-cell>
          <table:table-cell table:formula="of:=POWER([.C755]-6.75;2)" office:value-type="float" office:value="0.0719832802090002" calcext:value-type="float">
            <text:p>0.0719832802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06671" calcext:value-type="float">
            <text:p>6.806671</text:p>
          </table:table-cell>
          <table:table-cell office:value-type="float" office:value="6.4795737819" calcext:value-type="float">
            <text:p>6.4795737819</text:p>
          </table:table-cell>
          <table:table-cell table:formula="of:=POWER([.C756]-6.75;2)" office:value-type="float" office:value="0.0731303394358687" calcext:value-type="float">
            <text:p>0.0731303394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96654" calcext:value-type="float">
            <text:p>6.796654</text:p>
          </table:table-cell>
          <table:table-cell office:value-type="float" office:value="6.4775938777" calcext:value-type="float">
            <text:p>6.4775938777</text:p>
          </table:table-cell>
          <table:table-cell table:formula="of:=POWER([.C757]-6.75;2)" office:value-type="float" office:value="0.0742050954665223" calcext:value-type="float">
            <text:p>0.0742050955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85246" calcext:value-type="float">
            <text:p>6.785246</text:p>
          </table:table-cell>
          <table:table-cell office:value-type="float" office:value="6.4757668564" calcext:value-type="float">
            <text:p>6.4757668564</text:p>
          </table:table-cell>
          <table:table-cell table:formula="of:=POWER([.C758]-6.75;2)" office:value-type="float" office:value="0.0752038170487383" calcext:value-type="float">
            <text:p>0.075203817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72403" calcext:value-type="float">
            <text:p>6.772403</text:p>
          </table:table-cell>
          <table:table-cell office:value-type="float" office:value="6.4740962021" calcext:value-type="float">
            <text:p>6.4740962021</text:p>
          </table:table-cell>
          <table:table-cell table:formula="of:=POWER([.C759]-6.75;2)" office:value-type="float" office:value="0.076122905695644" calcext:value-type="float">
            <text:p>0.0761229057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58104" calcext:value-type="float">
            <text:p>6.758104</text:p>
          </table:table-cell>
          <table:table-cell office:value-type="float" office:value="6.4725858191" calcext:value-type="float">
            <text:p>6.4725858191</text:p>
          </table:table-cell>
          <table:table-cell table:formula="of:=POWER([.C760]-6.75;2)" office:value-type="float" office:value="0.076958627764418" calcext:value-type="float">
            <text:p>0.0769586278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42358" calcext:value-type="float">
            <text:p>6.742358</text:p>
          </table:table-cell>
          <table:table-cell office:value-type="float" office:value="6.4712402819" calcext:value-type="float">
            <text:p>6.4712402819</text:p>
          </table:table-cell>
          <table:table-cell table:formula="of:=POWER([.C761]-6.75;2)" office:value-type="float" office:value="0.0777069804351914" calcext:value-type="float">
            <text:p>0.0777069804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25228" calcext:value-type="float">
            <text:p>6.725228</text:p>
          </table:table-cell>
          <table:table-cell office:value-type="float" office:value="6.4700648138" calcext:value-type="float">
            <text:p>6.4700648138</text:p>
          </table:table-cell>
          <table:table-cell table:formula="of:=POWER([.C762]-6.75;2)" office:value-type="float" office:value="0.0783637084728289" calcext:value-type="float">
            <text:p>0.0783637085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706839" calcext:value-type="float">
            <text:p>6.706839</text:p>
          </table:table-cell>
          <table:table-cell office:value-type="float" office:value="6.4690649468" calcext:value-type="float">
            <text:p>6.4690649468</text:p>
          </table:table-cell>
          <table:table-cell table:formula="of:=POWER([.C763]-6.75;2)" office:value-type="float" office:value="0.078924504116487" calcext:value-type="float">
            <text:p>0.078924504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87396" calcext:value-type="float">
            <text:p>6.687396</text:p>
          </table:table-cell>
          <table:table-cell office:value-type="float" office:value="6.4682459894" calcext:value-type="float">
            <text:p>6.4682459894</text:p>
          </table:table-cell>
          <table:table-cell table:formula="of:=POWER([.C764]-6.75;2)" office:value-type="float" office:value="0.0793853224891851" calcext:value-type="float">
            <text:p>0.0793853225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67194" calcext:value-type="float">
            <text:p>6.667194</text:p>
          </table:table-cell>
          <table:table-cell office:value-type="float" office:value="6.4676123351" calcext:value-type="float">
            <text:p>6.4676123351</text:p>
          </table:table-cell>
          <table:table-cell table:formula="of:=POWER([.C765]-6.75;2)" office:value-type="float" office:value="0.0797427932876746" calcext:value-type="float">
            <text:p>0.0797427933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46612" calcext:value-type="float">
            <text:p>6.646612</text:p>
          </table:table-cell>
          <table:table-cell office:value-type="float" office:value="6.4671667234" calcext:value-type="float">
            <text:p>6.4671667234</text:p>
          </table:table-cell>
          <table:table-cell table:formula="of:=POWER([.C766]-6.75;2)" office:value-type="float" office:value="0.0799946623522921" calcext:value-type="float">
            <text:p>0.0799946624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626099" calcext:value-type="float">
            <text:p>6.626099</text:p>
          </table:table-cell>
          <table:table-cell office:value-type="float" office:value="6.466909633" calcext:value-type="float">
            <text:p>6.466909633</text:p>
          </table:table-cell>
          <table:table-cell table:formula="of:=POWER([.C767]-6.75;2)" office:value-type="float" office:value="0.0801401558881946" calcext:value-type="float">
            <text:p>0.0801401559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06147" calcext:value-type="float">
            <text:p>6.606147</text:p>
          </table:table-cell>
          <table:table-cell office:value-type="float" office:value="6.4668388511" calcext:value-type="float">
            <text:p>6.4668388511</text:p>
          </table:table-cell>
          <table:table-cell table:formula="of:=POWER([.C768]-6.75;2)" office:value-type="float" office:value="0.0801802362463678" calcext:value-type="float">
            <text:p>0.080180236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587239" calcext:value-type="float">
            <text:p>6.587239</text:p>
          </table:table-cell>
          <table:table-cell office:value-type="float" office:value="6.4669492926" calcext:value-type="float">
            <text:p>6.4669492926</text:p>
          </table:table-cell>
          <table:table-cell table:formula="of:=POWER([.C769]-6.75;2)" office:value-type="float" office:value="0.0801177029596405" calcext:value-type="float">
            <text:p>0.080117703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5698" calcext:value-type="float">
            <text:p>6.5698</text:p>
          </table:table-cell>
          <table:table-cell office:value-type="float" office:value="6.4672331915" calcext:value-type="float">
            <text:p>6.4672331915</text:p>
          </table:table-cell>
          <table:table-cell table:formula="of:=POWER([.C770]-6.75;2)" office:value-type="float" office:value="0.0799570679892756" calcext:value-type="float">
            <text:p>0.079957068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54133" calcext:value-type="float">
            <text:p>6.554133</text:p>
          </table:table-cell>
          <table:table-cell office:value-type="float" office:value="6.4676805585" calcext:value-type="float">
            <text:p>6.4676805585</text:p>
          </table:table-cell>
          <table:table-cell table:formula="of:=POWER([.C771]-6.75;2)" office:value-type="float" office:value="0.0797042670488721" calcext:value-type="float">
            <text:p>0.079704267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540374" calcext:value-type="float">
            <text:p>6.540374</text:p>
          </table:table-cell>
          <table:table-cell office:value-type="float" office:value="6.4682799521" calcext:value-type="float">
            <text:p>6.4682799521</text:p>
          </table:table-cell>
          <table:table-cell table:formula="of:=POWER([.C772]-6.75;2)" office:value-type="float" office:value="0.0793661853887785" calcext:value-type="float">
            <text:p>0.0793661854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528453" calcext:value-type="float">
            <text:p>6.528453</text:p>
          </table:table-cell>
          <table:table-cell office:value-type="float" office:value="6.4690194202" calcext:value-type="float">
            <text:p>6.4690194202</text:p>
          </table:table-cell>
          <table:table-cell table:formula="of:=POWER([.C773]-6.75;2)" office:value-type="float" office:value="0.0789500862247439" calcext:value-type="float">
            <text:p>0.0789500862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518092" calcext:value-type="float">
            <text:p>6.518092</text:p>
          </table:table-cell>
          <table:table-cell office:value-type="float" office:value="6.4698875585" calcext:value-type="float">
            <text:p>6.4698875585</text:p>
          </table:table-cell>
          <table:table-cell table:formula="of:=POWER([.C774]-6.75;2)" office:value-type="float" office:value="0.0784629798830909" calcext:value-type="float">
            <text:p>0.0784629799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50883" calcext:value-type="float">
            <text:p>6.50883</text:p>
          </table:table-cell>
          <table:table-cell office:value-type="float" office:value="6.4708745" calcext:value-type="float">
            <text:p>6.4708745</text:p>
          </table:table-cell>
          <table:table-cell table:formula="of:=POWER([.C775]-6.75;2)" office:value-type="float" office:value="0.0779110447502501" calcext:value-type="float">
            <text:p>0.0779110448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50008" calcext:value-type="float">
            <text:p>6.50008</text:p>
          </table:table-cell>
          <table:table-cell office:value-type="float" office:value="6.4719727394" calcext:value-type="float">
            <text:p>6.4719727394</text:p>
          </table:table-cell>
          <table:table-cell table:formula="of:=POWER([.C776]-6.75;2)" office:value-type="float" office:value="0.0772991576367403" calcext:value-type="float">
            <text:p>0.0772991576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491211" calcext:value-type="float">
            <text:p>6.491211</text:p>
          </table:table-cell>
          <table:table-cell office:value-type="float" office:value="6.4731776649" calcext:value-type="float">
            <text:p>6.4731776649</text:p>
          </table:table-cell>
          <table:table-cell table:formula="of:=POWER([.C777]-6.75;2)" office:value-type="float" office:value="0.0766306052102169" calcext:value-type="float">
            <text:p>0.0766306052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481638" calcext:value-type="float">
            <text:p>6.481638</text:p>
          </table:table-cell>
          <table:table-cell office:value-type="float" office:value="6.4744877074" calcext:value-type="float">
            <text:p>6.4744877074</text:p>
          </table:table-cell>
          <table:table-cell table:formula="of:=POWER([.C778]-6.75;2)" office:value-type="float" office:value="0.0759070233737081" calcext:value-type="float">
            <text:p>0.0759070234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470915" calcext:value-type="float">
            <text:p>6.470915</text:p>
          </table:table-cell>
          <table:table-cell office:value-type="float" office:value="6.4759040851" calcext:value-type="float">
            <text:p>6.4759040851</text:p>
          </table:table-cell>
          <table:table-cell table:formula="of:=POWER([.C779]-6.75;2)" office:value-type="float" office:value="0.0751285705648682" calcext:value-type="float">
            <text:p>0.0751285706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458798" calcext:value-type="float">
            <text:p>6.458798</text:p>
          </table:table-cell>
          <table:table-cell office:value-type="float" office:value="6.4774301702" calcext:value-type="float">
            <text:p>6.4774301702</text:p>
          </table:table-cell>
          <table:table-cell table:formula="of:=POWER([.C780]-6.75;2)" office:value-type="float" office:value="0.074294312117201" calcext:value-type="float">
            <text:p>0.074294312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445281" calcext:value-type="float">
            <text:p>6.445281</text:p>
          </table:table-cell>
          <table:table-cell office:value-type="float" office:value="6.4790705745" calcext:value-type="float">
            <text:p>6.4790705745</text:p>
          </table:table-cell>
          <table:table-cell table:formula="of:=POWER([.C781]-6.75;2)" office:value-type="float" office:value="0.0734027536017602" calcext:value-type="float">
            <text:p>0.0734027536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430597" calcext:value-type="float">
            <text:p>6.430597</text:p>
          </table:table-cell>
          <table:table-cell office:value-type="float" office:value="6.4808300957" calcext:value-type="float">
            <text:p>6.4808300957</text:p>
          </table:table-cell>
          <table:table-cell table:formula="of:=POWER([.C782]-6.75;2)" office:value-type="float" office:value="0.0724524373808711" calcext:value-type="float">
            <text:p>0.0724524374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415167" calcext:value-type="float">
            <text:p>6.415167</text:p>
          </table:table-cell>
          <table:table-cell office:value-type="float" office:value="6.4827126543" calcext:value-type="float">
            <text:p>6.4827126543</text:p>
          </table:table-cell>
          <table:table-cell table:formula="of:=POWER([.C783]-6.75;2)" office:value-type="float" office:value="0.0714425251713512" calcext:value-type="float">
            <text:p>0.0714425252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39953" calcext:value-type="float">
            <text:p>6.39953</text:p>
          </table:table-cell>
          <table:table-cell office:value-type="float" office:value="6.4847204043" calcext:value-type="float">
            <text:p>6.4847204043</text:p>
          </table:table-cell>
          <table:table-cell table:formula="of:=POWER([.C784]-6.75;2)" office:value-type="float" office:value="0.0703732638947555" calcext:value-type="float">
            <text:p>0.0703732639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384243" calcext:value-type="float">
            <text:p>6.384243</text:p>
          </table:table-cell>
          <table:table-cell office:value-type="float" office:value="6.4868531436" calcext:value-type="float">
            <text:p>6.4868531436</text:p>
          </table:table-cell>
          <table:table-cell table:formula="of:=POWER([.C785]-6.75;2)" office:value-type="float" office:value="0.0692462680332021" calcext:value-type="float">
            <text:p>0.069246268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369782" calcext:value-type="float">
            <text:p>6.369782</text:p>
          </table:table-cell>
          <table:table-cell office:value-type="float" office:value="6.4891081011" calcext:value-type="float">
            <text:p>6.4891081011</text:p>
          </table:table-cell>
          <table:table-cell table:formula="of:=POWER([.C786]-6.75;2)" office:value-type="float" office:value="0.0680645829116477" calcext:value-type="float">
            <text:p>0.0680645829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356458" calcext:value-type="float">
            <text:p>6.356458</text:p>
          </table:table-cell>
          <table:table-cell office:value-type="float" office:value="6.4914801489" calcext:value-type="float">
            <text:p>6.4914801489</text:p>
          </table:table-cell>
          <table:table-cell table:formula="of:=POWER([.C787]-6.75;2)" office:value-type="float" office:value="0.0668325134127662" calcext:value-type="float">
            <text:p>0.0668325134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344354" calcext:value-type="float">
            <text:p>6.344354</text:p>
          </table:table-cell>
          <table:table-cell office:value-type="float" office:value="6.4939623404" calcext:value-type="float">
            <text:p>6.4939623404</text:p>
          </table:table-cell>
          <table:table-cell table:formula="of:=POWER([.C788]-6.75;2)" office:value-type="float" office:value="0.0655552831334453" calcext:value-type="float">
            <text:p>0.0655552831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333305" calcext:value-type="float">
            <text:p>6.333305</text:p>
          </table:table-cell>
          <table:table-cell office:value-type="float" office:value="6.496546766" calcext:value-type="float">
            <text:p>6.496546766</text:p>
          </table:table-cell>
          <table:table-cell table:formula="of:=POWER([.C789]-6.75;2)" office:value-type="float" office:value="0.0642385418250588" calcext:value-type="float">
            <text:p>0.0642385418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322915" calcext:value-type="float">
            <text:p>6.322915</text:p>
          </table:table-cell>
          <table:table-cell office:value-type="float" office:value="6.4992255" calcext:value-type="float">
            <text:p>6.4992255</text:p>
          </table:table-cell>
          <table:table-cell table:formula="of:=POWER([.C790]-6.75;2)" office:value-type="float" office:value="0.0628878498502502" calcext:value-type="float">
            <text:p>0.0628878499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312604" calcext:value-type="float">
            <text:p>6.312604</text:p>
          </table:table-cell>
          <table:table-cell office:value-type="float" office:value="6.5019915585" calcext:value-type="float">
            <text:p>6.5019915585</text:p>
          </table:table-cell>
          <table:table-cell table:formula="of:=POWER([.C791]-6.75;2)" office:value-type="float" office:value="0.0615081870552588" calcext:value-type="float">
            <text:p>0.0615081871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301687" calcext:value-type="float">
            <text:p>6.301687</text:p>
          </table:table-cell>
          <table:table-cell office:value-type="float" office:value="6.5048396862" calcext:value-type="float">
            <text:p>6.5048396862</text:p>
          </table:table-cell>
          <table:table-cell table:formula="of:=POWER([.C792]-6.75;2)" office:value-type="float" office:value="0.0601035794625143" calcext:value-type="float">
            <text:p>0.060103579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289451" calcext:value-type="float">
            <text:p>6.289451</text:p>
          </table:table-cell>
          <table:table-cell office:value-type="float" office:value="6.5077669043" calcext:value-type="float">
            <text:p>6.5077669043</text:p>
          </table:table-cell>
          <table:table-cell table:formula="of:=POWER([.C793]-6.75;2)" office:value-type="float" office:value="0.0586768726524052" calcext:value-type="float">
            <text:p>0.058676872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275231" calcext:value-type="float">
            <text:p>6.275231</text:p>
          </table:table-cell>
          <table:table-cell office:value-type="float" office:value="6.5107727926" calcext:value-type="float">
            <text:p>6.5107727926</text:p>
          </table:table-cell>
          <table:table-cell table:formula="of:=POWER([.C794]-6.75;2)" office:value-type="float" office:value="0.0572296567604026" calcext:value-type="float">
            <text:p>0.0572296568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258458" calcext:value-type="float">
            <text:p>6.258458</text:p>
          </table:table-cell>
          <table:table-cell office:value-type="float" office:value="6.513859484" calcext:value-type="float">
            <text:p>6.513859484</text:p>
          </table:table-cell>
          <table:table-cell table:formula="of:=POWER([.C795]-6.75;2)" office:value-type="float" office:value="0.0557623432967462" calcext:value-type="float">
            <text:p>0.0557623433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238667" calcext:value-type="float">
            <text:p>6.238667</text:p>
          </table:table-cell>
          <table:table-cell office:value-type="float" office:value="6.5170315479" calcext:value-type="float">
            <text:p>6.5170315479</text:p>
          </table:table-cell>
          <table:table-cell table:formula="of:=POWER([.C796]-6.75;2)" office:value-type="float" office:value="0.0542742996738699" calcext:value-type="float">
            <text:p>0.054274299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215454" calcext:value-type="float">
            <text:p>6.215454</text:p>
          </table:table-cell>
          <table:table-cell office:value-type="float" office:value="6.5202958404" calcext:value-type="float">
            <text:p>6.5202958404</text:p>
          </table:table-cell>
          <table:table-cell table:formula="of:=POWER([.C797]-6.75;2)" office:value-type="float" office:value="0.0527640009375422" calcext:value-type="float">
            <text:p>0.0527640009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188331" calcext:value-type="float">
            <text:p>6.188331</text:p>
          </table:table-cell>
          <table:table-cell office:value-type="float" office:value="6.5236616011" calcext:value-type="float">
            <text:p>6.5236616011</text:p>
          </table:table-cell>
          <table:table-cell table:formula="of:=POWER([.C798]-6.75;2)" office:value-type="float" office:value="0.0512290708166157" calcext:value-type="float">
            <text:p>0.051229070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156409" calcext:value-type="float">
            <text:p>6.156409</text:p>
          </table:table-cell>
          <table:table-cell office:value-type="float" office:value="6.5271412766" calcext:value-type="float">
            <text:p>6.5271412766</text:p>
          </table:table-cell>
          <table:table-cell table:formula="of:=POWER([.C799]-6.75;2)" office:value-type="float" office:value="0.0496660105954777" calcext:value-type="float">
            <text:p>0.0496660106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117636" calcext:value-type="float">
            <text:p>6.117636</text:p>
          </table:table-cell>
          <table:table-cell office:value-type="float" office:value="6.5307529149" calcext:value-type="float">
            <text:p>6.5307529149</text:p>
          </table:table-cell>
          <table:table-cell table:formula="of:=POWER([.C800]-6.75;2)" office:value-type="float" office:value="0.0480692843248467" calcext:value-type="float">
            <text:p>0.0480692843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066613" calcext:value-type="float">
            <text:p>6.066613</text:p>
          </table:table-cell>
          <table:table-cell office:value-type="float" office:value="6.5345265" calcext:value-type="float">
            <text:p>6.5345265</text:p>
          </table:table-cell>
          <table:table-cell table:formula="of:=POWER([.C801]-6.75;2)" office:value-type="float" office:value="0.0464288292022499" calcext:value-type="float">
            <text:p>0.0464288292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.986203" calcext:value-type="float">
            <text:p>5.986203</text:p>
          </table:table-cell>
          <table:table-cell office:value-type="float" office:value="6.5385217713" calcext:value-type="float">
            <text:p>6.5385217713</text:p>
          </table:table-cell>
          <table:table-cell table:formula="of:=POWER([.C802]-6.75;2)" office:value-type="float" office:value="0.0447230412140895" calcext:value-type="float">
            <text:p>0.044723041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.792618" calcext:value-type="float">
            <text:p>5.792618</text:p>
          </table:table-cell>
          <table:table-cell office:value-type="float" office:value="6.5428905745" calcext:value-type="float">
            <text:p>6.5428905745</text:p>
          </table:table-cell>
          <table:table-cell table:formula="of:=POWER([.C803]-6.75;2)" office:value-type="float" office:value="0.0428943141309399" calcext:value-type="float">
            <text:p>0.0428943141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.792618" calcext:value-type="float">
            <text:p>5.792618</text:p>
          </table:table-cell>
          <table:table-cell office:value-type="float" office:value="6.5482311968" calcext:value-type="float">
            <text:p>6.5482311968</text:p>
          </table:table-cell>
          <table:table-cell table:formula="of:=POWER([.C804]-6.75;2)" office:value-type="float" office:value="0.0407106499447604" calcext:value-type="float">
            <text:p>0.0407106499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56434" calcext:value-type="float">
            <text:p>6.56434</text:p>
          </table:table-cell>
          <table:table-cell office:value-type="float" office:value="6.5535107553" calcext:value-type="float">
            <text:p>6.5535107553</text:p>
          </table:table-cell>
          <table:table-cell table:formula="of:=POWER([.C805]-6.75;2)" office:value-type="float" office:value="0.0386080232827766" calcext:value-type="float">
            <text:p>0.0386080233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333933" calcext:value-type="float">
            <text:p>6.333933</text:p>
          </table:table-cell>
          <table:table-cell office:value-type="float" office:value="6.5546214947" calcext:value-type="float">
            <text:p>6.5546214947</text:p>
          </table:table-cell>
          <table:table-cell table:formula="of:=POWER([.C806]-6.75;2)" office:value-type="float" office:value="0.0381727603332621" calcext:value-type="float">
            <text:p>0.0381727603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261186" calcext:value-type="float">
            <text:p>6.261186</text:p>
          </table:table-cell>
          <table:table-cell office:value-type="float" office:value="6.5568911489" calcext:value-type="float">
            <text:p>6.5568911489</text:p>
          </table:table-cell>
          <table:table-cell table:formula="of:=POWER([.C807]-6.75;2)" office:value-type="float" office:value="0.0372910283731619" calcext:value-type="float">
            <text:p>0.0372910284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229111" calcext:value-type="float">
            <text:p>6.229111</text:p>
          </table:table-cell>
          <table:table-cell office:value-type="float" office:value="6.5594783723" calcext:value-type="float">
            <text:p>6.5594783723</text:p>
          </table:table-cell>
          <table:table-cell table:formula="of:=POWER([.C808]-6.75;2)" office:value-type="float" office:value="0.0362984906214574" calcext:value-type="float">
            <text:p>0.0362984906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21576" calcext:value-type="float">
            <text:p>6.21576</text:p>
          </table:table-cell>
          <table:table-cell office:value-type="float" office:value="6.5621640585" calcext:value-type="float">
            <text:p>6.5621640585</text:p>
          </table:table-cell>
          <table:table-cell table:formula="of:=POWER([.C809]-6.75;2)" office:value-type="float" office:value="0.0352823409191912" calcext:value-type="float">
            <text:p>0.0352823409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213678" calcext:value-type="float">
            <text:p>6.213678</text:p>
          </table:table-cell>
          <table:table-cell office:value-type="float" office:value="6.5648458511" calcext:value-type="float">
            <text:p>6.5648458511</text:p>
          </table:table-cell>
          <table:table-cell table:formula="of:=POWER([.C810]-6.75;2)" office:value-type="float" office:value="0.0342820588548833" calcext:value-type="float">
            <text:p>0.034282058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219214" calcext:value-type="float">
            <text:p>6.219214</text:p>
          </table:table-cell>
          <table:table-cell office:value-type="float" office:value="6.5674611596" calcext:value-type="float">
            <text:p>6.5674611596</text:p>
          </table:table-cell>
          <table:table-cell table:formula="of:=POWER([.C811]-6.75;2)" office:value-type="float" office:value="0.0333204282545768" calcext:value-type="float">
            <text:p>0.033320428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229966" calcext:value-type="float">
            <text:p>6.229966</text:p>
          </table:table-cell>
          <table:table-cell office:value-type="float" office:value="6.5699670426" calcext:value-type="float">
            <text:p>6.5699670426</text:p>
          </table:table-cell>
          <table:table-cell table:formula="of:=POWER([.C812]-6.75;2)" office:value-type="float" office:value="0.0324118657501902" calcext:value-type="float">
            <text:p>0.0324118658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244016" calcext:value-type="float">
            <text:p>6.244016</text:p>
          </table:table-cell>
          <table:table-cell office:value-type="float" office:value="6.5723337287" calcext:value-type="float">
            <text:p>6.5723337287</text:p>
          </table:table-cell>
          <table:table-cell table:formula="of:=POWER([.C813]-6.75;2)" office:value-type="float" office:value="0.0315653039576451" calcext:value-type="float">
            <text:p>0.03156530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259708" calcext:value-type="float">
            <text:p>6.259708</text:p>
          </table:table-cell>
          <table:table-cell office:value-type="float" office:value="6.5745421277" calcext:value-type="float">
            <text:p>6.5745421277</text:p>
          </table:table-cell>
          <table:table-cell table:formula="of:=POWER([.C814]-6.75;2)" office:value-type="float" office:value="0.0307854649520431" calcext:value-type="float">
            <text:p>0.03078546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275617" calcext:value-type="float">
            <text:p>6.275617</text:p>
          </table:table-cell>
          <table:table-cell office:value-type="float" office:value="6.5765825266" calcext:value-type="float">
            <text:p>6.5765825266</text:p>
          </table:table-cell>
          <table:table-cell table:formula="of:=POWER([.C815]-6.75;2)" office:value-type="float" office:value="0.0300736200804396" calcext:value-type="float">
            <text:p>0.0300736201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290608" calcext:value-type="float">
            <text:p>6.290608</text:p>
          </table:table-cell>
          <table:table-cell office:value-type="float" office:value="6.578453367" calcext:value-type="float">
            <text:p>6.578453367</text:p>
          </table:table-cell>
          <table:table-cell table:formula="of:=POWER([.C816]-6.75;2)" office:value-type="float" office:value="0.0294282472936367" calcext:value-type="float">
            <text:p>0.0294282473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303894" calcext:value-type="float">
            <text:p>6.303894</text:p>
          </table:table-cell>
          <table:table-cell office:value-type="float" office:value="6.5801596489" calcext:value-type="float">
            <text:p>6.5801596489</text:p>
          </table:table-cell>
          <table:table-cell table:formula="of:=POWER([.C817]-6.75;2)" office:value-type="float" office:value="0.0288457448617711" calcext:value-type="float">
            <text:p>0.0288457449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315081" calcext:value-type="float">
            <text:p>6.315081</text:p>
          </table:table-cell>
          <table:table-cell office:value-type="float" office:value="6.5817110106" calcext:value-type="float">
            <text:p>6.5817110106</text:p>
          </table:table-cell>
          <table:table-cell table:formula="of:=POWER([.C818]-6.75;2)" office:value-type="float" office:value="0.0283211839532732" calcext:value-type="float">
            <text:p>0.028321184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324177" calcext:value-type="float">
            <text:p>6.324177</text:p>
          </table:table-cell>
          <table:table-cell office:value-type="float" office:value="6.583119516" calcext:value-type="float">
            <text:p>6.583119516</text:p>
          </table:table-cell>
          <table:table-cell table:formula="of:=POWER([.C819]-6.75;2)" office:value-type="float" office:value="0.0278490959400743" calcext:value-type="float">
            <text:p>0.0278490959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331554" calcext:value-type="float">
            <text:p>6.331554</text:p>
          </table:table-cell>
          <table:table-cell office:value-type="float" office:value="6.5843973777" calcext:value-type="float">
            <text:p>6.5843973777</text:p>
          </table:table-cell>
          <table:table-cell table:formula="of:=POWER([.C820]-6.75;2)" office:value-type="float" office:value="0.0274242285126364" calcext:value-type="float">
            <text:p>0.027424228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337871" calcext:value-type="float">
            <text:p>6.337871</text:p>
          </table:table-cell>
          <table:table-cell office:value-type="float" office:value="6.5855548777" calcext:value-type="float">
            <text:p>6.5855548777</text:p>
          </table:table-cell>
          <table:table-cell table:formula="of:=POWER([.C821]-6.75;2)" office:value-type="float" office:value="0.027042198248262" calcext:value-type="float">
            <text:p>0.0270421982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343959" calcext:value-type="float">
            <text:p>6.343959</text:p>
          </table:table-cell>
          <table:table-cell office:value-type="float" office:value="6.5865987128" calcext:value-type="float">
            <text:p>6.5865987128</text:p>
          </table:table-cell>
          <table:table-cell table:formula="of:=POWER([.C822]-6.75;2)" office:value-type="float" office:value="0.0266999806586169" calcext:value-type="float">
            <text:p>0.026699980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350703" calcext:value-type="float">
            <text:p>6.350703</text:p>
          </table:table-cell>
          <table:table-cell office:value-type="float" office:value="6.5875309681" calcext:value-type="float">
            <text:p>6.5875309681</text:p>
          </table:table-cell>
          <table:table-cell table:formula="of:=POWER([.C823]-6.75;2)" office:value-type="float" office:value="0.0263961863265231" calcext:value-type="float">
            <text:p>0.0263961863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358912" calcext:value-type="float">
            <text:p>6.358912</text:p>
          </table:table-cell>
          <table:table-cell office:value-type="float" office:value="6.58834875" calcext:value-type="float">
            <text:p>6.58834875</text:p>
          </table:table-cell>
          <table:table-cell table:formula="of:=POWER([.C824]-6.75;2)" office:value-type="float" office:value="0.0261311266265626" calcext:value-type="float">
            <text:p>0.0261311266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36921" calcext:value-type="float">
            <text:p>6.36921</text:p>
          </table:table-cell>
          <table:table-cell office:value-type="float" office:value="6.5890445479" calcext:value-type="float">
            <text:p>6.5890445479</text:p>
          </table:table-cell>
          <table:table-cell table:formula="of:=POWER([.C825]-6.75;2)" office:value-type="float" office:value="0.0259066575607153" calcext:value-type="float">
            <text:p>0.0259066576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38197" calcext:value-type="float">
            <text:p>6.38197</text:p>
          </table:table-cell>
          <table:table-cell office:value-type="float" office:value="6.5896072606" calcext:value-type="float">
            <text:p>6.5896072606</text:p>
          </table:table-cell>
          <table:table-cell table:formula="of:=POWER([.C826]-6.75;2)" office:value-type="float" office:value="0.0257258308522362" calcext:value-type="float">
            <text:p>0.025725830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397274" calcext:value-type="float">
            <text:p>6.397274</text:p>
          </table:table-cell>
          <table:table-cell office:value-type="float" office:value="6.5900236383" calcext:value-type="float">
            <text:p>6.5900236383</text:p>
          </table:table-cell>
          <table:table-cell table:formula="of:=POWER([.C827]-6.75;2)" office:value-type="float" office:value="0.0255924363027692" calcext:value-type="float">
            <text:p>0.0255924363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414928" calcext:value-type="float">
            <text:p>6.414928</text:p>
          </table:table-cell>
          <table:table-cell office:value-type="float" office:value="6.590280016" calcext:value-type="float">
            <text:p>6.590280016</text:p>
          </table:table-cell>
          <table:table-cell table:formula="of:=POWER([.C828]-6.75;2)" office:value-type="float" office:value="0.0255104732889601" calcext:value-type="float">
            <text:p>0.0255104733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434508" calcext:value-type="float">
            <text:p>6.434508</text:p>
          </table:table-cell>
          <table:table-cell office:value-type="float" office:value="6.5903640319" calcext:value-type="float">
            <text:p>6.5903640319</text:p>
          </table:table-cell>
          <table:table-cell table:formula="of:=POWER([.C829]-6.75;2)" office:value-type="float" office:value="0.0254836423112242" calcext:value-type="float">
            <text:p>0.0254836423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455432" calcext:value-type="float">
            <text:p>6.455432</text:p>
          </table:table-cell>
          <table:table-cell office:value-type="float" office:value="6.5902661223" calcext:value-type="float">
            <text:p>6.5902661223</text:p>
          </table:table-cell>
          <table:table-cell table:formula="of:=POWER([.C830]-6.75;2)" office:value-type="float" office:value="0.0255149116850785" calcext:value-type="float">
            <text:p>0.0255149117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477052" calcext:value-type="float">
            <text:p>6.477052</text:p>
          </table:table-cell>
          <table:table-cell office:value-type="float" office:value="6.5899805957" calcext:value-type="float">
            <text:p>6.5899805957</text:p>
          </table:table-cell>
          <table:table-cell table:formula="of:=POWER([.C831]-6.75;2)" office:value-type="float" office:value="0.0256062097525268" calcext:value-type="float">
            <text:p>0.025606209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498738" calcext:value-type="float">
            <text:p>6.498738</text:p>
          </table:table-cell>
          <table:table-cell office:value-type="float" office:value="6.5895061277" calcext:value-type="float">
            <text:p>6.5895061277</text:p>
          </table:table-cell>
          <table:table-cell table:formula="of:=POWER([.C832]-6.75;2)" office:value-type="float" office:value="0.0257582830458487" calcext:value-type="float">
            <text:p>0.025758283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19949" calcext:value-type="float">
            <text:p>6.519949</text:p>
          </table:table-cell>
          <table:table-cell office:value-type="float" office:value="6.5888456383" calcext:value-type="float">
            <text:p>6.5888456383</text:p>
          </table:table-cell>
          <table:table-cell table:formula="of:=POWER([.C833]-6.75;2)" office:value-type="float" office:value="0.0259707282949343" calcext:value-type="float">
            <text:p>0.025970728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540283" calcext:value-type="float">
            <text:p>6.540283</text:p>
          </table:table-cell>
          <table:table-cell office:value-type="float" office:value="6.5880055957" calcext:value-type="float">
            <text:p>6.5880055957</text:p>
          </table:table-cell>
          <table:table-cell table:formula="of:=POWER([.C834]-6.75;2)" office:value-type="float" office:value="0.0262421870245118" calcext:value-type="float">
            <text:p>0.026242187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5595" calcext:value-type="float">
            <text:p>6.5595</text:p>
          </table:table-cell>
          <table:table-cell office:value-type="float" office:value="6.5869948723" calcext:value-type="float">
            <text:p>6.5869948723</text:p>
          </table:table-cell>
          <table:table-cell table:formula="of:=POWER([.C835]-6.75;2)" office:value-type="float" office:value="0.0265706716564933" calcext:value-type="float">
            <text:p>0.0265706717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577514" calcext:value-type="float">
            <text:p>6.577514</text:p>
          </table:table-cell>
          <table:table-cell office:value-type="float" office:value="6.5858233351" calcext:value-type="float">
            <text:p>6.5858233351</text:p>
          </table:table-cell>
          <table:table-cell table:formula="of:=POWER([.C836]-6.75;2)" office:value-type="float" office:value="0.026953977297687" calcext:value-type="float">
            <text:p>0.026953977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59437" calcext:value-type="float">
            <text:p>6.59437</text:p>
          </table:table-cell>
          <table:table-cell office:value-type="float" office:value="6.5845004362" calcext:value-type="float">
            <text:p>6.5845004362</text:p>
          </table:table-cell>
          <table:table-cell table:formula="of:=POWER([.C837]-6.75;2)" office:value-type="float" office:value="0.0273901056179903" calcext:value-type="float">
            <text:p>0.0273901056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610204" calcext:value-type="float">
            <text:p>6.610204</text:p>
          </table:table-cell>
          <table:table-cell office:value-type="float" office:value="6.583033984" calcext:value-type="float">
            <text:p>6.583033984</text:p>
          </table:table-cell>
          <table:table-cell table:formula="of:=POWER([.C838]-6.75;2)" office:value-type="float" office:value="0.0278776504989122" calcext:value-type="float">
            <text:p>0.0278776505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625192" calcext:value-type="float">
            <text:p>6.625192</text:p>
          </table:table-cell>
          <table:table-cell office:value-type="float" office:value="6.581429367" calcext:value-type="float">
            <text:p>6.581429367</text:p>
          </table:table-cell>
          <table:table-cell table:formula="of:=POWER([.C839]-6.75;2)" office:value-type="float" office:value="0.0284160583100206" calcext:value-type="float">
            <text:p>0.0284160583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639509" calcext:value-type="float">
            <text:p>6.639509</text:p>
          </table:table-cell>
          <table:table-cell office:value-type="float" office:value="6.5796892819" calcext:value-type="float">
            <text:p>6.5796892819</text:p>
          </table:table-cell>
          <table:table-cell table:formula="of:=POWER([.C840]-6.75;2)" office:value-type="float" office:value="0.0290057406997375" calcext:value-type="float">
            <text:p>0.0290057407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653302" calcext:value-type="float">
            <text:p>6.653302</text:p>
          </table:table-cell>
          <table:table-cell office:value-type="float" office:value="6.5778140479" calcext:value-type="float">
            <text:p>6.5778140479</text:p>
          </table:table-cell>
          <table:table-cell table:formula="of:=POWER([.C841]-6.75;2)" office:value-type="float" office:value="0.0296480021005833" calcext:value-type="float">
            <text:p>0.029648002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666665" calcext:value-type="float">
            <text:p>6.666665</text:p>
          </table:table-cell>
          <table:table-cell office:value-type="float" office:value="6.5758023298" calcext:value-type="float">
            <text:p>6.5758023298</text:p>
          </table:table-cell>
          <table:table-cell table:formula="of:=POWER([.C842]-6.75;2)" office:value-type="float" office:value="0.0303448283031079" calcext:value-type="float">
            <text:p>0.0303448283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7964" calcext:value-type="float">
            <text:p>6.67964</text:p>
          </table:table-cell>
          <table:table-cell office:value-type="float" office:value="6.5736521223" calcext:value-type="float">
            <text:p>6.5736521223</text:p>
          </table:table-cell>
          <table:table-cell table:formula="of:=POWER([.C843]-6.75;2)" office:value-type="float" office:value="0.031098573969294" calcext:value-type="float">
            <text:p>0.031098574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92225" calcext:value-type="float">
            <text:p>6.692225</text:p>
          </table:table-cell>
          <table:table-cell office:value-type="float" office:value="6.571361633" calcext:value-type="float">
            <text:p>6.571361633</text:p>
          </table:table-cell>
          <table:table-cell table:formula="of:=POWER([.C844]-6.75;2)" office:value-type="float" office:value="0.0319116661644265" calcext:value-type="float">
            <text:p>0.0319116662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704391" calcext:value-type="float">
            <text:p>6.704391</text:p>
          </table:table-cell>
          <table:table-cell office:value-type="float" office:value="6.5689296915" calcext:value-type="float">
            <text:p>6.5689296915</text:p>
          </table:table-cell>
          <table:table-cell table:formula="of:=POWER([.C845]-6.75;2)" office:value-type="float" office:value="0.0327864566202851" calcext:value-type="float">
            <text:p>0.0327864566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16104" calcext:value-type="float">
            <text:p>6.716104</text:p>
          </table:table-cell>
          <table:table-cell office:value-type="float" office:value="6.5663550904" calcext:value-type="float">
            <text:p>6.5663550904</text:p>
          </table:table-cell>
          <table:table-cell table:formula="of:=POWER([.C846]-6.75;2)" office:value-type="float" office:value="0.0337254528219921" calcext:value-type="float">
            <text:p>0.0337254528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27336" calcext:value-type="float">
            <text:p>6.727336</text:p>
          </table:table-cell>
          <table:table-cell office:value-type="float" office:value="6.563633984" calcext:value-type="float">
            <text:p>6.563633984</text:p>
          </table:table-cell>
          <table:table-cell table:formula="of:=POWER([.C847]-6.75;2)" office:value-type="float" office:value="0.0347322919197123" calcext:value-type="float">
            <text:p>0.0347322919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38076" calcext:value-type="float">
            <text:p>6.738076</text:p>
          </table:table-cell>
          <table:table-cell office:value-type="float" office:value="6.5607534096" calcext:value-type="float">
            <text:p>6.5607534096</text:p>
          </table:table-cell>
          <table:table-cell table:formula="of:=POWER([.C848]-6.75;2)" office:value-type="float" office:value="0.0358142719780253" calcext:value-type="float">
            <text:p>0.035814272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48337" calcext:value-type="float">
            <text:p>6.748337</text:p>
          </table:table-cell>
          <table:table-cell office:value-type="float" office:value="6.5576745638" calcext:value-type="float">
            <text:p>6.5576745638</text:p>
          </table:table-cell>
          <table:table-cell table:formula="of:=POWER([.C849]-6.75;2)" office:value-type="float" office:value="0.0369890734095203" calcext:value-type="float">
            <text:p>0.0369890734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58147" calcext:value-type="float">
            <text:p>6.758147</text:p>
          </table:table-cell>
          <table:table-cell office:value-type="float" office:value="6.5542780266" calcext:value-type="float">
            <text:p>6.5542780266</text:p>
          </table:table-cell>
          <table:table-cell table:formula="of:=POWER([.C850]-6.75;2)" office:value-type="float" office:value="0.0383070908715901" calcext:value-type="float">
            <text:p>0.038307090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67539" calcext:value-type="float">
            <text:p>6.767539</text:p>
          </table:table-cell>
          <table:table-cell office:value-type="float" office:value="6.5500542128" calcext:value-type="float">
            <text:p>6.5500542128</text:p>
          </table:table-cell>
          <table:table-cell table:formula="of:=POWER([.C851]-6.75;2)" office:value-type="float" office:value="0.0399783178190276" calcext:value-type="float">
            <text:p>0.0399783178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76543" calcext:value-type="float">
            <text:p>6.776543</text:p>
          </table:table-cell>
          <table:table-cell office:value-type="float" office:value="6.5457804415" calcext:value-type="float">
            <text:p>6.5457804415</text:p>
          </table:table-cell>
          <table:table-cell table:formula="of:=POWER([.C852]-6.75;2)" office:value-type="float" office:value="0.041705628073935" calcext:value-type="float">
            <text:p>0.041705628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85171" calcext:value-type="float">
            <text:p>6.785171</text:p>
          </table:table-cell>
          <table:table-cell office:value-type="float" office:value="6.5448759309" calcext:value-type="float">
            <text:p>6.5448759309</text:p>
          </table:table-cell>
          <table:table-cell table:formula="of:=POWER([.C853]-6.75;2)" office:value-type="float" office:value="0.0420758837241416" calcext:value-type="float">
            <text:p>0.0420758837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93412" calcext:value-type="float">
            <text:p>6.793412</text:p>
          </table:table-cell>
          <table:table-cell office:value-type="float" office:value="6.5430451383" calcext:value-type="float">
            <text:p>6.5430451383</text:p>
          </table:table-cell>
          <table:table-cell table:formula="of:=POWER([.C854]-6.75;2)" office:value-type="float" office:value="0.0428303147812661" calcext:value-type="float">
            <text:p>0.0428303148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801226" calcext:value-type="float">
            <text:p>6.801226</text:p>
          </table:table-cell>
          <table:table-cell office:value-type="float" office:value="6.5408832872" calcext:value-type="float">
            <text:p>6.5408832872</text:p>
          </table:table-cell>
          <table:table-cell table:formula="of:=POWER([.C855]-6.75;2)" office:value-type="float" office:value="0.0437297995722778" calcext:value-type="float">
            <text:p>0.0437297996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80855" calcext:value-type="float">
            <text:p>6.80855</text:p>
          </table:table-cell>
          <table:table-cell office:value-type="float" office:value="6.5385222287" calcext:value-type="float">
            <text:p>6.5385222287</text:p>
          </table:table-cell>
          <table:table-cell table:formula="of:=POWER([.C856]-6.75;2)" office:value-type="float" office:value="0.0447228477540152" calcext:value-type="float">
            <text:p>0.0447228478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815297" calcext:value-type="float">
            <text:p>6.815297</text:p>
          </table:table-cell>
          <table:table-cell office:value-type="float" office:value="6.5360033883" calcext:value-type="float">
            <text:p>6.5360033883</text:p>
          </table:table-cell>
          <table:table-cell table:formula="of:=POWER([.C857]-6.75;2)" office:value-type="float" office:value="0.0457945498190805" calcext:value-type="float">
            <text:p>0.0457945498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21372" calcext:value-type="float">
            <text:p>6.821372</text:p>
          </table:table-cell>
          <table:table-cell office:value-type="float" office:value="6.5333403777" calcext:value-type="float">
            <text:p>6.5333403777</text:p>
          </table:table-cell>
          <table:table-cell table:formula="of:=POWER([.C858]-6.75;2)" office:value-type="float" office:value="0.0469413919351786" calcext:value-type="float">
            <text:p>0.0469413919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826676" calcext:value-type="float">
            <text:p>6.826676</text:p>
          </table:table-cell>
          <table:table-cell office:value-type="float" office:value="6.5305389521" calcext:value-type="float">
            <text:p>6.5305389521</text:p>
          </table:table-cell>
          <table:table-cell table:formula="of:=POWER([.C859]-6.75;2)" office:value-type="float" office:value="0.0481631515453662" calcext:value-type="float">
            <text:p>0.0481631515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83112" calcext:value-type="float">
            <text:p>6.83112</text:p>
          </table:table-cell>
          <table:table-cell office:value-type="float" office:value="6.527606117" calcext:value-type="float">
            <text:p>6.527606117</text:p>
          </table:table-cell>
          <table:table-cell table:formula="of:=POWER([.C860]-6.75;2)" office:value-type="float" office:value="0.0494590391958175" calcext:value-type="float">
            <text:p>0.049459039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834629" calcext:value-type="float">
            <text:p>6.834629</text:p>
          </table:table-cell>
          <table:table-cell office:value-type="float" office:value="6.5245549362" calcext:value-type="float">
            <text:p>6.5245549362</text:p>
          </table:table-cell>
          <table:table-cell table:formula="of:=POWER([.C861]-6.75;2)" office:value-type="float" office:value="0.0508254767917859" calcext:value-type="float">
            <text:p>0.050825476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837152" calcext:value-type="float">
            <text:p>6.837152</text:p>
          </table:table-cell>
          <table:table-cell office:value-type="float" office:value="6.5214067872" calcext:value-type="float">
            <text:p>6.5214067872</text:p>
          </table:table-cell>
          <table:table-cell table:formula="of:=POWER([.C862]-6.75;2)" office:value-type="float" office:value="0.052254856938226" calcext:value-type="float">
            <text:p>0.0522548569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838653" calcext:value-type="float">
            <text:p>6.838653</text:p>
          </table:table-cell>
          <table:table-cell office:value-type="float" office:value="6.5181915851" calcext:value-type="float">
            <text:p>6.5181915851</text:p>
          </table:table-cell>
          <table:table-cell table:formula="of:=POWER([.C863]-6.75;2)" office:value-type="float" office:value="0.0537351412184504" calcext:value-type="float">
            <text:p>0.053735141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839116" calcext:value-type="float">
            <text:p>6.839116</text:p>
          </table:table-cell>
          <table:table-cell office:value-type="float" office:value="6.514946367" calcext:value-type="float">
            <text:p>6.514946367</text:p>
          </table:table-cell>
          <table:table-cell table:formula="of:=POWER([.C864]-6.75;2)" office:value-type="float" office:value="0.0552502103864985" calcext:value-type="float">
            <text:p>0.055250210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838533" calcext:value-type="float">
            <text:p>6.838533</text:p>
          </table:table-cell>
          <table:table-cell office:value-type="float" office:value="6.5117125372" calcext:value-type="float">
            <text:p>6.5117125372</text:p>
          </table:table-cell>
          <table:table-cell table:formula="of:=POWER([.C865]-6.75;2)" office:value-type="float" office:value="0.0567809149276613" calcext:value-type="float">
            <text:p>0.0567809149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8369" calcext:value-type="float">
            <text:p>6.8369</text:p>
          </table:table-cell>
          <table:table-cell office:value-type="float" office:value="6.5085324096" calcext:value-type="float">
            <text:p>6.5085324096</text:p>
          </table:table-cell>
          <table:table-cell table:formula="of:=POWER([.C866]-6.75;2)" office:value-type="float" office:value="0.0583065972135822" calcext:value-type="float">
            <text:p>0.0583065972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834205" calcext:value-type="float">
            <text:p>6.834205</text:p>
          </table:table-cell>
          <table:table-cell office:value-type="float" office:value="6.505445617" calcext:value-type="float">
            <text:p>6.505445617</text:p>
          </table:table-cell>
          <table:table-cell table:formula="of:=POWER([.C867]-6.75;2)" office:value-type="float" office:value="0.0598068462445105" calcext:value-type="float">
            <text:p>0.0598068462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30426" calcext:value-type="float">
            <text:p>6.830426</text:p>
          </table:table-cell>
          <table:table-cell office:value-type="float" office:value="6.5024860106" calcext:value-type="float">
            <text:p>6.5024860106</text:p>
          </table:table-cell>
          <table:table-cell table:formula="of:=POWER([.C868]-6.75;2)" office:value-type="float" office:value="0.0612631749487032" calcext:value-type="float">
            <text:p>0.0612631749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825526" calcext:value-type="float">
            <text:p>6.825526</text:p>
          </table:table-cell>
          <table:table-cell office:value-type="float" office:value="6.499679516" calcext:value-type="float">
            <text:p>6.499679516</text:p>
          </table:table-cell>
          <table:table-cell table:formula="of:=POWER([.C869]-6.75;2)" office:value-type="float" office:value="0.062660344709994" calcext:value-type="float">
            <text:p>0.0626603447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1946" calcext:value-type="float">
            <text:p>6.81946</text:p>
          </table:table-cell>
          <table:table-cell office:value-type="float" office:value="6.4970431702" calcext:value-type="float">
            <text:p>6.4970431702</text:p>
          </table:table-cell>
          <table:table-cell table:formula="of:=POWER([.C870]-6.75;2)" office:value-type="float" office:value="0.0639871577424664" calcext:value-type="float">
            <text:p>0.063987157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812185" calcext:value-type="float">
            <text:p>6.812185</text:p>
          </table:table-cell>
          <table:table-cell office:value-type="float" office:value="6.494585367" calcext:value-type="float">
            <text:p>6.494585367</text:p>
          </table:table-cell>
          <table:table-cell table:formula="of:=POWER([.C871]-6.75;2)" office:value-type="float" office:value="0.0652366347505247" calcext:value-type="float">
            <text:p>0.0652366348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803667" calcext:value-type="float">
            <text:p>6.803667</text:p>
          </table:table-cell>
          <table:table-cell office:value-type="float" office:value="6.4923070904" calcext:value-type="float">
            <text:p>6.4923070904</text:p>
          </table:table-cell>
          <table:table-cell table:formula="of:=POWER([.C872]-6.75;2)" office:value-type="float" office:value="0.0664056356581139" calcext:value-type="float">
            <text:p>0.066405635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93899" calcext:value-type="float">
            <text:p>6.793899</text:p>
          </table:table-cell>
          <table:table-cell office:value-type="float" office:value="6.4902038298" calcext:value-type="float">
            <text:p>6.4902038298</text:p>
          </table:table-cell>
          <table:table-cell table:formula="of:=POWER([.C873]-6.75;2)" office:value-type="float" office:value="0.0674940500505871" calcext:value-type="float">
            <text:p>0.067494050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82914" calcext:value-type="float">
            <text:p>6.782914</text:p>
          </table:table-cell>
          <table:table-cell office:value-type="float" office:value="6.4882677713" calcext:value-type="float">
            <text:p>6.4882677713</text:p>
          </table:table-cell>
          <table:table-cell table:formula="of:=POWER([.C874]-6.75;2)" office:value-type="float" office:value="0.0685037595402689" calcext:value-type="float">
            <text:p>0.0685037595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70793" calcext:value-type="float">
            <text:p>6.770793</text:p>
          </table:table-cell>
          <table:table-cell office:value-type="float" office:value="6.4864899043" calcext:value-type="float">
            <text:p>6.4864899043</text:p>
          </table:table-cell>
          <table:table-cell table:formula="of:=POWER([.C875]-6.75;2)" office:value-type="float" office:value="0.0694375705358232" calcext:value-type="float">
            <text:p>0.069437570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57665" calcext:value-type="float">
            <text:p>6.757665</text:p>
          </table:table-cell>
          <table:table-cell office:value-type="float" office:value="6.484861766" calcext:value-type="float">
            <text:p>6.484861766</text:p>
          </table:table-cell>
          <table:table-cell table:formula="of:=POWER([.C876]-6.75;2)" office:value-type="float" office:value="0.0702982831286388" calcext:value-type="float">
            <text:p>0.070298283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43708" calcext:value-type="float">
            <text:p>6.743708</text:p>
          </table:table-cell>
          <table:table-cell office:value-type="float" office:value="6.4833766915" calcext:value-type="float">
            <text:p>6.4833766915</text:p>
          </table:table-cell>
          <table:table-cell table:formula="of:=POWER([.C877]-6.75;2)" office:value-type="float" office:value="0.0710879886354861" calcext:value-type="float">
            <text:p>0.0710879886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29133" calcext:value-type="float">
            <text:p>6.729133</text:p>
          </table:table-cell>
          <table:table-cell office:value-type="float" office:value="6.4820304734" calcext:value-type="float">
            <text:p>6.4820304734</text:p>
          </table:table-cell>
          <table:table-cell table:formula="of:=POWER([.C878]-6.75;2)" office:value-type="float" office:value="0.0718076671862281" calcext:value-type="float">
            <text:p>0.0718076672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14165" calcext:value-type="float">
            <text:p>6.714165</text:p>
          </table:table-cell>
          <table:table-cell office:value-type="float" office:value="6.4808215479" calcext:value-type="float">
            <text:p>6.4808215479</text:p>
          </table:table-cell>
          <table:table-cell table:formula="of:=POWER([.C879]-6.75;2)" office:value-type="float" office:value="0.0724570390749521" calcext:value-type="float">
            <text:p>0.072457039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99023" calcext:value-type="float">
            <text:p>6.699023</text:p>
          </table:table-cell>
          <table:table-cell office:value-type="float" office:value="6.4797507553" calcext:value-type="float">
            <text:p>6.4797507553</text:p>
          </table:table-cell>
          <table:table-cell table:formula="of:=POWER([.C880]-6.75;2)" office:value-type="float" office:value="0.0730346542609207" calcext:value-type="float">
            <text:p>0.073034654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83899" calcext:value-type="float">
            <text:p>6.683899</text:p>
          </table:table-cell>
          <table:table-cell office:value-type="float" office:value="6.4788208723" calcext:value-type="float">
            <text:p>6.4788208723</text:p>
          </table:table-cell>
          <table:table-cell table:formula="of:=POWER([.C881]-6.75;2)" office:value-type="float" office:value="0.0735381193001329" calcext:value-type="float">
            <text:p>0.0735381193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668936" calcext:value-type="float">
            <text:p>6.668936</text:p>
          </table:table-cell>
          <table:table-cell office:value-type="float" office:value="6.4780359894" calcext:value-type="float">
            <text:p>6.4780359894</text:p>
          </table:table-cell>
          <table:table-cell table:formula="of:=POWER([.C882]-6.75;2)" office:value-type="float" office:value="0.0739644230616367" calcext:value-type="float">
            <text:p>0.073964423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654214" calcext:value-type="float">
            <text:p>6.654214</text:p>
          </table:table-cell>
          <table:table-cell office:value-type="float" office:value="6.4774009255" calcext:value-type="float">
            <text:p>6.4774009255</text:p>
          </table:table-cell>
          <table:table-cell table:formula="of:=POWER([.C883]-6.75;2)" office:value-type="float" office:value="0.0743102554182568" calcext:value-type="float">
            <text:p>0.0743102554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39745" calcext:value-type="float">
            <text:p>6.639745</text:p>
          </table:table-cell>
          <table:table-cell office:value-type="float" office:value="6.4769206809" calcext:value-type="float">
            <text:p>6.4769206809</text:p>
          </table:table-cell>
          <table:table-cell table:formula="of:=POWER([.C884]-6.75;2)" office:value-type="float" office:value="0.0745723145201195" calcext:value-type="float">
            <text:p>0.0745723145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625475" calcext:value-type="float">
            <text:p>6.625475</text:p>
          </table:table-cell>
          <table:table-cell office:value-type="float" office:value="6.4765999787" calcext:value-type="float">
            <text:p>6.4765999787</text:p>
          </table:table-cell>
          <table:table-cell table:formula="of:=POWER([.C885]-6.75;2)" office:value-type="float" office:value="0.0747475716468403" calcext:value-type="float">
            <text:p>0.074747571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611294" calcext:value-type="float">
            <text:p>6.611294</text:p>
          </table:table-cell>
          <table:table-cell office:value-type="float" office:value="6.4764429202" calcext:value-type="float">
            <text:p>6.4764429202</text:p>
          </table:table-cell>
          <table:table-cell table:formula="of:=POWER([.C886]-6.75;2)" office:value-type="float" office:value="0.0748334759087034" calcext:value-type="float">
            <text:p>0.0748334759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597057" calcext:value-type="float">
            <text:p>6.597057</text:p>
          </table:table-cell>
          <table:table-cell office:value-type="float" office:value="6.4764527234" calcext:value-type="float">
            <text:p>6.4764527234</text:p>
          </table:table-cell>
          <table:table-cell table:formula="of:=POWER([.C887]-6.75;2)" office:value-type="float" office:value="0.0748281125352771" calcext:value-type="float">
            <text:p>0.0748281125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582615" calcext:value-type="float">
            <text:p>6.582615</text:p>
          </table:table-cell>
          <table:table-cell office:value-type="float" office:value="6.476631516" calcext:value-type="float">
            <text:p>6.476631516</text:p>
          </table:table-cell>
          <table:table-cell table:formula="of:=POWER([.C888]-6.75;2)" office:value-type="float" office:value="0.0747303280444581" calcext:value-type="float">
            <text:p>0.074730328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567833" calcext:value-type="float">
            <text:p>6.567833</text:p>
          </table:table-cell>
          <table:table-cell office:value-type="float" office:value="6.4769801862" calcext:value-type="float">
            <text:p>6.4769801862</text:p>
          </table:table-cell>
          <table:table-cell table:formula="of:=POWER([.C889]-6.75;2)" office:value-type="float" office:value="0.0745398187273864" calcext:value-type="float">
            <text:p>0.0745398187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552625" calcext:value-type="float">
            <text:p>6.552625</text:p>
          </table:table-cell>
          <table:table-cell office:value-type="float" office:value="6.4774983191" calcext:value-type="float">
            <text:p>6.4774983191</text:p>
          </table:table-cell>
          <table:table-cell table:formula="of:=POWER([.C890]-6.75;2)" office:value-type="float" office:value="0.0742571660933252" calcext:value-type="float">
            <text:p>0.074257166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536969" calcext:value-type="float">
            <text:p>6.536969</text:p>
          </table:table-cell>
          <table:table-cell office:value-type="float" office:value="6.4781841862" calcext:value-type="float">
            <text:p>6.4781841862</text:p>
          </table:table-cell>
          <table:table-cell table:formula="of:=POWER([.C891]-6.75;2)" office:value-type="float" office:value="0.0738838366317563" calcext:value-type="float">
            <text:p>0.0738838366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520921" calcext:value-type="float">
            <text:p>6.520921</text:p>
          </table:table-cell>
          <table:table-cell office:value-type="float" office:value="6.4790348245" calcext:value-type="float">
            <text:p>6.4790348245</text:p>
          </table:table-cell>
          <table:table-cell table:formula="of:=POWER([.C892]-6.75;2)" office:value-type="float" office:value="0.0734221263337457" calcext:value-type="float">
            <text:p>0.0734221263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504606" calcext:value-type="float">
            <text:p>6.504606</text:p>
          </table:table-cell>
          <table:table-cell office:value-type="float" office:value="6.4800462074" calcext:value-type="float">
            <text:p>6.4800462074</text:p>
          </table:table-cell>
          <table:table-cell table:formula="of:=POWER([.C893]-6.75;2)" office:value-type="float" office:value="0.0728750501391238" calcext:value-type="float">
            <text:p>0.072875050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488213" calcext:value-type="float">
            <text:p>6.488213</text:p>
          </table:table-cell>
          <table:table-cell office:value-type="float" office:value="6.4812135585" calcext:value-type="float">
            <text:p>6.4812135585</text:p>
          </table:table-cell>
          <table:table-cell table:formula="of:=POWER([.C894]-6.75;2)" office:value-type="float" office:value="0.0722461511342327" calcext:value-type="float">
            <text:p>0.0722461511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471965" calcext:value-type="float">
            <text:p>6.471965</text:p>
          </table:table-cell>
          <table:table-cell office:value-type="float" office:value="6.4825316915" calcext:value-type="float">
            <text:p>6.4825316915</text:p>
          </table:table-cell>
          <table:table-cell table:formula="of:=POWER([.C895]-6.75;2)" office:value-type="float" office:value="0.0715392960518511" calcext:value-type="float">
            <text:p>0.071539296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456095" calcext:value-type="float">
            <text:p>6.456095</text:p>
          </table:table-cell>
          <table:table-cell office:value-type="float" office:value="6.4839954521" calcext:value-type="float">
            <text:p>6.4839954521</text:p>
          </table:table-cell>
          <table:table-cell table:formula="of:=POWER([.C896]-6.75;2)" office:value-type="float" office:value="0.0707584195034832" calcext:value-type="float">
            <text:p>0.0707584195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440809" calcext:value-type="float">
            <text:p>6.440809</text:p>
          </table:table-cell>
          <table:table-cell office:value-type="float" office:value="6.4856000691" calcext:value-type="float">
            <text:p>6.4856000691</text:p>
          </table:table-cell>
          <table:table-cell table:formula="of:=POWER([.C897]-6.75;2)" office:value-type="float" office:value="0.0699073234599247" calcext:value-type="float">
            <text:p>0.0699073235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426262" calcext:value-type="float">
            <text:p>6.426262</text:p>
          </table:table-cell>
          <table:table-cell office:value-type="float" office:value="6.4873415106" calcext:value-type="float">
            <text:p>6.4873415106</text:p>
          </table:table-cell>
          <table:table-cell table:formula="of:=POWER([.C898]-6.75;2)" office:value-type="float" office:value="0.0689894820538898" calcext:value-type="float">
            <text:p>0.068989482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412535" calcext:value-type="float">
            <text:p>6.412535</text:p>
          </table:table-cell>
          <table:table-cell office:value-type="float" office:value="6.489216633" calcext:value-type="float">
            <text:p>6.489216633</text:p>
          </table:table-cell>
          <table:table-cell table:formula="of:=POWER([.C899]-6.75;2)" office:value-type="float" office:value="0.0680079645038568" calcext:value-type="float">
            <text:p>0.0680079645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399618" calcext:value-type="float">
            <text:p>6.399618</text:p>
          </table:table-cell>
          <table:table-cell office:value-type="float" office:value="6.4912231755" calcext:value-type="float">
            <text:p>6.4912231755</text:p>
          </table:table-cell>
          <table:table-cell table:formula="of:=POWER([.C900]-6.75;2)" office:value-type="float" office:value="0.0669654448983038" calcext:value-type="float">
            <text:p>0.0669654449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387411" calcext:value-type="float">
            <text:p>6.387411</text:p>
          </table:table-cell>
          <table:table-cell office:value-type="float" office:value="6.493359617" calcext:value-type="float">
            <text:p>6.493359617</text:p>
          </table:table-cell>
          <table:table-cell table:formula="of:=POWER([.C901]-6.75;2)" office:value-type="float" office:value="0.0658642861863865" calcext:value-type="float">
            <text:p>0.0658642862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375725" calcext:value-type="float">
            <text:p>6.375725</text:p>
          </table:table-cell>
          <table:table-cell office:value-type="float" office:value="6.4956248404" calcext:value-type="float">
            <text:p>6.4956248404</text:p>
          </table:table-cell>
          <table:table-cell table:formula="of:=POWER([.C902]-6.75;2)" office:value-type="float" office:value="0.0647067218215256" calcext:value-type="float">
            <text:p>0.064706721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3643" calcext:value-type="float">
            <text:p>6.3643</text:p>
          </table:table-cell>
          <table:table-cell office:value-type="float" office:value="6.4980177553" calcext:value-type="float">
            <text:p>6.4980177553</text:p>
          </table:table-cell>
          <table:table-cell table:formula="of:=POWER([.C903]-6.75;2)" office:value-type="float" office:value="0.0634950516440505" calcext:value-type="float">
            <text:p>0.0634950516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352824" calcext:value-type="float">
            <text:p>6.352824</text:p>
          </table:table-cell>
          <table:table-cell office:value-type="float" office:value="6.5005369096" calcext:value-type="float">
            <text:p>6.5005369096</text:p>
          </table:table-cell>
          <table:table-cell table:formula="of:=POWER([.C904]-6.75;2)" office:value-type="float" office:value="0.0622318334719185" calcext:value-type="float">
            <text:p>0.0622318335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340963" calcext:value-type="float">
            <text:p>6.340963</text:p>
          </table:table-cell>
          <table:table-cell office:value-type="float" office:value="6.5031801809" calcext:value-type="float">
            <text:p>6.5031801809</text:p>
          </table:table-cell>
          <table:table-cell table:formula="of:=POWER([.C905]-6.75;2)" office:value-type="float" office:value="0.0609200231005566" calcext:value-type="float">
            <text:p>0.060920023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328382" calcext:value-type="float">
            <text:p>6.328382</text:p>
          </table:table-cell>
          <table:table-cell office:value-type="float" office:value="6.505944617" calcext:value-type="float">
            <text:p>6.505944617</text:p>
          </table:table-cell>
          <table:table-cell table:formula="of:=POWER([.C906]-6.75;2)" office:value-type="float" office:value="0.0595630299712767" calcext:value-type="float">
            <text:p>0.05956303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314772" calcext:value-type="float">
            <text:p>6.314772</text:p>
          </table:table-cell>
          <table:table-cell office:value-type="float" office:value="6.5088264521" calcext:value-type="float">
            <text:p>6.5088264521</text:p>
          </table:table-cell>
          <table:table-cell table:formula="of:=POWER([.C907]-6.75;2)" office:value-type="float" office:value="0.0581646802066735" calcext:value-type="float">
            <text:p>0.0581646802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299871" calcext:value-type="float">
            <text:p>6.299871</text:p>
          </table:table-cell>
          <table:table-cell office:value-type="float" office:value="6.5118213404" calcext:value-type="float">
            <text:p>6.5118213404</text:p>
          </table:table-cell>
          <table:table-cell table:formula="of:=POWER([.C908]-6.75;2)" office:value-type="float" office:value="0.0567290738888527" calcext:value-type="float">
            <text:p>0.0567290739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283465" calcext:value-type="float">
            <text:p>6.283465</text:p>
          </table:table-cell>
          <table:table-cell office:value-type="float" office:value="6.5149246915" calcext:value-type="float">
            <text:p>6.5149246915</text:p>
          </table:table-cell>
          <table:table-cell table:formula="of:=POWER([.C909]-6.75;2)" office:value-type="float" office:value="0.0552604006663701" calcext:value-type="float">
            <text:p>0.0552604007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265382" calcext:value-type="float">
            <text:p>6.265382</text:p>
          </table:table-cell>
          <table:table-cell office:value-type="float" office:value="6.5181322074" calcext:value-type="float">
            <text:p>6.5181322074</text:p>
          </table:table-cell>
          <table:table-cell table:formula="of:=POWER([.C910]-6.75;2)" office:value-type="float" office:value="0.0537626732451967" calcext:value-type="float">
            <text:p>0.053762673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245464" calcext:value-type="float">
            <text:p>6.245464</text:p>
          </table:table-cell>
          <table:table-cell office:value-type="float" office:value="6.5214404787" calcext:value-type="float">
            <text:p>6.5214404787</text:p>
          </table:table-cell>
          <table:table-cell table:formula="of:=POWER([.C911]-6.75;2)" office:value-type="float" office:value="0.0522394547768853" calcext:value-type="float">
            <text:p>0.0522394548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223516" calcext:value-type="float">
            <text:p>6.223516</text:p>
          </table:table-cell>
          <table:table-cell office:value-type="float" office:value="6.5248476755" calcext:value-type="float">
            <text:p>6.5248476755</text:p>
          </table:table-cell>
          <table:table-cell table:formula="of:=POWER([.C912]-6.75;2)" office:value-type="float" office:value="0.0506935692277532" calcext:value-type="float">
            <text:p>0.0506935692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199226" calcext:value-type="float">
            <text:p>6.199226</text:p>
          </table:table-cell>
          <table:table-cell office:value-type="float" office:value="6.5283543245" calcext:value-type="float">
            <text:p>6.5283543245</text:p>
          </table:table-cell>
          <table:table-cell table:formula="of:=POWER([.C913]-6.75;2)" office:value-type="float" office:value="0.0491268054678511" calcext:value-type="float">
            <text:p>0.0491268055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172037" calcext:value-type="float">
            <text:p>6.172037</text:p>
          </table:table-cell>
          <table:table-cell office:value-type="float" office:value="6.5319642819" calcext:value-type="float">
            <text:p>6.5319642819</text:p>
          </table:table-cell>
          <table:table-cell table:formula="of:=POWER([.C914]-6.75;2)" office:value-type="float" office:value="0.0475395743673828" calcext:value-type="float">
            <text:p>0.0475395744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140924" calcext:value-type="float">
            <text:p>6.140924</text:p>
          </table:table-cell>
          <table:table-cell office:value-type="float" office:value="6.5356861117" calcext:value-type="float">
            <text:p>6.5356861117</text:p>
          </table:table-cell>
          <table:table-cell table:formula="of:=POWER([.C915]-6.75;2)" office:value-type="float" office:value="0.0459304427182647" calcext:value-type="float">
            <text:p>0.0459304427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103965" calcext:value-type="float">
            <text:p>6.103965</text:p>
          </table:table-cell>
          <table:table-cell office:value-type="float" office:value="6.5395354043" calcext:value-type="float">
            <text:p>6.5395354043</text:p>
          </table:table-cell>
          <table:table-cell table:formula="of:=POWER([.C916]-6.75;2)" office:value-type="float" office:value="0.0442953460431643" calcext:value-type="float">
            <text:p>0.044295346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057378" calcext:value-type="float">
            <text:p>6.057378</text:p>
          </table:table-cell>
          <table:table-cell office:value-type="float" office:value="6.5435391809" calcext:value-type="float">
            <text:p>6.5435391809</text:p>
          </table:table-cell>
          <table:table-cell table:formula="of:=POWER([.C917]-6.75;2)" office:value-type="float" office:value="0.042626069823443" calcext:value-type="float">
            <text:p>0.0426260698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.992963" calcext:value-type="float">
            <text:p>5.992963</text:p>
          </table:table-cell>
          <table:table-cell office:value-type="float" office:value="6.5477453085" calcext:value-type="float">
            <text:p>6.5477453085</text:p>
          </table:table-cell>
          <table:table-cell table:formula="of:=POWER([.C918]-6.75;2)" office:value-type="float" office:value="0.0409069602337603" calcext:value-type="float">
            <text:p>0.0409069602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.889676" calcext:value-type="float">
            <text:p>5.889676</text:p>
          </table:table-cell>
          <table:table-cell office:value-type="float" office:value="6.5522455426" calcext:value-type="float">
            <text:p>6.5522455426</text:p>
          </table:table-cell>
          <table:table-cell table:formula="of:=POWER([.C919]-6.75;2)" office:value-type="float" office:value="0.0391068254215685" calcext:value-type="float">
            <text:p>0.039106825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.673708" calcext:value-type="float">
            <text:p>5.673708</text:p>
          </table:table-cell>
          <table:table-cell office:value-type="float" office:value="6.5572434202" calcext:value-type="float">
            <text:p>6.5572434202</text:p>
          </table:table-cell>
          <table:table-cell table:formula="of:=POWER([.C920]-6.75;2)" office:value-type="float" office:value="0.0371550990561938" calcext:value-type="float">
            <text:p>0.037155099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777913" calcext:value-type="float">
            <text:p>4.777913</text:p>
          </table:table-cell>
          <table:table-cell office:value-type="float" office:value="6.5633346649" calcext:value-type="float">
            <text:p>6.5633346649</text:p>
          </table:table-cell>
          <table:table-cell table:formula="of:=POWER([.C921]-6.75;2)" office:value-type="float" office:value="0.0348439473279952" calcext:value-type="float">
            <text:p>0.0348439473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.523" calcext:value-type="float">
            <text:p>8.523</text:p>
          </table:table-cell>
          <table:table-cell office:value-type="float" office:value="6.5741312074" calcext:value-type="float">
            <text:p>6.5741312074</text:p>
          </table:table-cell>
          <table:table-cell table:formula="of:=POWER([.C922]-6.75;2)" office:value-type="float" office:value="0.0309298322105819" calcext:value-type="float">
            <text:p>0.030929832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12643" calcext:value-type="float">
            <text:p>6.812643</text:p>
          </table:table-cell>
          <table:table-cell office:value-type="float" office:value="6.5649428777" calcext:value-type="float">
            <text:p>6.5649428777</text:p>
          </table:table-cell>
          <table:table-cell table:formula="of:=POWER([.C923]-6.75;2)" office:value-type="float" office:value="0.0342461385139571" calcext:value-type="float">
            <text:p>0.03424613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543066" calcext:value-type="float">
            <text:p>6.543066</text:p>
          </table:table-cell>
          <table:table-cell office:value-type="float" office:value="6.5647830532" calcext:value-type="float">
            <text:p>6.5647830532</text:p>
          </table:table-cell>
          <table:table-cell table:formula="of:=POWER([.C924]-6.75;2)" office:value-type="float" office:value="0.0343053173819139" calcext:value-type="float">
            <text:p>0.0343053174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431367" calcext:value-type="float">
            <text:p>6.431367</text:p>
          </table:table-cell>
          <table:table-cell office:value-type="float" office:value="6.5659829894" calcext:value-type="float">
            <text:p>6.5659829894</text:p>
          </table:table-cell>
          <table:table-cell table:formula="of:=POWER([.C925]-6.75;2)" office:value-type="float" office:value="0.0338622601901605" calcext:value-type="float">
            <text:p>0.0338622602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370242" calcext:value-type="float">
            <text:p>6.370242</text:p>
          </table:table-cell>
          <table:table-cell office:value-type="float" office:value="6.5676980479" calcext:value-type="float">
            <text:p>6.5676980479</text:p>
          </table:table-cell>
          <table:table-cell table:formula="of:=POWER([.C926]-6.75;2)" office:value-type="float" office:value="0.0332340017394705" calcext:value-type="float">
            <text:p>0.0332340017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332216" calcext:value-type="float">
            <text:p>6.332216</text:p>
          </table:table-cell>
          <table:table-cell office:value-type="float" office:value="6.5696547021" calcext:value-type="float">
            <text:p>6.5696547021</text:p>
          </table:table-cell>
          <table:table-cell table:formula="of:=POWER([.C927]-6.75;2)" office:value-type="float" office:value="0.0325244264746397" calcext:value-type="float">
            <text:p>0.0325244265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307031" calcext:value-type="float">
            <text:p>6.307031</text:p>
          </table:table-cell>
          <table:table-cell office:value-type="float" office:value="6.5717260319" calcext:value-type="float">
            <text:p>6.5717260319</text:p>
          </table:table-cell>
          <table:table-cell table:formula="of:=POWER([.C928]-6.75;2)" office:value-type="float" office:value="0.0317816077021198" calcext:value-type="float">
            <text:p>0.031781607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29001" calcext:value-type="float">
            <text:p>6.29001</text:p>
          </table:table-cell>
          <table:table-cell office:value-type="float" office:value="6.5738402181" calcext:value-type="float">
            <text:p>6.5738402181</text:p>
          </table:table-cell>
          <table:table-cell table:formula="of:=POWER([.C929]-6.75;2)" office:value-type="float" office:value="0.0310322687590556" calcext:value-type="float">
            <text:p>0.0310322688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278771" calcext:value-type="float">
            <text:p>6.278771</text:p>
          </table:table-cell>
          <table:table-cell office:value-type="float" office:value="6.575950867" calcext:value-type="float">
            <text:p>6.575950867</text:p>
          </table:table-cell>
          <table:table-cell table:formula="of:=POWER([.C930]-6.75;2)" office:value-type="float" office:value="0.0302931006980515" calcext:value-type="float">
            <text:p>0.030293100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272046" calcext:value-type="float">
            <text:p>6.272046</text:p>
          </table:table-cell>
          <table:table-cell office:value-type="float" office:value="6.5780247979" calcext:value-type="float">
            <text:p>6.5780247979</text:p>
          </table:table-cell>
          <table:table-cell table:formula="of:=POWER([.C931]-6.75;2)" office:value-type="float" office:value="0.0295754701373357" calcext:value-type="float">
            <text:p>0.0295754701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269163" calcext:value-type="float">
            <text:p>6.269163</text:p>
          </table:table-cell>
          <table:table-cell office:value-type="float" office:value="6.5800361117" calcext:value-type="float">
            <text:p>6.5800361117</text:p>
          </table:table-cell>
          <table:table-cell table:formula="of:=POWER([.C932]-6.75;2)" office:value-type="float" office:value="0.0288877233260548" calcext:value-type="float">
            <text:p>0.0288877233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269783" calcext:value-type="float">
            <text:p>6.269783</text:p>
          </table:table-cell>
          <table:table-cell office:value-type="float" office:value="6.5819630691" calcext:value-type="float">
            <text:p>6.5819630691</text:p>
          </table:table-cell>
          <table:table-cell table:formula="of:=POWER([.C933]-6.75;2)" office:value-type="float" office:value="0.0282364101462912" calcext:value-type="float">
            <text:p>0.028236410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273731" calcext:value-type="float">
            <text:p>6.273731</text:p>
          </table:table-cell>
          <table:table-cell office:value-type="float" office:value="6.5837863777" calcext:value-type="float">
            <text:p>6.5837863777</text:p>
          </table:table-cell>
          <table:table-cell table:formula="of:=POWER([.C934]-6.75;2)" office:value-type="float" office:value="0.027626968238087" calcext:value-type="float">
            <text:p>0.0276269682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280879" calcext:value-type="float">
            <text:p>6.280879</text:p>
          </table:table-cell>
          <table:table-cell office:value-type="float" office:value="6.5854884043" calcext:value-type="float">
            <text:p>6.5854884043</text:p>
          </table:table-cell>
          <table:table-cell table:formula="of:=POWER([.C935]-6.75;2)" office:value-type="float" office:value="0.0270640651197601" calcext:value-type="float">
            <text:p>0.027064065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291066" calcext:value-type="float">
            <text:p>6.291066</text:p>
          </table:table-cell>
          <table:table-cell office:value-type="float" office:value="6.5870529894" calcext:value-type="float">
            <text:p>6.5870529894</text:p>
          </table:table-cell>
          <table:table-cell table:formula="of:=POWER([.C936]-6.75;2)" office:value-type="float" office:value="0.0265517282634765" calcext:value-type="float">
            <text:p>0.026551728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30404" calcext:value-type="float">
            <text:p>6.30404</text:p>
          </table:table-cell>
          <table:table-cell office:value-type="float" office:value="6.5884656277" calcext:value-type="float">
            <text:p>6.5884656277</text:p>
          </table:table-cell>
          <table:table-cell table:formula="of:=POWER([.C937]-6.75;2)" office:value-type="float" office:value="0.0260933534343551" calcext:value-type="float">
            <text:p>0.0260933534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319441" calcext:value-type="float">
            <text:p>6.319441</text:p>
          </table:table-cell>
          <table:table-cell office:value-type="float" office:value="6.589713867" calcext:value-type="float">
            <text:p>6.589713867</text:p>
          </table:table-cell>
          <table:table-cell table:formula="of:=POWER([.C938]-6.75;2)" office:value-type="float" office:value="0.0256916444320936" calcext:value-type="float">
            <text:p>0.0256916444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336803" calcext:value-type="float">
            <text:p>6.336803</text:p>
          </table:table-cell>
          <table:table-cell office:value-type="float" office:value="6.5907876649" calcext:value-type="float">
            <text:p>6.5907876649</text:p>
          </table:table-cell>
          <table:table-cell table:formula="of:=POWER([.C939]-6.75;2)" office:value-type="float" office:value="0.0253485676479948" calcext:value-type="float">
            <text:p>0.0253485676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355589" calcext:value-type="float">
            <text:p>6.355589</text:p>
          </table:table-cell>
          <table:table-cell office:value-type="float" office:value="6.5916796117" calcext:value-type="float">
            <text:p>6.5916796117</text:p>
          </table:table-cell>
          <table:table-cell table:formula="of:=POWER([.C940]-6.75;2)" office:value-type="float" office:value="0.0250653453514628" calcext:value-type="float">
            <text:p>0.025065345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375235" calcext:value-type="float">
            <text:p>6.375235</text:p>
          </table:table-cell>
          <table:table-cell office:value-type="float" office:value="6.5923848617" calcext:value-type="float">
            <text:p>6.5923848617</text:p>
          </table:table-cell>
          <table:table-cell table:formula="of:=POWER([.C941]-6.75;2)" office:value-type="float" office:value="0.024842531821328" calcext:value-type="float">
            <text:p>0.0248425318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39521" calcext:value-type="float">
            <text:p>6.39521</text:p>
          </table:table-cell>
          <table:table-cell office:value-type="float" office:value="6.5929007979" calcext:value-type="float">
            <text:p>6.5929007979</text:p>
          </table:table-cell>
          <table:table-cell table:formula="of:=POWER([.C942]-6.75;2)" office:value-type="float" office:value="0.0246801593004565" calcext:value-type="float">
            <text:p>0.0246801593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41506" calcext:value-type="float">
            <text:p>6.41506</text:p>
          </table:table-cell>
          <table:table-cell office:value-type="float" office:value="6.5932263989" calcext:value-type="float">
            <text:p>6.5932263989</text:p>
          </table:table-cell>
          <table:table-cell table:formula="of:=POWER([.C943]-6.75;2)" office:value-type="float" office:value="0.024577962001862" calcext:value-type="float">
            <text:p>0.024577962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434449" calcext:value-type="float">
            <text:p>6.434449</text:p>
          </table:table-cell>
          <table:table-cell office:value-type="float" office:value="6.5933615479" calcext:value-type="float">
            <text:p>6.5933615479</text:p>
          </table:table-cell>
          <table:table-cell table:formula="of:=POWER([.C944]-6.75;2)" office:value-type="float" office:value="0.024535604676284" calcext:value-type="float">
            <text:p>0.0245356047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453174" calcext:value-type="float">
            <text:p>6.453174</text:p>
          </table:table-cell>
          <table:table-cell office:value-type="float" office:value="6.5933063564" calcext:value-type="float">
            <text:p>6.5933063564</text:p>
          </table:table-cell>
          <table:table-cell table:formula="of:=POWER([.C945]-6.75;2)" office:value-type="float" office:value="0.0245528979446437" calcext:value-type="float">
            <text:p>0.0245528979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471163" calcext:value-type="float">
            <text:p>6.471163</text:p>
          </table:table-cell>
          <table:table-cell office:value-type="float" office:value="6.5930607394" calcext:value-type="float">
            <text:p>6.5930607394</text:p>
          </table:table-cell>
          <table:table-cell table:formula="of:=POWER([.C946]-6.75;2)" office:value-type="float" office:value="0.0246299315176746" calcext:value-type="float">
            <text:p>0.0246299315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488451" calcext:value-type="float">
            <text:p>6.488451</text:p>
          </table:table-cell>
          <table:table-cell office:value-type="float" office:value="6.5926243457" calcext:value-type="float">
            <text:p>6.5926243457</text:p>
          </table:table-cell>
          <table:table-cell table:formula="of:=POWER([.C947]-6.75;2)" office:value-type="float" office:value="0.0247670965663531" calcext:value-type="float">
            <text:p>0.0247670966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505143" calcext:value-type="float">
            <text:p>6.505143</text:p>
          </table:table-cell>
          <table:table-cell office:value-type="float" office:value="6.5919969628" calcext:value-type="float">
            <text:p>6.5919969628</text:p>
          </table:table-cell>
          <table:table-cell table:formula="of:=POWER([.C948]-6.75;2)" office:value-type="float" office:value="0.0249649597644247" calcext:value-type="float">
            <text:p>0.0249649598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52137" calcext:value-type="float">
            <text:p>6.52137</text:p>
          </table:table-cell>
          <table:table-cell office:value-type="float" office:value="6.5911793191" calcext:value-type="float">
            <text:p>6.5911793191</text:p>
          </table:table-cell>
          <table:table-cell table:formula="of:=POWER([.C949]-6.75;2)" office:value-type="float" office:value="0.0252240086815396" calcext:value-type="float">
            <text:p>0.0252240087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537253" calcext:value-type="float">
            <text:p>6.537253</text:p>
          </table:table-cell>
          <table:table-cell office:value-type="float" office:value="6.5901741702" calcext:value-type="float">
            <text:p>6.5901741702</text:p>
          </table:table-cell>
          <table:table-cell table:formula="of:=POWER([.C950]-6.75;2)" office:value-type="float" office:value="0.0255442958712585" calcext:value-type="float">
            <text:p>0.0255442959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552875" calcext:value-type="float">
            <text:p>6.552875</text:p>
          </table:table-cell>
          <table:table-cell office:value-type="float" office:value="6.5889874043" calcext:value-type="float">
            <text:p>6.5889874043</text:p>
          </table:table-cell>
          <table:table-cell table:formula="of:=POWER([.C951]-6.75;2)" office:value-type="float" office:value="0.0259250559740516" calcext:value-type="float">
            <text:p>0.025925056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568269" calcext:value-type="float">
            <text:p>6.568269</text:p>
          </table:table-cell>
          <table:table-cell office:value-type="float" office:value="6.5876288351" calcext:value-type="float">
            <text:p>6.5876288351</text:p>
          </table:table-cell>
          <table:table-cell table:formula="of:=POWER([.C952]-6.75;2)" office:value-type="float" office:value="0.0263643951909829" calcext:value-type="float">
            <text:p>0.0263643952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583419" calcext:value-type="float">
            <text:p>6.583419</text:p>
          </table:table-cell>
          <table:table-cell office:value-type="float" office:value="6.5861124787" calcext:value-type="float">
            <text:p>6.5861124787</text:p>
          </table:table-cell>
          <table:table-cell table:formula="of:=POWER([.C953]-6.75;2)" office:value-type="float" office:value="0.0268591196378578" calcext:value-type="float">
            <text:p>0.0268591196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98279" calcext:value-type="float">
            <text:p>6.598279</text:p>
          </table:table-cell>
          <table:table-cell office:value-type="float" office:value="6.5844560213" calcext:value-type="float">
            <text:p>6.5844560213</text:p>
          </table:table-cell>
          <table:table-cell table:formula="of:=POWER([.C954]-6.75;2)" office:value-type="float" office:value="0.027404808883826" calcext:value-type="float">
            <text:p>0.0274048089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12792" calcext:value-type="float">
            <text:p>6.612792</text:p>
          </table:table-cell>
          <table:table-cell office:value-type="float" office:value="6.5826794574" calcext:value-type="float">
            <text:p>6.5826794574</text:p>
          </table:table-cell>
          <table:table-cell table:formula="of:=POWER([.C955]-6.75;2)" office:value-type="float" office:value="0.0279961639759583" calcext:value-type="float">
            <text:p>0.027996164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2691" calcext:value-type="float">
            <text:p>6.62691</text:p>
          </table:table-cell>
          <table:table-cell office:value-type="float" office:value="6.5808029894" calcext:value-type="float">
            <text:p>6.5808029894</text:p>
          </table:table-cell>
          <table:table-cell table:formula="of:=POWER([.C956]-6.75;2)" office:value-type="float" office:value="0.0286276283959764" calcext:value-type="float">
            <text:p>0.0286276284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40612" calcext:value-type="float">
            <text:p>6.640612</text:p>
          </table:table-cell>
          <table:table-cell office:value-type="float" office:value="6.578844516" calcext:value-type="float">
            <text:p>6.578844516</text:p>
          </table:table-cell>
          <table:table-cell table:formula="of:=POWER([.C957]-6.75;2)" office:value-type="float" office:value="0.0292941997032742" calcext:value-type="float">
            <text:p>0.0292941997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53905" calcext:value-type="float">
            <text:p>6.653905</text:p>
          </table:table-cell>
          <table:table-cell office:value-type="float" office:value="6.5768170106" calcext:value-type="float">
            <text:p>6.5768170106</text:p>
          </table:table-cell>
          <table:table-cell table:formula="of:=POWER([.C958]-6.75;2)" office:value-type="float" office:value="0.0299923478175205" calcext:value-type="float">
            <text:p>0.0299923478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66819" calcext:value-type="float">
            <text:p>6.666819</text:p>
          </table:table-cell>
          <table:table-cell office:value-type="float" office:value="6.574726266" calcext:value-type="float">
            <text:p>6.574726266</text:p>
          </table:table-cell>
          <table:table-cell table:formula="of:=POWER([.C959]-6.75;2)" office:value-type="float" office:value="0.0307208818303028" calcext:value-type="float">
            <text:p>0.0307208818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679394" calcext:value-type="float">
            <text:p>6.679394</text:p>
          </table:table-cell>
          <table:table-cell office:value-type="float" office:value="6.57256925" calcext:value-type="float">
            <text:p>6.57256925</text:p>
          </table:table-cell>
          <table:table-cell table:formula="of:=POWER([.C960]-6.75;2)" office:value-type="float" office:value="0.0314816710455625" calcext:value-type="float">
            <text:p>0.03148167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91663" calcext:value-type="float">
            <text:p>6.691663</text:p>
          </table:table-cell>
          <table:table-cell office:value-type="float" office:value="6.5703332181" calcext:value-type="float">
            <text:p>6.5703332181</text:p>
          </table:table-cell>
          <table:table-cell table:formula="of:=POWER([.C961]-6.75;2)" office:value-type="float" office:value="0.0322801525183021" calcext:value-type="float">
            <text:p>0.032280152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03637" calcext:value-type="float">
            <text:p>6.703637</text:p>
          </table:table-cell>
          <table:table-cell office:value-type="float" office:value="6.5679953511" calcext:value-type="float">
            <text:p>6.5679953511</text:p>
          </table:table-cell>
          <table:table-cell table:formula="of:=POWER([.C962]-6.75;2)" office:value-type="float" office:value="0.0331256922212121" calcext:value-type="float">
            <text:p>0.033125692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15299" calcext:value-type="float">
            <text:p>6.715299</text:p>
          </table:table-cell>
          <table:table-cell office:value-type="float" office:value="6.5655222926" calcext:value-type="float">
            <text:p>6.5655222926</text:p>
          </table:table-cell>
          <table:table-cell table:formula="of:=POWER([.C963]-6.75;2)" office:value-type="float" office:value="0.0340320245275601" calcext:value-type="float">
            <text:p>0.0340320245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26606" calcext:value-type="float">
            <text:p>6.726606</text:p>
          </table:table-cell>
          <table:table-cell office:value-type="float" office:value="6.5628681436" calcext:value-type="float">
            <text:p>6.5628681436</text:p>
          </table:table-cell>
          <table:table-cell table:formula="of:=POWER([.C964]-6.75;2)" office:value-type="float" office:value="0.0350183316797101" calcext:value-type="float">
            <text:p>0.0350183317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37499" calcext:value-type="float">
            <text:p>6.737499</text:p>
          </table:table-cell>
          <table:table-cell office:value-type="float" office:value="6.5599675957" calcext:value-type="float">
            <text:p>6.5599675957</text:p>
          </table:table-cell>
          <table:table-cell table:formula="of:=POWER([.C965]-6.75;2)" office:value-type="float" office:value="0.0361123146840387" calcext:value-type="float">
            <text:p>0.0361123147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47917" calcext:value-type="float">
            <text:p>6.747917</text:p>
          </table:table-cell>
          <table:table-cell office:value-type="float" office:value="6.5567145745" calcext:value-type="float">
            <text:p>6.5567145745</text:p>
          </table:table-cell>
          <table:table-cell table:formula="of:=POWER([.C966]-6.75;2)" office:value-type="float" office:value="0.0373592557107161" calcext:value-type="float">
            <text:p>0.0373592557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57819" calcext:value-type="float">
            <text:p>6.757819</text:p>
          </table:table-cell>
          <table:table-cell office:value-type="float" office:value="6.5528890213" calcext:value-type="float">
            <text:p>6.5528890213</text:p>
          </table:table-cell>
          <table:table-cell table:formula="of:=POWER([.C967]-6.75;2)" office:value-type="float" office:value="0.0388527379240717" calcext:value-type="float">
            <text:p>0.038852737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67194" calcext:value-type="float">
            <text:p>6.767194</text:p>
          </table:table-cell>
          <table:table-cell office:value-type="float" office:value="6.5477954202" calcext:value-type="float">
            <text:p>6.5477954202</text:p>
          </table:table-cell>
          <table:table-cell table:formula="of:=POWER([.C968]-6.75;2)" office:value-type="float" office:value="0.0408866920920946" calcext:value-type="float">
            <text:p>0.0408866921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76071" calcext:value-type="float">
            <text:p>6.776071</text:p>
          </table:table-cell>
          <table:table-cell office:value-type="float" office:value="6.5337376543" calcext:value-type="float">
            <text:p>6.5337376543</text:p>
          </table:table-cell>
          <table:table-cell table:formula="of:=POWER([.C969]-6.75;2)" office:value-type="float" office:value="0.0467694021676662" calcext:value-type="float">
            <text:p>0.0467694022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84518" calcext:value-type="float">
            <text:p>6.784518</text:p>
          </table:table-cell>
          <table:table-cell office:value-type="float" office:value="6.5360677766" calcext:value-type="float">
            <text:p>6.5360677766</text:p>
          </table:table-cell>
          <table:table-cell table:formula="of:=POWER([.C970]-6.75;2)" office:value-type="float" office:value="0.0457669962088673" calcext:value-type="float">
            <text:p>0.0457669962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92624" calcext:value-type="float">
            <text:p>6.792624</text:p>
          </table:table-cell>
          <table:table-cell office:value-type="float" office:value="6.5352962606" calcext:value-type="float">
            <text:p>6.5352962606</text:p>
          </table:table-cell>
          <table:table-cell table:formula="of:=POWER([.C971]-6.75;2)" office:value-type="float" office:value="0.0460976957123431" calcext:value-type="float">
            <text:p>0.0460976957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00485" calcext:value-type="float">
            <text:p>6.800485</text:p>
          </table:table-cell>
          <table:table-cell office:value-type="float" office:value="6.533665234" calcext:value-type="float">
            <text:p>6.533665234</text:p>
          </table:table-cell>
          <table:table-cell table:formula="of:=POWER([.C972]-6.75;2)" office:value-type="float" office:value="0.0468007309802748" calcext:value-type="float">
            <text:p>0.04680073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808175" calcext:value-type="float">
            <text:p>6.808175</text:p>
          </table:table-cell>
          <table:table-cell office:value-type="float" office:value="6.5316012128" calcext:value-type="float">
            <text:p>6.5316012128</text:p>
          </table:table-cell>
          <table:table-cell table:formula="of:=POWER([.C973]-6.75;2)" office:value-type="float" office:value="0.0476980302504309" calcext:value-type="float">
            <text:p>0.0476980303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815727" calcext:value-type="float">
            <text:p>6.815727</text:p>
          </table:table-cell>
          <table:table-cell office:value-type="float" office:value="6.5292661064" calcext:value-type="float">
            <text:p>6.5292661064</text:p>
          </table:table-cell>
          <table:table-cell table:formula="of:=POWER([.C974]-6.75;2)" office:value-type="float" office:value="0.0487234517838163" calcext:value-type="float">
            <text:p>0.0487234518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2311" calcext:value-type="float">
            <text:p>6.82311</text:p>
          </table:table-cell>
          <table:table-cell office:value-type="float" office:value="6.5267424947" calcext:value-type="float">
            <text:p>6.5267424947</text:p>
          </table:table-cell>
          <table:table-cell table:formula="of:=POWER([.C975]-6.75;2)" office:value-type="float" office:value="0.0498439136727797" calcext:value-type="float">
            <text:p>0.0498439137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30226" calcext:value-type="float">
            <text:p>6.830226</text:p>
          </table:table-cell>
          <table:table-cell office:value-type="float" office:value="6.5240802021" calcext:value-type="float">
            <text:p>6.5240802021</text:p>
          </table:table-cell>
          <table:table-cell table:formula="of:=POWER([.C976]-6.75;2)" office:value-type="float" office:value="0.0510397550831767" calcext:value-type="float">
            <text:p>0.051039755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36907" calcext:value-type="float">
            <text:p>6.836907</text:p>
          </table:table-cell>
          <table:table-cell office:value-type="float" office:value="6.5213128351" calcext:value-type="float">
            <text:p>6.5213128351</text:p>
          </table:table-cell>
          <table:table-cell table:formula="of:=POWER([.C977]-6.75;2)" office:value-type="float" office:value="0.0522978193899999" calcext:value-type="float">
            <text:p>0.0522978194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42934" calcext:value-type="float">
            <text:p>6.842934</text:p>
          </table:table-cell>
          <table:table-cell office:value-type="float" office:value="6.5184653191" calcext:value-type="float">
            <text:p>6.5184653191</text:p>
          </table:table-cell>
          <table:table-cell table:formula="of:=POWER([.C978]-6.75;2)" office:value-type="float" office:value="0.053608308459465" calcext:value-type="float">
            <text:p>0.0536083085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48052" calcext:value-type="float">
            <text:p>6.848052</text:p>
          </table:table-cell>
          <table:table-cell office:value-type="float" office:value="6.5155580745" calcext:value-type="float">
            <text:p>6.5155580745</text:p>
          </table:table-cell>
          <table:table-cell table:formula="of:=POWER([.C979]-6.75;2)" office:value-type="float" office:value="0.0549630164321474" calcext:value-type="float">
            <text:p>0.0549630164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52004" calcext:value-type="float">
            <text:p>6.852004</text:p>
          </table:table-cell>
          <table:table-cell office:value-type="float" office:value="6.5126097021" calcext:value-type="float">
            <text:p>6.5126097021</text:p>
          </table:table-cell>
          <table:table-cell table:formula="of:=POWER([.C980]-6.75;2)" office:value-type="float" office:value="0.0563541535370509" calcext:value-type="float">
            <text:p>0.0563541535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854558" calcext:value-type="float">
            <text:p>6.854558</text:p>
          </table:table-cell>
          <table:table-cell office:value-type="float" office:value="6.509638734" calcext:value-type="float">
            <text:p>6.509638734</text:p>
          </table:table-cell>
          <table:table-cell table:formula="of:=POWER([.C981]-6.75;2)" office:value-type="float" office:value="0.0577735381931227" calcext:value-type="float">
            <text:p>0.0577735382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55529" calcext:value-type="float">
            <text:p>6.855529</text:p>
          </table:table-cell>
          <table:table-cell office:value-type="float" office:value="6.5066647287" calcext:value-type="float">
            <text:p>6.5066647287</text:p>
          </table:table-cell>
          <table:table-cell table:formula="of:=POWER([.C982]-6.75;2)" office:value-type="float" office:value="0.0592120542586448" calcext:value-type="float">
            <text:p>0.059212054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54806" calcext:value-type="float">
            <text:p>6.854806</text:p>
          </table:table-cell>
          <table:table-cell office:value-type="float" office:value="6.5037087234" calcext:value-type="float">
            <text:p>6.5037087234</text:p>
          </table:table-cell>
          <table:table-cell table:formula="of:=POWER([.C983]-6.75;2)" office:value-type="float" office:value="0.0606593929292577" calcext:value-type="float">
            <text:p>0.0606593929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52354" calcext:value-type="float">
            <text:p>6.852354</text:p>
          </table:table-cell>
          <table:table-cell office:value-type="float" office:value="6.5007930957" calcext:value-type="float">
            <text:p>6.5007930957</text:p>
          </table:table-cell>
          <table:table-cell table:formula="of:=POWER([.C984]-6.75;2)" office:value-type="float" office:value="0.0621040811507895" calcext:value-type="float">
            <text:p>0.0621040812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48217" calcext:value-type="float">
            <text:p>6.848217</text:p>
          </table:table-cell>
          <table:table-cell office:value-type="float" office:value="6.497940984" calcext:value-type="float">
            <text:p>6.497940984</text:p>
          </table:table-cell>
          <table:table-cell table:formula="of:=POWER([.C985]-6.75;2)" office:value-type="float" office:value="0.0635337475468881" calcext:value-type="float">
            <text:p>0.0635337475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4251" calcext:value-type="float">
            <text:p>6.84251</text:p>
          </table:table-cell>
          <table:table-cell office:value-type="float" office:value="6.4951753191" calcext:value-type="float">
            <text:p>6.4951753191</text:p>
          </table:table-cell>
          <table:table-cell table:formula="of:=POWER([.C986]-6.75;2)" office:value-type="float" office:value="0.0649356179957866" calcext:value-type="float">
            <text:p>0.064935618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35397" calcext:value-type="float">
            <text:p>6.835397</text:p>
          </table:table-cell>
          <table:table-cell office:value-type="float" office:value="6.4925176596" calcext:value-type="float">
            <text:p>6.4925176596</text:p>
          </table:table-cell>
          <table:table-cell table:formula="of:=POWER([.C987]-6.75;2)" office:value-type="float" office:value="0.0662971556178616" calcext:value-type="float">
            <text:p>0.0662971556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2707" calcext:value-type="float">
            <text:p>6.82707</text:p>
          </table:table-cell>
          <table:table-cell office:value-type="float" office:value="6.4899870479" calcext:value-type="float">
            <text:p>6.4899870479</text:p>
          </table:table-cell>
          <table:table-cell table:formula="of:=POWER([.C988]-6.75;2)" office:value-type="float" office:value="0.067606735259757" calcext:value-type="float">
            <text:p>0.0676067353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17724" calcext:value-type="float">
            <text:p>6.817724</text:p>
          </table:table-cell>
          <table:table-cell office:value-type="float" office:value="6.4875990426" calcext:value-type="float">
            <text:p>6.4875990426</text:p>
          </table:table-cell>
          <table:table-cell table:formula="of:=POWER([.C989]-6.75;2)" office:value-type="float" office:value="0.0688542624444365" calcext:value-type="float">
            <text:p>0.0688542624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07538" calcext:value-type="float">
            <text:p>6.807538</text:p>
          </table:table-cell>
          <table:table-cell office:value-type="float" office:value="6.4853650904" calcext:value-type="float">
            <text:p>6.4853650904</text:p>
          </table:table-cell>
          <table:table-cell table:formula="of:=POWER([.C990]-6.75;2)" office:value-type="float" office:value="0.0700316353790001" calcext:value-type="float">
            <text:p>0.0700316354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96655" calcext:value-type="float">
            <text:p>6.796655</text:p>
          </table:table-cell>
          <table:table-cell office:value-type="float" office:value="6.4832923138" calcext:value-type="float">
            <text:p>6.4832923138</text:p>
          </table:table-cell>
          <table:table-cell table:formula="of:=POWER([.C991]-6.75;2)" office:value-type="float" office:value="0.0711329898781578" calcext:value-type="float">
            <text:p>0.0711329899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85175" calcext:value-type="float">
            <text:p>6.785175</text:p>
          </table:table-cell>
          <table:table-cell office:value-type="float" office:value="6.4813838032" calcext:value-type="float">
            <text:p>6.4813838032</text:p>
          </table:table-cell>
          <table:table-cell table:formula="of:=POWER([.C992]-6.75;2)" office:value-type="float" office:value="0.0721546611832963" calcext:value-type="float">
            <text:p>0.072154661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73159" calcext:value-type="float">
            <text:p>6.773159</text:p>
          </table:table-cell>
          <table:table-cell office:value-type="float" office:value="6.4796392926" calcext:value-type="float">
            <text:p>6.4796392926</text:p>
          </table:table-cell>
          <table:table-cell table:formula="of:=POWER([.C993]-6.75;2)" office:value-type="float" office:value="0.0730949121058285" calcext:value-type="float">
            <text:p>0.073094912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60628" calcext:value-type="float">
            <text:p>6.760628</text:p>
          </table:table-cell>
          <table:table-cell office:value-type="float" office:value="6.4780561702" calcext:value-type="float">
            <text:p>6.4780561702</text:p>
          </table:table-cell>
          <table:table-cell table:formula="of:=POWER([.C994]-6.75;2)" office:value-type="float" office:value="0.0739534465662912" calcext:value-type="float">
            <text:p>0.0739534466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47584" calcext:value-type="float">
            <text:p>6.747584</text:p>
          </table:table-cell>
          <table:table-cell office:value-type="float" office:value="6.4766306915" calcext:value-type="float">
            <text:p>6.4766306915</text:p>
          </table:table-cell>
          <table:table-cell table:formula="of:=POWER([.C995]-6.75;2)" office:value-type="float" office:value="0.0747307788297679" calcext:value-type="float">
            <text:p>0.0747307788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3402" calcext:value-type="float">
            <text:p>6.73402</text:p>
          </table:table-cell>
          <table:table-cell office:value-type="float" office:value="6.4753591277" calcext:value-type="float">
            <text:p>6.4753591277</text:p>
          </table:table-cell>
          <table:table-cell table:formula="of:=POWER([.C996]-6.75;2)" office:value-type="float" office:value="0.0754276087377049" calcext:value-type="float">
            <text:p>0.075427608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19937" calcext:value-type="float">
            <text:p>6.719937</text:p>
          </table:table-cell>
          <table:table-cell office:value-type="float" office:value="6.4742387926" calcext:value-type="float">
            <text:p>6.4742387926</text:p>
          </table:table-cell>
          <table:table-cell table:formula="of:=POWER([.C997]-6.75;2)" office:value-type="float" office:value="0.076044243506706" calcext:value-type="float">
            <text:p>0.0760442435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05356" calcext:value-type="float">
            <text:p>6.705356</text:p>
          </table:table-cell>
          <table:table-cell office:value-type="float" office:value="6.4732687074" calcext:value-type="float">
            <text:p>6.4732687074</text:p>
          </table:table-cell>
          <table:table-cell table:formula="of:=POWER([.C998]-6.75;2)" office:value-type="float" office:value="0.0765802083040669" calcext:value-type="float">
            <text:p>0.0765802083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69032" calcext:value-type="float">
            <text:p>6.69032</text:p>
          </table:table-cell>
          <table:table-cell office:value-type="float" office:value="6.472449883" calcext:value-type="float">
            <text:p>6.472449883</text:p>
          </table:table-cell>
          <table:table-cell table:formula="of:=POWER([.C999]-6.75;2)" office:value-type="float" office:value="0.0770340674467135" calcext:value-type="float">
            <text:p>0.0770340674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674903" calcext:value-type="float">
            <text:p>6.674903</text:p>
          </table:table-cell>
          <table:table-cell office:value-type="float" office:value="6.4717852021" calcext:value-type="float">
            <text:p>6.4717852021</text:p>
          </table:table-cell>
          <table:table-cell table:formula="of:=POWER([.C1000]-6.75;2)" office:value-type="float" office:value="0.0774034737705376" calcext:value-type="float">
            <text:p>0.07740347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659195" calcext:value-type="float">
            <text:p>6.659195</text:p>
          </table:table-cell>
          <table:table-cell office:value-type="float" office:value="6.4712788617" calcext:value-type="float">
            <text:p>6.4712788617</text:p>
          </table:table-cell>
          <table:table-cell table:formula="of:=POWER([.C1001]-6.75;2)" office:value-type="float" office:value="0.0776854729352477" calcext:value-type="float">
            <text:p>0.0776854729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643303" calcext:value-type="float">
            <text:p>6.643303</text:p>
          </table:table-cell>
          <table:table-cell office:value-type="float" office:value="6.4709356117" calcext:value-type="float">
            <text:p>6.4709356117</text:p>
          </table:table-cell>
          <table:table-cell table:formula="of:=POWER([.C1002]-6.75;2)" office:value-type="float" office:value="0.0778769328172533" calcext:value-type="float">
            <text:p>0.0778769328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627335" calcext:value-type="float">
            <text:p>6.627335</text:p>
          </table:table-cell>
          <table:table-cell office:value-type="float" office:value="6.4707598511" calcext:value-type="float">
            <text:p>6.4707598511</text:p>
          </table:table-cell>
          <table:table-cell table:formula="of:=POWER([.C1003]-6.75;2)" office:value-type="float" office:value="0.0779750607576939" calcext:value-type="float">
            <text:p>0.0779750608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611389" calcext:value-type="float">
            <text:p>6.611389</text:p>
          </table:table-cell>
          <table:table-cell office:value-type="float" office:value="6.4707547766" calcext:value-type="float">
            <text:p>6.4707547766</text:p>
          </table:table-cell>
          <table:table-cell table:formula="of:=POWER([.C1004]-6.75;2)" office:value-type="float" office:value="0.077977894791716" calcext:value-type="float">
            <text:p>0.0779778948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59555" calcext:value-type="float">
            <text:p>6.59555</text:p>
          </table:table-cell>
          <table:table-cell office:value-type="float" office:value="6.4709217447" calcext:value-type="float">
            <text:p>6.4709217447</text:p>
          </table:table-cell>
          <table:table-cell table:formula="of:=POWER([.C1005]-6.75;2)" office:value-type="float" office:value="0.077884672581292" calcext:value-type="float">
            <text:p>0.0778846726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57988" calcext:value-type="float">
            <text:p>6.57988</text:p>
          </table:table-cell>
          <table:table-cell office:value-type="float" office:value="6.4712599202" calcext:value-type="float">
            <text:p>6.4712599202</text:p>
          </table:table-cell>
          <table:table-cell table:formula="of:=POWER([.C1006]-6.75;2)" office:value-type="float" office:value="0.0776960320869106" calcext:value-type="float">
            <text:p>0.077696032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564415" calcext:value-type="float">
            <text:p>6.564415</text:p>
          </table:table-cell>
          <table:table-cell office:value-type="float" office:value="6.4717662872" calcext:value-type="float">
            <text:p>6.4717662872</text:p>
          </table:table-cell>
          <table:table-cell table:formula="of:=POWER([.C1007]-6.75;2)" office:value-type="float" office:value="0.0774139989384727" calcext:value-type="float">
            <text:p>0.0774139989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549164" calcext:value-type="float">
            <text:p>6.549164</text:p>
          </table:table-cell>
          <table:table-cell office:value-type="float" office:value="6.472436" calcext:value-type="float">
            <text:p>6.472436</text:p>
          </table:table-cell>
          <table:table-cell table:formula="of:=POWER([.C1008]-6.75;2)" office:value-type="float" office:value="0.077041774096" calcext:value-type="float">
            <text:p>0.0770417741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534112" calcext:value-type="float">
            <text:p>6.534112</text:p>
          </table:table-cell>
          <table:table-cell office:value-type="float" office:value="6.4732630053" calcext:value-type="float">
            <text:p>6.4732630053</text:p>
          </table:table-cell>
          <table:table-cell table:formula="of:=POWER([.C1009]-6.75;2)" office:value-type="float" office:value="0.076583364235588" calcext:value-type="float">
            <text:p>0.0765833642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519223" calcext:value-type="float">
            <text:p>6.519223</text:p>
          </table:table-cell>
          <table:table-cell office:value-type="float" office:value="6.4742407766" calcext:value-type="float">
            <text:p>6.4742407766</text:p>
          </table:table-cell>
          <table:table-cell table:formula="of:=POWER([.C1010]-6.75;2)" office:value-type="float" office:value="0.076043149290171" calcext:value-type="float">
            <text:p>0.0760431493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504446" calcext:value-type="float">
            <text:p>6.504446</text:p>
          </table:table-cell>
          <table:table-cell office:value-type="float" office:value="6.4753630957" calcext:value-type="float">
            <text:p>6.4753630957</text:p>
          </table:table-cell>
          <table:table-cell table:formula="of:=POWER([.C1011]-6.75;2)" office:value-type="float" office:value="0.0754254292034875" calcext:value-type="float">
            <text:p>0.0754254292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489722" calcext:value-type="float">
            <text:p>6.489722</text:p>
          </table:table-cell>
          <table:table-cell office:value-type="float" office:value="6.4766246755" calcext:value-type="float">
            <text:p>6.4766246755</text:p>
          </table:table-cell>
          <table:table-cell table:formula="of:=POWER([.C1012]-6.75;2)" office:value-type="float" office:value="0.0747340680454802" calcext:value-type="float">
            <text:p>0.074734068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475" calcext:value-type="float">
            <text:p>6.475</text:p>
          </table:table-cell>
          <table:table-cell office:value-type="float" office:value="6.4780215585" calcext:value-type="float">
            <text:p>6.4780215585</text:p>
          </table:table-cell>
          <table:table-cell table:formula="of:=POWER([.C1013]-6.75;2)" office:value-type="float" office:value="0.0739722726407689" calcext:value-type="float">
            <text:p>0.0739722726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460249" calcext:value-type="float">
            <text:p>6.460249</text:p>
          </table:table-cell>
          <table:table-cell office:value-type="float" office:value="6.4795511809" calcext:value-type="float">
            <text:p>6.4795511809</text:p>
          </table:table-cell>
          <table:table-cell table:formula="of:=POWER([.C1014]-6.75;2)" office:value-type="float" office:value="0.0731425637525847" calcext:value-type="float">
            <text:p>0.0731425638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445473" calcext:value-type="float">
            <text:p>6.445473</text:p>
          </table:table-cell>
          <table:table-cell office:value-type="float" office:value="6.4812120851" calcext:value-type="float">
            <text:p>6.4812120851</text:p>
          </table:table-cell>
          <table:table-cell table:formula="of:=POWER([.C1015]-6.75;2)" office:value-type="float" office:value="0.0722469431962896" calcext:value-type="float">
            <text:p>0.0722469432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430723" calcext:value-type="float">
            <text:p>6.430723</text:p>
          </table:table-cell>
          <table:table-cell office:value-type="float" office:value="6.4830033723" calcext:value-type="float">
            <text:p>6.4830033723</text:p>
          </table:table-cell>
          <table:table-cell table:formula="of:=POWER([.C1016]-6.75;2)" office:value-type="float" office:value="0.0712871992031725" calcext:value-type="float">
            <text:p>0.0712871992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416101" calcext:value-type="float">
            <text:p>6.416101</text:p>
          </table:table-cell>
          <table:table-cell office:value-type="float" office:value="6.4849239043" calcext:value-type="float">
            <text:p>6.4849239043</text:p>
          </table:table-cell>
          <table:table-cell table:formula="of:=POWER([.C1017]-6.75;2)" office:value-type="float" office:value="0.0702653365115553" calcext:value-type="float">
            <text:p>0.070265336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401753" calcext:value-type="float">
            <text:p>6.401753</text:p>
          </table:table-cell>
          <table:table-cell office:value-type="float" office:value="6.486971484" calcext:value-type="float">
            <text:p>6.486971484</text:p>
          </table:table-cell>
          <table:table-cell table:formula="of:=POWER([.C1018]-6.75;2)" office:value-type="float" office:value="0.0691840002291624" calcext:value-type="float">
            <text:p>0.0691840002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387852" calcext:value-type="float">
            <text:p>6.387852</text:p>
          </table:table-cell>
          <table:table-cell office:value-type="float" office:value="6.4891421277" calcext:value-type="float">
            <text:p>6.4891421277</text:p>
          </table:table-cell>
          <table:table-cell table:formula="of:=POWER([.C1019]-6.75;2)" office:value-type="float" office:value="0.0680468295408831" calcext:value-type="float">
            <text:p>0.0680468295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374566" calcext:value-type="float">
            <text:p>6.374566</text:p>
          </table:table-cell>
          <table:table-cell office:value-type="float" office:value="6.4914295904" calcext:value-type="float">
            <text:p>6.4914295904</text:p>
          </table:table-cell>
          <table:table-cell table:formula="of:=POWER([.C1020]-6.75;2)" office:value-type="float" office:value="0.0668586567207117" calcext:value-type="float">
            <text:p>0.0668586567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362021" calcext:value-type="float">
            <text:p>6.362021</text:p>
          </table:table-cell>
          <table:table-cell office:value-type="float" office:value="6.4938252819" calcext:value-type="float">
            <text:p>6.4938252819</text:p>
          </table:table-cell>
          <table:table-cell table:formula="of:=POWER([.C1021]-6.75;2)" office:value-type="float" office:value="0.0656254861936143" calcext:value-type="float">
            <text:p>0.0656254862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350267" calcext:value-type="float">
            <text:p>6.350267</text:p>
          </table:table-cell>
          <table:table-cell office:value-type="float" office:value="6.4963186223" calcext:value-type="float">
            <text:p>6.4963186223</text:p>
          </table:table-cell>
          <table:table-cell table:formula="of:=POWER([.C1022]-6.75;2)" office:value-type="float" office:value="0.0643542413917698" calcext:value-type="float">
            <text:p>0.0643542414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339251" calcext:value-type="float">
            <text:p>6.339251</text:p>
          </table:table-cell>
          <table:table-cell office:value-type="float" office:value="6.4988977872" calcext:value-type="float">
            <text:p>6.4988977872</text:p>
          </table:table-cell>
          <table:table-cell table:formula="of:=POWER([.C1023]-6.75;2)" office:value-type="float" office:value="0.0630523212730566" calcext:value-type="float">
            <text:p>0.0630523213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328809" calcext:value-type="float">
            <text:p>6.328809</text:p>
          </table:table-cell>
          <table:table-cell office:value-type="float" office:value="6.5015507766" calcext:value-type="float">
            <text:p>6.5015507766</text:p>
          </table:table-cell>
          <table:table-cell table:formula="of:=POWER([.C1024]-6.75;2)" office:value-type="float" office:value="0.061727016608063" calcext:value-type="float">
            <text:p>0.061727016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318677" calcext:value-type="float">
            <text:p>6.318677</text:p>
          </table:table-cell>
          <table:table-cell office:value-type="float" office:value="6.5042665798" calcext:value-type="float">
            <text:p>6.5042665798</text:p>
          </table:table-cell>
          <table:table-cell table:formula="of:=POWER([.C1025]-6.75;2)" office:value-type="float" office:value="0.0603849138031896" calcext:value-type="float">
            <text:p>0.0603849138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308536" calcext:value-type="float">
            <text:p>6.308536</text:p>
          </table:table-cell>
          <table:table-cell office:value-type="float" office:value="6.5070363085" calcext:value-type="float">
            <text:p>6.5070363085</text:p>
          </table:table-cell>
          <table:table-cell table:formula="of:=POWER([.C1026]-6.75;2)" office:value-type="float" office:value="0.0590313553873072" calcext:value-type="float">
            <text:p>0.0590313554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298056" calcext:value-type="float">
            <text:p>6.298056</text:p>
          </table:table-cell>
          <table:table-cell office:value-type="float" office:value="6.5098539574" calcext:value-type="float">
            <text:p>6.5098539574</text:p>
          </table:table-cell>
          <table:table-cell table:formula="of:=POWER([.C1027]-6.75;2)" office:value-type="float" office:value="0.0576701217764411" calcext:value-type="float">
            <text:p>0.0576701218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286965" calcext:value-type="float">
            <text:p>6.286965</text:p>
          </table:table-cell>
          <table:table-cell office:value-type="float" office:value="6.5127167713" calcext:value-type="float">
            <text:p>6.5127167713</text:p>
          </table:table-cell>
          <table:table-cell table:formula="of:=POWER([.C1028]-6.75;2)" office:value-type="float" office:value="0.0563033306222965" calcext:value-type="float">
            <text:p>0.0563033306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275099" calcext:value-type="float">
            <text:p>6.275099</text:p>
          </table:table-cell>
          <table:table-cell office:value-type="float" office:value="6.5156250319" calcext:value-type="float">
            <text:p>6.5156250319</text:p>
          </table:table-cell>
          <table:table-cell table:formula="of:=POWER([.C1029]-6.75;2)" office:value-type="float" office:value="0.054931625671876" calcext:value-type="float">
            <text:p>0.0549316257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262426" calcext:value-type="float">
            <text:p>6.262426</text:p>
          </table:table-cell>
          <table:table-cell office:value-type="float" office:value="6.5185813298" calcext:value-type="float">
            <text:p>6.5185813298</text:p>
          </table:table-cell>
          <table:table-cell table:formula="of:=POWER([.C1030]-6.75;2)" office:value-type="float" office:value="0.0535546009171364" calcext:value-type="float">
            <text:p>0.0535546009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249028" calcext:value-type="float">
            <text:p>6.249028</text:p>
          </table:table-cell>
          <table:table-cell office:value-type="float" office:value="6.5215895213" calcext:value-type="float">
            <text:p>6.5215895213</text:p>
          </table:table-cell>
          <table:table-cell table:formula="of:=POWER([.C1031]-6.75;2)" office:value-type="float" office:value="0.0521713467799631" calcext:value-type="float">
            <text:p>0.0521713468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23502" calcext:value-type="float">
            <text:p>6.23502</text:p>
          </table:table-cell>
          <table:table-cell office:value-type="float" office:value="6.5246536277" calcext:value-type="float">
            <text:p>6.5246536277</text:p>
          </table:table-cell>
          <table:table-cell table:formula="of:=POWER([.C1032]-6.75;2)" office:value-type="float" office:value="0.0507809875087701" calcext:value-type="float">
            <text:p>0.0507809875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220366" calcext:value-type="float">
            <text:p>6.220366</text:p>
          </table:table-cell>
          <table:table-cell office:value-type="float" office:value="6.5277770904" calcext:value-type="float">
            <text:p>6.5277770904</text:p>
          </table:table-cell>
          <table:table-cell table:formula="of:=POWER([.C1033]-6.75;2)" office:value-type="float" office:value="0.0493830215510898" calcext:value-type="float">
            <text:p>0.0493830216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204536" calcext:value-type="float">
            <text:p>6.204536</text:p>
          </table:table-cell>
          <table:table-cell office:value-type="float" office:value="6.5309630426" calcext:value-type="float">
            <text:p>6.5309630426</text:p>
          </table:table-cell>
          <table:table-cell table:formula="of:=POWER([.C1034]-6.75;2)" office:value-type="float" office:value="0.0479771887070495" calcext:value-type="float">
            <text:p>0.0479771887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185788" calcext:value-type="float">
            <text:p>6.185788</text:p>
          </table:table-cell>
          <table:table-cell office:value-type="float" office:value="6.5342165" calcext:value-type="float">
            <text:p>6.5342165</text:p>
          </table:table-cell>
          <table:table-cell table:formula="of:=POWER([.C1035]-6.75;2)" office:value-type="float" office:value="0.0465625188722499" calcext:value-type="float">
            <text:p>0.0465625189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159253" calcext:value-type="float">
            <text:p>6.159253</text:p>
          </table:table-cell>
          <table:table-cell office:value-type="float" office:value="6.5375505426" calcext:value-type="float">
            <text:p>6.5375505426</text:p>
          </table:table-cell>
          <table:table-cell table:formula="of:=POWER([.C1036]-6.75;2)" office:value-type="float" office:value="0.0451347719495544" calcext:value-type="float">
            <text:p>0.0451347719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109788" calcext:value-type="float">
            <text:p>6.109788</text:p>
          </table:table-cell>
          <table:table-cell office:value-type="float" office:value="6.5410028617" calcext:value-type="float">
            <text:p>6.5410028617</text:p>
          </table:table-cell>
          <table:table-cell table:formula="of:=POWER([.C1037]-6.75;2)" office:value-type="float" office:value="0.0436798038175893" calcext:value-type="float">
            <text:p>0.0436798038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5.96407" calcext:value-type="float">
            <text:p>5.96407</text:p>
          </table:table-cell>
          <table:table-cell office:value-type="float" office:value="6.5446905319" calcext:value-type="float">
            <text:p>6.5446905319</text:p>
          </table:table-cell>
          <table:table-cell table:formula="of:=POWER([.C1038]-6.75;2)" office:value-type="float" office:value="0.042151977691505" calcext:value-type="float">
            <text:p>0.0421519777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5.96407" calcext:value-type="float">
            <text:p>5.96407</text:p>
          </table:table-cell>
          <table:table-cell office:value-type="float" office:value="6.5491196915" calcext:value-type="float">
            <text:p>6.5491196915</text:p>
          </table:table-cell>
          <table:table-cell table:formula="of:=POWER([.C1039]-6.75;2)" office:value-type="float" office:value="0.0403528983430553" calcext:value-type="float">
            <text:p>0.0403528983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606495" calcext:value-type="float">
            <text:p>6.606495</text:p>
          </table:table-cell>
          <table:table-cell office:value-type="float" office:value="6.5535087926" calcext:value-type="float">
            <text:p>6.5535087926</text:p>
          </table:table-cell>
          <table:table-cell table:formula="of:=POWER([.C1040]-6.75;2)" office:value-type="float" office:value="0.0386087945855099" calcext:value-type="float">
            <text:p>0.0386087946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440982" calcext:value-type="float">
            <text:p>6.440982</text:p>
          </table:table-cell>
          <table:table-cell office:value-type="float" office:value="6.5544339574" calcext:value-type="float">
            <text:p>6.5544339574</text:p>
          </table:table-cell>
          <table:table-cell table:formula="of:=POWER([.C1041]-6.75;2)" office:value-type="float" office:value="0.0382460770182251" calcext:value-type="float">
            <text:p>0.038246077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386984" calcext:value-type="float">
            <text:p>6.386984</text:p>
          </table:table-cell>
          <table:table-cell office:value-type="float" office:value="6.5561860266" calcext:value-type="float">
            <text:p>6.5561860266</text:p>
          </table:table-cell>
          <table:table-cell table:formula="of:=POWER([.C1042]-6.75;2)" office:value-type="float" office:value="0.037563856285096" calcext:value-type="float">
            <text:p>0.0375638563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357347" calcext:value-type="float">
            <text:p>6.357347</text:p>
          </table:table-cell>
          <table:table-cell office:value-type="float" office:value="6.5581653936" calcext:value-type="float">
            <text:p>6.5581653936</text:p>
          </table:table-cell>
          <table:table-cell table:formula="of:=POWER([.C1043]-6.75;2)" office:value-type="float" office:value="0.0368005162126428" calcext:value-type="float">
            <text:p>0.0368005162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335008" calcext:value-type="float">
            <text:p>6.335008</text:p>
          </table:table-cell>
          <table:table-cell office:value-type="float" office:value="6.5602364309" calcext:value-type="float">
            <text:p>6.5602364309</text:p>
          </table:table-cell>
          <table:table-cell table:formula="of:=POWER([.C1044]-6.75;2)" office:value-type="float" office:value="0.0360102121575705" calcext:value-type="float">
            <text:p>0.0360102122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314651" calcext:value-type="float">
            <text:p>6.314651</text:p>
          </table:table-cell>
          <table:table-cell office:value-type="float" office:value="6.562354766" calcext:value-type="float">
            <text:p>6.562354766</text:p>
          </table:table-cell>
          <table:table-cell table:formula="of:=POWER([.C1045]-6.75;2)" office:value-type="float" office:value="0.0352107338429146" calcext:value-type="float">
            <text:p>0.0352107338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294704" calcext:value-type="float">
            <text:p>6.294704</text:p>
          </table:table-cell>
          <table:table-cell office:value-type="float" office:value="6.5645048245" calcext:value-type="float">
            <text:p>6.5645048245</text:p>
          </table:table-cell>
          <table:table-cell table:formula="of:=POWER([.C1046]-6.75;2)" office:value-type="float" office:value="0.0344084601337757" calcext:value-type="float">
            <text:p>0.0344084601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275303" calcext:value-type="float">
            <text:p>6.275303</text:p>
          </table:table-cell>
          <table:table-cell office:value-type="float" office:value="6.5666799362" calcext:value-type="float">
            <text:p>6.5666799362</text:p>
          </table:table-cell>
          <table:table-cell table:formula="of:=POWER([.C1047]-6.75;2)" office:value-type="float" office:value="0.0336062457916361" calcext:value-type="float">
            <text:p>0.0336062458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257498" calcext:value-type="float">
            <text:p>6.257498</text:p>
          </table:table-cell>
          <table:table-cell office:value-type="float" office:value="6.5688732872" calcext:value-type="float">
            <text:p>6.5688732872</text:p>
          </table:table-cell>
          <table:table-cell table:formula="of:=POWER([.C1048]-6.75;2)" office:value-type="float" office:value="0.0328068860897338" calcext:value-type="float">
            <text:p>0.0328068861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242777" calcext:value-type="float">
            <text:p>6.242777</text:p>
          </table:table-cell>
          <table:table-cell office:value-type="float" office:value="6.5710730957" calcext:value-type="float">
            <text:p>6.5710730957</text:p>
          </table:table-cell>
          <table:table-cell table:formula="of:=POWER([.C1049]-6.75;2)" office:value-type="float" office:value="0.0320148370823813" calcext:value-type="float">
            <text:p>0.032014837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232694" calcext:value-type="float">
            <text:p>6.232694</text:p>
          </table:table-cell>
          <table:table-cell office:value-type="float" office:value="6.5732603138" calcext:value-type="float">
            <text:p>6.5732603138</text:p>
          </table:table-cell>
          <table:table-cell table:formula="of:=POWER([.C1050]-6.75;2)" office:value-type="float" office:value="0.0312369166780746" calcext:value-type="float">
            <text:p>0.0312369167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228552" calcext:value-type="float">
            <text:p>6.228552</text:p>
          </table:table-cell>
          <table:table-cell office:value-type="float" office:value="6.5754083085" calcext:value-type="float">
            <text:p>6.5754083085</text:p>
          </table:table-cell>
          <table:table-cell table:formula="of:=POWER([.C1051]-6.75;2)" office:value-type="float" office:value="0.0304822587408311" calcext:value-type="float">
            <text:p>0.0304822587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231156" calcext:value-type="float">
            <text:p>6.231156</text:p>
          </table:table-cell>
          <table:table-cell office:value-type="float" office:value="6.5774841755" calcext:value-type="float">
            <text:p>6.5774841755</text:p>
          </table:table-cell>
          <table:table-cell table:formula="of:=POWER([.C1052]-6.75;2)" office:value-type="float" office:value="0.0297617097029147" calcext:value-type="float">
            <text:p>0.0297617097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240669" calcext:value-type="float">
            <text:p>6.240669</text:p>
          </table:table-cell>
          <table:table-cell office:value-type="float" office:value="6.5794513351" calcext:value-type="float">
            <text:p>6.5794513351</text:p>
          </table:table-cell>
          <table:table-cell table:formula="of:=POWER([.C1053]-6.75;2)" office:value-type="float" office:value="0.0290868470991725" calcext:value-type="float">
            <text:p>0.0290868471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256583" calcext:value-type="float">
            <text:p>6.256583</text:p>
          </table:table-cell>
          <table:table-cell office:value-type="float" office:value="6.581272867" calcext:value-type="float">
            <text:p>6.581272867</text:p>
          </table:table-cell>
          <table:table-cell table:formula="of:=POWER([.C1054]-6.75;2)" office:value-type="float" office:value="0.0284688454103997" calcext:value-type="float">
            <text:p>0.0284688454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277799" calcext:value-type="float">
            <text:p>6.277799</text:p>
          </table:table-cell>
          <table:table-cell office:value-type="float" office:value="6.5829149947" calcext:value-type="float">
            <text:p>6.5829149947</text:p>
          </table:table-cell>
          <table:table-cell table:formula="of:=POWER([.C1055]-6.75;2)" office:value-type="float" office:value="0.0279173989961009" calcext:value-type="float">
            <text:p>0.027917399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302805" calcext:value-type="float">
            <text:p>6.302805</text:p>
          </table:table-cell>
          <table:table-cell office:value-type="float" office:value="6.5843501383" calcext:value-type="float">
            <text:p>6.5843501383</text:p>
          </table:table-cell>
          <table:table-cell table:formula="of:=POWER([.C1056]-6.75;2)" office:value-type="float" office:value="0.0274398766812293" calcext:value-type="float">
            <text:p>0.0274398767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329893" calcext:value-type="float">
            <text:p>6.329893</text:p>
          </table:table-cell>
          <table:table-cell office:value-type="float" office:value="6.585559117" calcext:value-type="float">
            <text:p>6.585559117</text:p>
          </table:table-cell>
          <table:table-cell table:formula="of:=POWER([.C1057]-6.75;2)" office:value-type="float" office:value="0.0270408040018197" calcext:value-type="float">
            <text:p>0.027040804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357393" calcext:value-type="float">
            <text:p>6.357393</text:p>
          </table:table-cell>
          <table:table-cell office:value-type="float" office:value="6.5865322128" calcext:value-type="float">
            <text:p>6.5865322128</text:p>
          </table:table-cell>
          <table:table-cell table:formula="of:=POWER([.C1058]-6.75;2)" office:value-type="float" office:value="0.0267217174520645" calcext:value-type="float">
            <text:p>0.0267217175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383869" calcext:value-type="float">
            <text:p>6.383869</text:p>
          </table:table-cell>
          <table:table-cell office:value-type="float" office:value="6.5872690798" calcext:value-type="float">
            <text:p>6.5872690798</text:p>
          </table:table-cell>
          <table:table-cell table:formula="of:=POWER([.C1059]-6.75;2)" office:value-type="float" office:value="0.0264813523891386" calcext:value-type="float">
            <text:p>0.0264813524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408254" calcext:value-type="float">
            <text:p>6.408254</text:p>
          </table:table-cell>
          <table:table-cell office:value-type="float" office:value="6.5877776064" calcext:value-type="float">
            <text:p>6.5877776064</text:p>
          </table:table-cell>
          <table:table-cell table:formula="of:=POWER([.C1060]-6.75;2)" office:value-type="float" office:value="0.0263161049853135" calcext:value-type="float">
            <text:p>0.026316105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42992" calcext:value-type="float">
            <text:p>6.42992</text:p>
          </table:table-cell>
          <table:table-cell office:value-type="float" office:value="6.5880720266" calcext:value-type="float">
            <text:p>6.5880720266</text:p>
          </table:table-cell>
          <table:table-cell table:formula="of:=POWER([.C1061]-6.75;2)" office:value-type="float" office:value="0.0262206685694311" calcext:value-type="float">
            <text:p>0.0262206686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448675" calcext:value-type="float">
            <text:p>6.448675</text:p>
          </table:table-cell>
          <table:table-cell office:value-type="float" office:value="6.5881705851" calcext:value-type="float">
            <text:p>6.5881705851</text:p>
          </table:table-cell>
          <table:table-cell table:formula="of:=POWER([.C1062]-6.75;2)" office:value-type="float" office:value="0.0261887595268762" calcext:value-type="float">
            <text:p>0.0261887595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464703" calcext:value-type="float">
            <text:p>6.464703</text:p>
          </table:table-cell>
          <table:table-cell office:value-type="float" office:value="6.5880930904" calcext:value-type="float">
            <text:p>6.5880930904</text:p>
          </table:table-cell>
          <table:table-cell table:formula="of:=POWER([.C1063]-6.75;2)" office:value-type="float" office:value="0.0262138473762225" calcext:value-type="float">
            <text:p>0.0262138474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478471" calcext:value-type="float">
            <text:p>6.478471</text:p>
          </table:table-cell>
          <table:table-cell office:value-type="float" office:value="6.5878586755" calcext:value-type="float">
            <text:p>6.5878586755</text:p>
          </table:table-cell>
          <table:table-cell table:formula="of:=POWER([.C1064]-6.75;2)" office:value-type="float" office:value="0.0262898091106144" calcext:value-type="float">
            <text:p>0.0262898091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490619" calcext:value-type="float">
            <text:p>6.490619</text:p>
          </table:table-cell>
          <table:table-cell office:value-type="float" office:value="6.5874839255" calcext:value-type="float">
            <text:p>6.5874839255</text:p>
          </table:table-cell>
          <table:table-cell table:formula="of:=POWER([.C1065]-6.75;2)" office:value-type="float" office:value="0.0264114744708896" calcext:value-type="float">
            <text:p>0.0264114745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501855" calcext:value-type="float">
            <text:p>6.501855</text:p>
          </table:table-cell>
          <table:table-cell office:value-type="float" office:value="6.5869815745" calcext:value-type="float">
            <text:p>6.5869815745</text:p>
          </table:table-cell>
          <table:table-cell table:formula="of:=POWER([.C1066]-6.75;2)" office:value-type="float" office:value="0.026575007052499" calcext:value-type="float">
            <text:p>0.0265750071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512856" calcext:value-type="float">
            <text:p>6.512856</text:p>
          </table:table-cell>
          <table:table-cell office:value-type="float" office:value="6.5863597926" calcext:value-type="float">
            <text:p>6.5863597926</text:p>
          </table:table-cell>
          <table:table-cell table:formula="of:=POWER([.C1067]-6.75;2)" office:value-type="float" office:value="0.0267781174779151" calcext:value-type="float">
            <text:p>0.0267781175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524205" calcext:value-type="float">
            <text:p>6.524205</text:p>
          </table:table-cell>
          <table:table-cell office:value-type="float" office:value="6.585622117" calcext:value-type="float">
            <text:p>6.585622117</text:p>
          </table:table-cell>
          <table:table-cell table:formula="of:=POWER([.C1068]-6.75;2)" office:value-type="float" office:value="0.0270200884195618" calcext:value-type="float">
            <text:p>0.0270200884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536341" calcext:value-type="float">
            <text:p>6.536341</text:p>
          </table:table-cell>
          <table:table-cell office:value-type="float" office:value="6.5847678777" calcext:value-type="float">
            <text:p>6.5847678777</text:p>
          </table:table-cell>
          <table:table-cell table:formula="of:=POWER([.C1069]-6.75;2)" office:value-type="float" office:value="0.0273016542397621" calcext:value-type="float">
            <text:p>0.0273016542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549544" calcext:value-type="float">
            <text:p>6.549544</text:p>
          </table:table-cell>
          <table:table-cell office:value-type="float" office:value="6.5837930851" calcext:value-type="float">
            <text:p>6.5837930851</text:p>
          </table:table-cell>
          <table:table-cell table:formula="of:=POWER([.C1070]-6.75;2)" office:value-type="float" office:value="0.0276247385605759" calcext:value-type="float">
            <text:p>0.0276247386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563928" calcext:value-type="float">
            <text:p>6.563928</text:p>
          </table:table-cell>
          <table:table-cell office:value-type="float" office:value="6.5826915372" calcext:value-type="float">
            <text:p>6.5826915372</text:p>
          </table:table-cell>
          <table:table-cell table:formula="of:=POWER([.C1071]-6.75;2)" office:value-type="float" office:value="0.0279921217244991" calcext:value-type="float">
            <text:p>0.0279921217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579453" calcext:value-type="float">
            <text:p>6.579453</text:p>
          </table:table-cell>
          <table:table-cell office:value-type="float" office:value="6.5814560585" calcext:value-type="float">
            <text:p>6.5814560585</text:p>
          </table:table-cell>
          <table:table-cell table:formula="of:=POWER([.C1072]-6.75;2)" office:value-type="float" office:value="0.0284070602163555" calcext:value-type="float">
            <text:p>0.0284070602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595948" calcext:value-type="float">
            <text:p>6.595948</text:p>
          </table:table-cell>
          <table:table-cell office:value-type="float" office:value="6.5800796649" calcext:value-type="float">
            <text:p>6.5800796649</text:p>
          </table:table-cell>
          <table:table-cell table:formula="of:=POWER([.C1073]-6.75;2)" office:value-type="float" office:value="0.0288729202804962" calcext:value-type="float">
            <text:p>0.0288729203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613137" calcext:value-type="float">
            <text:p>6.613137</text:p>
          </table:table-cell>
          <table:table-cell office:value-type="float" office:value="6.5785565053" calcext:value-type="float">
            <text:p>6.5785565053</text:p>
          </table:table-cell>
          <table:table-cell table:formula="of:=POWER([.C1074]-6.75;2)" office:value-type="float" office:value="0.029392871874949" calcext:value-type="float">
            <text:p>0.0293928719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63067" calcext:value-type="float">
            <text:p>6.63067</text:p>
          </table:table-cell>
          <table:table-cell office:value-type="float" office:value="6.5768825053" calcext:value-type="float">
            <text:p>6.5768825053</text:p>
          </table:table-cell>
          <table:table-cell table:formula="of:=POWER([.C1075]-6.75;2)" office:value-type="float" office:value="0.0299696669712044" calcext:value-type="float">
            <text:p>0.029969667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648165" calcext:value-type="float">
            <text:p>6.648165</text:p>
          </table:table-cell>
          <table:table-cell office:value-type="float" office:value="6.5750556277" calcext:value-type="float">
            <text:p>6.5750556277</text:p>
          </table:table-cell>
          <table:table-cell table:formula="of:=POWER([.C1076]-6.75;2)" office:value-type="float" office:value="0.0306055333994409" calcext:value-type="float">
            <text:p>0.0306055334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665242" calcext:value-type="float">
            <text:p>6.665242</text:p>
          </table:table-cell>
          <table:table-cell office:value-type="float" office:value="6.5730756755" calcext:value-type="float">
            <text:p>6.5730756755</text:p>
          </table:table-cell>
          <table:table-cell table:formula="of:=POWER([.C1077]-6.75;2)" office:value-type="float" office:value="0.0313022165997812" calcext:value-type="float">
            <text:p>0.0313022166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681568" calcext:value-type="float">
            <text:p>6.681568</text:p>
          </table:table-cell>
          <table:table-cell office:value-type="float" office:value="6.5709437447" calcext:value-type="float">
            <text:p>6.5709437447</text:p>
          </table:table-cell>
          <table:table-cell table:formula="of:=POWER([.C1078]-6.75;2)" office:value-type="float" office:value="0.0320611425620587" calcext:value-type="float">
            <text:p>0.0320611426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696889" calcext:value-type="float">
            <text:p>6.696889</text:p>
          </table:table-cell>
          <table:table-cell office:value-type="float" office:value="6.5686611915" calcext:value-type="float">
            <text:p>6.5686611915</text:p>
          </table:table-cell>
          <table:table-cell table:formula="of:=POWER([.C1079]-6.75;2)" office:value-type="float" office:value="0.0328837634681995" calcext:value-type="float">
            <text:p>0.0328837635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711061" calcext:value-type="float">
            <text:p>6.711061</text:p>
          </table:table-cell>
          <table:table-cell office:value-type="float" office:value="6.566228234" calcext:value-type="float">
            <text:p>6.566228234</text:p>
          </table:table-cell>
          <table:table-cell table:formula="of:=POWER([.C1080]-6.75;2)" office:value-type="float" office:value="0.0337720619787586" calcext:value-type="float">
            <text:p>0.033772062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724068" calcext:value-type="float">
            <text:p>6.724068</text:p>
          </table:table-cell>
          <table:table-cell office:value-type="float" office:value="6.5636419043" calcext:value-type="float">
            <text:p>6.5636419043</text:p>
          </table:table-cell>
          <table:table-cell table:formula="of:=POWER([.C1081]-6.75;2)" office:value-type="float" office:value="0.0347293398329304" calcext:value-type="float">
            <text:p>0.0347293398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736022" calcext:value-type="float">
            <text:p>6.736022</text:p>
          </table:table-cell>
          <table:table-cell office:value-type="float" office:value="6.5608927074" calcext:value-type="float">
            <text:p>6.5608927074</text:p>
          </table:table-cell>
          <table:table-cell table:formula="of:=POWER([.C1082]-6.75;2)" office:value-type="float" office:value="0.0357615681145021" calcext:value-type="float">
            <text:p>0.0357615681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747152" calcext:value-type="float">
            <text:p>6.747152</text:p>
          </table:table-cell>
          <table:table-cell office:value-type="float" office:value="6.5579579309" calcext:value-type="float">
            <text:p>6.5579579309</text:p>
          </table:table-cell>
          <table:table-cell table:formula="of:=POWER([.C1083]-6.75;2)" office:value-type="float" office:value="0.0368801563042093" calcext:value-type="float">
            <text:p>0.0368801563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757763" calcext:value-type="float">
            <text:p>6.757763</text:p>
          </table:table-cell>
          <table:table-cell office:value-type="float" office:value="6.5547834947" calcext:value-type="float">
            <text:p>6.5547834947</text:p>
          </table:table-cell>
          <table:table-cell table:formula="of:=POWER([.C1084]-6.75;2)" office:value-type="float" office:value="0.0381094839415451" calcext:value-type="float">
            <text:p>0.0381094839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7682" calcext:value-type="float">
            <text:p>6.7682</text:p>
          </table:table-cell>
          <table:table-cell office:value-type="float" office:value="6.5512128936" calcext:value-type="float">
            <text:p>6.5512128936</text:p>
          </table:table-cell>
          <table:table-cell table:formula="of:=POWER([.C1085]-6.75;2)" office:value-type="float" office:value="0.039516313670885" calcext:value-type="float">
            <text:p>0.0395163137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778785" calcext:value-type="float">
            <text:p>6.778785</text:p>
          </table:table-cell>
          <table:table-cell office:value-type="float" office:value="6.5463962447" calcext:value-type="float">
            <text:p>6.5463962447</text:p>
          </table:table-cell>
          <table:table-cell table:formula="of:=POWER([.C1086]-6.75;2)" office:value-type="float" office:value="0.0414544891722621" calcext:value-type="float">
            <text:p>0.0414544892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789765" calcext:value-type="float">
            <text:p>6.789765</text:p>
          </table:table-cell>
          <table:table-cell office:value-type="float" office:value="6.5476425904" calcext:value-type="float">
            <text:p>6.5476425904</text:p>
          </table:table-cell>
          <table:table-cell table:formula="of:=POWER([.C1087]-6.75;2)" office:value-type="float" office:value="0.0409485212200223" calcext:value-type="float">
            <text:p>0.0409485212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801269" calcext:value-type="float">
            <text:p>6.801269</text:p>
          </table:table-cell>
          <table:table-cell office:value-type="float" office:value="6.545560266" calcext:value-type="float">
            <text:p>6.545560266</text:p>
          </table:table-cell>
          <table:table-cell table:formula="of:=POWER([.C1088]-6.75;2)" office:value-type="float" office:value="0.0417956048379908" calcext:value-type="float">
            <text:p>0.0417956048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813273" calcext:value-type="float">
            <text:p>6.813273</text:p>
          </table:table-cell>
          <table:table-cell office:value-type="float" office:value="6.5429492447" calcext:value-type="float">
            <text:p>6.5429492447</text:p>
          </table:table-cell>
          <table:table-cell table:formula="of:=POWER([.C1089]-6.75;2)" office:value-type="float" office:value="0.0428700152703005" calcext:value-type="float">
            <text:p>0.0428700153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825593" calcext:value-type="float">
            <text:p>6.825593</text:p>
          </table:table-cell>
          <table:table-cell office:value-type="float" office:value="6.5400806649" calcext:value-type="float">
            <text:p>6.5400806649</text:p>
          </table:table-cell>
          <table:table-cell table:formula="of:=POWER([.C1090]-6.75;2)" office:value-type="float" office:value="0.0440661272488263" calcext:value-type="float">
            <text:p>0.0440661272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837901" calcext:value-type="float">
            <text:p>6.837901</text:p>
          </table:table-cell>
          <table:table-cell office:value-type="float" office:value="6.5370463032" calcext:value-type="float">
            <text:p>6.5370463032</text:p>
          </table:table-cell>
          <table:table-cell table:formula="of:=POWER([.C1091]-6.75;2)" office:value-type="float" office:value="0.0453492769807862" calcext:value-type="float">
            <text:p>0.045349277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849759" calcext:value-type="float">
            <text:p>6.849759</text:p>
          </table:table-cell>
          <table:table-cell office:value-type="float" office:value="6.5338962553" calcext:value-type="float">
            <text:p>6.5338962553</text:p>
          </table:table-cell>
          <table:table-cell table:formula="of:=POWER([.C1092]-6.75;2)" office:value-type="float" office:value="0.0467008284733627" calcext:value-type="float">
            <text:p>0.0467008285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860677" calcext:value-type="float">
            <text:p>6.860677</text:p>
          </table:table-cell>
          <table:table-cell office:value-type="float" office:value="6.5306670957" calcext:value-type="float">
            <text:p>6.5306670957</text:p>
          </table:table-cell>
          <table:table-cell table:formula="of:=POWER([.C1093]-6.75;2)" office:value-type="float" office:value="0.0481069229086729" calcext:value-type="float">
            <text:p>0.0481069229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870167" calcext:value-type="float">
            <text:p>6.870167</text:p>
          </table:table-cell>
          <table:table-cell office:value-type="float" office:value="6.5273900372" calcext:value-type="float">
            <text:p>6.5273900372</text:p>
          </table:table-cell>
          <table:table-cell table:formula="of:=POWER([.C1094]-6.75;2)" office:value-type="float" office:value="0.0495551955378174" calcext:value-type="float">
            <text:p>0.0495551955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877811" calcext:value-type="float">
            <text:p>6.877811</text:p>
          </table:table-cell>
          <table:table-cell office:value-type="float" office:value="6.5240933617" calcext:value-type="float">
            <text:p>6.5240933617</text:p>
          </table:table-cell>
          <table:table-cell table:formula="of:=POWER([.C1095]-6.75;2)" office:value-type="float" office:value="0.0510338092280069" calcext:value-type="float">
            <text:p>0.0510338092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883301" calcext:value-type="float">
            <text:p>6.883301</text:p>
          </table:table-cell>
          <table:table-cell office:value-type="float" office:value="6.5208028245" calcext:value-type="float">
            <text:p>6.5208028245</text:p>
          </table:table-cell>
          <table:table-cell table:formula="of:=POWER([.C1096]-6.75;2)" office:value-type="float" office:value="0.0525313452571776" calcext:value-type="float">
            <text:p>0.0525313453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886478" calcext:value-type="float">
            <text:p>6.886478</text:p>
          </table:table-cell>
          <table:table-cell office:value-type="float" office:value="6.517541367" calcext:value-type="float">
            <text:p>6.517541367</text:p>
          </table:table-cell>
          <table:table-cell table:formula="of:=POWER([.C1097]-6.75;2)" office:value-type="float" office:value="0.0540370160562288" calcext:value-type="float">
            <text:p>0.0540370161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887337" calcext:value-type="float">
            <text:p>6.887337</text:p>
          </table:table-cell>
          <table:table-cell office:value-type="float" office:value="6.5143286862" calcext:value-type="float">
            <text:p>6.5143286862</text:p>
          </table:table-cell>
          <table:table-cell table:formula="of:=POWER([.C1098]-6.75;2)" office:value-type="float" office:value="0.0555409681482182" calcext:value-type="float">
            <text:p>0.0555409681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886017" calcext:value-type="float">
            <text:p>6.886017</text:p>
          </table:table-cell>
          <table:table-cell office:value-type="float" office:value="6.5111810106" calcext:value-type="float">
            <text:p>6.5111810106</text:p>
          </table:table-cell>
          <table:table-cell table:formula="of:=POWER([.C1099]-6.75;2)" office:value-type="float" office:value="0.0570345096980375" calcext:value-type="float">
            <text:p>0.0570345097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882766" calcext:value-type="float">
            <text:p>6.882766</text:p>
          </table:table-cell>
          <table:table-cell office:value-type="float" office:value="6.5081111543" calcext:value-type="float">
            <text:p>6.5081111543</text:p>
          </table:table-cell>
          <table:table-cell table:formula="of:=POWER([.C1100]-6.75;2)" office:value-type="float" office:value="0.0585102136740785" calcext:value-type="float">
            <text:p>0.0585102137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877898" calcext:value-type="float">
            <text:p>6.877898</text:p>
          </table:table-cell>
          <table:table-cell office:value-type="float" office:value="6.5051288936" calcext:value-type="float">
            <text:p>6.5051288936</text:p>
          </table:table-cell>
          <table:table-cell table:formula="of:=POWER([.C1101]-6.75;2)" office:value-type="float" office:value="0.05996185874956" calcext:value-type="float">
            <text:p>0.0599618587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871741" calcext:value-type="float">
            <text:p>6.871741</text:p>
          </table:table-cell>
          <table:table-cell office:value-type="float" office:value="6.5022415745" calcext:value-type="float">
            <text:p>6.5022415745</text:p>
          </table:table-cell>
          <table:table-cell table:formula="of:=POWER([.C1102]-6.75;2)" office:value-type="float" office:value="0.061384237406239" calcext:value-type="float">
            <text:p>0.0613842374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864591" calcext:value-type="float">
            <text:p>6.864591</text:p>
          </table:table-cell>
          <table:table-cell office:value-type="float" office:value="6.4994548298" calcext:value-type="float">
            <text:p>6.4994548298</text:p>
          </table:table-cell>
          <table:table-cell table:formula="of:=POWER([.C1103]-6.75;2)" office:value-type="float" office:value="0.0627728823105468" calcext:value-type="float">
            <text:p>0.0627728823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856675" calcext:value-type="float">
            <text:p>6.856675</text:p>
          </table:table-cell>
          <table:table-cell office:value-type="float" office:value="6.4967732926" calcext:value-type="float">
            <text:p>6.4967732926</text:p>
          </table:table-cell>
          <table:table-cell table:formula="of:=POWER([.C1104]-6.75;2)" office:value-type="float" office:value="0.064123765340645" calcext:value-type="float">
            <text:p>0.0641237653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84813" calcext:value-type="float">
            <text:p>6.84813</text:p>
          </table:table-cell>
          <table:table-cell office:value-type="float" office:value="6.4942012074" calcext:value-type="float">
            <text:p>6.4942012074</text:p>
          </table:table-cell>
          <table:table-cell table:formula="of:=POWER([.C1105]-6.75;2)" office:value-type="float" office:value="0.065433022295618" calcext:value-type="float">
            <text:p>0.0654330223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839007" calcext:value-type="float">
            <text:p>6.839007</text:p>
          </table:table-cell>
          <table:table-cell office:value-type="float" office:value="6.491742883" calcext:value-type="float">
            <text:p>6.491742883</text:p>
          </table:table-cell>
          <table:table-cell table:formula="of:=POWER([.C1106]-6.75;2)" office:value-type="float" office:value="0.0666967384811519" calcext:value-type="float">
            <text:p>0.0666967385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829277" calcext:value-type="float">
            <text:p>6.829277</text:p>
          </table:table-cell>
          <table:table-cell office:value-type="float" office:value="6.4894028723" calcext:value-type="float">
            <text:p>6.4894028723</text:p>
          </table:table-cell>
          <table:table-cell table:formula="of:=POWER([.C1107]-6.75;2)" office:value-type="float" office:value="0.0679108629654899" calcext:value-type="float">
            <text:p>0.067910863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818862" calcext:value-type="float">
            <text:p>6.818862</text:p>
          </table:table-cell>
          <table:table-cell office:value-type="float" office:value="6.4871860213" calcext:value-type="float">
            <text:p>6.4871860213</text:p>
          </table:table-cell>
          <table:table-cell table:formula="of:=POWER([.C1108]-6.75;2)" office:value-type="float" office:value="0.0690711874001239" calcext:value-type="float">
            <text:p>0.0690711874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807663" calcext:value-type="float">
            <text:p>6.807663</text:p>
          </table:table-cell>
          <table:table-cell office:value-type="float" office:value="6.4850973564" calcext:value-type="float">
            <text:p>6.4850973564</text:p>
          </table:table-cell>
          <table:table-cell table:formula="of:=POWER([.C1109]-6.75;2)" office:value-type="float" office:value="0.0701734105862687" calcext:value-type="float">
            <text:p>0.0701734106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795594" calcext:value-type="float">
            <text:p>6.795594</text:p>
          </table:table-cell>
          <table:table-cell office:value-type="float" office:value="6.4831418989" calcext:value-type="float">
            <text:p>6.4831418989</text:p>
          </table:table-cell>
          <table:table-cell table:formula="of:=POWER([.C1110]-6.75;2)" office:value-type="float" office:value="0.071213246122698" calcext:value-type="float">
            <text:p>0.0712132461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782596" calcext:value-type="float">
            <text:p>6.782596</text:p>
          </table:table-cell>
          <table:table-cell office:value-type="float" office:value="6.4813244574" calcext:value-type="float">
            <text:p>6.4813244574</text:p>
          </table:table-cell>
          <table:table-cell table:formula="of:=POWER([.C1111]-6.75;2)" office:value-type="float" office:value="0.0721865471914042" calcext:value-type="float">
            <text:p>0.0721865472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768654" calcext:value-type="float">
            <text:p>6.768654</text:p>
          </table:table-cell>
          <table:table-cell office:value-type="float" office:value="6.4796495213" calcext:value-type="float">
            <text:p>6.4796495213</text:p>
          </table:table-cell>
          <table:table-cell table:formula="of:=POWER([.C1112]-6.75;2)" office:value-type="float" office:value="0.0730893813333192" calcext:value-type="float">
            <text:p>0.0730893813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753798" calcext:value-type="float">
            <text:p>6.753798</text:p>
          </table:table-cell>
          <table:table-cell office:value-type="float" office:value="6.4781212394" calcext:value-type="float">
            <text:p>6.4781212394</text:p>
          </table:table-cell>
          <table:table-cell table:formula="of:=POWER([.C1113]-6.75;2)" office:value-type="float" office:value="0.0739180604653921" calcext:value-type="float">
            <text:p>0.0739180605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738093" calcext:value-type="float">
            <text:p>6.738093</text:p>
          </table:table-cell>
          <table:table-cell office:value-type="float" office:value="6.476743484" calcext:value-type="float">
            <text:p>6.476743484</text:p>
          </table:table-cell>
          <table:table-cell table:formula="of:=POWER([.C1114]-6.75;2)" office:value-type="float" office:value="0.0746691235364583" calcext:value-type="float">
            <text:p>0.0746691235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721626" calcext:value-type="float">
            <text:p>6.721626</text:p>
          </table:table-cell>
          <table:table-cell office:value-type="float" office:value="6.47552" calcext:value-type="float">
            <text:p>6.47552</text:p>
          </table:table-cell>
          <table:table-cell table:formula="of:=POWER([.C1115]-6.75;2)" office:value-type="float" office:value="0.0753392703999998" calcext:value-type="float">
            <text:p>0.0753392704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704498" calcext:value-type="float">
            <text:p>6.704498</text:p>
          </table:table-cell>
          <table:table-cell office:value-type="float" office:value="6.4744546277" calcext:value-type="float">
            <text:p>6.4744546277</text:p>
          </table:table-cell>
          <table:table-cell table:formula="of:=POWER([.C1116]-6.75;2)" office:value-type="float" office:value="0.0759252521959455" calcext:value-type="float">
            <text:p>0.0759252522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686812" calcext:value-type="float">
            <text:p>6.686812</text:p>
          </table:table-cell>
          <table:table-cell office:value-type="float" office:value="6.4735514362" calcext:value-type="float">
            <text:p>6.4735514362</text:p>
          </table:table-cell>
          <table:table-cell table:formula="of:=POWER([.C1117]-6.75;2)" office:value-type="float" office:value="0.0764238084270826" calcext:value-type="float">
            <text:p>0.0764238084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66867" calcext:value-type="float">
            <text:p>6.66867</text:p>
          </table:table-cell>
          <table:table-cell office:value-type="float" office:value="6.4728148085" calcext:value-type="float">
            <text:p>6.4728148085</text:p>
          </table:table-cell>
          <table:table-cell table:formula="of:=POWER([.C1118]-6.75;2)" office:value-type="float" office:value="0.0768316303868917" calcext:value-type="float">
            <text:p>0.0768316304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650173" calcext:value-type="float">
            <text:p>6.650173</text:p>
          </table:table-cell>
          <table:table-cell office:value-type="float" office:value="6.4722493883" calcext:value-type="float">
            <text:p>6.4722493883</text:p>
          </table:table-cell>
          <table:table-cell table:formula="of:=POWER([.C1119]-6.75;2)" office:value-type="float" office:value="0.0771454022997243" calcext:value-type="float">
            <text:p>0.0771454023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631431" calcext:value-type="float">
            <text:p>6.631431</text:p>
          </table:table-cell>
          <table:table-cell office:value-type="float" office:value="6.4718599149" calcext:value-type="float">
            <text:p>6.4718599149</text:p>
          </table:table-cell>
          <table:table-cell table:formula="of:=POWER([.C1120]-6.75;2)" office:value-type="float" office:value="0.0773619069394355" calcext:value-type="float">
            <text:p>0.0773619069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612565" calcext:value-type="float">
            <text:p>6.612565</text:p>
          </table:table-cell>
          <table:table-cell office:value-type="float" office:value="6.4716508989" calcext:value-type="float">
            <text:p>6.4716508989</text:p>
          </table:table-cell>
          <table:table-cell table:formula="of:=POWER([.C1121]-6.75;2)" office:value-type="float" office:value="0.077478222083178" calcext:value-type="float">
            <text:p>0.0774782221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593712" calcext:value-type="float">
            <text:p>6.593712</text:p>
          </table:table-cell>
          <table:table-cell office:value-type="float" office:value="6.4716262819" calcext:value-type="float">
            <text:p>6.4716262819</text:p>
          </table:table-cell>
          <table:table-cell table:formula="of:=POWER([.C1122]-6.75;2)" office:value-type="float" office:value="0.0774919269288183" calcext:value-type="float">
            <text:p>0.0774919269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575021" calcext:value-type="float">
            <text:p>6.575021</text:p>
          </table:table-cell>
          <table:table-cell office:value-type="float" office:value="6.4717890426" calcext:value-type="float">
            <text:p>6.4717890426</text:p>
          </table:table-cell>
          <table:table-cell table:formula="of:=POWER([.C1123]-6.75;2)" office:value-type="float" office:value="0.0774013368174245" calcext:value-type="float">
            <text:p>0.0774013368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556642" calcext:value-type="float">
            <text:p>6.556642</text:p>
          </table:table-cell>
          <table:table-cell office:value-type="float" office:value="6.4721408989" calcext:value-type="float">
            <text:p>6.4721408989</text:p>
          </table:table-cell>
          <table:table-cell table:formula="of:=POWER([.C1124]-6.75;2)" office:value-type="float" office:value="0.0772056800640999" calcext:value-type="float">
            <text:p>0.077205680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538709" calcext:value-type="float">
            <text:p>6.538709</text:p>
          </table:table-cell>
          <table:table-cell office:value-type="float" office:value="6.472682117" calcext:value-type="float">
            <text:p>6.472682117</text:p>
          </table:table-cell>
          <table:table-cell table:formula="of:=POWER([.C1125]-6.75;2)" office:value-type="float" office:value="0.0769052082316018" calcext:value-type="float">
            <text:p>0.0769052082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521315" calcext:value-type="float">
            <text:p>6.521315</text:p>
          </table:table-cell>
          <table:table-cell office:value-type="float" office:value="6.4734114787" calcext:value-type="float">
            <text:p>6.4734114787</text:p>
          </table:table-cell>
          <table:table-cell table:formula="of:=POWER([.C1126]-6.75;2)" office:value-type="float" office:value="0.0765012101149205" calcext:value-type="float">
            <text:p>0.0765012101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504489" calcext:value-type="float">
            <text:p>6.504489</text:p>
          </table:table-cell>
          <table:table-cell office:value-type="float" office:value="6.4743264096" calcext:value-type="float">
            <text:p>6.4743264096</text:p>
          </table:table-cell>
          <table:table-cell table:formula="of:=POWER([.C1127]-6.75;2)" office:value-type="float" office:value="0.0759959284440271" calcext:value-type="float">
            <text:p>0.0759959284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488176" calcext:value-type="float">
            <text:p>6.488176</text:p>
          </table:table-cell>
          <table:table-cell office:value-type="float" office:value="6.4754232447" calcext:value-type="float">
            <text:p>6.4754232447</text:p>
          </table:table-cell>
          <table:table-cell table:formula="of:=POWER([.C1128]-6.75;2)" office:value-type="float" office:value="0.0753923945510761" calcext:value-type="float">
            <text:p>0.0753923946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472231" calcext:value-type="float">
            <text:p>6.472231</text:p>
          </table:table-cell>
          <table:table-cell office:value-type="float" office:value="6.4766975957" calcext:value-type="float">
            <text:p>6.4766975957</text:p>
          </table:table-cell>
          <table:table-cell table:formula="of:=POWER([.C1129]-6.75;2)" office:value-type="float" office:value="0.0746942041961606" calcext:value-type="float">
            <text:p>0.0746942042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456423" calcext:value-type="float">
            <text:p>6.456423</text:p>
          </table:table-cell>
          <table:table-cell office:value-type="float" office:value="6.4781447394" calcext:value-type="float">
            <text:p>6.4781447394</text:p>
          </table:table-cell>
          <table:table-cell table:formula="of:=POWER([.C1130]-6.75;2)" office:value-type="float" office:value="0.0739052827158938" calcext:value-type="float">
            <text:p>0.0739052827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440468" calcext:value-type="float">
            <text:p>6.440468</text:p>
          </table:table-cell>
          <table:table-cell office:value-type="float" office:value="6.4797599574" calcext:value-type="float">
            <text:p>6.4797599574</text:p>
          </table:table-cell>
          <table:table-cell table:formula="of:=POWER([.C1131]-6.75;2)" office:value-type="float" office:value="0.0730296806244499" calcext:value-type="float">
            <text:p>0.0730296806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424073" calcext:value-type="float">
            <text:p>6.424073</text:p>
          </table:table-cell>
          <table:table-cell office:value-type="float" office:value="6.4815387287" calcext:value-type="float">
            <text:p>6.4815387287</text:p>
          </table:table-cell>
          <table:table-cell table:formula="of:=POWER([.C1132]-6.75;2)" office:value-type="float" office:value="0.072071454188012" calcext:value-type="float">
            <text:p>0.0720714542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406998" calcext:value-type="float">
            <text:p>6.406998</text:p>
          </table:table-cell>
          <table:table-cell office:value-type="float" office:value="6.483476766" calcext:value-type="float">
            <text:p>6.483476766</text:p>
          </table:table-cell>
          <table:table-cell table:formula="of:=POWER([.C1133]-6.75;2)" office:value-type="float" office:value="0.0710346342618188" calcext:value-type="float">
            <text:p>0.0710346343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389121" calcext:value-type="float">
            <text:p>6.389121</text:p>
          </table:table-cell>
          <table:table-cell office:value-type="float" office:value="6.4855697926" calcext:value-type="float">
            <text:p>6.4855697926</text:p>
          </table:table-cell>
          <table:table-cell table:formula="of:=POWER([.C1134]-6.75;2)" office:value-type="float" office:value="0.0699233345856071" calcext:value-type="float">
            <text:p>0.0699233346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370503" calcext:value-type="float">
            <text:p>6.370503</text:p>
          </table:table-cell>
          <table:table-cell office:value-type="float" office:value="6.4878131223" calcext:value-type="float">
            <text:p>6.4878131223</text:p>
          </table:table-cell>
          <table:table-cell table:formula="of:=POWER([.C1135]-6.75;2)" office:value-type="float" office:value="0.0687419588380745" calcext:value-type="float">
            <text:p>0.0687419588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351426" calcext:value-type="float">
            <text:p>6.351426</text:p>
          </table:table-cell>
          <table:table-cell office:value-type="float" office:value="6.4902009894" calcext:value-type="float">
            <text:p>6.4902009894</text:p>
          </table:table-cell>
          <table:table-cell table:formula="of:=POWER([.C1136]-6.75;2)" office:value-type="float" office:value="0.067495525908739" calcext:value-type="float">
            <text:p>0.0674955259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332402" calcext:value-type="float">
            <text:p>6.332402</text:p>
          </table:table-cell>
          <table:table-cell office:value-type="float" office:value="6.4927258191" calcext:value-type="float">
            <text:p>6.4927258191</text:p>
          </table:table-cell>
          <table:table-cell table:formula="of:=POWER([.C1137]-6.75;2)" office:value-type="float" office:value="0.0661900041577657" calcext:value-type="float">
            <text:p>0.0661900042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314141" calcext:value-type="float">
            <text:p>6.314141</text:p>
          </table:table-cell>
          <table:table-cell office:value-type="float" office:value="6.4953774734" calcext:value-type="float">
            <text:p>6.4953774734</text:p>
          </table:table-cell>
          <table:table-cell table:formula="of:=POWER([.C1138]-6.75;2)" office:value-type="float" office:value="0.0648326310521679" calcext:value-type="float">
            <text:p>0.0648326311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297464" calcext:value-type="float">
            <text:p>6.297464</text:p>
          </table:table-cell>
          <table:table-cell office:value-type="float" office:value="6.4981426915" calcext:value-type="float">
            <text:p>6.4981426915</text:p>
          </table:table-cell>
          <table:table-cell table:formula="of:=POWER([.C1139]-6.75;2)" office:value-type="float" office:value="0.0634321038448642" calcext:value-type="float">
            <text:p>0.0634321038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283194" calcext:value-type="float">
            <text:p>6.283194</text:p>
          </table:table-cell>
          <table:table-cell office:value-type="float" office:value="6.501004883" calcext:value-type="float">
            <text:p>6.501004883</text:p>
          </table:table-cell>
          <table:table-cell table:formula="of:=POWER([.C1140]-6.75;2)" office:value-type="float" office:value="0.0619985682898436" calcext:value-type="float">
            <text:p>0.0619985683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272005" calcext:value-type="float">
            <text:p>6.272005</text:p>
          </table:table-cell>
          <table:table-cell office:value-type="float" office:value="6.5039443883" calcext:value-type="float">
            <text:p>6.5039443883</text:p>
          </table:table-cell>
          <table:table-cell table:formula="of:=POWER([.C1141]-6.75;2)" office:value-type="float" office:value="0.0605433640490612" calcext:value-type="float">
            <text:p>0.060543364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264285" calcext:value-type="float">
            <text:p>6.264285</text:p>
          </table:table-cell>
          <table:table-cell office:value-type="float" office:value="6.5069393723" calcext:value-type="float">
            <text:p>6.5069393723</text:p>
          </table:table-cell>
          <table:table-cell table:formula="of:=POWER([.C1142]-6.75;2)" office:value-type="float" office:value="0.0590784687379181" calcext:value-type="float">
            <text:p>0.0590784687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260016" calcext:value-type="float">
            <text:p>6.260016</text:p>
          </table:table-cell>
          <table:table-cell office:value-type="float" office:value="6.5099672872" calcext:value-type="float">
            <text:p>6.5099672872</text:p>
          </table:table-cell>
          <table:table-cell table:formula="of:=POWER([.C1143]-6.75;2)" office:value-type="float" office:value="0.0576157032141271" calcext:value-type="float">
            <text:p>0.0576157032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258717" calcext:value-type="float">
            <text:p>6.258717</text:p>
          </table:table-cell>
          <table:table-cell office:value-type="float" office:value="6.5130068245" calcext:value-type="float">
            <text:p>6.5130068245</text:p>
          </table:table-cell>
          <table:table-cell table:formula="of:=POWER([.C1144]-6.75;2)" office:value-type="float" office:value="0.056165765233574" calcext:value-type="float">
            <text:p>0.0561657652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259441" calcext:value-type="float">
            <text:p>6.259441</text:p>
          </table:table-cell>
          <table:table-cell office:value-type="float" office:value="6.5160400745" calcext:value-type="float">
            <text:p>6.5160400745</text:p>
          </table:table-cell>
          <table:table-cell table:formula="of:=POWER([.C1145]-6.75;2)" office:value-type="float" office:value="0.0547372467399654" calcext:value-type="float">
            <text:p>0.0547372467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260845" calcext:value-type="float">
            <text:p>6.260845</text:p>
          </table:table-cell>
          <table:table-cell office:value-type="float" office:value="6.5190546702" calcext:value-type="float">
            <text:p>6.5190546702</text:p>
          </table:table-cell>
          <table:table-cell table:formula="of:=POWER([.C1146]-6.75;2)" office:value-type="float" office:value="0.0533357453564307" calcext:value-type="float">
            <text:p>0.0533357454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2613" calcext:value-type="float">
            <text:p>6.2613</text:p>
          </table:table-cell>
          <table:table-cell office:value-type="float" office:value="6.5220455957" calcext:value-type="float">
            <text:p>6.5220455957</text:p>
          </table:table-cell>
          <table:table-cell table:formula="of:=POWER([.C1147]-6.75;2)" office:value-type="float" office:value="0.0519632104397679" calcext:value-type="float">
            <text:p>0.0519632104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25902" calcext:value-type="float">
            <text:p>6.25902</text:p>
          </table:table-cell>
          <table:table-cell office:value-type="float" office:value="6.5250164468" calcext:value-type="float">
            <text:p>6.5250164468</text:p>
          </table:table-cell>
          <table:table-cell table:formula="of:=POWER([.C1148]-6.75;2)" office:value-type="float" office:value="0.050617599210497" calcext:value-type="float">
            <text:p>0.0506175992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252144" calcext:value-type="float">
            <text:p>6.252144</text:p>
          </table:table-cell>
          <table:table-cell office:value-type="float" office:value="6.5279801277" calcext:value-type="float">
            <text:p>6.5279801277</text:p>
          </table:table-cell>
          <table:table-cell table:formula="of:=POWER([.C1149]-6.75;2)" office:value-type="float" office:value="0.0492928236961082" calcext:value-type="float">
            <text:p>0.0492928237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238702" calcext:value-type="float">
            <text:p>6.238702</text:p>
          </table:table-cell>
          <table:table-cell office:value-type="float" office:value="6.5309591489" calcext:value-type="float">
            <text:p>6.5309591489</text:p>
          </table:table-cell>
          <table:table-cell table:formula="of:=POWER([.C1150]-6.75;2)" office:value-type="float" office:value="0.0479788944506123" calcext:value-type="float">
            <text:p>0.0479788945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216319" calcext:value-type="float">
            <text:p>6.216319</text:p>
          </table:table-cell>
          <table:table-cell office:value-type="float" office:value="6.5339862021" calcext:value-type="float">
            <text:p>6.5339862021</text:p>
          </table:table-cell>
          <table:table-cell table:formula="of:=POWER([.C1151]-6.75;2)" office:value-type="float" office:value="0.0466619608831819" calcext:value-type="float">
            <text:p>0.0466619609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181303" calcext:value-type="float">
            <text:p>6.181303</text:p>
          </table:table-cell>
          <table:table-cell office:value-type="float" office:value="6.5371063404" calcext:value-type="float">
            <text:p>6.5371063404</text:p>
          </table:table-cell>
          <table:table-cell table:formula="of:=POWER([.C1152]-6.75;2)" office:value-type="float" office:value="0.0453237102978806" calcext:value-type="float">
            <text:p>0.0453237103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125931" calcext:value-type="float">
            <text:p>6.125931</text:p>
          </table:table-cell>
          <table:table-cell office:value-type="float" office:value="6.5403840319" calcext:value-type="float">
            <text:p>6.5403840319</text:p>
          </table:table-cell>
          <table:table-cell table:formula="of:=POWER([.C1153]-6.75;2)" office:value-type="float" office:value="0.0439388540825001" calcext:value-type="float">
            <text:p>0.0439388541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028713" calcext:value-type="float">
            <text:p>6.028713</text:p>
          </table:table-cell>
          <table:table-cell office:value-type="float" office:value="6.543924617" calcext:value-type="float">
            <text:p>6.543924617</text:p>
          </table:table-cell>
          <table:table-cell table:formula="of:=POWER([.C1154]-6.75;2)" office:value-type="float" office:value="0.0424670634785967" calcext:value-type="float">
            <text:p>0.0424670635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.800222" calcext:value-type="float">
            <text:p>5.800222</text:p>
          </table:table-cell>
          <table:table-cell office:value-type="float" office:value="6.5479475851" calcext:value-type="float">
            <text:p>6.5479475851</text:p>
          </table:table-cell>
          <table:table-cell table:formula="of:=POWER([.C1155]-6.75;2)" office:value-type="float" office:value="0.0408251783669217" calcext:value-type="float">
            <text:p>0.0408251784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.124334" calcext:value-type="float">
            <text:p>4.124334</text:p>
          </table:table-cell>
          <table:table-cell office:value-type="float" office:value="6.5531479415" calcext:value-type="float">
            <text:p>6.5531479415</text:p>
          </table:table-cell>
          <table:table-cell table:formula="of:=POWER([.C1156]-6.75;2)" office:value-type="float" office:value="0.0387507329356875" calcext:value-type="float">
            <text:p>0.0387507329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7.214134" calcext:value-type="float">
            <text:p>7.214134</text:p>
          </table:table-cell>
          <table:table-cell office:value-type="float" office:value="6.5672212021" calcext:value-type="float">
            <text:p>6.5672212021</text:p>
          </table:table-cell>
          <table:table-cell table:formula="of:=POWER([.C1157]-6.75;2)" office:value-type="float" office:value="0.0334080889617691" calcext:value-type="float">
            <text:p>0.033408089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639473" calcext:value-type="float">
            <text:p>6.639473</text:p>
          </table:table-cell>
          <table:table-cell office:value-type="float" office:value="6.5648144043" calcext:value-type="float">
            <text:p>6.5648144043</text:p>
          </table:table-cell>
          <table:table-cell table:formula="of:=POWER([.C1158]-6.75;2)" office:value-type="float" office:value="0.0342937048547639" calcext:value-type="float">
            <text:p>0.0342937049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485991" calcext:value-type="float">
            <text:p>6.485991</text:p>
          </table:table-cell>
          <table:table-cell office:value-type="float" office:value="6.5654156649" calcext:value-type="float">
            <text:p>6.5654156649</text:p>
          </table:table-cell>
          <table:table-cell table:formula="of:=POWER([.C1159]-6.75;2)" office:value-type="float" office:value="0.0340713767643092" calcext:value-type="float">
            <text:p>0.0340713768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412449" calcext:value-type="float">
            <text:p>6.412449</text:p>
          </table:table-cell>
          <table:table-cell office:value-type="float" office:value="6.5667808511" calcext:value-type="float">
            <text:p>6.5667808511</text:p>
          </table:table-cell>
          <table:table-cell table:formula="of:=POWER([.C1160]-6.75;2)" office:value-type="float" office:value="0.0335692565236404" calcext:value-type="float">
            <text:p>0.0335692565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369175" calcext:value-type="float">
            <text:p>6.369175</text:p>
          </table:table-cell>
          <table:table-cell office:value-type="float" office:value="6.5684808138" calcext:value-type="float">
            <text:p>6.5684808138</text:p>
          </table:table-cell>
          <table:table-cell table:formula="of:=POWER([.C1161]-6.75;2)" office:value-type="float" office:value="0.0329492149587103" calcext:value-type="float">
            <text:p>0.032949215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341288" calcext:value-type="float">
            <text:p>6.341288</text:p>
          </table:table-cell>
          <table:table-cell office:value-type="float" office:value="6.5703505585" calcext:value-type="float">
            <text:p>6.5703505585</text:p>
          </table:table-cell>
          <table:table-cell table:formula="of:=POWER([.C1162]-6.75;2)" office:value-type="float" office:value="0.0322739218312618" calcext:value-type="float">
            <text:p>0.0322739218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322599" calcext:value-type="float">
            <text:p>6.322599</text:p>
          </table:table-cell>
          <table:table-cell office:value-type="float" office:value="6.5723042181" calcext:value-type="float">
            <text:p>6.5723042181</text:p>
          </table:table-cell>
          <table:table-cell table:formula="of:=POWER([.C1163]-6.75;2)" office:value-type="float" office:value="0.0315757909050523" calcext:value-type="float">
            <text:p>0.0315757909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309961" calcext:value-type="float">
            <text:p>6.309961</text:p>
          </table:table-cell>
          <table:table-cell office:value-type="float" office:value="6.574288883" calcext:value-type="float">
            <text:p>6.574288883</text:p>
          </table:table-cell>
          <table:table-cell table:formula="of:=POWER([.C1164]-6.75;2)" office:value-type="float" office:value="0.0308743966373876" calcext:value-type="float">
            <text:p>0.0308743966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301574" calcext:value-type="float">
            <text:p>6.301574</text:p>
          </table:table-cell>
          <table:table-cell office:value-type="float" office:value="6.5762685213" calcext:value-type="float">
            <text:p>6.5762685213</text:p>
          </table:table-cell>
          <table:table-cell table:formula="of:=POWER([.C1165]-6.75;2)" office:value-type="float" office:value="0.0301826266912885" calcext:value-type="float">
            <text:p>0.0301826267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296372" calcext:value-type="float">
            <text:p>6.296372</text:p>
          </table:table-cell>
          <table:table-cell office:value-type="float" office:value="6.5782169043" calcext:value-type="float">
            <text:p>6.5782169043</text:p>
          </table:table-cell>
          <table:table-cell table:formula="of:=POWER([.C1166]-6.75;2)" office:value-type="float" office:value="0.0295094319682755" calcext:value-type="float">
            <text:p>0.029509432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293758" calcext:value-type="float">
            <text:p>6.293758</text:p>
          </table:table-cell>
          <table:table-cell office:value-type="float" office:value="6.5801138245" calcext:value-type="float">
            <text:p>6.5801138245</text:p>
          </table:table-cell>
          <table:table-cell table:formula="of:=POWER([.C1167]-6.75;2)" office:value-type="float" office:value="0.0288613126260169" calcext:value-type="float">
            <text:p>0.0288613126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293462" calcext:value-type="float">
            <text:p>6.293462</text:p>
          </table:table-cell>
          <table:table-cell office:value-type="float" office:value="6.58194275" calcext:value-type="float">
            <text:p>6.58194275</text:p>
          </table:table-cell>
          <table:table-cell table:formula="of:=POWER([.C1168]-6.75;2)" office:value-type="float" office:value="0.0282432392775626" calcext:value-type="float">
            <text:p>0.0282432393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295445" calcext:value-type="float">
            <text:p>6.295445</text:p>
          </table:table-cell>
          <table:table-cell office:value-type="float" office:value="6.5836891809" calcext:value-type="float">
            <text:p>6.5836891809</text:p>
          </table:table-cell>
          <table:table-cell table:formula="of:=POWER([.C1169]-6.75;2)" office:value-type="float" office:value="0.0276592885497128" calcext:value-type="float">
            <text:p>0.0276592885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2998" calcext:value-type="float">
            <text:p>6.2998</text:p>
          </table:table-cell>
          <table:table-cell office:value-type="float" office:value="6.5853395585" calcext:value-type="float">
            <text:p>6.5853395585</text:p>
          </table:table-cell>
          <table:table-cell table:formula="of:=POWER([.C1170]-6.75;2)" office:value-type="float" office:value="0.0271130609949748" calcext:value-type="float">
            <text:p>0.027113061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306668" calcext:value-type="float">
            <text:p>6.306668</text:p>
          </table:table-cell>
          <table:table-cell office:value-type="float" office:value="6.5868806064" calcext:value-type="float">
            <text:p>6.5868806064</text:p>
          </table:table-cell>
          <table:table-cell table:formula="of:=POWER([.C1171]-6.75;2)" office:value-type="float" office:value="0.0266079365684316" calcext:value-type="float">
            <text:p>0.0266079366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316157" calcext:value-type="float">
            <text:p>6.316157</text:p>
          </table:table-cell>
          <table:table-cell office:value-type="float" office:value="6.5882991117" calcext:value-type="float">
            <text:p>6.5882991117</text:p>
          </table:table-cell>
          <table:table-cell table:formula="of:=POWER([.C1172]-6.75;2)" office:value-type="float" office:value="0.0261471772770092" calcext:value-type="float">
            <text:p>0.0261471773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328272" calcext:value-type="float">
            <text:p>6.328272</text:p>
          </table:table-cell>
          <table:table-cell office:value-type="float" office:value="6.5895820532" calcext:value-type="float">
            <text:p>6.5895820532</text:p>
          </table:table-cell>
          <table:table-cell table:formula="of:=POWER([.C1173]-6.75;2)" office:value-type="float" office:value="0.0257339176555276" calcext:value-type="float">
            <text:p>0.0257339177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34287" calcext:value-type="float">
            <text:p>6.34287</text:p>
          </table:table-cell>
          <table:table-cell office:value-type="float" office:value="6.5907169947" calcext:value-type="float">
            <text:p>6.5907169947</text:p>
          </table:table-cell>
          <table:table-cell table:formula="of:=POWER([.C1174]-6.75;2)" office:value-type="float" office:value="0.0253710757773998" calcext:value-type="float">
            <text:p>0.0253710758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359642" calcext:value-type="float">
            <text:p>6.359642</text:p>
          </table:table-cell>
          <table:table-cell office:value-type="float" office:value="6.591692633" calcext:value-type="float">
            <text:p>6.591692633</text:p>
          </table:table-cell>
          <table:table-cell table:formula="of:=POWER([.C1175]-6.75;2)" office:value-type="float" office:value="0.0250612224464727" calcext:value-type="float">
            <text:p>0.0250612224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378125" calcext:value-type="float">
            <text:p>6.378125</text:p>
          </table:table-cell>
          <table:table-cell office:value-type="float" office:value="6.5924993298" calcext:value-type="float">
            <text:p>6.5924993298</text:p>
          </table:table-cell>
          <table:table-cell table:formula="of:=POWER([.C1176]-6.75;2)" office:value-type="float" office:value="0.0248064611134492" calcext:value-type="float">
            <text:p>0.0248064611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397741" calcext:value-type="float">
            <text:p>6.397741</text:p>
          </table:table-cell>
          <table:table-cell office:value-type="float" office:value="6.593129484" calcext:value-type="float">
            <text:p>6.593129484</text:p>
          </table:table-cell>
          <table:table-cell table:formula="of:=POWER([.C1177]-6.75;2)" office:value-type="float" office:value="0.0246083587901062" calcext:value-type="float">
            <text:p>0.0246083588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417856" calcext:value-type="float">
            <text:p>6.417856</text:p>
          </table:table-cell>
          <table:table-cell office:value-type="float" office:value="6.5935776543" calcext:value-type="float">
            <text:p>6.5935776543</text:p>
          </table:table-cell>
          <table:table-cell table:formula="of:=POWER([.C1178]-6.75;2)" office:value-type="float" office:value="0.0244679502342904" calcext:value-type="float">
            <text:p>0.0244679502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437855" calcext:value-type="float">
            <text:p>6.437855</text:p>
          </table:table-cell>
          <table:table-cell office:value-type="float" office:value="6.5938403989" calcext:value-type="float">
            <text:p>6.5938403989</text:p>
          </table:table-cell>
          <table:table-cell table:formula="of:=POWER([.C1179]-6.75;2)" office:value-type="float" office:value="0.024385821015711" calcext:value-type="float">
            <text:p>0.024385821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457207" calcext:value-type="float">
            <text:p>6.457207</text:p>
          </table:table-cell>
          <table:table-cell office:value-type="float" office:value="6.5939158138" calcext:value-type="float">
            <text:p>6.5939158138</text:p>
          </table:table-cell>
          <table:table-cell table:formula="of:=POWER([.C1180]-6.75;2)" office:value-type="float" office:value="0.0243622731817163" calcext:value-type="float">
            <text:p>0.0243622732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475532" calcext:value-type="float">
            <text:p>6.475532</text:p>
          </table:table-cell>
          <table:table-cell office:value-type="float" office:value="6.5938029468" calcext:value-type="float">
            <text:p>6.5938029468</text:p>
          </table:table-cell>
          <table:table-cell table:formula="of:=POWER([.C1181]-6.75;2)" office:value-type="float" office:value="0.0243975194283635" calcext:value-type="float">
            <text:p>0.0243975194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492638" calcext:value-type="float">
            <text:p>6.492638</text:p>
          </table:table-cell>
          <table:table-cell office:value-type="float" office:value="6.5935011649" calcext:value-type="float">
            <text:p>6.5935011649</text:p>
          </table:table-cell>
          <table:table-cell table:formula="of:=POWER([.C1182]-6.75;2)" office:value-type="float" office:value="0.0244918853876569" calcext:value-type="float">
            <text:p>0.0244918854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50853" calcext:value-type="float">
            <text:p>6.50853</text:p>
          </table:table-cell>
          <table:table-cell office:value-type="float" office:value="6.5930096809" calcext:value-type="float">
            <text:p>6.5930096809</text:p>
          </table:table-cell>
          <table:table-cell table:formula="of:=POWER([.C1183]-6.75;2)" office:value-type="float" office:value="0.0246459602911199" calcext:value-type="float">
            <text:p>0.0246459603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523397" calcext:value-type="float">
            <text:p>6.523397</text:p>
          </table:table-cell>
          <table:table-cell office:value-type="float" office:value="6.5923273351" calcext:value-type="float">
            <text:p>6.5923273351</text:p>
          </table:table-cell>
          <table:table-cell table:formula="of:=POWER([.C1184]-6.75;2)" office:value-type="float" office:value="0.0248606692566676" calcext:value-type="float">
            <text:p>0.0248606693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537561" calcext:value-type="float">
            <text:p>6.537561</text:p>
          </table:table-cell>
          <table:table-cell office:value-type="float" office:value="6.5914527074" calcext:value-type="float">
            <text:p>6.5914527074</text:p>
          </table:table-cell>
          <table:table-cell table:formula="of:=POWER([.C1185]-6.75;2)" office:value-type="float" office:value="0.0251372439907899" calcext:value-type="float">
            <text:p>0.025137244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551417" calcext:value-type="float">
            <text:p>6.551417</text:p>
          </table:table-cell>
          <table:table-cell office:value-type="float" office:value="6.5903845745" calcext:value-type="float">
            <text:p>6.5903845745</text:p>
          </table:table-cell>
          <table:table-cell table:formula="of:=POWER([.C1186]-6.75;2)" office:value-type="float" office:value="0.0254770840575461" calcext:value-type="float">
            <text:p>0.0254770841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56536" calcext:value-type="float">
            <text:p>6.56536</text:p>
          </table:table-cell>
          <table:table-cell office:value-type="float" office:value="6.5891225745" calcext:value-type="float">
            <text:p>6.5891225745</text:p>
          </table:table-cell>
          <table:table-cell table:formula="of:=POWER([.C1187]-6.75;2)" office:value-type="float" office:value="0.025881546035508" calcext:value-type="float">
            <text:p>0.025881546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579711" calcext:value-type="float">
            <text:p>6.579711</text:p>
          </table:table-cell>
          <table:table-cell office:value-type="float" office:value="6.5876679255" calcext:value-type="float">
            <text:p>6.5876679255</text:p>
          </table:table-cell>
          <table:table-cell table:formula="of:=POWER([.C1188]-6.75;2)" office:value-type="float" office:value="0.0263517024114736" calcext:value-type="float">
            <text:p>0.0263517024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594664" calcext:value-type="float">
            <text:p>6.594664</text:p>
          </table:table-cell>
          <table:table-cell office:value-type="float" office:value="6.5860240372" calcext:value-type="float">
            <text:p>6.5860240372</text:p>
          </table:table-cell>
          <table:table-cell table:formula="of:=POWER([.C1189]-6.75;2)" office:value-type="float" office:value="0.0268881163761871" calcext:value-type="float">
            <text:p>0.0268881164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61026" calcext:value-type="float">
            <text:p>6.61026</text:p>
          </table:table-cell>
          <table:table-cell office:value-type="float" office:value="6.5841968511" calcext:value-type="float">
            <text:p>6.5841968511</text:p>
          </table:table-cell>
          <table:table-cell table:formula="of:=POWER([.C1190]-6.75;2)" office:value-type="float" office:value="0.0274906841851557" calcext:value-type="float">
            <text:p>0.0274906842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626381" calcext:value-type="float">
            <text:p>6.626381</text:p>
          </table:table-cell>
          <table:table-cell office:value-type="float" office:value="6.5821947606" calcext:value-type="float">
            <text:p>6.5821947606</text:p>
          </table:table-cell>
          <table:table-cell table:formula="of:=POWER([.C1191]-6.75;2)" office:value-type="float" office:value="0.0281585983700912" calcext:value-type="float">
            <text:p>0.0281585984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642779" calcext:value-type="float">
            <text:p>6.642779</text:p>
          </table:table-cell>
          <table:table-cell office:value-type="float" office:value="6.5800282234" calcext:value-type="float">
            <text:p>6.5800282234</text:p>
          </table:table-cell>
          <table:table-cell table:formula="of:=POWER([.C1192]-6.75;2)" office:value-type="float" office:value="0.0288904048405602" calcext:value-type="float">
            <text:p>0.0288904048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659127" calcext:value-type="float">
            <text:p>6.659127</text:p>
          </table:table-cell>
          <table:table-cell office:value-type="float" office:value="6.5777090372" calcext:value-type="float">
            <text:p>6.5777090372</text:p>
          </table:table-cell>
          <table:table-cell table:formula="of:=POWER([.C1193]-6.75;2)" office:value-type="float" office:value="0.029684175862551" calcext:value-type="float">
            <text:p>0.0296841759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675077" calcext:value-type="float">
            <text:p>6.675077</text:p>
          </table:table-cell>
          <table:table-cell office:value-type="float" office:value="6.5752495" calcext:value-type="float">
            <text:p>6.5752495</text:p>
          </table:table-cell>
          <table:table-cell table:formula="of:=POWER([.C1194]-6.75;2)" office:value-type="float" office:value="0.03053773725025" calcext:value-type="float">
            <text:p>0.0305377373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690321" calcext:value-type="float">
            <text:p>6.690321</text:p>
          </table:table-cell>
          <table:table-cell office:value-type="float" office:value="6.5726616223" calcext:value-type="float">
            <text:p>6.5726616223</text:p>
          </table:table-cell>
          <table:table-cell table:formula="of:=POWER([.C1195]-6.75;2)" office:value-type="float" office:value="0.0314489002052678" calcext:value-type="float">
            <text:p>0.0314489002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704641" calcext:value-type="float">
            <text:p>6.704641</text:p>
          </table:table-cell>
          <table:table-cell office:value-type="float" office:value="6.5699564894" calcext:value-type="float">
            <text:p>6.5699564894</text:p>
          </table:table-cell>
          <table:table-cell table:formula="of:=POWER([.C1196]-6.75;2)" office:value-type="float" office:value="0.0324156657091723" calcext:value-type="float">
            <text:p>0.0324156657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717933" calcext:value-type="float">
            <text:p>6.717933</text:p>
          </table:table-cell>
          <table:table-cell office:value-type="float" office:value="6.5671438351" calcext:value-type="float">
            <text:p>6.5671438351</text:p>
          </table:table-cell>
          <table:table-cell table:formula="of:=POWER([.C1197]-6.75;2)" office:value-type="float" office:value="0.0334363770419362" calcext:value-type="float">
            <text:p>0.033436377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730219" calcext:value-type="float">
            <text:p>6.730219</text:p>
          </table:table-cell>
          <table:table-cell office:value-type="float" office:value="6.564231734" calcext:value-type="float">
            <text:p>6.564231734</text:p>
          </table:table-cell>
          <table:table-cell table:formula="of:=POWER([.C1198]-6.75;2)" office:value-type="float" office:value="0.0345098486526468" calcext:value-type="float">
            <text:p>0.0345098487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741623" calcext:value-type="float">
            <text:p>6.741623</text:p>
          </table:table-cell>
          <table:table-cell office:value-type="float" office:value="6.5612260532" calcext:value-type="float">
            <text:p>6.5612260532</text:p>
          </table:table-cell>
          <table:table-cell table:formula="of:=POWER([.C1199]-6.75;2)" office:value-type="float" office:value="0.0356356029904491" calcext:value-type="float">
            <text:p>0.035635603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752336" calcext:value-type="float">
            <text:p>6.752336</text:p>
          </table:table-cell>
          <table:table-cell office:value-type="float" office:value="6.5581289947" calcext:value-type="float">
            <text:p>6.5581289947</text:p>
          </table:table-cell>
          <table:table-cell table:formula="of:=POWER([.C1200]-6.75;2)" office:value-type="float" office:value="0.0368144826748328" calcext:value-type="float">
            <text:p>0.0368144827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762569" calcext:value-type="float">
            <text:p>6.762569</text:p>
          </table:table-cell>
          <table:table-cell office:value-type="float" office:value="6.5549346649" calcext:value-type="float">
            <text:p>6.5549346649</text:p>
          </table:table-cell>
          <table:table-cell table:formula="of:=POWER([.C1201]-6.75;2)" office:value-type="float" office:value="0.0380504849576752" calcext:value-type="float">
            <text:p>0.038050485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772499" calcext:value-type="float">
            <text:p>6.772499</text:p>
          </table:table-cell>
          <table:table-cell office:value-type="float" office:value="6.5516137819" calcext:value-type="float">
            <text:p>6.5516137819</text:p>
          </table:table-cell>
          <table:table-cell table:formula="of:=POWER([.C1202]-6.75;2)" office:value-type="float" office:value="0.0393570915320206" calcext:value-type="float">
            <text:p>0.0393570915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782235" calcext:value-type="float">
            <text:p>6.782235</text:p>
          </table:table-cell>
          <table:table-cell office:value-type="float" office:value="6.5480348617" calcext:value-type="float">
            <text:p>6.5480348617</text:p>
          </table:table-cell>
          <table:table-cell table:formula="of:=POWER([.C1203]-6.75;2)" office:value-type="float" office:value="0.0407899170885382" calcext:value-type="float">
            <text:p>0.0407899171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791783" calcext:value-type="float">
            <text:p>6.791783</text:p>
          </table:table-cell>
          <table:table-cell office:value-type="float" office:value="6.5420724468" calcext:value-type="float">
            <text:p>6.5420724468</text:p>
          </table:table-cell>
          <table:table-cell table:formula="of:=POWER([.C1204]-6.75;2)" office:value-type="float" office:value="0.0432338673797389" calcext:value-type="float">
            <text:p>0.0432338674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801046" calcext:value-type="float">
            <text:p>6.801046</text:p>
          </table:table-cell>
          <table:table-cell office:value-type="float" office:value="6.5397945638" calcext:value-type="float">
            <text:p>6.5397945638</text:p>
          </table:table-cell>
          <table:table-cell table:formula="of:=POWER([.C1205]-6.75;2)" office:value-type="float" office:value="0.0441863254080322" calcext:value-type="float">
            <text:p>0.0441863254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809834" calcext:value-type="float">
            <text:p>6.809834</text:p>
          </table:table-cell>
          <table:table-cell office:value-type="float" office:value="6.5370771755" calcext:value-type="float">
            <text:p>6.5370771755</text:p>
          </table:table-cell>
          <table:table-cell table:formula="of:=POWER([.C1206]-6.75;2)" office:value-type="float" office:value="0.0453361291930577" calcext:value-type="float">
            <text:p>0.0453361292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817895" calcext:value-type="float">
            <text:p>6.817895</text:p>
          </table:table-cell>
          <table:table-cell office:value-type="float" office:value="6.5342524521" calcext:value-type="float">
            <text:p>6.5342524521</text:p>
          </table:table-cell>
          <table:table-cell table:formula="of:=POWER([.C1207]-6.75;2)" office:value-type="float" office:value="0.0465470044248626" calcext:value-type="float">
            <text:p>0.0465470044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824956" calcext:value-type="float">
            <text:p>6.824956</text:p>
          </table:table-cell>
          <table:table-cell office:value-type="float" office:value="6.5313942234" calcext:value-type="float">
            <text:p>6.5313942234</text:p>
          </table:table-cell>
          <table:table-cell table:formula="of:=POWER([.C1208]-6.75;2)" office:value-type="float" office:value="0.0477884855628893" calcext:value-type="float">
            <text:p>0.0477884856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830769" calcext:value-type="float">
            <text:p>6.830769</text:p>
          </table:table-cell>
          <table:table-cell office:value-type="float" office:value="6.5285321755" calcext:value-type="float">
            <text:p>6.5285321755</text:p>
          </table:table-cell>
          <table:table-cell table:formula="of:=POWER([.C1209]-6.75;2)" office:value-type="float" office:value="0.049047997288763" calcext:value-type="float">
            <text:p>0.0490479973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83515" calcext:value-type="float">
            <text:p>6.83515</text:p>
          </table:table-cell>
          <table:table-cell office:value-type="float" office:value="6.525681016" calcext:value-type="float">
            <text:p>6.525681016</text:p>
          </table:table-cell>
          <table:table-cell table:formula="of:=POWER([.C1210]-6.75;2)" office:value-type="float" office:value="0.0503190065827922" calcext:value-type="float">
            <text:p>0.0503190066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838013" calcext:value-type="float">
            <text:p>6.838013</text:p>
          </table:table-cell>
          <table:table-cell office:value-type="float" office:value="6.522848516" calcext:value-type="float">
            <text:p>6.522848516</text:p>
          </table:table-cell>
          <table:table-cell table:formula="of:=POWER([.C1211]-6.75;2)" office:value-type="float" office:value="0.0515977966834023" calcext:value-type="float">
            <text:p>0.0515977967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83938" calcext:value-type="float">
            <text:p>6.83938</text:p>
          </table:table-cell>
          <table:table-cell office:value-type="float" office:value="6.5200387926" calcext:value-type="float">
            <text:p>6.5200387926</text:p>
          </table:table-cell>
          <table:table-cell table:formula="of:=POWER([.C1212]-6.75;2)" office:value-type="float" office:value="0.0528821569088657" calcext:value-type="float">
            <text:p>0.0528821569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839386" calcext:value-type="float">
            <text:p>6.839386</text:p>
          </table:table-cell>
          <table:table-cell office:value-type="float" office:value="6.5172541383" calcext:value-type="float">
            <text:p>6.5172541383</text:p>
          </table:table-cell>
          <table:table-cell table:formula="of:=POWER([.C1213]-6.75;2)" office:value-type="float" office:value="0.0541706361384754" calcext:value-type="float">
            <text:p>0.0541706361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838254" calcext:value-type="float">
            <text:p>6.838254</text:p>
          </table:table-cell>
          <table:table-cell office:value-type="float" office:value="6.5144962021" calcext:value-type="float">
            <text:p>6.5144962021</text:p>
          </table:table-cell>
          <table:table-cell table:formula="of:=POWER([.C1214]-6.75;2)" office:value-type="float" office:value="0.055462038825324" calcext:value-type="float">
            <text:p>0.0554620388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836265" calcext:value-type="float">
            <text:p>6.836265</text:p>
          </table:table-cell>
          <table:table-cell office:value-type="float" office:value="6.5117668085" calcext:value-type="float">
            <text:p>6.5117668085</text:p>
          </table:table-cell>
          <table:table-cell table:formula="of:=POWER([.C1215]-6.75;2)" office:value-type="float" office:value="0.0567550535322757" calcext:value-type="float">
            <text:p>0.0567550535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833718" calcext:value-type="float">
            <text:p>6.833718</text:p>
          </table:table-cell>
          <table:table-cell office:value-type="float" office:value="6.5090685319" calcext:value-type="float">
            <text:p>6.5090685319</text:p>
          </table:table-cell>
          <table:table-cell table:formula="of:=POWER([.C1216]-6.75;2)" office:value-type="float" office:value="0.0580479723208215" calcext:value-type="float">
            <text:p>0.0580479723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830883" calcext:value-type="float">
            <text:p>6.830883</text:p>
          </table:table-cell>
          <table:table-cell office:value-type="float" office:value="6.5064049894" calcext:value-type="float">
            <text:p>6.5064049894</text:p>
          </table:table-cell>
          <table:table-cell table:formula="of:=POWER([.C1217]-6.75;2)" office:value-type="float" office:value="0.0593385291892141" calcext:value-type="float">
            <text:p>0.0593385292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827966" calcext:value-type="float">
            <text:p>6.827966</text:p>
          </table:table-cell>
          <table:table-cell office:value-type="float" office:value="6.503781016" calcext:value-type="float">
            <text:p>6.503781016</text:p>
          </table:table-cell>
          <table:table-cell table:formula="of:=POWER([.C1218]-6.75;2)" office:value-type="float" office:value="0.0606237880819925" calcext:value-type="float">
            <text:p>0.0606237881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82508" calcext:value-type="float">
            <text:p>6.82508</text:p>
          </table:table-cell>
          <table:table-cell office:value-type="float" office:value="6.5012026702" calcext:value-type="float">
            <text:p>6.5012026702</text:p>
          </table:table-cell>
          <table:table-cell table:formula="of:=POWER([.C1219]-6.75;2)" office:value-type="float" office:value="0.0619001113156101" calcext:value-type="float">
            <text:p>0.0619001113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822231" calcext:value-type="float">
            <text:p>6.822231</text:p>
          </table:table-cell>
          <table:table-cell office:value-type="float" office:value="6.4986771543" calcext:value-type="float">
            <text:p>6.4986771543</text:p>
          </table:table-cell>
          <table:table-cell table:formula="of:=POWER([.C1220]-6.75;2)" office:value-type="float" office:value="0.0631631727707459" calcext:value-type="float">
            <text:p>0.0631631728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819325" calcext:value-type="float">
            <text:p>6.819325</text:p>
          </table:table-cell>
          <table:table-cell office:value-type="float" office:value="6.4962127074" calcext:value-type="float">
            <text:p>6.4962127074</text:p>
          </table:table-cell>
          <table:table-cell table:formula="of:=POWER([.C1221]-6.75;2)" office:value-type="float" office:value="0.0644079898852381" calcext:value-type="float">
            <text:p>0.0644079899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816186" calcext:value-type="float">
            <text:p>6.816186</text:p>
          </table:table-cell>
          <table:table-cell office:value-type="float" office:value="6.4938184415" calcext:value-type="float">
            <text:p>6.4938184415</text:p>
          </table:table-cell>
          <table:table-cell table:formula="of:=POWER([.C1222]-6.75;2)" office:value-type="float" office:value="0.0656289909154888" calcext:value-type="float">
            <text:p>0.0656289909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812588" calcext:value-type="float">
            <text:p>6.812588</text:p>
          </table:table-cell>
          <table:table-cell office:value-type="float" office:value="6.4915041649" calcext:value-type="float">
            <text:p>6.4915041649</text:p>
          </table:table-cell>
          <table:table-cell table:formula="of:=POWER([.C1223]-6.75;2)" office:value-type="float" office:value="0.0668200967640463" calcext:value-type="float">
            <text:p>0.0668200968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808289" calcext:value-type="float">
            <text:p>6.808289</text:p>
          </table:table-cell>
          <table:table-cell office:value-type="float" office:value="6.4892801543" calcext:value-type="float">
            <text:p>6.4892801543</text:p>
          </table:table-cell>
          <table:table-cell table:formula="of:=POWER([.C1224]-6.75;2)" office:value-type="float" office:value="0.0679748379418317" calcext:value-type="float">
            <text:p>0.0679748379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80307" calcext:value-type="float">
            <text:p>6.80307</text:p>
          </table:table-cell>
          <table:table-cell office:value-type="float" office:value="6.4871568936" calcext:value-type="float">
            <text:p>6.4871568936</text:p>
          </table:table-cell>
          <table:table-cell table:formula="of:=POWER([.C1225]-6.75;2)" office:value-type="float" office:value="0.0690864985820018" calcext:value-type="float">
            <text:p>0.0690864986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796752" calcext:value-type="float">
            <text:p>6.796752</text:p>
          </table:table-cell>
          <table:table-cell office:value-type="float" office:value="6.4851447234" calcext:value-type="float">
            <text:p>6.4851447234</text:p>
          </table:table-cell>
          <table:table-cell table:formula="of:=POWER([.C1226]-6.75;2)" office:value-type="float" office:value="0.0701483175428623" calcext:value-type="float">
            <text:p>0.0701483175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789221" calcext:value-type="float">
            <text:p>6.789221</text:p>
          </table:table-cell>
          <table:table-cell office:value-type="float" office:value="6.4832535106" calcext:value-type="float">
            <text:p>6.4832535106</text:p>
          </table:table-cell>
          <table:table-cell table:formula="of:=POWER([.C1227]-6.75;2)" office:value-type="float" office:value="0.0711536896072243" calcext:value-type="float">
            <text:p>0.0711536896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780426" calcext:value-type="float">
            <text:p>6.780426</text:p>
          </table:table-cell>
          <table:table-cell office:value-type="float" office:value="6.4814922766" calcext:value-type="float">
            <text:p>6.4814922766</text:p>
          </table:table-cell>
          <table:table-cell table:formula="of:=POWER([.C1228]-6.75;2)" office:value-type="float" office:value="0.0720963975254509" calcext:value-type="float">
            <text:p>0.0720963975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770371" calcext:value-type="float">
            <text:p>6.770371</text:p>
          </table:table-cell>
          <table:table-cell office:value-type="float" office:value="6.4798688777" calcext:value-type="float">
            <text:p>6.4798688777</text:p>
          </table:table-cell>
          <table:table-cell table:formula="of:=POWER([.C1229]-6.75;2)" office:value-type="float" office:value="0.0729708232350573" calcext:value-type="float">
            <text:p>0.0729708232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759105" calcext:value-type="float">
            <text:p>6.759105</text:p>
          </table:table-cell>
          <table:table-cell office:value-type="float" office:value="6.4783897766" calcext:value-type="float">
            <text:p>6.4783897766</text:p>
          </table:table-cell>
          <table:table-cell table:formula="of:=POWER([.C1230]-6.75;2)" office:value-type="float" office:value="0.0737721134553978" calcext:value-type="float">
            <text:p>0.0737721135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746702" calcext:value-type="float">
            <text:p>6.746702</text:p>
          </table:table-cell>
          <table:table-cell office:value-type="float" office:value="6.4770599574" calcext:value-type="float">
            <text:p>6.4770599574</text:p>
          </table:table-cell>
          <table:table-cell table:formula="of:=POWER([.C1231]-6.75;2)" office:value-type="float" office:value="0.0744962668544899" calcext:value-type="float">
            <text:p>0.0744962669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733255" calcext:value-type="float">
            <text:p>6.733255</text:p>
          </table:table-cell>
          <table:table-cell office:value-type="float" office:value="6.475883" calcext:value-type="float">
            <text:p>6.475883</text:p>
          </table:table-cell>
          <table:table-cell table:formula="of:=POWER([.C1232]-6.75;2)" office:value-type="float" office:value="0.0751401296890002" calcext:value-type="float">
            <text:p>0.0751401297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718862" calcext:value-type="float">
            <text:p>6.718862</text:p>
          </table:table-cell>
          <table:table-cell office:value-type="float" office:value="6.4748612819" calcext:value-type="float">
            <text:p>6.4748612819</text:p>
          </table:table-cell>
          <table:table-cell table:formula="of:=POWER([.C1233]-6.75;2)" office:value-type="float" office:value="0.0757013141977113" calcext:value-type="float">
            <text:p>0.0757013142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703625" calcext:value-type="float">
            <text:p>6.703625</text:p>
          </table:table-cell>
          <table:table-cell office:value-type="float" office:value="6.4739963191" calcext:value-type="float">
            <text:p>6.4739963191</text:p>
          </table:table-cell>
          <table:table-cell table:formula="of:=POWER([.C1234]-6.75;2)" office:value-type="float" office:value="0.0761780318703489" calcext:value-type="float">
            <text:p>0.0761780319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687653" calcext:value-type="float">
            <text:p>6.687653</text:p>
          </table:table-cell>
          <table:table-cell office:value-type="float" office:value="6.4732891809" calcext:value-type="float">
            <text:p>6.4732891809</text:p>
          </table:table-cell>
          <table:table-cell table:formula="of:=POWER([.C1235]-6.75;2)" office:value-type="float" office:value="0.0765688774069928" calcext:value-type="float">
            <text:p>0.0765688774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671062" calcext:value-type="float">
            <text:p>6.671062</text:p>
          </table:table-cell>
          <table:table-cell office:value-type="float" office:value="6.4727408617" calcext:value-type="float">
            <text:p>6.4727408617</text:p>
          </table:table-cell>
          <table:table-cell table:formula="of:=POWER([.C1236]-6.75;2)" office:value-type="float" office:value="0.0768726297708584" calcext:value-type="float">
            <text:p>0.0768726298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653974" calcext:value-type="float">
            <text:p>6.653974</text:p>
          </table:table-cell>
          <table:table-cell office:value-type="float" office:value="6.4723526383" calcext:value-type="float">
            <text:p>6.4723526383</text:p>
          </table:table-cell>
          <table:table-cell table:formula="of:=POWER([.C1237]-6.75;2)" office:value-type="float" office:value="0.0770880574589705" calcext:value-type="float">
            <text:p>0.0770880575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636517" calcext:value-type="float">
            <text:p>6.636517</text:p>
          </table:table-cell>
          <table:table-cell office:value-type="float" office:value="6.4721262819" calcext:value-type="float">
            <text:p>6.4721262819</text:p>
          </table:table-cell>
          <table:table-cell table:formula="of:=POWER([.C1238]-6.75;2)" office:value-type="float" office:value="0.0772138032107185" calcext:value-type="float">
            <text:p>0.0772138032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618815" calcext:value-type="float">
            <text:p>6.618815</text:p>
          </table:table-cell>
          <table:table-cell office:value-type="float" office:value="6.4720641064" calcext:value-type="float">
            <text:p>6.4720641064</text:p>
          </table:table-cell>
          <table:table-cell table:formula="of:=POWER([.C1239]-6.75;2)" office:value-type="float" office:value="0.0772483609512303" calcext:value-type="float">
            <text:p>0.07724836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600982" calcext:value-type="float">
            <text:p>6.600982</text:p>
          </table:table-cell>
          <table:table-cell office:value-type="float" office:value="6.472168867" calcext:value-type="float">
            <text:p>6.472168867</text:p>
          </table:table-cell>
          <table:table-cell table:formula="of:=POWER([.C1240]-6.75;2)" office:value-type="float" office:value="0.0771901384640638" calcext:value-type="float">
            <text:p>0.0771901385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583117" calcext:value-type="float">
            <text:p>6.583117</text:p>
          </table:table-cell>
          <table:table-cell office:value-type="float" office:value="6.472443516" calcext:value-type="float">
            <text:p>6.472443516</text:p>
          </table:table-cell>
          <table:table-cell table:formula="of:=POWER([.C1241]-6.75;2)" office:value-type="float" office:value="0.0770376018104421" calcext:value-type="float">
            <text:p>0.0770376018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565303" calcext:value-type="float">
            <text:p>6.565303</text:p>
          </table:table-cell>
          <table:table-cell office:value-type="float" office:value="6.4728908191" calcext:value-type="float">
            <text:p>6.4728908191</text:p>
          </table:table-cell>
          <table:table-cell table:formula="of:=POWER([.C1242]-6.75;2)" office:value-type="float" office:value="0.076789498139069" calcext:value-type="float">
            <text:p>0.076789498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547606" calcext:value-type="float">
            <text:p>6.547606</text:p>
          </table:table-cell>
          <table:table-cell office:value-type="float" office:value="6.4735129149" calcext:value-type="float">
            <text:p>6.4735129149</text:p>
          </table:table-cell>
          <table:table-cell table:formula="of:=POWER([.C1243]-6.75;2)" office:value-type="float" office:value="0.0764451082270948" calcext:value-type="float">
            <text:p>0.0764451082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530093" calcext:value-type="float">
            <text:p>6.530093</text:p>
          </table:table-cell>
          <table:table-cell office:value-type="float" office:value="6.4743108883" calcext:value-type="float">
            <text:p>6.4743108883</text:p>
          </table:table-cell>
          <table:table-cell table:formula="of:=POWER([.C1244]-6.75;2)" office:value-type="float" office:value="0.0760044863099352" calcext:value-type="float">
            <text:p>0.0760044863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512835" calcext:value-type="float">
            <text:p>6.512835</text:p>
          </table:table-cell>
          <table:table-cell office:value-type="float" office:value="6.4752843351" calcext:value-type="float">
            <text:p>6.4752843351</text:p>
          </table:table-cell>
          <table:table-cell table:formula="of:=POWER([.C1245]-6.75;2)" office:value-type="float" office:value="0.0754686965414493" calcext:value-type="float">
            <text:p>0.0754686965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495924" calcext:value-type="float">
            <text:p>6.495924</text:p>
          </table:table-cell>
          <table:table-cell office:value-type="float" office:value="6.4764310691" calcext:value-type="float">
            <text:p>6.4764310691</text:p>
          </table:table-cell>
          <table:table-cell table:formula="of:=POWER([.C1246]-6.75;2)" office:value-type="float" office:value="0.0748399599537689" calcext:value-type="float">
            <text:p>0.07483996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479472" calcext:value-type="float">
            <text:p>6.479472</text:p>
          </table:table-cell>
          <table:table-cell office:value-type="float" office:value="6.4777469362" calcext:value-type="float">
            <text:p>6.4777469362</text:p>
          </table:table-cell>
          <table:table-cell table:formula="of:=POWER([.C1247]-6.75;2)" office:value-type="float" office:value="0.0741217307484869" calcext:value-type="float">
            <text:p>0.0741217307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463605" calcext:value-type="float">
            <text:p>6.463605</text:p>
          </table:table-cell>
          <table:table-cell office:value-type="float" office:value="6.4792258032" calcext:value-type="float">
            <text:p>6.4792258032</text:p>
          </table:table-cell>
          <table:table-cell table:formula="of:=POWER([.C1248]-6.75;2)" office:value-type="float" office:value="0.073318665652685" calcext:value-type="float">
            <text:p>0.0733186657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448449" calcext:value-type="float">
            <text:p>6.448449</text:p>
          </table:table-cell>
          <table:table-cell office:value-type="float" office:value="6.4808597128" calcext:value-type="float">
            <text:p>6.4808597128</text:p>
          </table:table-cell>
          <table:table-cell table:formula="of:=POWER([.C1249]-6.75;2)" office:value-type="float" office:value="0.0724364941940985" calcext:value-type="float">
            <text:p>0.0724364942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434106" calcext:value-type="float">
            <text:p>6.434106</text:p>
          </table:table-cell>
          <table:table-cell office:value-type="float" office:value="6.482639234" calcext:value-type="float">
            <text:p>6.482639234</text:p>
          </table:table-cell>
          <table:table-cell table:formula="of:=POWER([.C1250]-6.75;2)" office:value-type="float" office:value="0.071481779196107" calcext:value-type="float">
            <text:p>0.0714817792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420633" calcext:value-type="float">
            <text:p>6.420633</text:p>
          </table:table-cell>
          <table:table-cell office:value-type="float" office:value="6.4845539362" calcext:value-type="float">
            <text:p>6.4845539362</text:p>
          </table:table-cell>
          <table:table-cell table:formula="of:=POWER([.C1251]-6.75;2)" office:value-type="float" office:value="0.0704616127869136" calcext:value-type="float">
            <text:p>0.0704616128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408018" calcext:value-type="float">
            <text:p>6.408018</text:p>
          </table:table-cell>
          <table:table-cell office:value-type="float" office:value="6.4865929681" calcext:value-type="float">
            <text:p>6.4865929681</text:p>
          </table:table-cell>
          <table:table-cell table:formula="of:=POWER([.C1252]-6.75;2)" office:value-type="float" office:value="0.0693832644543676" calcext:value-type="float">
            <text:p>0.0693832645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396177" calcext:value-type="float">
            <text:p>6.396177</text:p>
          </table:table-cell>
          <table:table-cell office:value-type="float" office:value="6.4887456755" calcext:value-type="float">
            <text:p>6.4887456755</text:p>
          </table:table-cell>
          <table:table-cell table:formula="of:=POWER([.C1253]-6.75;2)" office:value-type="float" office:value="0.0682538220699515" calcext:value-type="float">
            <text:p>0.0682538221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38496" calcext:value-type="float">
            <text:p>6.38496</text:p>
          </table:table-cell>
          <table:table-cell office:value-type="float" office:value="6.4910021755" calcext:value-type="float">
            <text:p>6.4910021755</text:p>
          </table:table-cell>
          <table:table-cell table:formula="of:=POWER([.C1254]-6.75;2)" office:value-type="float" office:value="0.0670798730957327" calcext:value-type="float">
            <text:p>0.0670798731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374173" calcext:value-type="float">
            <text:p>6.374173</text:p>
          </table:table-cell>
          <table:table-cell office:value-type="float" office:value="6.4933537606" calcext:value-type="float">
            <text:p>6.4933537606</text:p>
          </table:table-cell>
          <table:table-cell table:formula="of:=POWER([.C1255]-6.75;2)" office:value-type="float" office:value="0.0658672921981622" calcext:value-type="float">
            <text:p>0.0658672922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363608" calcext:value-type="float">
            <text:p>6.363608</text:p>
          </table:table-cell>
          <table:table-cell office:value-type="float" office:value="6.4957931277" calcext:value-type="float">
            <text:p>6.4957931277</text:p>
          </table:table-cell>
          <table:table-cell table:formula="of:=POWER([.C1256]-6.75;2)" office:value-type="float" office:value="0.0646211339245486" calcext:value-type="float">
            <text:p>0.0646211339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35308" calcext:value-type="float">
            <text:p>6.35308</text:p>
          </table:table-cell>
          <table:table-cell office:value-type="float" office:value="6.4983143617" calcext:value-type="float">
            <text:p>6.4983143617</text:p>
          </table:table-cell>
          <table:table-cell table:formula="of:=POWER([.C1257]-6.75;2)" office:value-type="float" office:value="0.0633456605264783" calcext:value-type="float">
            <text:p>0.0633456605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342453" calcext:value-type="float">
            <text:p>6.342453</text:p>
          </table:table-cell>
          <table:table-cell office:value-type="float" office:value="6.5009127021" calcext:value-type="float">
            <text:p>6.5009127021</text:p>
          </table:table-cell>
          <table:table-cell table:formula="of:=POWER([.C1258]-6.75;2)" office:value-type="float" office:value="0.0620444819751234" calcext:value-type="float">
            <text:p>0.062044482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331658" calcext:value-type="float">
            <text:p>6.331658</text:p>
          </table:table-cell>
          <table:table-cell office:value-type="float" office:value="6.503584133" calcext:value-type="float">
            <text:p>6.503584133</text:p>
          </table:table-cell>
          <table:table-cell table:formula="of:=POWER([.C1259]-6.75;2)" office:value-type="float" office:value="0.0607207795093615" calcext:value-type="float">
            <text:p>0.0607207795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320691" calcext:value-type="float">
            <text:p>6.320691</text:p>
          </table:table-cell>
          <table:table-cell office:value-type="float" office:value="6.5063248883" calcext:value-type="float">
            <text:p>6.5063248883</text:p>
          </table:table-cell>
          <table:table-cell table:formula="of:=POWER([.C1260]-6.75;2)" office:value-type="float" office:value="0.0593775600620075" calcext:value-type="float">
            <text:p>0.0593775601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309594" calcext:value-type="float">
            <text:p>6.309594</text:p>
          </table:table-cell>
          <table:table-cell office:value-type="float" office:value="6.5091310319" calcext:value-type="float">
            <text:p>6.5091310319</text:p>
          </table:table-cell>
          <table:table-cell table:formula="of:=POWER([.C1261]-6.75;2)" office:value-type="float" office:value="0.0580178597935588" calcext:value-type="float">
            <text:p>0.0580178598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298425" calcext:value-type="float">
            <text:p>6.298425</text:p>
          </table:table-cell>
          <table:table-cell office:value-type="float" office:value="6.5119981649" calcext:value-type="float">
            <text:p>6.5119981649</text:p>
          </table:table-cell>
          <table:table-cell table:formula="of:=POWER([.C1262]-6.75;2)" office:value-type="float" office:value="0.0566448735109678" calcext:value-type="float">
            <text:p>0.0566448735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287217" calcext:value-type="float">
            <text:p>6.287217</text:p>
          </table:table-cell>
          <table:table-cell office:value-type="float" office:value="6.5149213777" calcext:value-type="float">
            <text:p>6.5149213777</text:p>
          </table:table-cell>
          <table:table-cell table:formula="of:=POWER([.C1263]-6.75;2)" office:value-type="float" office:value="0.0552619586624659" calcext:value-type="float">
            <text:p>0.0552619587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275934" calcext:value-type="float">
            <text:p>6.275934</text:p>
          </table:table-cell>
          <table:table-cell office:value-type="float" office:value="6.5178954468" calcext:value-type="float">
            <text:p>6.5178954468</text:p>
          </table:table-cell>
          <table:table-cell table:formula="of:=POWER([.C1264]-6.75;2)" office:value-type="float" office:value="0.0538725236161717" calcext:value-type="float">
            <text:p>0.0538725236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264439" calcext:value-type="float">
            <text:p>6.264439</text:p>
          </table:table-cell>
          <table:table-cell office:value-type="float" office:value="6.5209153351" calcext:value-type="float">
            <text:p>6.5209153351</text:p>
          </table:table-cell>
          <table:table-cell table:formula="of:=POWER([.C1265]-6.75;2)" office:value-type="float" office:value="0.0524797836923454" calcext:value-type="float">
            <text:p>0.0524797837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252448" calcext:value-type="float">
            <text:p>6.252448</text:p>
          </table:table-cell>
          <table:table-cell office:value-type="float" office:value="6.5239768511" calcext:value-type="float">
            <text:p>6.5239768511</text:p>
          </table:table-cell>
          <table:table-cell table:formula="of:=POWER([.C1266]-6.75;2)" office:value-type="float" office:value="0.0510864638386714" calcext:value-type="float">
            <text:p>0.0510864638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239493" calcext:value-type="float">
            <text:p>6.239493</text:p>
          </table:table-cell>
          <table:table-cell office:value-type="float" office:value="6.5270775798" calcext:value-type="float">
            <text:p>6.5270775798</text:p>
          </table:table-cell>
          <table:table-cell table:formula="of:=POWER([.C1267]-6.75;2)" office:value-type="float" office:value="0.0496944054278253" calcext:value-type="float">
            <text:p>0.0496944054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224831" calcext:value-type="float">
            <text:p>6.224831</text:p>
          </table:table-cell>
          <table:table-cell office:value-type="float" office:value="6.5302179362" calcext:value-type="float">
            <text:p>6.5302179362</text:p>
          </table:table-cell>
          <table:table-cell table:formula="of:=POWER([.C1268]-6.75;2)" office:value-type="float" office:value="0.0483041555681874" calcext:value-type="float">
            <text:p>0.0483041556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207219" calcext:value-type="float">
            <text:p>6.207219</text:p>
          </table:table-cell>
          <table:table-cell office:value-type="float" office:value="6.5334026755" calcext:value-type="float">
            <text:p>6.5334026755</text:p>
          </table:table-cell>
          <table:table-cell table:formula="of:=POWER([.C1269]-6.75;2)" office:value-type="float" office:value="0.0469144009805585" calcext:value-type="float">
            <text:p>0.046914401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184284" calcext:value-type="float">
            <text:p>6.184284</text:p>
          </table:table-cell>
          <table:table-cell office:value-type="float" office:value="6.5366435053" calcext:value-type="float">
            <text:p>6.5366435053</text:p>
          </table:table-cell>
          <table:table-cell table:formula="of:=POWER([.C1270]-6.75;2)" office:value-type="float" office:value="0.0455209938306712" calcext:value-type="float">
            <text:p>0.0455209938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150358" calcext:value-type="float">
            <text:p>6.150358</text:p>
          </table:table-cell>
          <table:table-cell office:value-type="float" office:value="6.5399650319" calcext:value-type="float">
            <text:p>6.5399650319</text:p>
          </table:table-cell>
          <table:table-cell table:formula="of:=POWER([.C1271]-6.75;2)" office:value-type="float" office:value="0.0441146878247682" calcext:value-type="float">
            <text:p>0.0441146878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08649" calcext:value-type="float">
            <text:p>6.08649</text:p>
          </table:table-cell>
          <table:table-cell office:value-type="float" office:value="6.5434221702" calcext:value-type="float">
            <text:p>6.5434221702</text:p>
          </table:table-cell>
          <table:table-cell table:formula="of:=POWER([.C1272]-6.75;2)" office:value-type="float" office:value="0.0426743997648776" calcext:value-type="float">
            <text:p>0.0426743998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5.86267" calcext:value-type="float">
            <text:p>5.86267</text:p>
          </table:table-cell>
          <table:table-cell office:value-type="float" office:value="6.5471706755" calcext:value-type="float">
            <text:p>6.5471706755</text:p>
          </table:table-cell>
          <table:table-cell table:formula="of:=POWER([.C1273]-6.75;2)" office:value-type="float" office:value="0.0411397348771262" calcext:value-type="float">
            <text:p>0.0411397349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7.013098" calcext:value-type="float">
            <text:p>7.013098</text:p>
          </table:table-cell>
          <table:table-cell office:value-type="float" office:value="6.5520578245" calcext:value-type="float">
            <text:p>6.5520578245</text:p>
          </table:table-cell>
          <table:table-cell table:formula="of:=POWER([.C1274]-6.75;2)" office:value-type="float" office:value="0.0391811048416727" calcext:value-type="float">
            <text:p>0.0391811048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398288" calcext:value-type="float">
            <text:p>6.398288</text:p>
          </table:table-cell>
          <table:table-cell office:value-type="float" office:value="6.5507702021" calcext:value-type="float">
            <text:p>6.5507702021</text:p>
          </table:table-cell>
          <table:table-cell table:formula="of:=POWER([.C1275]-6.75;2)" office:value-type="float" office:value="0.0396925123712749" calcext:value-type="float">
            <text:p>0.0396925124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310397" calcext:value-type="float">
            <text:p>6.310397</text:p>
          </table:table-cell>
          <table:table-cell office:value-type="float" office:value="6.5526938032" calcext:value-type="float">
            <text:p>6.5526938032</text:p>
          </table:table-cell>
          <table:table-cell table:formula="of:=POWER([.C1276]-6.75;2)" office:value-type="float" office:value="0.0389297352956802" calcext:value-type="float">
            <text:p>0.0389297353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27398" calcext:value-type="float">
            <text:p>6.27398</text:p>
          </table:table-cell>
          <table:table-cell office:value-type="float" office:value="6.5550224681" calcext:value-type="float">
            <text:p>6.5550224681</text:p>
          </table:table-cell>
          <table:table-cell table:formula="of:=POWER([.C1277]-6.75;2)" office:value-type="float" office:value="0.0380162379458156" calcext:value-type="float">
            <text:p>0.0380162379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255133" calcext:value-type="float">
            <text:p>6.255133</text:p>
          </table:table-cell>
          <table:table-cell office:value-type="float" office:value="6.5574793457" calcext:value-type="float">
            <text:p>6.5574793457</text:p>
          </table:table-cell>
          <table:table-cell table:formula="of:=POWER([.C1278]-6.75;2)" office:value-type="float" office:value="0.0370642023321001" calcext:value-type="float">
            <text:p>0.0370642023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245692" calcext:value-type="float">
            <text:p>6.245692</text:p>
          </table:table-cell>
          <table:table-cell office:value-type="float" office:value="6.5599685106" calcext:value-type="float">
            <text:p>6.5599685106</text:p>
          </table:table-cell>
          <table:table-cell table:formula="of:=POWER([.C1279]-6.75;2)" office:value-type="float" office:value="0.0361119669635823" calcext:value-type="float">
            <text:p>0.036111967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242677" calcext:value-type="float">
            <text:p>6.242677</text:p>
          </table:table-cell>
          <table:table-cell office:value-type="float" office:value="6.5624382606" calcext:value-type="float">
            <text:p>6.5624382606</text:p>
          </table:table-cell>
          <table:table-cell table:formula="of:=POWER([.C1280]-6.75;2)" office:value-type="float" office:value="0.0351794060867533" calcext:value-type="float">
            <text:p>0.0351794061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24459" calcext:value-type="float">
            <text:p>6.24459</text:p>
          </table:table-cell>
          <table:table-cell office:value-type="float" office:value="6.5648536755" calcext:value-type="float">
            <text:p>6.5648536755</text:p>
          </table:table-cell>
          <table:table-cell table:formula="of:=POWER([.C1281]-6.75;2)" office:value-type="float" office:value="0.0342791614758592" calcext:value-type="float">
            <text:p>0.0342791615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250392" calcext:value-type="float">
            <text:p>6.250392</text:p>
          </table:table-cell>
          <table:table-cell office:value-type="float" office:value="6.5671887926" calcext:value-type="float">
            <text:p>6.5671887926</text:p>
          </table:table-cell>
          <table:table-cell table:formula="of:=POWER([.C1282]-6.75;2)" office:value-type="float" office:value="0.0334199375510459" calcext:value-type="float">
            <text:p>0.0334199376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25919" calcext:value-type="float">
            <text:p>6.25919</text:p>
          </table:table-cell>
          <table:table-cell office:value-type="float" office:value="6.5694241011" calcext:value-type="float">
            <text:p>6.5694241011</text:p>
          </table:table-cell>
          <table:table-cell table:formula="of:=POWER([.C1283]-6.75;2)" office:value-type="float" office:value="0.032607655263543" calcext:value-type="float">
            <text:p>0.0326076553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270147" calcext:value-type="float">
            <text:p>6.270147</text:p>
          </table:table-cell>
          <table:table-cell office:value-type="float" office:value="6.5715455691" calcext:value-type="float">
            <text:p>6.5715455691</text:p>
          </table:table-cell>
          <table:table-cell table:formula="of:=POWER([.C1284]-6.75;2)" office:value-type="float" office:value="0.031845983907843" calcext:value-type="float">
            <text:p>0.0318459839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282494" calcext:value-type="float">
            <text:p>6.282494</text:p>
          </table:table-cell>
          <table:table-cell office:value-type="float" office:value="6.5735440372" calcext:value-type="float">
            <text:p>6.5735440372</text:p>
          </table:table-cell>
          <table:table-cell table:formula="of:=POWER([.C1285]-6.75;2)" office:value-type="float" office:value="0.0311367068076751" calcext:value-type="float">
            <text:p>0.0311367068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295574" calcext:value-type="float">
            <text:p>6.295574</text:p>
          </table:table-cell>
          <table:table-cell office:value-type="float" office:value="6.5754144894" calcext:value-type="float">
            <text:p>6.5754144894</text:p>
          </table:table-cell>
          <table:table-cell table:formula="of:=POWER([.C1286]-6.75;2)" office:value-type="float" office:value="0.0304801005114627" calcext:value-type="float">
            <text:p>0.0304801005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308884" calcext:value-type="float">
            <text:p>6.308884</text:p>
          </table:table-cell>
          <table:table-cell office:value-type="float" office:value="6.5771549947" calcext:value-type="float">
            <text:p>6.5771549947</text:p>
          </table:table-cell>
          <table:table-cell table:formula="of:=POWER([.C1287]-6.75;2)" office:value-type="float" office:value="0.0298753958571571" calcext:value-type="float">
            <text:p>0.0298753959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322101" calcext:value-type="float">
            <text:p>6.322101</text:p>
          </table:table-cell>
          <table:table-cell office:value-type="float" office:value="6.5787654415" calcext:value-type="float">
            <text:p>6.5787654415</text:p>
          </table:table-cell>
          <table:table-cell table:formula="of:=POWER([.C1288]-6.75;2)" office:value-type="float" office:value="0.02932127402469" calcext:value-type="float">
            <text:p>0.029321274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335082" calcext:value-type="float">
            <text:p>6.335082</text:p>
          </table:table-cell>
          <table:table-cell office:value-type="float" office:value="6.5802461702" calcext:value-type="float">
            <text:p>6.5802461702</text:p>
          </table:table-cell>
          <table:table-cell table:formula="of:=POWER([.C1289]-6.75;2)" office:value-type="float" office:value="0.0288163627317675" calcext:value-type="float">
            <text:p>0.0288163627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347833" calcext:value-type="float">
            <text:p>6.347833</text:p>
          </table:table-cell>
          <table:table-cell office:value-type="float" office:value="6.5815966383" calcext:value-type="float">
            <text:p>6.5815966383</text:p>
          </table:table-cell>
          <table:table-cell table:formula="of:=POWER([.C1290]-6.75;2)" office:value-type="float" office:value="0.0283596922318611" calcext:value-type="float">
            <text:p>0.0283596922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360462" calcext:value-type="float">
            <text:p>6.360462</text:p>
          </table:table-cell>
          <table:table-cell office:value-type="float" office:value="6.5828143883" calcext:value-type="float">
            <text:p>6.5828143883</text:p>
          </table:table-cell>
          <table:table-cell table:formula="of:=POWER([.C1291]-6.75;2)" office:value-type="float" office:value="0.0279510287595031" calcext:value-type="float">
            <text:p>0.0279510288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373123" calcext:value-type="float">
            <text:p>6.373123</text:p>
          </table:table-cell>
          <table:table-cell office:value-type="float" office:value="6.5838944043" calcext:value-type="float">
            <text:p>6.5838944043</text:p>
          </table:table-cell>
          <table:table-cell table:formula="of:=POWER([.C1292]-6.75;2)" office:value-type="float" office:value="0.0275910689228517" calcext:value-type="float">
            <text:p>0.0275910689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385965" calcext:value-type="float">
            <text:p>6.385965</text:p>
          </table:table-cell>
          <table:table-cell office:value-type="float" office:value="6.5848289415" calcext:value-type="float">
            <text:p>6.5848289415</text:p>
          </table:table-cell>
          <table:table-cell table:formula="of:=POWER([.C1293]-6.75;2)" office:value-type="float" office:value="0.0272814785660105" calcext:value-type="float">
            <text:p>0.0272814786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399085" calcext:value-type="float">
            <text:p>6.399085</text:p>
          </table:table-cell>
          <table:table-cell office:value-type="float" office:value="6.5856078298" calcext:value-type="float">
            <text:p>6.5856078298</text:p>
          </table:table-cell>
          <table:table-cell table:formula="of:=POWER([.C1294]-6.75;2)" office:value-type="float" office:value="0.0270247856230658" calcext:value-type="float">
            <text:p>0.0270247856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412509" calcext:value-type="float">
            <text:p>6.412509</text:p>
          </table:table-cell>
          <table:table-cell office:value-type="float" office:value="6.5862192713" calcext:value-type="float">
            <text:p>6.5862192713</text:p>
          </table:table-cell>
          <table:table-cell table:formula="of:=POWER([.C1295]-6.75;2)" office:value-type="float" office:value="0.026824127093503" calcext:value-type="float">
            <text:p>0.0268241271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426193" calcext:value-type="float">
            <text:p>6.426193</text:p>
          </table:table-cell>
          <table:table-cell office:value-type="float" office:value="6.5866509309" calcext:value-type="float">
            <text:p>6.5866509309</text:p>
          </table:table-cell>
          <table:table-cell table:formula="of:=POWER([.C1296]-6.75;2)" office:value-type="float" office:value="0.0266829183758365" calcext:value-type="float">
            <text:p>0.0266829184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440037" calcext:value-type="float">
            <text:p>6.440037</text:p>
          </table:table-cell>
          <table:table-cell office:value-type="float" office:value="6.5868912287" calcext:value-type="float">
            <text:p>6.5868912287</text:p>
          </table:table-cell>
          <table:table-cell table:formula="of:=POWER([.C1297]-6.75;2)" office:value-type="float" office:value="0.0266044712749957" calcext:value-type="float">
            <text:p>0.0266044713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453915" calcext:value-type="float">
            <text:p>6.453915</text:p>
          </table:table-cell>
          <table:table-cell office:value-type="float" office:value="6.5869306383" calcext:value-type="float">
            <text:p>6.5869306383</text:p>
          </table:table-cell>
          <table:table-cell table:formula="of:=POWER([.C1298]-6.75;2)" office:value-type="float" office:value="0.0265916167252454" calcext:value-type="float">
            <text:p>0.0265916167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467708" calcext:value-type="float">
            <text:p>6.467708</text:p>
          </table:table-cell>
          <table:table-cell office:value-type="float" office:value="6.5867628883" calcext:value-type="float">
            <text:p>6.5867628883</text:p>
          </table:table-cell>
          <table:table-cell table:formula="of:=POWER([.C1299]-6.75;2)" office:value-type="float" office:value="0.0266463546361583" calcext:value-type="float">
            <text:p>0.0266463546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481337" calcext:value-type="float">
            <text:p>6.481337</text:p>
          </table:table-cell>
          <table:table-cell office:value-type="float" office:value="6.5863858404" calcext:value-type="float">
            <text:p>6.5863858404</text:p>
          </table:table-cell>
          <table:table-cell table:formula="of:=POWER([.C1300]-6.75;2)" office:value-type="float" office:value="0.0267695932216142" calcext:value-type="float">
            <text:p>0.0267695932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49478" calcext:value-type="float">
            <text:p>6.49478</text:p>
          </table:table-cell>
          <table:table-cell office:value-type="float" office:value="6.585802016" calcext:value-type="float">
            <text:p>6.585802016</text:p>
          </table:table-cell>
          <table:table-cell table:formula="of:=POWER([.C1301]-6.75;2)" office:value-type="float" office:value="0.0269609779496644" calcext:value-type="float">
            <text:p>0.0269609779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508078" calcext:value-type="float">
            <text:p>6.508078</text:p>
          </table:table-cell>
          <table:table-cell office:value-type="float" office:value="6.5850186755" calcext:value-type="float">
            <text:p>6.5850186755</text:p>
          </table:table-cell>
          <table:table-cell table:formula="of:=POWER([.C1302]-6.75;2)" office:value-type="float" office:value="0.0272188374337744" calcext:value-type="float">
            <text:p>0.0272188374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521336" calcext:value-type="float">
            <text:p>6.521336</text:p>
          </table:table-cell>
          <table:table-cell office:value-type="float" office:value="6.5840474787" calcext:value-type="float">
            <text:p>6.5840474787</text:p>
          </table:table-cell>
          <table:table-cell table:formula="of:=POWER([.C1303]-6.75;2)" office:value-type="float" office:value="0.0275402393258268" calcext:value-type="float">
            <text:p>0.0275402393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534698" calcext:value-type="float">
            <text:p>6.534698</text:p>
          </table:table-cell>
          <table:table-cell office:value-type="float" office:value="6.5829036809" calcext:value-type="float">
            <text:p>6.5829036809</text:p>
          </table:table-cell>
          <table:table-cell table:formula="of:=POWER([.C1304]-6.75;2)" office:value-type="float" office:value="0.0279211798567689" calcext:value-type="float">
            <text:p>0.0279211799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548326" calcext:value-type="float">
            <text:p>6.548326</text:p>
          </table:table-cell>
          <table:table-cell office:value-type="float" office:value="6.5816050904" calcext:value-type="float">
            <text:p>6.5816050904</text:p>
          </table:table-cell>
          <table:table-cell table:formula="of:=POWER([.C1305]-6.75;2)" office:value-type="float" office:value="0.0283568455791921" calcext:value-type="float">
            <text:p>0.0283568456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562371" calcext:value-type="float">
            <text:p>6.562371</text:p>
          </table:table-cell>
          <table:table-cell office:value-type="float" office:value="6.5801707872" calcext:value-type="float">
            <text:p>6.5801707872</text:p>
          </table:table-cell>
          <table:table-cell table:formula="of:=POWER([.C1306]-6.75;2)" office:value-type="float" office:value="0.0288419615202676" calcext:value-type="float">
            <text:p>0.0288419615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576952" calcext:value-type="float">
            <text:p>6.576952</text:p>
          </table:table-cell>
          <table:table-cell office:value-type="float" office:value="6.5786197872" calcext:value-type="float">
            <text:p>6.5786197872</text:p>
          </table:table-cell>
          <table:table-cell table:formula="of:=POWER([.C1307]-6.75;2)" office:value-type="float" office:value="0.0293711773393733" calcext:value-type="float">
            <text:p>0.0293711773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592136" calcext:value-type="float">
            <text:p>6.592136</text:p>
          </table:table-cell>
          <table:table-cell office:value-type="float" office:value="6.5769697766" calcext:value-type="float">
            <text:p>6.5769697766</text:p>
          </table:table-cell>
          <table:table-cell table:formula="of:=POWER([.C1308]-6.75;2)" office:value-type="float" office:value="0.0299394582098538" calcext:value-type="float">
            <text:p>0.0299394582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607937" calcext:value-type="float">
            <text:p>6.607937</text:p>
          </table:table-cell>
          <table:table-cell office:value-type="float" office:value="6.5752360798" calcext:value-type="float">
            <text:p>6.5752360798</text:p>
          </table:table-cell>
          <table:table-cell table:formula="of:=POWER([.C1309]-6.75;2)" office:value-type="float" office:value="0.030542427803672" calcext:value-type="float">
            <text:p>0.0305424278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624311" calcext:value-type="float">
            <text:p>6.624311</text:p>
          </table:table-cell>
          <table:table-cell office:value-type="float" office:value="6.5734309043" calcext:value-type="float">
            <text:p>6.5734309043</text:p>
          </table:table-cell>
          <table:table-cell table:formula="of:=POWER([.C1310]-6.75;2)" office:value-type="float" office:value="0.0311766455563156" calcext:value-type="float">
            <text:p>0.0311766456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64117" calcext:value-type="float">
            <text:p>6.64117</text:p>
          </table:table-cell>
          <table:table-cell office:value-type="float" office:value="6.5715630426" calcext:value-type="float">
            <text:p>6.5715630426</text:p>
          </table:table-cell>
          <table:table-cell table:formula="of:=POWER([.C1311]-6.75;2)" office:value-type="float" office:value="0.0318397477661693" calcext:value-type="float">
            <text:p>0.0318397478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658391" calcext:value-type="float">
            <text:p>6.658391</text:p>
          </table:table-cell>
          <table:table-cell office:value-type="float" office:value="6.569638133" calcext:value-type="float">
            <text:p>6.569638133</text:p>
          </table:table-cell>
          <table:table-cell table:formula="of:=POWER([.C1312]-6.75;2)" office:value-type="float" office:value="0.0325304030677258" calcext:value-type="float">
            <text:p>0.0325304031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675829" calcext:value-type="float">
            <text:p>6.675829</text:p>
          </table:table-cell>
          <table:table-cell office:value-type="float" office:value="6.5676595851" calcext:value-type="float">
            <text:p>6.5676595851</text:p>
          </table:table-cell>
          <table:table-cell table:formula="of:=POWER([.C1313]-6.75;2)" office:value-type="float" office:value="0.033248026905904" calcext:value-type="float">
            <text:p>0.0332480269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693322" calcext:value-type="float">
            <text:p>6.693322</text:p>
          </table:table-cell>
          <table:table-cell office:value-type="float" office:value="6.5656304149" calcext:value-type="float">
            <text:p>6.5656304149</text:p>
          </table:table-cell>
          <table:table-cell table:formula="of:=POWER([.C1314]-6.75;2)" office:value-type="float" office:value="0.0339921439099461" calcext:value-type="float">
            <text:p>0.0339921439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710694" calcext:value-type="float">
            <text:p>6.710694</text:p>
          </table:table-cell>
          <table:table-cell office:value-type="float" office:value="6.5635563457" calcext:value-type="float">
            <text:p>6.5635563457</text:p>
          </table:table-cell>
          <table:table-cell table:formula="of:=POWER([.C1315]-6.75;2)" office:value-type="float" office:value="0.0347612362287378" calcext:value-type="float">
            <text:p>0.0347612362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727754" calcext:value-type="float">
            <text:p>6.727754</text:p>
          </table:table-cell>
          <table:table-cell office:value-type="float" office:value="6.5614509628" calcext:value-type="float">
            <text:p>6.5614509628</text:p>
          </table:table-cell>
          <table:table-cell table:formula="of:=POWER([.C1316]-6.75;2)" office:value-type="float" office:value="0.0355507394290468" calcext:value-type="float">
            <text:p>0.0355507394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744294" calcext:value-type="float">
            <text:p>6.744294</text:p>
          </table:table-cell>
          <table:table-cell office:value-type="float" office:value="6.5593449096" calcext:value-type="float">
            <text:p>6.5593449096</text:p>
          </table:table-cell>
          <table:table-cell table:formula="of:=POWER([.C1317]-6.75;2)" office:value-type="float" office:value="0.0363493634954322" calcext:value-type="float">
            <text:p>0.0363493635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760084" calcext:value-type="float">
            <text:p>6.760084</text:p>
          </table:table-cell>
          <table:table-cell office:value-type="float" office:value="6.5573051596" calcext:value-type="float">
            <text:p>6.5573051596</text:p>
          </table:table-cell>
          <table:table-cell table:formula="of:=POWER([.C1318]-6.75;2)" office:value-type="float" office:value="0.0371313015167814" calcext:value-type="float">
            <text:p>0.0371313015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774877" calcext:value-type="float">
            <text:p>6.774877</text:p>
          </table:table-cell>
          <table:table-cell office:value-type="float" office:value="6.5554871596" calcext:value-type="float">
            <text:p>6.5554871596</text:p>
          </table:table-cell>
          <table:table-cell table:formula="of:=POWER([.C1319]-6.75;2)" office:value-type="float" office:value="0.0378352450804758" calcext:value-type="float">
            <text:p>0.0378352451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788424" calcext:value-type="float">
            <text:p>6.788424</text:p>
          </table:table-cell>
          <table:table-cell office:value-type="float" office:value="6.5543439468" calcext:value-type="float">
            <text:p>6.5543439468</text:p>
          </table:table-cell>
          <table:table-cell table:formula="of:=POWER([.C1320]-6.75;2)" office:value-type="float" office:value="0.0382812911538014" calcext:value-type="float">
            <text:p>0.0382812912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800487" calcext:value-type="float">
            <text:p>6.800487</text:p>
          </table:table-cell>
          <table:table-cell office:value-type="float" office:value="6.5566031064" calcext:value-type="float">
            <text:p>6.5566031064</text:p>
          </table:table-cell>
          <table:table-cell table:formula="of:=POWER([.C1321]-6.75;2)" office:value-type="float" office:value="0.0374023584541298" calcext:value-type="float">
            <text:p>0.0374023585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810867" calcext:value-type="float">
            <text:p>6.810867</text:p>
          </table:table-cell>
          <table:table-cell office:value-type="float" office:value="6.5449751277" calcext:value-type="float">
            <text:p>6.5449751277</text:p>
          </table:table-cell>
          <table:table-cell table:formula="of:=POWER([.C1322]-6.75;2)" office:value-type="float" office:value="0.0420351982616314" calcext:value-type="float">
            <text:p>0.0420351983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819422" calcext:value-type="float">
            <text:p>6.819422</text:p>
          </table:table-cell>
          <table:table-cell office:value-type="float" office:value="6.5392064521" calcext:value-type="float">
            <text:p>6.5392064521</text:p>
          </table:table-cell>
          <table:table-cell table:formula="of:=POWER([.C1323]-6.75;2)" office:value-type="float" office:value="0.0444339198362695" calcext:value-type="float">
            <text:p>0.0444339198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826094" calcext:value-type="float">
            <text:p>6.826094</text:p>
          </table:table-cell>
          <table:table-cell office:value-type="float" office:value="6.5344106011" calcext:value-type="float">
            <text:p>6.5344106011</text:p>
          </table:table-cell>
          <table:table-cell table:formula="of:=POWER([.C1324]-6.75;2)" office:value-type="float" office:value="0.0464787889180632" calcext:value-type="float">
            <text:p>0.0464787889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830913" calcext:value-type="float">
            <text:p>6.830913</text:p>
          </table:table-cell>
          <table:table-cell office:value-type="float" office:value="6.5300578245" calcext:value-type="float">
            <text:p>6.5300578245</text:p>
          </table:table-cell>
          <table:table-cell table:formula="of:=POWER([.C1325]-6.75;2)" office:value-type="float" office:value="0.0483745605636728" calcext:value-type="float">
            <text:p>0.0483745606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834002" calcext:value-type="float">
            <text:p>6.834002</text:p>
          </table:table-cell>
          <table:table-cell office:value-type="float" office:value="6.5260074734" calcext:value-type="float">
            <text:p>6.5260074734</text:p>
          </table:table-cell>
          <table:table-cell table:formula="of:=POWER([.C1326]-6.75;2)" office:value-type="float" office:value="0.0501726519726517" calcext:value-type="float">
            <text:p>0.050172652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835556" calcext:value-type="float">
            <text:p>6.835556</text:p>
          </table:table-cell>
          <table:table-cell office:value-type="float" office:value="6.5222152447" calcext:value-type="float">
            <text:p>6.5222152447</text:p>
          </table:table-cell>
          <table:table-cell table:formula="of:=POWER([.C1327]-6.75;2)" office:value-type="float" office:value="0.0518858947470809" calcext:value-type="float">
            <text:p>0.0518858947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835821" calcext:value-type="float">
            <text:p>6.835821</text:p>
          </table:table-cell>
          <table:table-cell office:value-type="float" office:value="6.5186666436" calcext:value-type="float">
            <text:p>6.5186666436</text:p>
          </table:table-cell>
          <table:table-cell table:formula="of:=POWER([.C1328]-6.75;2)" office:value-type="float" office:value="0.0535151217832896" calcext:value-type="float">
            <text:p>0.0535151218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835062" calcext:value-type="float">
            <text:p>6.835062</text:p>
          </table:table-cell>
          <table:table-cell office:value-type="float" office:value="6.515354016" calcext:value-type="float">
            <text:p>6.515354016</text:p>
          </table:table-cell>
          <table:table-cell table:formula="of:=POWER([.C1329]-6.75;2)" office:value-type="float" office:value="0.0550587378073283" calcext:value-type="float">
            <text:p>0.0550587378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833533" calcext:value-type="float">
            <text:p>6.833533</text:p>
          </table:table-cell>
          <table:table-cell office:value-type="float" office:value="6.5122670585" calcext:value-type="float">
            <text:p>6.5122670585</text:p>
          </table:table-cell>
          <table:table-cell table:formula="of:=POWER([.C1330]-6.75;2)" office:value-type="float" office:value="0.0565169514742424" calcext:value-type="float">
            <text:p>0.0565169515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831449" calcext:value-type="float">
            <text:p>6.831449</text:p>
          </table:table-cell>
          <table:table-cell office:value-type="float" office:value="6.5093891011" calcext:value-type="float">
            <text:p>6.5093891011</text:p>
          </table:table-cell>
          <table:table-cell table:formula="of:=POWER([.C1331]-6.75;2)" office:value-type="float" office:value="0.057893604669466" calcext:value-type="float">
            <text:p>0.0578936047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828968" calcext:value-type="float">
            <text:p>6.828968</text:p>
          </table:table-cell>
          <table:table-cell office:value-type="float" office:value="6.5066965851" calcext:value-type="float">
            <text:p>6.5066965851</text:p>
          </table:table-cell>
          <table:table-cell table:formula="of:=POWER([.C1332]-6.75;2)" office:value-type="float" office:value="0.0591965517020014" calcext:value-type="float">
            <text:p>0.0591965517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826185" calcext:value-type="float">
            <text:p>6.826185</text:p>
          </table:table-cell>
          <table:table-cell office:value-type="float" office:value="6.5041605" calcext:value-type="float">
            <text:p>6.5041605</text:p>
          </table:table-cell>
          <table:table-cell table:formula="of:=POWER([.C1333]-6.75;2)" office:value-type="float" office:value="0.0604370597602499" calcext:value-type="float">
            <text:p>0.0604370598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823139" calcext:value-type="float">
            <text:p>6.823139</text:p>
          </table:table-cell>
          <table:table-cell office:value-type="float" office:value="6.5017490053" calcext:value-type="float">
            <text:p>6.5017490053</text:p>
          </table:table-cell>
          <table:table-cell table:formula="of:=POWER([.C1334]-6.75;2)" office:value-type="float" office:value="0.0616285563695395" calcext:value-type="float">
            <text:p>0.0616285564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81982" calcext:value-type="float">
            <text:p>6.81982</text:p>
          </table:table-cell>
          <table:table-cell office:value-type="float" office:value="6.4994305372" calcext:value-type="float">
            <text:p>6.4994305372</text:p>
          </table:table-cell>
          <table:table-cell table:formula="of:=POWER([.C1335]-6.75;2)" office:value-type="float" office:value="0.0627850556878804" calcext:value-type="float">
            <text:p>0.0627850557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816192" calcext:value-type="float">
            <text:p>6.816192</text:p>
          </table:table-cell>
          <table:table-cell office:value-type="float" office:value="6.4971769043" calcext:value-type="float">
            <text:p>6.4971769043</text:p>
          </table:table-cell>
          <table:table-cell table:formula="of:=POWER([.C1336]-6.75;2)" office:value-type="float" office:value="0.0639195177193314" calcext:value-type="float">
            <text:p>0.0639195177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8122" calcext:value-type="float">
            <text:p>6.8122</text:p>
          </table:table-cell>
          <table:table-cell office:value-type="float" office:value="6.4949658298" calcext:value-type="float">
            <text:p>6.4949658298</text:p>
          </table:table-cell>
          <table:table-cell table:formula="of:=POWER([.C1337]-6.75;2)" office:value-type="float" office:value="0.0650424279696026" calcext:value-type="float">
            <text:p>0.065042428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807788" calcext:value-type="float">
            <text:p>6.807788</text:p>
          </table:table-cell>
          <table:table-cell office:value-type="float" office:value="6.4927827287" calcext:value-type="float">
            <text:p>6.4927827287</text:p>
          </table:table-cell>
          <table:table-cell table:formula="of:=POWER([.C1338]-6.75;2)" office:value-type="float" office:value="0.0661607246550178" calcext:value-type="float">
            <text:p>0.0661607247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802905" calcext:value-type="float">
            <text:p>6.802905</text:p>
          </table:table-cell>
          <table:table-cell office:value-type="float" office:value="6.4906214574" calcext:value-type="float">
            <text:p>6.4906214574</text:p>
          </table:table-cell>
          <table:table-cell table:formula="of:=POWER([.C1339]-6.75;2)" office:value-type="float" office:value="0.0672772283613002" calcext:value-type="float">
            <text:p>0.0672772284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797509" calcext:value-type="float">
            <text:p>6.797509</text:p>
          </table:table-cell>
          <table:table-cell office:value-type="float" office:value="6.4884840585" calcext:value-type="float">
            <text:p>6.4884840585</text:p>
          </table:table-cell>
          <table:table-cell table:formula="of:=POWER([.C1340]-6.75;2)" office:value-type="float" office:value="0.0683905876586314" calcext:value-type="float">
            <text:p>0.0683905877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791561" calcext:value-type="float">
            <text:p>6.791561</text:p>
          </table:table-cell>
          <table:table-cell office:value-type="float" office:value="6.4863796117" calcext:value-type="float">
            <text:p>6.4863796117</text:p>
          </table:table-cell>
          <table:table-cell table:formula="of:=POWER([.C1341]-6.75;2)" office:value-type="float" office:value="0.0694957091274426" calcext:value-type="float">
            <text:p>0.0694957091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785031" calcext:value-type="float">
            <text:p>6.785031</text:p>
          </table:table-cell>
          <table:table-cell office:value-type="float" office:value="6.4843225" calcext:value-type="float">
            <text:p>6.4843225</text:p>
          </table:table-cell>
          <table:table-cell table:formula="of:=POWER([.C1342]-6.75;2)" office:value-type="float" office:value="0.0705845340062499" calcext:value-type="float">
            <text:p>0.070584534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777889" calcext:value-type="float">
            <text:p>6.777889</text:p>
          </table:table-cell>
          <table:table-cell office:value-type="float" office:value="6.4823303191" calcext:value-type="float">
            <text:p>6.4823303191</text:p>
          </table:table-cell>
          <table:table-cell table:formula="of:=POWER([.C1343]-6.75;2)" office:value-type="float" office:value="0.0716470580731079" calcext:value-type="float">
            <text:p>0.0716470581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770107" calcext:value-type="float">
            <text:p>6.770107</text:p>
          </table:table-cell>
          <table:table-cell office:value-type="float" office:value="6.4804217979" calcext:value-type="float">
            <text:p>6.4804217979</text:p>
          </table:table-cell>
          <table:table-cell table:formula="of:=POWER([.C1344]-6.75;2)" office:value-type="float" office:value="0.0726724070474684" calcext:value-type="float">
            <text:p>0.072672407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761656" calcext:value-type="float">
            <text:p>6.761656</text:p>
          </table:table-cell>
          <table:table-cell office:value-type="float" office:value="6.4786149787" calcext:value-type="float">
            <text:p>6.4786149787</text:p>
          </table:table-cell>
          <table:table-cell table:formula="of:=POWER([.C1345]-6.75;2)" office:value-type="float" office:value="0.0736498297860017" calcext:value-type="float">
            <text:p>0.0736498298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75251" calcext:value-type="float">
            <text:p>6.75251</text:p>
          </table:table-cell>
          <table:table-cell office:value-type="float" office:value="6.4769258511" calcext:value-type="float">
            <text:p>6.4769258511</text:p>
          </table:table-cell>
          <table:table-cell table:formula="of:=POWER([.C1346]-6.75;2)" office:value-type="float" office:value="0.0745694907974595" calcext:value-type="float">
            <text:p>0.0745694908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742646" calcext:value-type="float">
            <text:p>6.742646</text:p>
          </table:table-cell>
          <table:table-cell office:value-type="float" office:value="6.4753674894" calcext:value-type="float">
            <text:p>6.4753674894</text:p>
          </table:table-cell>
          <table:table-cell table:formula="of:=POWER([.C1347]-6.75;2)" office:value-type="float" office:value="0.0754230158784591" calcext:value-type="float">
            <text:p>0.0754230159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732042" calcext:value-type="float">
            <text:p>6.732042</text:p>
          </table:table-cell>
          <table:table-cell office:value-type="float" office:value="6.4739497394" calcext:value-type="float">
            <text:p>6.4739497394</text:p>
          </table:table-cell>
          <table:table-cell table:formula="of:=POWER([.C1348]-6.75;2)" office:value-type="float" office:value="0.0762037463773279" calcext:value-type="float">
            <text:p>0.0762037464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720687" calcext:value-type="float">
            <text:p>6.720687</text:p>
          </table:table-cell>
          <table:table-cell office:value-type="float" office:value="6.4726793723" calcext:value-type="float">
            <text:p>6.4726793723</text:p>
          </table:table-cell>
          <table:table-cell table:formula="of:=POWER([.C1349]-6.75;2)" office:value-type="float" office:value="0.076906730547922" calcext:value-type="float">
            <text:p>0.0769067305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708576" calcext:value-type="float">
            <text:p>6.708576</text:p>
          </table:table-cell>
          <table:table-cell office:value-type="float" office:value="6.4715605372" calcext:value-type="float">
            <text:p>6.4715605372</text:p>
          </table:table-cell>
          <table:table-cell table:formula="of:=POWER([.C1350]-6.75;2)" office:value-type="float" office:value="0.0775285344443525" calcext:value-type="float">
            <text:p>0.0775285344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695716" calcext:value-type="float">
            <text:p>6.695716</text:p>
          </table:table-cell>
          <table:table-cell office:value-type="float" office:value="6.4705954894" calcext:value-type="float">
            <text:p>6.4705954894</text:p>
          </table:table-cell>
          <table:table-cell table:formula="of:=POWER([.C1351]-6.75;2)" office:value-type="float" office:value="0.0780668805436255" calcext:value-type="float">
            <text:p>0.0780668805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682133" calcext:value-type="float">
            <text:p>6.682133</text:p>
          </table:table-cell>
          <table:table-cell office:value-type="float" office:value="6.4697853511" calcext:value-type="float">
            <text:p>6.4697853511</text:p>
          </table:table-cell>
          <table:table-cell table:formula="of:=POWER([.C1352]-6.75;2)" office:value-type="float" office:value="0.0785202494581505" calcext:value-type="float">
            <text:p>0.0785202495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66787" calcext:value-type="float">
            <text:p>6.66787</text:p>
          </table:table-cell>
          <table:table-cell office:value-type="float" office:value="6.469130867" calcext:value-type="float">
            <text:p>6.469130867</text:p>
          </table:table-cell>
          <table:table-cell table:formula="of:=POWER([.C1353]-6.75;2)" office:value-type="float" office:value="0.0788874698721719" calcext:value-type="float">
            <text:p>0.0788874699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652993" calcext:value-type="float">
            <text:p>6.652993</text:p>
          </table:table-cell>
          <table:table-cell office:value-type="float" office:value="6.4686330213" calcext:value-type="float">
            <text:p>6.4686330213</text:p>
          </table:table-cell>
          <table:table-cell table:formula="of:=POWER([.C1354]-6.75;2)" office:value-type="float" office:value="0.0791673767027665" calcext:value-type="float">
            <text:p>0.0791673767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637596" calcext:value-type="float">
            <text:p>6.637596</text:p>
          </table:table-cell>
          <table:table-cell office:value-type="float" office:value="6.4682934574" calcext:value-type="float">
            <text:p>6.4682934574</text:p>
          </table:table-cell>
          <table:table-cell table:formula="of:=POWER([.C1355]-6.75;2)" office:value-type="float" office:value="0.0793585761436458" calcext:value-type="float">
            <text:p>0.0793585761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621791" calcext:value-type="float">
            <text:p>6.621791</text:p>
          </table:table-cell>
          <table:table-cell office:value-type="float" office:value="6.4681146223" calcext:value-type="float">
            <text:p>6.4681146223</text:p>
          </table:table-cell>
          <table:table-cell table:formula="of:=POWER([.C1356]-6.75;2)" office:value-type="float" office:value="0.0794593661610717" calcext:value-type="float">
            <text:p>0.0794593662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605716" calcext:value-type="float">
            <text:p>6.605716</text:p>
          </table:table-cell>
          <table:table-cell office:value-type="float" office:value="6.4680996915" calcext:value-type="float">
            <text:p>6.4680996915</text:p>
          </table:table-cell>
          <table:table-cell table:formula="of:=POWER([.C1357]-6.75;2)" office:value-type="float" office:value="0.0794677839323952" calcext:value-type="float">
            <text:p>0.0794677839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589517" calcext:value-type="float">
            <text:p>6.589517</text:p>
          </table:table-cell>
          <table:table-cell office:value-type="float" office:value="6.4682521915" calcext:value-type="float">
            <text:p>6.4682521915</text:p>
          </table:table-cell>
          <table:table-cell table:formula="of:=POWER([.C1358]-6.75;2)" office:value-type="float" office:value="0.0793818275945524" calcext:value-type="float">
            <text:p>0.0793818276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573347" calcext:value-type="float">
            <text:p>6.573347</text:p>
          </table:table-cell>
          <table:table-cell office:value-type="float" office:value="6.4685754947" calcext:value-type="float">
            <text:p>6.4685754947</text:p>
          </table:table-cell>
          <table:table-cell table:formula="of:=POWER([.C1359]-6.75;2)" office:value-type="float" office:value="0.07919975218335" calcext:value-type="float">
            <text:p>0.0791997522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55735" calcext:value-type="float">
            <text:p>6.55735</text:p>
          </table:table-cell>
          <table:table-cell office:value-type="float" office:value="6.4690721809" calcext:value-type="float">
            <text:p>6.4690721809</text:p>
          </table:table-cell>
          <table:table-cell table:formula="of:=POWER([.C1360]-6.75;2)" office:value-type="float" office:value="0.0789204395442826" calcext:value-type="float">
            <text:p>0.0789204395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541641" calcext:value-type="float">
            <text:p>6.541641</text:p>
          </table:table-cell>
          <table:table-cell office:value-type="float" office:value="6.4697434043" calcext:value-type="float">
            <text:p>6.4697434043</text:p>
          </table:table-cell>
          <table:table-cell table:formula="of:=POWER([.C1361]-6.75;2)" office:value-type="float" office:value="0.0785437594333533" calcext:value-type="float">
            <text:p>0.0785437594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52629" calcext:value-type="float">
            <text:p>6.52629</text:p>
          </table:table-cell>
          <table:table-cell office:value-type="float" office:value="6.4705883989" calcext:value-type="float">
            <text:p>6.4705883989</text:p>
          </table:table-cell>
          <table:table-cell table:formula="of:=POWER([.C1362]-6.75;2)" office:value-type="float" office:value="0.0780708428292653" calcext:value-type="float">
            <text:p>0.0780708428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511301" calcext:value-type="float">
            <text:p>6.511301</text:p>
          </table:table-cell>
          <table:table-cell office:value-type="float" office:value="6.4716042287" calcext:value-type="float">
            <text:p>6.4716042287</text:p>
          </table:table-cell>
          <table:table-cell table:formula="of:=POWER([.C1363]-6.75;2)" office:value-type="float" office:value="0.0775042054777217" calcext:value-type="float">
            <text:p>0.0775042055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496594" calcext:value-type="float">
            <text:p>6.496594</text:p>
          </table:table-cell>
          <table:table-cell office:value-type="float" office:value="6.4727858404" calcext:value-type="float">
            <text:p>6.4727858404</text:p>
          </table:table-cell>
          <table:table-cell table:formula="of:=POWER([.C1364]-6.75;2)" office:value-type="float" office:value="0.0768476902827341" calcext:value-type="float">
            <text:p>0.0768476903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481997" calcext:value-type="float">
            <text:p>6.481997</text:p>
          </table:table-cell>
          <table:table-cell office:value-type="float" office:value="6.4741264628" calcext:value-type="float">
            <text:p>6.4741264628</text:p>
          </table:table-cell>
          <table:table-cell table:formula="of:=POWER([.C1365]-6.75;2)" office:value-type="float" office:value="0.0761062085272397" calcext:value-type="float">
            <text:p>0.0761062085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467252" calcext:value-type="float">
            <text:p>6.467252</text:p>
          </table:table-cell>
          <table:table-cell office:value-type="float" office:value="6.4756183138" calcext:value-type="float">
            <text:p>6.4756183138</text:p>
          </table:table-cell>
          <table:table-cell table:formula="of:=POWER([.C1366]-6.75;2)" office:value-type="float" office:value="0.0752853097219552" calcext:value-type="float">
            <text:p>0.0752853097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452033" calcext:value-type="float">
            <text:p>6.452033</text:p>
          </table:table-cell>
          <table:table-cell office:value-type="float" office:value="6.4772535319" calcext:value-type="float">
            <text:p>6.4772535319</text:p>
          </table:table-cell>
          <table:table-cell table:formula="of:=POWER([.C1367]-6.75;2)" office:value-type="float" office:value="0.0743906358610245" calcext:value-type="float">
            <text:p>0.0743906359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435988" calcext:value-type="float">
            <text:p>6.435988</text:p>
          </table:table-cell>
          <table:table-cell office:value-type="float" office:value="6.4790251755" calcext:value-type="float">
            <text:p>6.4790251755</text:p>
          </table:table-cell>
          <table:table-cell table:formula="of:=POWER([.C1368]-6.75;2)" office:value-type="float" office:value="0.0734273555128056" calcext:value-type="float">
            <text:p>0.0734273555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418797" calcext:value-type="float">
            <text:p>6.418797</text:p>
          </table:table-cell>
          <table:table-cell office:value-type="float" office:value="6.4809281064" calcext:value-type="float">
            <text:p>6.4809281064</text:p>
          </table:table-cell>
          <table:table-cell table:formula="of:=POWER([.C1369]-6.75;2)" office:value-type="float" office:value="0.0723996839254895" calcext:value-type="float">
            <text:p>0.0723996839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400239" calcext:value-type="float">
            <text:p>6.400239</text:p>
          </table:table-cell>
          <table:table-cell office:value-type="float" office:value="6.4829595638" calcext:value-type="float">
            <text:p>6.4829595638</text:p>
          </table:table-cell>
          <table:table-cell table:formula="of:=POWER([.C1370]-6.75;2)" office:value-type="float" office:value="0.0713105945658864" calcext:value-type="float">
            <text:p>0.0713105946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380249" calcext:value-type="float">
            <text:p>6.380249</text:p>
          </table:table-cell>
          <table:table-cell office:value-type="float" office:value="6.485119266" calcext:value-type="float">
            <text:p>6.485119266</text:p>
          </table:table-cell>
          <table:table-cell table:formula="of:=POWER([.C1371]-6.75;2)" office:value-type="float" office:value="0.0701618032443788" calcext:value-type="float">
            <text:p>0.0701618032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358967" calcext:value-type="float">
            <text:p>6.358967</text:p>
          </table:table-cell>
          <table:table-cell office:value-type="float" office:value="6.4874090213" calcext:value-type="float">
            <text:p>6.4874090213</text:p>
          </table:table-cell>
          <table:table-cell table:formula="of:=POWER([.C1372]-6.75;2)" office:value-type="float" office:value="0.0689540220946236" calcext:value-type="float">
            <text:p>0.0689540221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336752" calcext:value-type="float">
            <text:p>6.336752</text:p>
          </table:table-cell>
          <table:table-cell office:value-type="float" office:value="6.4898318298" calcext:value-type="float">
            <text:p>6.4898318298</text:p>
          </table:table-cell>
          <table:table-cell table:formula="of:=POWER([.C1373]-6.75;2)" office:value-type="float" office:value="0.0676874767852162" calcext:value-type="float">
            <text:p>0.0676874768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314161" calcext:value-type="float">
            <text:p>6.314161</text:p>
          </table:table-cell>
          <table:table-cell office:value-type="float" office:value="6.4923905851" calcext:value-type="float">
            <text:p>6.4923905851</text:p>
          </table:table-cell>
          <table:table-cell table:formula="of:=POWER([.C1374]-6.75;2)" office:value-type="float" office:value="0.0663626106451204" calcext:value-type="float">
            <text:p>0.0663626106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291886" calcext:value-type="float">
            <text:p>6.291886</text:p>
          </table:table-cell>
          <table:table-cell office:value-type="float" office:value="6.4950866383" calcext:value-type="float">
            <text:p>6.4950866383</text:p>
          </table:table-cell>
          <table:table-cell table:formula="of:=POWER([.C1375]-6.75;2)" office:value-type="float" office:value="0.064980821973195" calcext:value-type="float">
            <text:p>0.064980822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27066" calcext:value-type="float">
            <text:p>6.27066</text:p>
          </table:table-cell>
          <table:table-cell office:value-type="float" office:value="6.4979184628" calcext:value-type="float">
            <text:p>6.4979184628</text:p>
          </table:table-cell>
          <table:table-cell table:formula="of:=POWER([.C1376]-6.75;2)" office:value-type="float" office:value="0.0635451013971148" calcext:value-type="float">
            <text:p>0.0635451014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251153" calcext:value-type="float">
            <text:p>6.251153</text:p>
          </table:table-cell>
          <table:table-cell office:value-type="float" office:value="6.5008807021" calcext:value-type="float">
            <text:p>6.5008807021</text:p>
          </table:table-cell>
          <table:table-cell table:formula="of:=POWER([.C1377]-6.75;2)" office:value-type="float" office:value="0.062060424586189" calcext:value-type="float">
            <text:p>0.0620604246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233867" calcext:value-type="float">
            <text:p>6.233867</text:p>
          </table:table-cell>
          <table:table-cell office:value-type="float" office:value="6.5039637872" calcext:value-type="float">
            <text:p>6.5039637872</text:p>
          </table:table-cell>
          <table:table-cell table:formula="of:=POWER([.C1378]-6.75;2)" office:value-type="float" office:value="0.0605338180089669" calcext:value-type="float">
            <text:p>0.060533818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219072" calcext:value-type="float">
            <text:p>6.219072</text:p>
          </table:table-cell>
          <table:table-cell office:value-type="float" office:value="6.5071542021" calcext:value-type="float">
            <text:p>6.5071542021</text:p>
          </table:table-cell>
          <table:table-cell table:formula="of:=POWER([.C1379]-6.75;2)" office:value-type="float" office:value="0.0589740815576878" calcext:value-type="float">
            <text:p>0.0589740816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206772" calcext:value-type="float">
            <text:p>6.206772</text:p>
          </table:table-cell>
          <table:table-cell office:value-type="float" office:value="6.5104353245" calcext:value-type="float">
            <text:p>6.5104353245</text:p>
          </table:table-cell>
          <table:table-cell table:formula="of:=POWER([.C1380]-6.75;2)" office:value-type="float" office:value="0.0573912337474201" calcext:value-type="float">
            <text:p>0.0573912337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196734" calcext:value-type="float">
            <text:p>6.196734</text:p>
          </table:table-cell>
          <table:table-cell office:value-type="float" office:value="6.5137887553" calcext:value-type="float">
            <text:p>6.5137887553</text:p>
          </table:table-cell>
          <table:table-cell table:formula="of:=POWER([.C1381]-6.75;2)" office:value-type="float" office:value="0.0557957521227232" calcext:value-type="float">
            <text:p>0.0557957521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188556" calcext:value-type="float">
            <text:p>6.188556</text:p>
          </table:table-cell>
          <table:table-cell office:value-type="float" office:value="6.5171957606" calcext:value-type="float">
            <text:p>6.5171957606</text:p>
          </table:table-cell>
          <table:table-cell table:formula="of:=POWER([.C1382]-6.75;2)" office:value-type="float" office:value="0.0541978138826125" calcext:value-type="float">
            <text:p>0.0541978139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181756" calcext:value-type="float">
            <text:p>6.181756</text:p>
          </table:table-cell>
          <table:table-cell office:value-type="float" office:value="6.520638633" calcext:value-type="float">
            <text:p>6.520638633</text:p>
          </table:table-cell>
          <table:table-cell table:formula="of:=POWER([.C1383]-6.75;2)" office:value-type="float" office:value="0.0526066366721087" calcext:value-type="float">
            <text:p>0.0526066367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175862" calcext:value-type="float">
            <text:p>6.175862</text:p>
          </table:table-cell>
          <table:table-cell office:value-type="float" office:value="6.5241017553" calcext:value-type="float">
            <text:p>6.5241017553</text:p>
          </table:table-cell>
          <table:table-cell table:formula="of:=POWER([.C1384]-6.75;2)" office:value-type="float" office:value="0.051030016958541" calcext:value-type="float">
            <text:p>0.051030017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170458" calcext:value-type="float">
            <text:p>6.170458</text:p>
          </table:table-cell>
          <table:table-cell office:value-type="float" office:value="6.527572234" calcext:value-type="float">
            <text:p>6.527572234</text:p>
          </table:table-cell>
          <table:table-cell table:formula="of:=POWER([.C1385]-6.75;2)" office:value-type="float" office:value="0.0494741110877508" calcext:value-type="float">
            <text:p>0.0494741111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165151" calcext:value-type="float">
            <text:p>6.165151</text:p>
          </table:table-cell>
          <table:table-cell office:value-type="float" office:value="6.5310402447" calcext:value-type="float">
            <text:p>6.5310402447</text:p>
          </table:table-cell>
          <table:table-cell table:formula="of:=POWER([.C1386]-6.75;2)" office:value-type="float" office:value="0.047943374441036" calcext:value-type="float">
            <text:p>0.0479433744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159376" calcext:value-type="float">
            <text:p>6.159376</text:p>
          </table:table-cell>
          <table:table-cell office:value-type="float" office:value="6.5344993883" calcext:value-type="float">
            <text:p>6.5344993883</text:p>
          </table:table-cell>
          <table:table-cell table:formula="of:=POWER([.C1387]-6.75;2)" office:value-type="float" office:value="0.046440513643074" calcext:value-type="float">
            <text:p>0.0464405136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151802" calcext:value-type="float">
            <text:p>6.151802</text:p>
          </table:table-cell>
          <table:table-cell office:value-type="float" office:value="6.5379478404" calcext:value-type="float">
            <text:p>6.5379478404</text:p>
          </table:table-cell>
          <table:table-cell table:formula="of:=POWER([.C1388]-6.75;2)" office:value-type="float" office:value="0.0449661183910238" calcext:value-type="float">
            <text:p>0.0449661184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138243" calcext:value-type="float">
            <text:p>6.138243</text:p>
          </table:table-cell>
          <table:table-cell office:value-type="float" office:value="6.5413924149" calcext:value-type="float">
            <text:p>6.5413924149</text:p>
          </table:table-cell>
          <table:table-cell table:formula="of:=POWER([.C1389]-6.75;2)" office:value-type="float" office:value="0.0435171245612538" calcext:value-type="float">
            <text:p>0.0435171246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099662" calcext:value-type="float">
            <text:p>6.099662</text:p>
          </table:table-cell>
          <table:table-cell office:value-type="float" office:value="6.5448634628" calcext:value-type="float">
            <text:p>6.5448634628</text:p>
          </table:table-cell>
          <table:table-cell table:formula="of:=POWER([.C1390]-6.75;2)" office:value-type="float" office:value="0.0420809988944068" calcext:value-type="float">
            <text:p>0.0420809989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5.661301" calcext:value-type="float">
            <text:p>5.661301</text:p>
          </table:table-cell>
          <table:table-cell office:value-type="float" office:value="6.5484934255" calcext:value-type="float">
            <text:p>6.5484934255</text:p>
          </table:table-cell>
          <table:table-cell table:formula="of:=POWER([.C1391]-6.75;2)" office:value-type="float" office:value="0.040604899566724" calcext:value-type="float">
            <text:p>0.0406048996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363541" calcext:value-type="float">
            <text:p>6.363541</text:p>
          </table:table-cell>
          <table:table-cell office:value-type="float" office:value="6.5544084149" calcext:value-type="float">
            <text:p>6.5544084149</text:p>
          </table:table-cell>
          <table:table-cell table:formula="of:=POWER([.C1392]-6.75;2)" office:value-type="float" office:value="0.0382560681619305" calcext:value-type="float">
            <text:p>0.0382560682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290177" calcext:value-type="float">
            <text:p>6.290177</text:p>
          </table:table-cell>
          <table:table-cell office:value-type="float" office:value="6.5565407606" calcext:value-type="float">
            <text:p>6.5565407606</text:p>
          </table:table-cell>
          <table:table-cell table:formula="of:=POWER([.C1393]-6.75;2)" office:value-type="float" office:value="0.0374264773092265" calcext:value-type="float">
            <text:p>0.0374264773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278786" calcext:value-type="float">
            <text:p>6.278786</text:p>
          </table:table-cell>
          <table:table-cell office:value-type="float" office:value="6.5590146383" calcext:value-type="float">
            <text:p>6.5590146383</text:p>
          </table:table-cell>
          <table:table-cell table:formula="of:=POWER([.C1394]-6.75;2)" office:value-type="float" office:value="0.0364754083836799" calcext:value-type="float">
            <text:p>0.0364754084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280548" calcext:value-type="float">
            <text:p>6.280548</text:p>
          </table:table-cell>
          <table:table-cell office:value-type="float" office:value="6.5614979787" calcext:value-type="float">
            <text:p>6.5614979787</text:p>
          </table:table-cell>
          <table:table-cell table:formula="of:=POWER([.C1395]-6.75;2)" office:value-type="float" office:value="0.0355330120341855" calcext:value-type="float">
            <text:p>0.035533012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286891" calcext:value-type="float">
            <text:p>6.286891</text:p>
          </table:table-cell>
          <table:table-cell office:value-type="float" office:value="6.5639172394" calcext:value-type="float">
            <text:p>6.5639172394</text:p>
          </table:table-cell>
          <table:table-cell table:formula="of:=POWER([.C1396]-6.75;2)" office:value-type="float" office:value="0.0346267937925168" calcext:value-type="float">
            <text:p>0.0346267938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294751" calcext:value-type="float">
            <text:p>6.294751</text:p>
          </table:table-cell>
          <table:table-cell office:value-type="float" office:value="6.5662433617" calcext:value-type="float">
            <text:p>6.5662433617</text:p>
          </table:table-cell>
          <table:table-cell table:formula="of:=POWER([.C1397]-6.75;2)" office:value-type="float" office:value="0.0337665021193171" calcext:value-type="float">
            <text:p>0.0337665021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30264" calcext:value-type="float">
            <text:p>6.30264</text:p>
          </table:table-cell>
          <table:table-cell office:value-type="float" office:value="6.5684626809" calcext:value-type="float">
            <text:p>6.5684626809</text:p>
          </table:table-cell>
          <table:table-cell table:formula="of:=POWER([.C1398]-6.75;2)" office:value-type="float" office:value="0.0329557982260153" calcext:value-type="float">
            <text:p>0.0329557982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309785" calcext:value-type="float">
            <text:p>6.309785</text:p>
          </table:table-cell>
          <table:table-cell office:value-type="float" office:value="6.570568867" calcext:value-type="float">
            <text:p>6.570568867</text:p>
          </table:table-cell>
          <table:table-cell table:formula="of:=POWER([.C1399]-6.75;2)" office:value-type="float" office:value="0.0321955314896635" calcext:value-type="float">
            <text:p>0.0321955315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315865" calcext:value-type="float">
            <text:p>6.315865</text:p>
          </table:table-cell>
          <table:table-cell office:value-type="float" office:value="6.5725594894" calcext:value-type="float">
            <text:p>6.5725594894</text:p>
          </table:table-cell>
          <table:table-cell table:formula="of:=POWER([.C1400]-6.75;2)" office:value-type="float" office:value="0.0314851348019888" calcext:value-type="float">
            <text:p>0.0314851348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320894" calcext:value-type="float">
            <text:p>6.320894</text:p>
          </table:table-cell>
          <table:table-cell office:value-type="float" office:value="6.574434016" calcext:value-type="float">
            <text:p>6.574434016</text:p>
          </table:table-cell>
          <table:table-cell table:formula="of:=POWER([.C1401]-6.75;2)" office:value-type="float" office:value="0.0308234147378884" calcext:value-type="float">
            <text:p>0.0308234147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325128" calcext:value-type="float">
            <text:p>6.325128</text:p>
          </table:table-cell>
          <table:table-cell office:value-type="float" office:value="6.5761924096" calcext:value-type="float">
            <text:p>6.5761924096</text:p>
          </table:table-cell>
          <table:table-cell table:formula="of:=POWER([.C1402]-6.75;2)" office:value-type="float" office:value="0.0302090784806542" calcext:value-type="float">
            <text:p>0.0302090785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328989" calcext:value-type="float">
            <text:p>6.328989</text:p>
          </table:table-cell>
          <table:table-cell office:value-type="float" office:value="6.5778342074" calcext:value-type="float">
            <text:p>6.5778342074</text:p>
          </table:table-cell>
          <table:table-cell table:formula="of:=POWER([.C1403]-6.75;2)" office:value-type="float" office:value="0.0296410601415861" calcext:value-type="float">
            <text:p>0.0296410601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332972" calcext:value-type="float">
            <text:p>6.332972</text:p>
          </table:table-cell>
          <table:table-cell office:value-type="float" office:value="6.5793579362" calcext:value-type="float">
            <text:p>6.5793579362</text:p>
          </table:table-cell>
          <table:table-cell table:formula="of:=POWER([.C1404]-6.75;2)" office:value-type="float" office:value="0.0291187139379232" calcext:value-type="float">
            <text:p>0.0291187139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337576" calcext:value-type="float">
            <text:p>6.337576</text:p>
          </table:table-cell>
          <table:table-cell office:value-type="float" office:value="6.5807609947" calcext:value-type="float">
            <text:p>6.5807609947</text:p>
          </table:table-cell>
          <table:table-cell table:formula="of:=POWER([.C1405]-6.75;2)" office:value-type="float" office:value="0.0286418409149333" calcext:value-type="float">
            <text:p>0.0286418409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343237" calcext:value-type="float">
            <text:p>6.343237</text:p>
          </table:table-cell>
          <table:table-cell office:value-type="float" office:value="6.5820398138" calcext:value-type="float">
            <text:p>6.5820398138</text:p>
          </table:table-cell>
          <table:table-cell table:formula="of:=POWER([.C1406]-6.75;2)" office:value-type="float" office:value="0.0282106241483387" calcext:value-type="float">
            <text:p>0.0282106241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350283" calcext:value-type="float">
            <text:p>6.350283</text:p>
          </table:table-cell>
          <table:table-cell office:value-type="float" office:value="6.5831902872" calcext:value-type="float">
            <text:p>6.5831902872</text:p>
          </table:table-cell>
          <table:table-cell table:formula="of:=POWER([.C1407]-6.75;2)" office:value-type="float" office:value="0.0278254802844185" calcext:value-type="float">
            <text:p>0.0278254803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358915" calcext:value-type="float">
            <text:p>6.358915</text:p>
          </table:table-cell>
          <table:table-cell office:value-type="float" office:value="6.584208266" calcext:value-type="float">
            <text:p>6.584208266</text:p>
          </table:table-cell>
          <table:table-cell table:formula="of:=POWER([.C1408]-6.75;2)" office:value-type="float" office:value="0.0274868990627267" calcext:value-type="float">
            <text:p>0.0274868991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369203" calcext:value-type="float">
            <text:p>6.369203</text:p>
          </table:table-cell>
          <table:table-cell office:value-type="float" office:value="6.58509" calcext:value-type="float">
            <text:p>6.58509</text:p>
          </table:table-cell>
          <table:table-cell table:formula="of:=POWER([.C1409]-6.75;2)" office:value-type="float" office:value="0.0271953081" calcext:value-type="float">
            <text:p>0.0271953081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381102" calcext:value-type="float">
            <text:p>6.381102</text:p>
          </table:table-cell>
          <table:table-cell office:value-type="float" office:value="6.585832367" calcext:value-type="float">
            <text:p>6.585832367</text:p>
          </table:table-cell>
          <table:table-cell table:formula="of:=POWER([.C1410]-6.75;2)" office:value-type="float" office:value="0.0269510117248227" calcext:value-type="float">
            <text:p>0.0269510117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394474" calcext:value-type="float">
            <text:p>6.394474</text:p>
          </table:table-cell>
          <table:table-cell office:value-type="float" office:value="6.5864328032" calcext:value-type="float">
            <text:p>6.5864328032</text:p>
          </table:table-cell>
          <table:table-cell table:formula="of:=POWER([.C1411]-6.75;2)" office:value-type="float" office:value="0.0267542278690099" calcext:value-type="float">
            <text:p>0.0267542279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409116" calcext:value-type="float">
            <text:p>6.409116</text:p>
          </table:table-cell>
          <table:table-cell office:value-type="float" office:value="6.5868889628" calcext:value-type="float">
            <text:p>6.5868889628</text:p>
          </table:table-cell>
          <table:table-cell table:formula="of:=POWER([.C1412]-6.75;2)" office:value-type="float" office:value="0.0266052104564598" calcext:value-type="float">
            <text:p>0.0266052105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424782" calcext:value-type="float">
            <text:p>6.424782</text:p>
          </table:table-cell>
          <table:table-cell office:value-type="float" office:value="6.5871981064" calcext:value-type="float">
            <text:p>6.5871981064</text:p>
          </table:table-cell>
          <table:table-cell table:formula="of:=POWER([.C1413]-6.75;2)" office:value-type="float" office:value="0.0265044565597458" calcext:value-type="float">
            <text:p>0.0265044566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441204" calcext:value-type="float">
            <text:p>6.441204</text:p>
          </table:table-cell>
          <table:table-cell office:value-type="float" office:value="6.587356484" calcext:value-type="float">
            <text:p>6.587356484</text:p>
          </table:table-cell>
          <table:table-cell table:formula="of:=POWER([.C1414]-6.75;2)" office:value-type="float" office:value="0.0264529132968423" calcext:value-type="float">
            <text:p>0.0264529133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458109" calcext:value-type="float">
            <text:p>6.458109</text:p>
          </table:table-cell>
          <table:table-cell office:value-type="float" office:value="6.5873587606" calcext:value-type="float">
            <text:p>6.5873587606</text:p>
          </table:table-cell>
          <table:table-cell table:formula="of:=POWER([.C1415]-6.75;2)" office:value-type="float" office:value="0.0264521727535681" calcext:value-type="float">
            <text:p>0.0264521728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475227" calcext:value-type="float">
            <text:p>6.475227</text:p>
          </table:table-cell>
          <table:table-cell office:value-type="float" office:value="6.5871977766" calcext:value-type="float">
            <text:p>6.5871977766</text:p>
          </table:table-cell>
          <table:table-cell table:formula="of:=POWER([.C1416]-6.75;2)" office:value-type="float" office:value="0.0265045639439835" calcext:value-type="float">
            <text:p>0.0265045639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4923" calcext:value-type="float">
            <text:p>6.4923</text:p>
          </table:table-cell>
          <table:table-cell office:value-type="float" office:value="6.5868647394" calcext:value-type="float">
            <text:p>6.5868647394</text:p>
          </table:table-cell>
          <table:table-cell table:formula="of:=POWER([.C1417]-6.75;2)" office:value-type="float" office:value="0.0266131132510299" calcext:value-type="float">
            <text:p>0.0266131133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509099" calcext:value-type="float">
            <text:p>6.509099</text:p>
          </table:table-cell>
          <table:table-cell office:value-type="float" office:value="6.5863499468" calcext:value-type="float">
            <text:p>6.5863499468</text:p>
          </table:table-cell>
          <table:table-cell table:formula="of:=POWER([.C1418]-6.75;2)" office:value-type="float" office:value="0.0267813399123627" calcext:value-type="float">
            <text:p>0.0267813399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525434" calcext:value-type="float">
            <text:p>6.525434</text:p>
          </table:table-cell>
          <table:table-cell office:value-type="float" office:value="6.5856439947" calcext:value-type="float">
            <text:p>6.5856439947</text:p>
          </table:table-cell>
          <table:table-cell table:formula="of:=POWER([.C1419]-6.75;2)" office:value-type="float" office:value="0.0270128964781737" calcext:value-type="float">
            <text:p>0.0270128965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541172" calcext:value-type="float">
            <text:p>6.541172</text:p>
          </table:table-cell>
          <table:table-cell office:value-type="float" office:value="6.5847393138" calcext:value-type="float">
            <text:p>6.5847393138</text:p>
          </table:table-cell>
          <table:table-cell table:formula="of:=POWER([.C1420]-6.75;2)" office:value-type="float" office:value="0.0273110944032948" calcext:value-type="float">
            <text:p>0.0273110944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556249" calcext:value-type="float">
            <text:p>6.556249</text:p>
          </table:table-cell>
          <table:table-cell office:value-type="float" office:value="6.583631883" calcext:value-type="float">
            <text:p>6.583631883</text:p>
          </table:table-cell>
          <table:table-cell table:formula="of:=POWER([.C1421]-6.75;2)" office:value-type="float" office:value="0.0276783503541258" calcext:value-type="float">
            <text:p>0.0276783504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570683" calcext:value-type="float">
            <text:p>6.570683</text:p>
          </table:table-cell>
          <table:table-cell office:value-type="float" office:value="6.5823227606" calcext:value-type="float">
            <text:p>6.5823227606</text:p>
          </table:table-cell>
          <table:table-cell table:formula="of:=POWER([.C1422]-6.75;2)" office:value-type="float" office:value="0.0281156566128048" calcext:value-type="float">
            <text:p>0.0281156566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584569" calcext:value-type="float">
            <text:p>6.584569</text:p>
          </table:table-cell>
          <table:table-cell office:value-type="float" office:value="6.5808192021" calcext:value-type="float">
            <text:p>6.5808192021</text:p>
          </table:table-cell>
          <table:table-cell table:formula="of:=POWER([.C1423]-6.75;2)" office:value-type="float" office:value="0.0286221423780807" calcext:value-type="float">
            <text:p>0.0286221424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598076" calcext:value-type="float">
            <text:p>6.598076</text:p>
          </table:table-cell>
          <table:table-cell office:value-type="float" office:value="6.5791350904" calcext:value-type="float">
            <text:p>6.5791350904</text:p>
          </table:table-cell>
          <table:table-cell table:formula="of:=POWER([.C1424]-6.75;2)" office:value-type="float" office:value="0.0291948173326161" calcext:value-type="float">
            <text:p>0.0291948173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611419" calcext:value-type="float">
            <text:p>6.611419</text:p>
          </table:table-cell>
          <table:table-cell office:value-type="float" office:value="6.5772904734" calcext:value-type="float">
            <text:p>6.5772904734</text:p>
          </table:table-cell>
          <table:table-cell table:formula="of:=POWER([.C1425]-6.75;2)" office:value-type="float" office:value="0.0298285805783962" calcext:value-type="float">
            <text:p>0.0298285806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624828" calcext:value-type="float">
            <text:p>6.624828</text:p>
          </table:table-cell>
          <table:table-cell office:value-type="float" office:value="6.575310234" calcext:value-type="float">
            <text:p>6.575310234</text:p>
          </table:table-cell>
          <table:table-cell table:formula="of:=POWER([.C1426]-6.75;2)" office:value-type="float" office:value="0.0305165143451348" calcext:value-type="float">
            <text:p>0.0305165143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63851" calcext:value-type="float">
            <text:p>6.63851</text:p>
          </table:table-cell>
          <table:table-cell office:value-type="float" office:value="6.5732220053" calcext:value-type="float">
            <text:p>6.5732220053</text:p>
          </table:table-cell>
          <table:table-cell table:formula="of:=POWER([.C1427]-6.75;2)" office:value-type="float" office:value="0.0312504594101533" calcext:value-type="float">
            <text:p>0.0312504594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652616" calcext:value-type="float">
            <text:p>6.652616</text:p>
          </table:table-cell>
          <table:table-cell office:value-type="float" office:value="6.5710535213" calcext:value-type="float">
            <text:p>6.5710535213</text:p>
          </table:table-cell>
          <table:table-cell table:formula="of:=POWER([.C1428]-6.75;2)" office:value-type="float" office:value="0.0320218422391297" calcext:value-type="float">
            <text:p>0.0320218422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66721" calcext:value-type="float">
            <text:p>6.66721</text:p>
          </table:table-cell>
          <table:table-cell office:value-type="float" office:value="6.5688297872" calcext:value-type="float">
            <text:p>6.5688297872</text:p>
          </table:table-cell>
          <table:table-cell table:formula="of:=POWER([.C1429]-6.75;2)" office:value-type="float" office:value="0.0328226460059972" calcext:value-type="float">
            <text:p>0.032822646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682257" calcext:value-type="float">
            <text:p>6.682257</text:p>
          </table:table-cell>
          <table:table-cell office:value-type="float" office:value="6.5665704468" calcext:value-type="float">
            <text:p>6.5665704468</text:p>
          </table:table-cell>
          <table:table-cell table:formula="of:=POWER([.C1430]-6.75;2)" office:value-type="float" office:value="0.0336464009871516" calcext:value-type="float">
            <text:p>0.033646401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697625" calcext:value-type="float">
            <text:p>6.697625</text:p>
          </table:table-cell>
          <table:table-cell office:value-type="float" office:value="6.5642875213" calcext:value-type="float">
            <text:p>6.5642875213</text:p>
          </table:table-cell>
          <table:table-cell table:formula="of:=POWER([.C1431]-6.75;2)" office:value-type="float" office:value="0.034489124744898" calcext:value-type="float">
            <text:p>0.0344891247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713101" calcext:value-type="float">
            <text:p>6.713101</text:p>
          </table:table-cell>
          <table:table-cell office:value-type="float" office:value="6.5619837287" calcext:value-type="float">
            <text:p>6.5619837287</text:p>
          </table:table-cell>
          <table:table-cell table:formula="of:=POWER([.C1432]-6.75;2)" office:value-type="float" office:value="0.0353501182735554" calcext:value-type="float">
            <text:p>0.0353501183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728421" calcext:value-type="float">
            <text:p>6.728421</text:p>
          </table:table-cell>
          <table:table-cell office:value-type="float" office:value="6.5596511223" calcext:value-type="float">
            <text:p>6.5596511223</text:p>
          </table:table-cell>
          <table:table-cell table:formula="of:=POWER([.C1433]-6.75;2)" office:value-type="float" office:value="0.0362326952416495" calcext:value-type="float">
            <text:p>0.0362326952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743307" calcext:value-type="float">
            <text:p>6.743307</text:p>
          </table:table-cell>
          <table:table-cell office:value-type="float" office:value="6.5572693564" calcext:value-type="float">
            <text:p>6.5572693564</text:p>
          </table:table-cell>
          <table:table-cell table:formula="of:=POWER([.C1434]-6.75;2)" office:value-type="float" office:value="0.0371451009824702" calcext:value-type="float">
            <text:p>0.037145101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757499" calcext:value-type="float">
            <text:p>6.757499</text:p>
          </table:table-cell>
          <table:table-cell office:value-type="float" office:value="6.5548015904" calcext:value-type="float">
            <text:p>6.5548015904</text:p>
          </table:table-cell>
          <table:table-cell table:formula="of:=POWER([.C1435]-6.75;2)" office:value-type="float" office:value="0.0381024191103692" calcext:value-type="float">
            <text:p>0.0381024191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77078" calcext:value-type="float">
            <text:p>6.77078</text:p>
          </table:table-cell>
          <table:table-cell office:value-type="float" office:value="6.5521818564" calcext:value-type="float">
            <text:p>6.5521818564</text:p>
          </table:table-cell>
          <table:table-cell table:formula="of:=POWER([.C1436]-6.75;2)" office:value-type="float" office:value="0.0391320179373503" calcext:value-type="float">
            <text:p>0.0391320179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782999" calcext:value-type="float">
            <text:p>6.782999</text:p>
          </table:table-cell>
          <table:table-cell office:value-type="float" office:value="6.5492666117" calcext:value-type="float">
            <text:p>6.5492666117</text:p>
          </table:table-cell>
          <table:table-cell table:formula="of:=POWER([.C1437]-6.75;2)" office:value-type="float" office:value="0.0402938931783985" calcext:value-type="float">
            <text:p>0.0402938932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79407" calcext:value-type="float">
            <text:p>6.79407</text:p>
          </table:table-cell>
          <table:table-cell office:value-type="float" office:value="6.5455352766" calcext:value-type="float">
            <text:p>6.5455352766</text:p>
          </table:table-cell>
          <table:table-cell table:formula="of:=POWER([.C1438]-6.75;2)" office:value-type="float" office:value="0.0418058231150386" calcext:value-type="float">
            <text:p>0.0418058231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803971" calcext:value-type="float">
            <text:p>6.803971</text:p>
          </table:table-cell>
          <table:table-cell office:value-type="float" office:value="6.5417450532" calcext:value-type="float">
            <text:p>6.5417450532</text:p>
          </table:table-cell>
          <table:table-cell table:formula="of:=POWER([.C1439]-6.75;2)" office:value-type="float" office:value="0.043370122866671" calcext:value-type="float">
            <text:p>0.0433701229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812727" calcext:value-type="float">
            <text:p>6.812727</text:p>
          </table:table-cell>
          <table:table-cell office:value-type="float" office:value="6.5409023511" calcext:value-type="float">
            <text:p>6.5409023511</text:p>
          </table:table-cell>
          <table:table-cell table:formula="of:=POWER([.C1440]-6.75;2)" office:value-type="float" office:value="0.0437218267755078" calcext:value-type="float">
            <text:p>0.0437218268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820399" calcext:value-type="float">
            <text:p>6.820399</text:p>
          </table:table-cell>
          <table:table-cell office:value-type="float" office:value="6.5391950266" calcext:value-type="float">
            <text:p>6.5391950266</text:p>
          </table:table-cell>
          <table:table-cell table:formula="of:=POWER([.C1441]-6.75;2)" office:value-type="float" office:value="0.0444387368101748" calcext:value-type="float">
            <text:p>0.0444387368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827058" calcext:value-type="float">
            <text:p>6.827058</text:p>
          </table:table-cell>
          <table:table-cell office:value-type="float" office:value="6.5371343085" calcext:value-type="float">
            <text:p>6.5371343085</text:p>
          </table:table-cell>
          <table:table-cell table:formula="of:=POWER([.C1442]-6.75;2)" office:value-type="float" office:value="0.0453118026177733" calcext:value-type="float">
            <text:p>0.0453118026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832774" calcext:value-type="float">
            <text:p>6.832774</text:p>
          </table:table-cell>
          <table:table-cell office:value-type="float" office:value="6.5348499681" calcext:value-type="float">
            <text:p>6.5348499681</text:p>
          </table:table-cell>
          <table:table-cell table:formula="of:=POWER([.C1443]-6.75;2)" office:value-type="float" office:value="0.0462895362265712" calcext:value-type="float">
            <text:p>0.0462895362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8376" calcext:value-type="float">
            <text:p>6.8376</text:p>
          </table:table-cell>
          <table:table-cell office:value-type="float" office:value="6.5323995638" calcext:value-type="float">
            <text:p>6.5323995638</text:p>
          </table:table-cell>
          <table:table-cell table:formula="of:=POWER([.C1444]-6.75;2)" office:value-type="float" office:value="0.0473499498344301" calcext:value-type="float">
            <text:p>0.0473499498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841568" calcext:value-type="float">
            <text:p>6.841568</text:p>
          </table:table-cell>
          <table:table-cell office:value-type="float" office:value="6.5298191809" calcext:value-type="float">
            <text:p>6.5298191809</text:p>
          </table:table-cell>
          <table:table-cell table:formula="of:=POWER([.C1445]-6.75;2)" office:value-type="float" office:value="0.0484795930995471" calcext:value-type="float">
            <text:p>0.0484795931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844682" calcext:value-type="float">
            <text:p>6.844682</text:p>
          </table:table-cell>
          <table:table-cell office:value-type="float" office:value="6.5271372819" calcext:value-type="float">
            <text:p>6.5271372819</text:p>
          </table:table-cell>
          <table:table-cell table:formula="of:=POWER([.C1446]-6.75;2)" office:value-type="float" office:value="0.0496677911189201" calcext:value-type="float">
            <text:p>0.0496677911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84692" calcext:value-type="float">
            <text:p>6.84692</text:p>
          </table:table-cell>
          <table:table-cell office:value-type="float" office:value="6.5243793245" calcext:value-type="float">
            <text:p>6.5243793245</text:p>
          </table:table-cell>
          <table:table-cell table:formula="of:=POWER([.C1447]-6.75;2)" office:value-type="float" office:value="0.0509046892130763" calcext:value-type="float">
            <text:p>0.0509046892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848246" calcext:value-type="float">
            <text:p>6.848246</text:p>
          </table:table-cell>
          <table:table-cell office:value-type="float" office:value="6.5215693404" calcext:value-type="float">
            <text:p>6.5215693404</text:p>
          </table:table-cell>
          <table:table-cell table:formula="of:=POWER([.C1448]-6.75;2)" office:value-type="float" office:value="0.052180566245291" calcext:value-type="float">
            <text:p>0.0521805662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848615" calcext:value-type="float">
            <text:p>6.848615</text:p>
          </table:table-cell>
          <table:table-cell office:value-type="float" office:value="6.5187303191" calcext:value-type="float">
            <text:p>6.5187303191</text:p>
          </table:table-cell>
          <table:table-cell table:formula="of:=POWER([.C1449]-6.75;2)" office:value-type="float" office:value="0.0534856653035877" calcext:value-type="float">
            <text:p>0.0534856653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847989" calcext:value-type="float">
            <text:p>6.847989</text:p>
          </table:table-cell>
          <table:table-cell office:value-type="float" office:value="6.5158841702" calcext:value-type="float">
            <text:p>6.5158841702</text:p>
          </table:table-cell>
          <table:table-cell table:formula="of:=POWER([.C1450]-6.75;2)" office:value-type="float" office:value="0.0548102217629427" calcext:value-type="float">
            <text:p>0.0548102218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846342" calcext:value-type="float">
            <text:p>6.846342</text:p>
          </table:table-cell>
          <table:table-cell office:value-type="float" office:value="6.5130515" calcext:value-type="float">
            <text:p>6.5130515</text:p>
          </table:table-cell>
          <table:table-cell table:formula="of:=POWER([.C1451]-6.75;2)" office:value-type="float" office:value="0.0561445916522502" calcext:value-type="float">
            <text:p>0.0561445917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843673" calcext:value-type="float">
            <text:p>6.843673</text:p>
          </table:table-cell>
          <table:table-cell office:value-type="float" office:value="6.5102514096" calcext:value-type="float">
            <text:p>6.5102514096</text:p>
          </table:table-cell>
          <table:table-cell table:formula="of:=POWER([.C1452]-6.75;2)" office:value-type="float" office:value="0.0574793865987868" calcext:value-type="float">
            <text:p>0.0574793866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840004" calcext:value-type="float">
            <text:p>6.840004</text:p>
          </table:table-cell>
          <table:table-cell office:value-type="float" office:value="6.5075013032" calcext:value-type="float">
            <text:p>6.5075013032</text:p>
          </table:table-cell>
          <table:table-cell table:formula="of:=POWER([.C1453]-6.75;2)" office:value-type="float" office:value="0.0588056179496985" calcext:value-type="float">
            <text:p>0.0588056179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835385" calcext:value-type="float">
            <text:p>6.835385</text:p>
          </table:table-cell>
          <table:table-cell office:value-type="float" office:value="6.5048168085" calcext:value-type="float">
            <text:p>6.5048168085</text:p>
          </table:table-cell>
          <table:table-cell table:formula="of:=POWER([.C1454]-6.75;2)" office:value-type="float" office:value="0.0601147973941256" calcext:value-type="float">
            <text:p>0.0601147974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82988" calcext:value-type="float">
            <text:p>6.82988</text:p>
          </table:table-cell>
          <table:table-cell office:value-type="float" office:value="6.5022117128" calcext:value-type="float">
            <text:p>6.5022117128</text:p>
          </table:table-cell>
          <table:table-cell table:formula="of:=POWER([.C1455]-6.75;2)" office:value-type="float" office:value="0.0613990352735095" calcext:value-type="float">
            <text:p>0.0613990353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823562" calcext:value-type="float">
            <text:p>6.823562</text:p>
          </table:table-cell>
          <table:table-cell office:value-type="float" office:value="6.4996980372" calcext:value-type="float">
            <text:p>6.4996980372</text:p>
          </table:table-cell>
          <table:table-cell table:formula="of:=POWER([.C1456]-6.75;2)" office:value-type="float" office:value="0.0626510725815326" calcext:value-type="float">
            <text:p>0.0626510726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816495" calcext:value-type="float">
            <text:p>6.816495</text:p>
          </table:table-cell>
          <table:table-cell office:value-type="float" office:value="6.4972861596" calcext:value-type="float">
            <text:p>6.4972861596</text:p>
          </table:table-cell>
          <table:table-cell table:formula="of:=POWER([.C1457]-6.75;2)" office:value-type="float" office:value="0.0638642851297168" calcext:value-type="float">
            <text:p>0.0638642851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808731" calcext:value-type="float">
            <text:p>6.808731</text:p>
          </table:table-cell>
          <table:table-cell office:value-type="float" office:value="6.4949850426" calcext:value-type="float">
            <text:p>6.4949850426</text:p>
          </table:table-cell>
          <table:table-cell table:formula="of:=POWER([.C1458]-6.75;2)" office:value-type="float" office:value="0.0650326284977239" calcext:value-type="float">
            <text:p>0.0650326285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8003" calcext:value-type="float">
            <text:p>6.8003</text:p>
          </table:table-cell>
          <table:table-cell office:value-type="float" office:value="6.4928024734" calcext:value-type="float">
            <text:p>6.4928024734</text:p>
          </table:table-cell>
          <table:table-cell table:formula="of:=POWER([.C1459]-6.75;2)" office:value-type="float" office:value="0.0661505676891576" calcext:value-type="float">
            <text:p>0.0661505677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791209" calcext:value-type="float">
            <text:p>6.791209</text:p>
          </table:table-cell>
          <table:table-cell office:value-type="float" office:value="6.4907453564" calcext:value-type="float">
            <text:p>6.4907453564</text:p>
          </table:table-cell>
          <table:table-cell table:formula="of:=POWER([.C1460]-6.75;2)" office:value-type="float" office:value="0.0672129702281632" calcext:value-type="float">
            <text:p>0.0672129702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781454" calcext:value-type="float">
            <text:p>6.781454</text:p>
          </table:table-cell>
          <table:table-cell office:value-type="float" office:value="6.4888200106" calcext:value-type="float">
            <text:p>6.4888200106</text:p>
          </table:table-cell>
          <table:table-cell table:formula="of:=POWER([.C1461]-6.75;2)" office:value-type="float" office:value="0.0682149868629843" calcext:value-type="float">
            <text:p>0.0682149869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771025" calcext:value-type="float">
            <text:p>6.771025</text:p>
          </table:table-cell>
          <table:table-cell office:value-type="float" office:value="6.4870323457" calcext:value-type="float">
            <text:p>6.4870323457</text:p>
          </table:table-cell>
          <table:table-cell table:formula="of:=POWER([.C1462]-6.75;2)" office:value-type="float" office:value="0.0691519872080441" calcext:value-type="float">
            <text:p>0.0691519872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759925" calcext:value-type="float">
            <text:p>6.759925</text:p>
          </table:table-cell>
          <table:table-cell office:value-type="float" office:value="6.485388016" calcext:value-type="float">
            <text:p>6.485388016</text:p>
          </table:table-cell>
          <table:table-cell table:formula="of:=POWER([.C1463]-6.75;2)" office:value-type="float" office:value="0.0700195020764163" calcext:value-type="float">
            <text:p>0.0700195021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748186" calcext:value-type="float">
            <text:p>6.748186</text:p>
          </table:table-cell>
          <table:table-cell office:value-type="float" office:value="6.4838923936" calcext:value-type="float">
            <text:p>6.4838923936</text:p>
          </table:table-cell>
          <table:table-cell table:formula="of:=POWER([.C1464]-6.75;2)" office:value-type="float" office:value="0.0708132581839375" calcext:value-type="float">
            <text:p>0.0708132582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735873" calcext:value-type="float">
            <text:p>6.735873</text:p>
          </table:table-cell>
          <table:table-cell office:value-type="float" office:value="6.4825504043" calcext:value-type="float">
            <text:p>6.4825504043</text:p>
          </table:table-cell>
          <table:table-cell table:formula="of:=POWER([.C1465]-6.75;2)" office:value-type="float" office:value="0.0715292862400932" calcext:value-type="float">
            <text:p>0.0715292862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723096" calcext:value-type="float">
            <text:p>6.723096</text:p>
          </table:table-cell>
          <table:table-cell office:value-type="float" office:value="6.4813663032" calcext:value-type="float">
            <text:p>6.4813663032</text:p>
          </table:table-cell>
          <table:table-cell table:formula="of:=POWER([.C1466]-6.75;2)" office:value-type="float" office:value="0.0721640630564345" calcext:value-type="float">
            <text:p>0.0721640631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710005" calcext:value-type="float">
            <text:p>6.710005</text:p>
          </table:table-cell>
          <table:table-cell office:value-type="float" office:value="6.4803433138" calcext:value-type="float">
            <text:p>6.4803433138</text:p>
          </table:table-cell>
          <table:table-cell table:formula="of:=POWER([.C1467]-6.75;2)" office:value-type="float" office:value="0.0727147284123654" calcext:value-type="float">
            <text:p>0.0727147284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696775" calcext:value-type="float">
            <text:p>6.696775</text:p>
          </table:table-cell>
          <table:table-cell office:value-type="float" office:value="6.4794833085" calcext:value-type="float">
            <text:p>6.4794833085</text:p>
          </table:table-cell>
          <table:table-cell table:formula="of:=POWER([.C1468]-6.75;2)" office:value-type="float" office:value="0.0731792803801062" calcext:value-type="float">
            <text:p>0.0731792804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683592" calcext:value-type="float">
            <text:p>6.683592</text:p>
          </table:table-cell>
          <table:table-cell office:value-type="float" office:value="6.4787865532" calcext:value-type="float">
            <text:p>6.4787865532</text:p>
          </table:table-cell>
          <table:table-cell table:formula="of:=POWER([.C1469]-6.75;2)" office:value-type="float" office:value="0.0735567337251365" calcext:value-type="float">
            <text:p>0.0735567337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67063" calcext:value-type="float">
            <text:p>6.67063</text:p>
          </table:table-cell>
          <table:table-cell office:value-type="float" office:value="6.4782516117" calcext:value-type="float">
            <text:p>6.4782516117</text:p>
          </table:table-cell>
          <table:table-cell table:formula="of:=POWER([.C1470]-6.75;2)" office:value-type="float" office:value="0.0738471865436475" calcext:value-type="float">
            <text:p>0.0738471865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658026" calcext:value-type="float">
            <text:p>6.658026</text:p>
          </table:table-cell>
          <table:table-cell office:value-type="float" office:value="6.4778753989" calcext:value-type="float">
            <text:p>6.4778753989</text:p>
          </table:table-cell>
          <table:table-cell table:formula="of:=POWER([.C1471]-6.75;2)" office:value-type="float" office:value="0.074051798523834" calcext:value-type="float">
            <text:p>0.0740517985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645859" calcext:value-type="float">
            <text:p>6.645859</text:p>
          </table:table-cell>
          <table:table-cell office:value-type="float" office:value="6.4776534681" calcext:value-type="float">
            <text:p>6.4776534681</text:p>
          </table:table-cell>
          <table:table-cell table:formula="of:=POWER([.C1472]-6.75;2)" office:value-type="float" office:value="0.0741726334379579" calcext:value-type="float">
            <text:p>0.0741726334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634139" calcext:value-type="float">
            <text:p>6.634139</text:p>
          </table:table-cell>
          <table:table-cell office:value-type="float" office:value="6.4775804415" calcext:value-type="float">
            <text:p>6.4775804415</text:p>
          </table:table-cell>
          <table:table-cell table:formula="of:=POWER([.C1473]-6.75;2)" office:value-type="float" office:value="0.074212415853335" calcext:value-type="float">
            <text:p>0.0742124159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622789" calcext:value-type="float">
            <text:p>6.622789</text:p>
          </table:table-cell>
          <table:table-cell office:value-type="float" office:value="6.4776505266" calcext:value-type="float">
            <text:p>6.4776505266</text:p>
          </table:table-cell>
          <table:table-cell table:formula="of:=POWER([.C1474]-6.75;2)" office:value-type="float" office:value="0.0741742356612575" calcext:value-type="float">
            <text:p>0.0741742357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611648" calcext:value-type="float">
            <text:p>6.611648</text:p>
          </table:table-cell>
          <table:table-cell office:value-type="float" office:value="6.4778581277" calcext:value-type="float">
            <text:p>6.4778581277</text:p>
          </table:table-cell>
          <table:table-cell table:formula="of:=POWER([.C1475]-6.75;2)" office:value-type="float" office:value="0.0740611986589494" calcext:value-type="float">
            <text:p>0.0740611987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600478" calcext:value-type="float">
            <text:p>6.600478</text:p>
          </table:table-cell>
          <table:table-cell office:value-type="float" office:value="6.4781984043" calcext:value-type="float">
            <text:p>6.4781984043</text:p>
          </table:table-cell>
          <table:table-cell table:formula="of:=POWER([.C1476]-6.75;2)" office:value-type="float" office:value="0.0738761074250665" calcext:value-type="float">
            <text:p>0.0738761074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58897" calcext:value-type="float">
            <text:p>6.58897</text:p>
          </table:table-cell>
          <table:table-cell office:value-type="float" office:value="6.47866775" calcext:value-type="float">
            <text:p>6.47866775</text:p>
          </table:table-cell>
          <table:table-cell table:formula="of:=POWER([.C1477]-6.75;2)" office:value-type="float" office:value="0.0736211898900627" calcext:value-type="float">
            <text:p>0.0736211899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57677" calcext:value-type="float">
            <text:p>6.57677</text:p>
          </table:table-cell>
          <table:table-cell office:value-type="float" office:value="6.4792642021" calcext:value-type="float">
            <text:p>6.4792642021</text:p>
          </table:table-cell>
          <table:table-cell table:formula="of:=POWER([.C1478]-6.75;2)" office:value-type="float" office:value="0.0732978722645494" calcext:value-type="float">
            <text:p>0.0732978723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563505" calcext:value-type="float">
            <text:p>6.563505</text:p>
          </table:table-cell>
          <table:table-cell office:value-type="float" office:value="6.4799876968" calcext:value-type="float">
            <text:p>6.4799876968</text:p>
          </table:table-cell>
          <table:table-cell table:formula="of:=POWER([.C1479]-6.75;2)" office:value-type="float" office:value="0.0729066438793686" calcext:value-type="float">
            <text:p>0.0729066439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548816" calcext:value-type="float">
            <text:p>6.548816</text:p>
          </table:table-cell>
          <table:table-cell office:value-type="float" office:value="6.4808402021" calcext:value-type="float">
            <text:p>6.4808402021</text:p>
          </table:table-cell>
          <table:table-cell table:formula="of:=POWER([.C1480]-6.75;2)" office:value-type="float" office:value="0.0724469968055691" calcext:value-type="float">
            <text:p>0.0724469968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532396" calcext:value-type="float">
            <text:p>6.532396</text:p>
          </table:table-cell>
          <table:table-cell office:value-type="float" office:value="6.4818257287" calcext:value-type="float">
            <text:p>6.4818257287</text:p>
          </table:table-cell>
          <table:table-cell table:formula="of:=POWER([.C1481]-6.75;2)" office:value-type="float" office:value="0.0719174397872862" calcext:value-type="float">
            <text:p>0.0719174398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514036" calcext:value-type="float">
            <text:p>6.514036</text:p>
          </table:table-cell>
          <table:table-cell office:value-type="float" office:value="6.4829501649" calcext:value-type="float">
            <text:p>6.4829501649</text:p>
          </table:table-cell>
          <table:table-cell table:formula="of:=POWER([.C1482]-6.75;2)" office:value-type="float" office:value="0.0713156144269371" calcext:value-type="float">
            <text:p>0.0713156144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493661" calcext:value-type="float">
            <text:p>6.493661</text:p>
          </table:table-cell>
          <table:table-cell office:value-type="float" office:value="6.4842209149" calcext:value-type="float">
            <text:p>6.4842209149</text:p>
          </table:table-cell>
          <table:table-cell table:formula="of:=POWER([.C1483]-6.75;2)" office:value-type="float" office:value="0.0706385220765931" calcext:value-type="float">
            <text:p>0.0706385221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471369" calcext:value-type="float">
            <text:p>6.471369</text:p>
          </table:table-cell>
          <table:table-cell office:value-type="float" office:value="6.4856463351" calcext:value-type="float">
            <text:p>6.4856463351</text:p>
          </table:table-cell>
          <table:table-cell table:formula="of:=POWER([.C1484]-6.75;2)" office:value-type="float" office:value="0.0698828601460614" calcext:value-type="float">
            <text:p>0.0698828601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447446" calcext:value-type="float">
            <text:p>6.447446</text:p>
          </table:table-cell>
          <table:table-cell office:value-type="float" office:value="6.4872349202" calcext:value-type="float">
            <text:p>6.4872349202</text:p>
          </table:table-cell>
          <table:table-cell table:formula="of:=POWER([.C1485]-6.75;2)" office:value-type="float" office:value="0.0690454871623005" calcext:value-type="float">
            <text:p>0.0690454872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422378" calcext:value-type="float">
            <text:p>6.422378</text:p>
          </table:table-cell>
          <table:table-cell office:value-type="float" office:value="6.4889943032" calcext:value-type="float">
            <text:p>6.4889943032</text:p>
          </table:table-cell>
          <table:table-cell table:formula="of:=POWER([.C1486]-6.75;2)" office:value-type="float" office:value="0.0681239737620535" calcext:value-type="float">
            <text:p>0.0681239738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396823" calcext:value-type="float">
            <text:p>6.396823</text:p>
          </table:table-cell>
          <table:table-cell office:value-type="float" office:value="6.4909300585" calcext:value-type="float">
            <text:p>6.4909300585</text:p>
          </table:table-cell>
          <table:table-cell table:formula="of:=POWER([.C1487]-6.75;2)" office:value-type="float" office:value="0.0671172345888134" calcext:value-type="float">
            <text:p>0.0671172346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371578" calcext:value-type="float">
            <text:p>6.371578</text:p>
          </table:table-cell>
          <table:table-cell office:value-type="float" office:value="6.4930445319" calcext:value-type="float">
            <text:p>6.4930445319</text:p>
          </table:table-cell>
          <table:table-cell table:formula="of:=POWER([.C1488]-6.75;2)" office:value-type="float" office:value="0.0660261125864902" calcext:value-type="float">
            <text:p>0.0660261126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347512" calcext:value-type="float">
            <text:p>6.347512</text:p>
          </table:table-cell>
          <table:table-cell office:value-type="float" office:value="6.4953357394" calcext:value-type="float">
            <text:p>6.4953357394</text:p>
          </table:table-cell>
          <table:table-cell table:formula="of:=POWER([.C1489]-6.75;2)" office:value-type="float" office:value="0.0648538856269448" calcext:value-type="float">
            <text:p>0.0648538856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325493" calcext:value-type="float">
            <text:p>6.325493</text:p>
          </table:table-cell>
          <table:table-cell office:value-type="float" office:value="6.4977965745" calcext:value-type="float">
            <text:p>6.4977965745</text:p>
          </table:table-cell>
          <table:table-cell table:formula="of:=POWER([.C1490]-6.75;2)" office:value-type="float" office:value="0.0636065678339342" calcext:value-type="float">
            <text:p>0.0636065678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306302" calcext:value-type="float">
            <text:p>6.306302</text:p>
          </table:table-cell>
          <table:table-cell office:value-type="float" office:value="6.5004144521" calcext:value-type="float">
            <text:p>6.5004144521</text:p>
          </table:table-cell>
          <table:table-cell table:formula="of:=POWER([.C1491]-6.75;2)" office:value-type="float" office:value="0.0622929457205431" calcext:value-type="float">
            <text:p>0.0622929457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290563" calcext:value-type="float">
            <text:p>6.290563</text:p>
          </table:table-cell>
          <table:table-cell office:value-type="float" office:value="6.5031715106" calcext:value-type="float">
            <text:p>6.5031715106</text:p>
          </table:table-cell>
          <table:table-cell table:formula="of:=POWER([.C1492]-6.75;2)" office:value-type="float" office:value="0.0609243031794861" calcext:value-type="float">
            <text:p>0.0609243032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278677" calcext:value-type="float">
            <text:p>6.278677</text:p>
          </table:table-cell>
          <table:table-cell office:value-type="float" office:value="6.5060453777" calcext:value-type="float">
            <text:p>6.5060453777</text:p>
          </table:table-cell>
          <table:table-cell table:formula="of:=POWER([.C1493]-6.75;2)" office:value-type="float" office:value="0.0595138577415359" calcext:value-type="float">
            <text:p>0.0595138577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270783" calcext:value-type="float">
            <text:p>6.270783</text:p>
          </table:table-cell>
          <table:table-cell office:value-type="float" office:value="6.5090104521" calcext:value-type="float">
            <text:p>6.5090104521</text:p>
          </table:table-cell>
          <table:table-cell table:formula="of:=POWER([.C1494]-6.75;2)" office:value-type="float" office:value="0.0580759621970464" calcext:value-type="float">
            <text:p>0.0580759622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26675" calcext:value-type="float">
            <text:p>6.26675</text:p>
          </table:table-cell>
          <table:table-cell office:value-type="float" office:value="6.5120395691" calcext:value-type="float">
            <text:p>6.5120395691</text:p>
          </table:table-cell>
          <table:table-cell table:formula="of:=POWER([.C1495]-6.75;2)" office:value-type="float" office:value="0.0566251666741138" calcext:value-type="float">
            <text:p>0.0566251667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266201" calcext:value-type="float">
            <text:p>6.266201</text:p>
          </table:table-cell>
          <table:table-cell office:value-type="float" office:value="6.5151058404" calcext:value-type="float">
            <text:p>6.5151058404</text:p>
          </table:table-cell>
          <table:table-cell table:formula="of:=POWER([.C1496]-6.75;2)" office:value-type="float" office:value="0.0551752662141901" calcext:value-type="float">
            <text:p>0.0551752662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268564" calcext:value-type="float">
            <text:p>6.268564</text:p>
          </table:table-cell>
          <table:table-cell office:value-type="float" office:value="6.5181843777" calcext:value-type="float">
            <text:p>6.5181843777</text:p>
          </table:table-cell>
          <table:table-cell table:formula="of:=POWER([.C1497]-6.75;2)" office:value-type="float" office:value="0.0537384827423363" calcext:value-type="float">
            <text:p>0.0537384827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273153" calcext:value-type="float">
            <text:p>6.273153</text:p>
          </table:table-cell>
          <table:table-cell office:value-type="float" office:value="6.5212537128" calcext:value-type="float">
            <text:p>6.5212537128</text:p>
          </table:table-cell>
          <table:table-cell table:formula="of:=POWER([.C1498]-6.75;2)" office:value-type="float" office:value="0.0523248639077848" calcext:value-type="float">
            <text:p>0.0523248639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279287" calcext:value-type="float">
            <text:p>6.279287</text:p>
          </table:table-cell>
          <table:table-cell office:value-type="float" office:value="6.5242966489" calcext:value-type="float">
            <text:p>6.5242966489</text:p>
          </table:table-cell>
          <table:table-cell table:formula="of:=POWER([.C1499]-6.75;2)" office:value-type="float" office:value="0.0509420026977698" calcext:value-type="float">
            <text:p>0.0509420027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286424" calcext:value-type="float">
            <text:p>6.286424</text:p>
          </table:table-cell>
          <table:table-cell office:value-type="float" office:value="6.5273003404" calcext:value-type="float">
            <text:p>6.5273003404</text:p>
          </table:table-cell>
          <table:table-cell table:formula="of:=POWER([.C1500]-6.75;2)" office:value-type="float" office:value="0.0495951383859558" calcext:value-type="float">
            <text:p>0.0495951384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294345" calcext:value-type="float">
            <text:p>6.294345</text:p>
          </table:table-cell>
          <table:table-cell office:value-type="float" office:value="6.5302554681" calcext:value-type="float">
            <text:p>6.5302554681</text:p>
          </table:table-cell>
          <table:table-cell table:formula="of:=POWER([.C1501]-6.75;2)" office:value-type="float" office:value="0.0482876592999501" calcext:value-type="float">
            <text:p>0.0482876593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303397" calcext:value-type="float">
            <text:p>6.303397</text:p>
          </table:table-cell>
          <table:table-cell office:value-type="float" office:value="6.5331542819" calcext:value-type="float">
            <text:p>6.5331542819</text:p>
          </table:table-cell>
          <table:table-cell table:formula="of:=POWER([.C1502]-6.75;2)" office:value-type="float" office:value="0.0470220654583047" calcext:value-type="float">
            <text:p>0.0470220655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314882" calcext:value-type="float">
            <text:p>6.314882</text:p>
          </table:table-cell>
          <table:table-cell office:value-type="float" office:value="6.5359873191" calcext:value-type="float">
            <text:p>6.5359873191</text:p>
          </table:table-cell>
          <table:table-cell table:formula="of:=POWER([.C1503]-6.75;2)" office:value-type="float" office:value="0.0458014275860051" calcext:value-type="float">
            <text:p>0.0458014276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331816" calcext:value-type="float">
            <text:p>6.331816</text:p>
          </table:table-cell>
          <table:table-cell office:value-type="float" office:value="6.538738" calcext:value-type="float">
            <text:p>6.538738</text:p>
          </table:table-cell>
          <table:table-cell table:formula="of:=POWER([.C1504]-6.75;2)" office:value-type="float" office:value="0.0446316326439998" calcext:value-type="float">
            <text:p>0.0446316326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360821" calcext:value-type="float">
            <text:p>6.360821</text:p>
          </table:table-cell>
          <table:table-cell office:value-type="float" office:value="6.5413732606" calcext:value-type="float">
            <text:p>6.5413732606</text:p>
          </table:table-cell>
          <table:table-cell table:formula="of:=POWER([.C1505]-6.75;2)" office:value-type="float" office:value="0.0435251163926754" calcext:value-type="float">
            <text:p>0.0435251164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4183" calcext:value-type="float">
            <text:p>6.4183</text:p>
          </table:table-cell>
          <table:table-cell office:value-type="float" office:value="6.5438242394" calcext:value-type="float">
            <text:p>6.5438242394</text:p>
          </table:table-cell>
          <table:table-cell table:formula="of:=POWER([.C1506]-6.75;2)" office:value-type="float" office:value="0.0425084442589885" calcext:value-type="float">
            <text:p>0.0425084443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559953" calcext:value-type="float">
            <text:p>6.559953</text:p>
          </table:table-cell>
          <table:table-cell office:value-type="float" office:value="6.545934234" calcext:value-type="float">
            <text:p>6.545934234</text:p>
          </table:table-cell>
          <table:table-cell table:formula="of:=POWER([.C1507]-6.75;2)" office:value-type="float" office:value="0.0416428368531669" calcext:value-type="float">
            <text:p>0.0416428369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7.213146" calcext:value-type="float">
            <text:p>7.213146</text:p>
          </table:table-cell>
          <table:table-cell office:value-type="float" office:value="6.5472497979" calcext:value-type="float">
            <text:p>6.5472497979</text:p>
          </table:table-cell>
          <table:table-cell table:formula="of:=POWER([.C1508]-6.75;2)" office:value-type="float" office:value="0.0411076444515908" calcext:value-type="float">
            <text:p>0.0411076445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.614427" calcext:value-type="float">
            <text:p>4.614427</text:p>
          </table:table-cell>
          <table:table-cell office:value-type="float" office:value="6.5450439787" calcext:value-type="float">
            <text:p>6.5450439787</text:p>
          </table:table-cell>
          <table:table-cell table:formula="of:=POWER([.C1509]-6.75;2)" office:value-type="float" office:value="0.0420069706671261" calcext:value-type="float">
            <text:p>0.0420069707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5.726356" calcext:value-type="float">
            <text:p>5.726356</text:p>
          </table:table-cell>
          <table:table-cell office:value-type="float" office:value="6.5566081489" calcext:value-type="float">
            <text:p>6.5566081489</text:p>
          </table:table-cell>
          <table:table-cell table:formula="of:=POWER([.C1510]-6.75;2)" office:value-type="float" office:value="0.0374004080718847" calcext:value-type="float">
            <text:p>0.0374004081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5.917802" calcext:value-type="float">
            <text:p>5.917802</text:p>
          </table:table-cell>
          <table:table-cell office:value-type="float" office:value="6.5621989574" calcext:value-type="float">
            <text:p>6.5621989574</text:p>
          </table:table-cell>
          <table:table-cell table:formula="of:=POWER([.C1511]-6.75;2)" office:value-type="float" office:value="0.0352692316016471" calcext:value-type="float">
            <text:p>0.0352692316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007772" calcext:value-type="float">
            <text:p>6.007772</text:p>
          </table:table-cell>
          <table:table-cell office:value-type="float" office:value="6.5667070798" calcext:value-type="float">
            <text:p>6.5667070798</text:p>
          </table:table-cell>
          <table:table-cell table:formula="of:=POWER([.C1512]-6.75;2)" office:value-type="float" office:value="0.0335962945954434" calcext:value-type="float">
            <text:p>0.0335962946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069447" calcext:value-type="float">
            <text:p>6.069447</text:p>
          </table:table-cell>
          <table:table-cell office:value-type="float" office:value="6.5706672128" calcext:value-type="float">
            <text:p>6.5706672128</text:p>
          </table:table-cell>
          <table:table-cell table:formula="of:=POWER([.C1513]-6.75;2)" office:value-type="float" office:value="0.0321602485649204" calcext:value-type="float">
            <text:p>0.0321602486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121063" calcext:value-type="float">
            <text:p>6.121063</text:p>
          </table:table-cell>
          <table:table-cell office:value-type="float" office:value="6.574225234" calcext:value-type="float">
            <text:p>6.574225234</text:p>
          </table:table-cell>
          <table:table-cell table:formula="of:=POWER([.C1514]-6.75;2)" office:value-type="float" office:value="0.0308967683623547" calcext:value-type="float">
            <text:p>0.0308967684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168419" calcext:value-type="float">
            <text:p>6.168419</text:p>
          </table:table-cell>
          <table:table-cell office:value-type="float" office:value="6.5774304415" calcext:value-type="float">
            <text:p>6.5774304415</text:p>
          </table:table-cell>
          <table:table-cell table:formula="of:=POWER([.C1515]-6.75;2)" office:value-type="float" office:value="0.029780252520885" calcext:value-type="float">
            <text:p>0.0297802525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213047" calcext:value-type="float">
            <text:p>6.213047</text:p>
          </table:table-cell>
          <table:table-cell office:value-type="float" office:value="6.580301633" calcext:value-type="float">
            <text:p>6.580301633</text:p>
          </table:table-cell>
          <table:table-cell table:formula="of:=POWER([.C1516]-6.75;2)" office:value-type="float" office:value="0.0287975357624666" calcext:value-type="float">
            <text:p>0.0287975358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254714" calcext:value-type="float">
            <text:p>6.254714</text:p>
          </table:table-cell>
          <table:table-cell office:value-type="float" office:value="6.5828497766" calcext:value-type="float">
            <text:p>6.5828497766</text:p>
          </table:table-cell>
          <table:table-cell table:formula="of:=POWER([.C1517]-6.75;2)" office:value-type="float" office:value="0.02793919718267" calcext:value-type="float">
            <text:p>0.0279391972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292477" calcext:value-type="float">
            <text:p>6.292477</text:p>
          </table:table-cell>
          <table:table-cell office:value-type="float" office:value="6.5850873936" calcext:value-type="float">
            <text:p>6.5850873936</text:p>
          </table:table-cell>
          <table:table-cell table:formula="of:=POWER([.C1518]-6.75;2)" office:value-type="float" office:value="0.0271961677496412" calcext:value-type="float">
            <text:p>0.0271961677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325256" calcext:value-type="float">
            <text:p>6.325256</text:p>
          </table:table-cell>
          <table:table-cell office:value-type="float" office:value="6.5870324362" calcext:value-type="float">
            <text:p>6.5870324362</text:p>
          </table:table-cell>
          <table:table-cell table:formula="of:=POWER([.C1519]-6.75;2)" office:value-type="float" office:value="0.026558426850907" calcext:value-type="float">
            <text:p>0.0265584269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352184" calcext:value-type="float">
            <text:p>6.352184</text:p>
          </table:table-cell>
          <table:table-cell office:value-type="float" office:value="6.5887091596" calcext:value-type="float">
            <text:p>6.5887091596</text:p>
          </table:table-cell>
          <table:table-cell table:formula="of:=POWER([.C1520]-6.75;2)" office:value-type="float" office:value="0.0260147351969381" calcext:value-type="float">
            <text:p>0.0260147352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372824" calcext:value-type="float">
            <text:p>6.372824</text:p>
          </table:table-cell>
          <table:table-cell office:value-type="float" office:value="6.5901471862" calcext:value-type="float">
            <text:p>6.5901471862</text:p>
          </table:table-cell>
          <table:table-cell table:formula="of:=POWER([.C1521]-6.75;2)" office:value-type="float" office:value="0.0255529220797774" calcext:value-type="float">
            <text:p>0.0255529221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387267" calcext:value-type="float">
            <text:p>6.387267</text:p>
          </table:table-cell>
          <table:table-cell office:value-type="float" office:value="6.5913794468" calcext:value-type="float">
            <text:p>6.5913794468</text:p>
          </table:table-cell>
          <table:table-cell table:formula="of:=POWER([.C1522]-6.75;2)" office:value-type="float" office:value="0.0251604798974742" calcext:value-type="float">
            <text:p>0.0251604799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396137" calcext:value-type="float">
            <text:p>6.396137</text:p>
          </table:table-cell>
          <table:table-cell office:value-type="float" office:value="6.5924395319" calcext:value-type="float">
            <text:p>6.5924395319</text:p>
          </table:table-cell>
          <table:table-cell table:formula="of:=POWER([.C1523]-6.75;2)" office:value-type="float" office:value="0.0248253011078911" calcext:value-type="float">
            <text:p>0.0248253011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40051" calcext:value-type="float">
            <text:p>6.40051</text:p>
          </table:table-cell>
          <table:table-cell office:value-type="float" office:value="6.5933589681" calcext:value-type="float">
            <text:p>6.5933589681</text:p>
          </table:table-cell>
          <table:table-cell table:formula="of:=POWER([.C1524]-6.75;2)" office:value-type="float" office:value="0.0245364128746967" calcext:value-type="float">
            <text:p>0.0245364129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401777" calcext:value-type="float">
            <text:p>6.401777</text:p>
          </table:table-cell>
          <table:table-cell office:value-type="float" office:value="6.5941647606" calcext:value-type="float">
            <text:p>6.5941647606</text:p>
          </table:table-cell>
          <table:table-cell table:formula="of:=POWER([.C1525]-6.75;2)" office:value-type="float" office:value="0.0242846218388553" calcext:value-type="float">
            <text:p>0.0242846218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401469" calcext:value-type="float">
            <text:p>6.401469</text:p>
          </table:table-cell>
          <table:table-cell office:value-type="float" office:value="6.5948775851" calcext:value-type="float">
            <text:p>6.5948775851</text:p>
          </table:table-cell>
          <table:table-cell table:formula="of:=POWER([.C1526]-6.75;2)" office:value-type="float" office:value="0.0240629636044078" calcext:value-type="float">
            <text:p>0.0240629636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401074" calcext:value-type="float">
            <text:p>6.401074</text:p>
          </table:table-cell>
          <table:table-cell office:value-type="float" office:value="6.595510734" calcext:value-type="float">
            <text:p>6.595510734</text:p>
          </table:table-cell>
          <table:table-cell table:formula="of:=POWER([.C1527]-6.75;2)" office:value-type="float" office:value="0.0238669333092187" calcext:value-type="float">
            <text:p>0.0238669333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401873" calcext:value-type="float">
            <text:p>6.401873</text:p>
          </table:table-cell>
          <table:table-cell office:value-type="float" office:value="6.5960699734" calcext:value-type="float">
            <text:p>6.5960699734</text:p>
          </table:table-cell>
          <table:table-cell table:formula="of:=POWER([.C1528]-6.75;2)" office:value-type="float" office:value="0.0236944530890768" calcext:value-type="float">
            <text:p>0.0236944531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404824" calcext:value-type="float">
            <text:p>6.404824</text:p>
          </table:table-cell>
          <table:table-cell office:value-type="float" office:value="6.596554234" calcext:value-type="float">
            <text:p>6.596554234</text:p>
          </table:table-cell>
          <table:table-cell table:formula="of:=POWER([.C1529]-6.75;2)" office:value-type="float" office:value="0.0235456031033267" calcext:value-type="float">
            <text:p>0.0235456031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410501" calcext:value-type="float">
            <text:p>6.410501</text:p>
          </table:table-cell>
          <table:table-cell office:value-type="float" office:value="6.5969569362" calcext:value-type="float">
            <text:p>6.5969569362</text:p>
          </table:table-cell>
          <table:table-cell table:formula="of:=POWER([.C1530]-6.75;2)" office:value-type="float" office:value="0.0234221793772909" calcext:value-type="float">
            <text:p>0.0234221794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419087" calcext:value-type="float">
            <text:p>6.419087</text:p>
          </table:table-cell>
          <table:table-cell office:value-type="float" office:value="6.597267734" calcext:value-type="float">
            <text:p>6.597267734</text:p>
          </table:table-cell>
          <table:table-cell table:formula="of:=POWER([.C1531]-6.75;2)" office:value-type="float" office:value="0.0233271450774948" calcext:value-type="float">
            <text:p>0.0233271451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430425" calcext:value-type="float">
            <text:p>6.430425</text:p>
          </table:table-cell>
          <table:table-cell office:value-type="float" office:value="6.5974744468" calcext:value-type="float">
            <text:p>6.5974744468</text:p>
          </table:table-cell>
          <table:table-cell table:formula="of:=POWER([.C1532]-6.75;2)" office:value-type="float" office:value="0.0232640443789661" calcext:value-type="float">
            <text:p>0.0232640444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4441" calcext:value-type="float">
            <text:p>6.4441</text:p>
          </table:table-cell>
          <table:table-cell office:value-type="float" office:value="6.5975648564" calcext:value-type="float">
            <text:p>6.5975648564</text:p>
          </table:table-cell>
          <table:table-cell table:formula="of:=POWER([.C1533]-6.75;2)" office:value-type="float" office:value="0.0232364730043526" calcext:value-type="float">
            <text:p>0.023236473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459538" calcext:value-type="float">
            <text:p>6.459538</text:p>
          </table:table-cell>
          <table:table-cell office:value-type="float" office:value="6.5975282181" calcext:value-type="float">
            <text:p>6.5975282181</text:p>
          </table:table-cell>
          <table:table-cell table:formula="of:=POWER([.C1534]-6.75;2)" office:value-type="float" office:value="0.0232476442757612" calcext:value-type="float">
            <text:p>0.0232476443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476109" calcext:value-type="float">
            <text:p>6.476109</text:p>
          </table:table-cell>
          <table:table-cell office:value-type="float" office:value="6.5973563511" calcext:value-type="float">
            <text:p>6.5973563511</text:p>
          </table:table-cell>
          <table:table-cell table:formula="of:=POWER([.C1535]-6.75;2)" office:value-type="float" office:value="0.0233000835495064" calcext:value-type="float">
            <text:p>0.0233000835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493213" calcext:value-type="float">
            <text:p>6.493213</text:p>
          </table:table-cell>
          <table:table-cell office:value-type="float" office:value="6.5970441968" calcext:value-type="float">
            <text:p>6.5970441968</text:p>
          </table:table-cell>
          <table:table-cell table:formula="of:=POWER([.C1536]-6.75;2)" office:value-type="float" office:value="0.0233954777325572" calcext:value-type="float">
            <text:p>0.0233954777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510346" calcext:value-type="float">
            <text:p>6.510346</text:p>
          </table:table-cell>
          <table:table-cell office:value-type="float" office:value="6.596589867" calcext:value-type="float">
            <text:p>6.596589867</text:p>
          </table:table-cell>
          <table:table-cell table:formula="of:=POWER([.C1537]-6.75;2)" office:value-type="float" office:value="0.0235346689070775" calcext:value-type="float">
            <text:p>0.0235346689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527147" calcext:value-type="float">
            <text:p>6.527147</text:p>
          </table:table-cell>
          <table:table-cell office:value-type="float" office:value="6.5959942021" calcext:value-type="float">
            <text:p>6.5959942021</text:p>
          </table:table-cell>
          <table:table-cell table:formula="of:=POWER([.C1538]-6.75;2)" office:value-type="float" office:value="0.0237177857868156" calcext:value-type="float">
            <text:p>0.0237177858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54341" calcext:value-type="float">
            <text:p>6.54341</text:p>
          </table:table-cell>
          <table:table-cell office:value-type="float" office:value="6.5952599043" calcext:value-type="float">
            <text:p>6.5952599043</text:p>
          </table:table-cell>
          <table:table-cell table:formula="of:=POWER([.C1539]-6.75;2)" office:value-type="float" office:value="0.0239444972172452" calcext:value-type="float">
            <text:p>0.0239444972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55909" calcext:value-type="float">
            <text:p>6.55909</text:p>
          </table:table-cell>
          <table:table-cell office:value-type="float" office:value="6.5943903883" calcext:value-type="float">
            <text:p>6.5943903883</text:p>
          </table:table-cell>
          <table:table-cell table:formula="of:=POWER([.C1540]-6.75;2)" office:value-type="float" office:value="0.0242143512534248" calcext:value-type="float">
            <text:p>0.0242143513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574275" calcext:value-type="float">
            <text:p>6.574275</text:p>
          </table:table-cell>
          <table:table-cell office:value-type="float" office:value="6.5933884468" calcext:value-type="float">
            <text:p>6.5933884468</text:p>
          </table:table-cell>
          <table:table-cell table:formula="of:=POWER([.C1541]-6.75;2)" office:value-type="float" office:value="0.0245271785957165" calcext:value-type="float">
            <text:p>0.0245271786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589155" calcext:value-type="float">
            <text:p>6.589155</text:p>
          </table:table-cell>
          <table:table-cell office:value-type="float" office:value="6.5922549628" calcext:value-type="float">
            <text:p>6.5922549628</text:p>
          </table:table-cell>
          <table:table-cell table:formula="of:=POWER([.C1542]-6.75;2)" office:value-type="float" office:value="0.0248834967612293" calcext:value-type="float">
            <text:p>0.0248834968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603975" calcext:value-type="float">
            <text:p>6.603975</text:p>
          </table:table-cell>
          <table:table-cell office:value-type="float" office:value="6.5909877819" calcext:value-type="float">
            <text:p>6.5909877819</text:p>
          </table:table-cell>
          <table:table-cell table:formula="of:=POWER([.C1543]-6.75;2)" office:value-type="float" office:value="0.025284885505082" calcext:value-type="float">
            <text:p>0.0252848855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618984" calcext:value-type="float">
            <text:p>6.618984</text:p>
          </table:table-cell>
          <table:table-cell office:value-type="float" office:value="6.5895809574" calcext:value-type="float">
            <text:p>6.5895809574</text:p>
          </table:table-cell>
          <table:table-cell table:formula="of:=POWER([.C1544]-6.75;2)" office:value-type="float" office:value="0.0257342692287006" calcext:value-type="float">
            <text:p>0.0257342692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634386" calcext:value-type="float">
            <text:p>6.634386</text:p>
          </table:table-cell>
          <table:table-cell office:value-type="float" office:value="6.5880244202" calcext:value-type="float">
            <text:p>6.5880244202</text:p>
          </table:table-cell>
          <table:table-cell table:formula="of:=POWER([.C1545]-6.75;2)" office:value-type="float" office:value="0.0262360884515462" calcext:value-type="float">
            <text:p>0.0262360885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650298" calcext:value-type="float">
            <text:p>6.650298</text:p>
          </table:table-cell>
          <table:table-cell office:value-type="float" office:value="6.586304117" calcext:value-type="float">
            <text:p>6.586304117</text:p>
          </table:table-cell>
          <table:table-cell table:formula="of:=POWER([.C1546]-6.75;2)" office:value-type="float" office:value="0.0267963421111497" calcext:value-type="float">
            <text:p>0.0267963421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666724" calcext:value-type="float">
            <text:p>6.666724</text:p>
          </table:table-cell>
          <table:table-cell office:value-type="float" office:value="6.5844024734" calcext:value-type="float">
            <text:p>6.5844024734</text:p>
          </table:table-cell>
          <table:table-cell table:formula="of:=POWER([.C1547]-6.75;2)" office:value-type="float" office:value="0.0274225408160377" calcext:value-type="float">
            <text:p>0.0274225408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68354" calcext:value-type="float">
            <text:p>6.68354</text:p>
          </table:table-cell>
          <table:table-cell office:value-type="float" office:value="6.5822989202" calcext:value-type="float">
            <text:p>6.5822989202</text:p>
          </table:table-cell>
          <table:table-cell table:formula="of:=POWER([.C1548]-6.75;2)" office:value-type="float" office:value="0.0281236521660858" calcext:value-type="float">
            <text:p>0.0281236522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7005" calcext:value-type="float">
            <text:p>6.7005</text:p>
          </table:table-cell>
          <table:table-cell office:value-type="float" office:value="6.5799699894" calcext:value-type="float">
            <text:p>6.5799699894</text:p>
          </table:table-cell>
          <table:table-cell table:formula="of:=POWER([.C1549]-6.75;2)" office:value-type="float" office:value="0.028910204504636" calcext:value-type="float">
            <text:p>0.0289102045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717266" calcext:value-type="float">
            <text:p>6.717266</text:p>
          </table:table-cell>
          <table:table-cell office:value-type="float" office:value="6.5773882074" calcext:value-type="float">
            <text:p>6.5773882074</text:p>
          </table:table-cell>
          <table:table-cell table:formula="of:=POWER([.C1550]-6.75;2)" office:value-type="float" office:value="0.0297948309445853" calcext:value-type="float">
            <text:p>0.0297948309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733444" calcext:value-type="float">
            <text:p>6.733444</text:p>
          </table:table-cell>
          <table:table-cell office:value-type="float" office:value="6.5745180372" calcext:value-type="float">
            <text:p>6.5745180372</text:p>
          </table:table-cell>
          <table:table-cell table:formula="of:=POWER([.C1551]-6.75;2)" office:value-type="float" office:value="0.0307939192681406" calcext:value-type="float">
            <text:p>0.0307939193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748631" calcext:value-type="float">
            <text:p>6.748631</text:p>
          </table:table-cell>
          <table:table-cell office:value-type="float" office:value="6.5713051117" calcext:value-type="float">
            <text:p>6.5713051117</text:p>
          </table:table-cell>
          <table:table-cell table:formula="of:=POWER([.C1552]-6.75;2)" office:value-type="float" office:value="0.0319318631045494" calcext:value-type="float">
            <text:p>0.0319318631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762465" calcext:value-type="float">
            <text:p>6.762465</text:p>
          </table:table-cell>
          <table:table-cell office:value-type="float" office:value="6.5676470957" calcext:value-type="float">
            <text:p>6.5676470957</text:p>
          </table:table-cell>
          <table:table-cell table:formula="of:=POWER([.C1553]-6.75;2)" office:value-type="float" office:value="0.033252581706645" calcext:value-type="float">
            <text:p>0.0332525817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774673" calcext:value-type="float">
            <text:p>6.774673</text:p>
          </table:table-cell>
          <table:table-cell office:value-type="float" office:value="6.5632986117" calcext:value-type="float">
            <text:p>6.5632986117</text:p>
          </table:table-cell>
          <table:table-cell table:formula="of:=POWER([.C1554]-6.75;2)" office:value-type="float" office:value="0.0348574083931472" calcext:value-type="float">
            <text:p>0.0348574084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785102" calcext:value-type="float">
            <text:p>6.785102</text:p>
          </table:table-cell>
          <table:table-cell office:value-type="float" office:value="6.5573946277" calcext:value-type="float">
            <text:p>6.5573946277</text:p>
          </table:table-cell>
          <table:table-cell table:formula="of:=POWER([.C1555]-6.75;2)" office:value-type="float" office:value="0.0370968294388216" calcext:value-type="float">
            <text:p>0.0370968294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793739" calcext:value-type="float">
            <text:p>6.793739</text:p>
          </table:table-cell>
          <table:table-cell office:value-type="float" office:value="6.5369992926" calcext:value-type="float">
            <text:p>6.5369992926</text:p>
          </table:table-cell>
          <table:table-cell table:formula="of:=POWER([.C1556]-6.75;2)" office:value-type="float" office:value="0.0453693013529004" calcext:value-type="float">
            <text:p>0.0453693014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800711" calcext:value-type="float">
            <text:p>6.800711</text:p>
          </table:table-cell>
          <table:table-cell office:value-type="float" office:value="6.5394330745" calcext:value-type="float">
            <text:p>6.5394330745</text:p>
          </table:table-cell>
          <table:table-cell table:formula="of:=POWER([.C1557]-6.75;2)" office:value-type="float" office:value="0.0443384301145226" calcext:value-type="float">
            <text:p>0.0443384301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806263" calcext:value-type="float">
            <text:p>6.806263</text:p>
          </table:table-cell>
          <table:table-cell office:value-type="float" office:value="6.5387287287" calcext:value-type="float">
            <text:p>6.5387287287</text:p>
          </table:table-cell>
          <table:table-cell table:formula="of:=POWER([.C1558]-6.75;2)" office:value-type="float" office:value="0.0446355500767183" calcext:value-type="float">
            <text:p>0.0446355501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810723" calcext:value-type="float">
            <text:p>6.810723</text:p>
          </table:table-cell>
          <table:table-cell office:value-type="float" office:value="6.5371272234" calcext:value-type="float">
            <text:p>6.5371272234</text:p>
          </table:table-cell>
          <table:table-cell table:formula="of:=POWER([.C1559]-6.75;2)" office:value-type="float" office:value="0.0453148190173936" calcext:value-type="float">
            <text:p>0.045314819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814455" calcext:value-type="float">
            <text:p>6.814455</text:p>
          </table:table-cell>
          <table:table-cell office:value-type="float" office:value="6.5350786702" calcext:value-type="float">
            <text:p>6.5350786702</text:p>
          </table:table-cell>
          <table:table-cell table:formula="of:=POWER([.C1560]-6.75;2)" office:value-type="float" office:value="0.0461911780030004" calcext:value-type="float">
            <text:p>0.046191178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817798" calcext:value-type="float">
            <text:p>6.817798</text:p>
          </table:table-cell>
          <table:table-cell office:value-type="float" office:value="6.5327494149" calcext:value-type="float">
            <text:p>6.5327494149</text:p>
          </table:table-cell>
          <table:table-cell table:formula="of:=POWER([.C1561]-6.75;2)" office:value-type="float" office:value="0.0471978167262925" calcext:value-type="float">
            <text:p>0.0471978167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821019" calcext:value-type="float">
            <text:p>6.821019</text:p>
          </table:table-cell>
          <table:table-cell office:value-type="float" office:value="6.5302177819" calcext:value-type="float">
            <text:p>6.5302177819</text:p>
          </table:table-cell>
          <table:table-cell table:formula="of:=POWER([.C1562]-6.75;2)" office:value-type="float" office:value="0.0483042233929559" calcext:value-type="float">
            <text:p>0.0483042234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824269" calcext:value-type="float">
            <text:p>6.824269</text:p>
          </table:table-cell>
          <table:table-cell office:value-type="float" office:value="6.527526117" calcext:value-type="float">
            <text:p>6.527526117</text:p>
          </table:table-cell>
          <table:table-cell table:formula="of:=POWER([.C1563]-6.75;2)" office:value-type="float" office:value="0.0494946286170978" calcext:value-type="float">
            <text:p>0.0494946286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827561" calcext:value-type="float">
            <text:p>6.827561</text:p>
          </table:table-cell>
          <table:table-cell office:value-type="float" office:value="6.5247007926" calcext:value-type="float">
            <text:p>6.5247007926</text:p>
          </table:table-cell>
          <table:table-cell table:formula="of:=POWER([.C1564]-6.75;2)" office:value-type="float" office:value="0.0507597328550682" calcext:value-type="float">
            <text:p>0.0507597329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830773" calcext:value-type="float">
            <text:p>6.830773</text:p>
          </table:table-cell>
          <table:table-cell office:value-type="float" office:value="6.5217620957" calcext:value-type="float">
            <text:p>6.5217620957</text:p>
          </table:table-cell>
          <table:table-cell table:formula="of:=POWER([.C1565]-6.75;2)" office:value-type="float" office:value="0.0520925409592561" calcext:value-type="float">
            <text:p>0.052092541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833665" calcext:value-type="float">
            <text:p>6.833665</text:p>
          </table:table-cell>
          <table:table-cell office:value-type="float" office:value="6.5187298989" calcext:value-type="float">
            <text:p>6.5187298989</text:p>
          </table:table-cell>
          <table:table-cell table:formula="of:=POWER([.C1566]-6.75;2)" office:value-type="float" office:value="0.0534858596628041" calcext:value-type="float">
            <text:p>0.0534858597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835923" calcext:value-type="float">
            <text:p>6.835923</text:p>
          </table:table-cell>
          <table:table-cell office:value-type="float" office:value="6.5156269628" calcext:value-type="float">
            <text:p>6.5156269628</text:p>
          </table:table-cell>
          <table:table-cell table:formula="of:=POWER([.C1567]-6.75;2)" office:value-type="float" office:value="0.0549307205663526" calcext:value-type="float">
            <text:p>0.0549307206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837217" calcext:value-type="float">
            <text:p>6.837217</text:p>
          </table:table-cell>
          <table:table-cell office:value-type="float" office:value="6.5124804574" calcext:value-type="float">
            <text:p>6.5124804574</text:p>
          </table:table-cell>
          <table:table-cell table:formula="of:=POWER([.C1568]-6.75;2)" office:value-type="float" office:value="0.0564155331169134" calcext:value-type="float">
            <text:p>0.0564155331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837251" calcext:value-type="float">
            <text:p>6.837251</text:p>
          </table:table-cell>
          <table:table-cell office:value-type="float" office:value="6.5093219681" calcext:value-type="float">
            <text:p>6.5093219681</text:p>
          </table:table-cell>
          <table:table-cell table:formula="of:=POWER([.C1569]-6.75;2)" office:value-type="float" office:value="0.0579259150392574" calcext:value-type="float">
            <text:p>0.057925915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835816" calcext:value-type="float">
            <text:p>6.835816</text:p>
          </table:table-cell>
          <table:table-cell office:value-type="float" office:value="6.5061863032" calcext:value-type="float">
            <text:p>6.5061863032</text:p>
          </table:table-cell>
          <table:table-cell table:formula="of:=POWER([.C1570]-6.75;2)" office:value-type="float" office:value="0.0594451187472824" calcext:value-type="float">
            <text:p>0.0594451187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832823" calcext:value-type="float">
            <text:p>6.832823</text:p>
          </table:table-cell>
          <table:table-cell office:value-type="float" office:value="6.5031094202" calcext:value-type="float">
            <text:p>6.5031094202</text:p>
          </table:table-cell>
          <table:table-cell table:formula="of:=POWER([.C1571]-6.75;2)" office:value-type="float" office:value="0.06095495839398" calcext:value-type="float">
            <text:p>0.0609549584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828312" calcext:value-type="float">
            <text:p>6.828312</text:p>
          </table:table-cell>
          <table:table-cell office:value-type="float" office:value="6.5001258936" calcext:value-type="float">
            <text:p>6.5001258936</text:p>
          </table:table-cell>
          <table:table-cell table:formula="of:=POWER([.C1572]-6.75;2)" office:value-type="float" office:value="0.0624370690491986" calcext:value-type="float">
            <text:p>0.062437069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822444" calcext:value-type="float">
            <text:p>6.822444</text:p>
          </table:table-cell>
          <table:table-cell office:value-type="float" office:value="6.4972664574" calcext:value-type="float">
            <text:p>6.4972664574</text:p>
          </table:table-cell>
          <table:table-cell table:formula="of:=POWER([.C1573]-6.75;2)" office:value-type="float" office:value="0.0638742435551459" calcext:value-type="float">
            <text:p>0.0638742436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81547" calcext:value-type="float">
            <text:p>6.81547</text:p>
          </table:table-cell>
          <table:table-cell office:value-type="float" office:value="6.4945559787" calcext:value-type="float">
            <text:p>6.4945559787</text:p>
          </table:table-cell>
          <table:table-cell table:formula="of:=POWER([.C1574]-6.75;2)" office:value-type="float" office:value="0.0652516480179147" calcext:value-type="float">
            <text:p>0.065251648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807685" calcext:value-type="float">
            <text:p>6.807685</text:p>
          </table:table-cell>
          <table:table-cell office:value-type="float" office:value="6.4920121968" calcext:value-type="float">
            <text:p>6.4920121968</text:p>
          </table:table-cell>
          <table:table-cell table:formula="of:=POWER([.C1575]-6.75;2)" office:value-type="float" office:value="0.0665577065999618" calcext:value-type="float">
            <text:p>0.0665577066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799382" calcext:value-type="float">
            <text:p>6.799382</text:p>
          </table:table-cell>
          <table:table-cell office:value-type="float" office:value="6.489645383" calcext:value-type="float">
            <text:p>6.489645383</text:p>
          </table:table-cell>
          <table:table-cell table:formula="of:=POWER([.C1576]-6.75;2)" office:value-type="float" office:value="0.0677845265932167" calcext:value-type="float">
            <text:p>0.0677845266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7908" calcext:value-type="float">
            <text:p>6.7908</text:p>
          </table:table-cell>
          <table:table-cell office:value-type="float" office:value="6.4874588723" calcext:value-type="float">
            <text:p>6.4874588723</text:p>
          </table:table-cell>
          <table:table-cell table:formula="of:=POWER([.C1577]-6.75;2)" office:value-type="float" office:value="0.0689278437339875" calcext:value-type="float">
            <text:p>0.0689278437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782095" calcext:value-type="float">
            <text:p>6.782095</text:p>
          </table:table-cell>
          <table:table-cell office:value-type="float" office:value="6.4854503511" calcext:value-type="float">
            <text:p>6.4854503511</text:p>
          </table:table-cell>
          <table:table-cell table:formula="of:=POWER([.C1578]-6.75;2)" office:value-type="float" office:value="0.0699865167331133" calcext:value-type="float">
            <text:p>0.0699865167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773319" calcext:value-type="float">
            <text:p>6.773319</text:p>
          </table:table-cell>
          <table:table-cell office:value-type="float" office:value="6.4836135638" calcext:value-type="float">
            <text:p>6.4836135638</text:p>
          </table:table-cell>
          <table:table-cell table:formula="of:=POWER([.C1579]-6.75;2)" office:value-type="float" office:value="0.0709617333913369" calcext:value-type="float">
            <text:p>0.0709617334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764422" calcext:value-type="float">
            <text:p>6.764422</text:p>
          </table:table-cell>
          <table:table-cell office:value-type="float" office:value="6.4819401862" calcext:value-type="float">
            <text:p>6.4819401862</text:p>
          </table:table-cell>
          <table:table-cell table:formula="of:=POWER([.C1580]-6.75;2)" office:value-type="float" office:value="0.0718560637744906" calcext:value-type="float">
            <text:p>0.0718560638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755266" calcext:value-type="float">
            <text:p>6.755266</text:p>
          </table:table-cell>
          <table:table-cell office:value-type="float" office:value="6.480421617" calcext:value-type="float">
            <text:p>6.480421617</text:p>
          </table:table-cell>
          <table:table-cell table:formula="of:=POWER([.C1581]-6.75;2)" office:value-type="float" office:value="0.0726725045808946" calcext:value-type="float">
            <text:p>0.0726725046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745654" calcext:value-type="float">
            <text:p>6.745654</text:p>
          </table:table-cell>
          <table:table-cell office:value-type="float" office:value="6.4790503936" calcext:value-type="float">
            <text:p>6.4790503936</text:p>
          </table:table-cell>
          <table:table-cell table:formula="of:=POWER([.C1582]-6.75;2)" office:value-type="float" office:value="0.0734136892083151" calcext:value-type="float">
            <text:p>0.0734136892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735369" calcext:value-type="float">
            <text:p>6.735369</text:p>
          </table:table-cell>
          <table:table-cell office:value-type="float" office:value="6.4778211968" calcext:value-type="float">
            <text:p>6.4778211968</text:p>
          </table:table-cell>
          <table:table-cell table:formula="of:=POWER([.C1583]-6.75;2)" office:value-type="float" office:value="0.0740813009113844" calcext:value-type="float">
            <text:p>0.0740813009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724202" calcext:value-type="float">
            <text:p>6.724202</text:p>
          </table:table-cell>
          <table:table-cell office:value-type="float" office:value="6.4767313191" calcext:value-type="float">
            <text:p>6.4767313191</text:p>
          </table:table-cell>
          <table:table-cell table:formula="of:=POWER([.C1584]-6.75;2)" office:value-type="float" office:value="0.0746757719608261" calcext:value-type="float">
            <text:p>0.074675772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711983" calcext:value-type="float">
            <text:p>6.711983</text:p>
          </table:table-cell>
          <table:table-cell office:value-type="float" office:value="6.4757807447" calcext:value-type="float">
            <text:p>6.4757807447</text:p>
          </table:table-cell>
          <table:table-cell table:formula="of:=POWER([.C1585]-6.75;2)" office:value-type="float" office:value="0.0751961999772867" calcext:value-type="float">
            <text:p>0.0751962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698603" calcext:value-type="float">
            <text:p>6.698603</text:p>
          </table:table-cell>
          <table:table-cell office:value-type="float" office:value="6.4749718457" calcext:value-type="float">
            <text:p>6.4749718457</text:p>
          </table:table-cell>
          <table:table-cell table:formula="of:=POWER([.C1586]-6.75;2)" office:value-type="float" office:value="0.0756404856576647" calcext:value-type="float">
            <text:p>0.0756404857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684022" calcext:value-type="float">
            <text:p>6.684022</text:p>
          </table:table-cell>
          <table:table-cell office:value-type="float" office:value="6.4743088564" calcext:value-type="float">
            <text:p>6.4743088564</text:p>
          </table:table-cell>
          <table:table-cell table:formula="of:=POWER([.C1587]-6.75;2)" office:value-type="float" office:value="0.0760056066594756" calcext:value-type="float">
            <text:p>0.0760056067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668276" calcext:value-type="float">
            <text:p>6.668276</text:p>
          </table:table-cell>
          <table:table-cell office:value-type="float" office:value="6.4737972553" calcext:value-type="float">
            <text:p>6.4737972553</text:p>
          </table:table-cell>
          <table:table-cell table:formula="of:=POWER([.C1588]-6.75;2)" office:value-type="float" office:value="0.0762879561798134" calcext:value-type="float">
            <text:p>0.0762879562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651472" calcext:value-type="float">
            <text:p>6.651472</text:p>
          </table:table-cell>
          <table:table-cell office:value-type="float" office:value="6.4734430745" calcext:value-type="float">
            <text:p>6.4734430745</text:p>
          </table:table-cell>
          <table:table-cell table:formula="of:=POWER([.C1589]-6.75;2)" office:value-type="float" office:value="0.0764837330420123" calcext:value-type="float">
            <text:p>0.076483733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633786" calcext:value-type="float">
            <text:p>6.633786</text:p>
          </table:table-cell>
          <table:table-cell office:value-type="float" office:value="6.4732522766" calcext:value-type="float">
            <text:p>6.4732522766</text:p>
          </table:table-cell>
          <table:table-cell table:formula="of:=POWER([.C1590]-6.75;2)" office:value-type="float" office:value="0.0765893024070828" calcext:value-type="float">
            <text:p>0.0765893024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61545" calcext:value-type="float">
            <text:p>6.61545</text:p>
          </table:table-cell>
          <table:table-cell office:value-type="float" office:value="6.473230117" calcext:value-type="float">
            <text:p>6.473230117</text:p>
          </table:table-cell>
          <table:table-cell table:formula="of:=POWER([.C1591]-6.75;2)" office:value-type="float" office:value="0.0766015681358337" calcext:value-type="float">
            <text:p>0.0766015681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596747" calcext:value-type="float">
            <text:p>6.596747</text:p>
          </table:table-cell>
          <table:table-cell office:value-type="float" office:value="6.473380633" calcext:value-type="float">
            <text:p>6.473380633</text:p>
          </table:table-cell>
          <table:table-cell table:formula="of:=POWER([.C1592]-6.75;2)" office:value-type="float" office:value="0.0765182741994809" calcext:value-type="float">
            <text:p>0.0765182742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577994" calcext:value-type="float">
            <text:p>6.577994</text:p>
          </table:table-cell>
          <table:table-cell office:value-type="float" office:value="6.4737061489" calcext:value-type="float">
            <text:p>6.4737061489</text:p>
          </table:table-cell>
          <table:table-cell table:formula="of:=POWER([.C1593]-6.75;2)" office:value-type="float" office:value="0.0763382921556691" calcext:value-type="float">
            <text:p>0.0763382922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559526" calcext:value-type="float">
            <text:p>6.559526</text:p>
          </table:table-cell>
          <table:table-cell office:value-type="float" office:value="6.474206883" calcext:value-type="float">
            <text:p>6.474206883</text:p>
          </table:table-cell>
          <table:table-cell table:formula="of:=POWER([.C1594]-6.75;2)" office:value-type="float" office:value="0.0760618433845757" calcext:value-type="float">
            <text:p>0.0760618434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541663" calcext:value-type="float">
            <text:p>6.541663</text:p>
          </table:table-cell>
          <table:table-cell office:value-type="float" office:value="6.4748807181" calcext:value-type="float">
            <text:p>6.4748807181</text:p>
          </table:table-cell>
          <table:table-cell table:formula="of:=POWER([.C1595]-6.75;2)" office:value-type="float" office:value="0.0756906192731719" calcext:value-type="float">
            <text:p>0.0756906193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524681" calcext:value-type="float">
            <text:p>6.524681</text:p>
          </table:table-cell>
          <table:table-cell office:value-type="float" office:value="6.4757231489" calcext:value-type="float">
            <text:p>6.4757231489</text:p>
          </table:table-cell>
          <table:table-cell table:formula="of:=POWER([.C1596]-6.75;2)" office:value-type="float" office:value="0.0752277910493314" calcext:value-type="float">
            <text:p>0.075227791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508768" calcext:value-type="float">
            <text:p>6.508768</text:p>
          </table:table-cell>
          <table:table-cell office:value-type="float" office:value="6.476727484" calcext:value-type="float">
            <text:p>6.476727484</text:p>
          </table:table-cell>
          <table:table-cell table:formula="of:=POWER([.C1597]-6.75;2)" office:value-type="float" office:value="0.07467786800097" calcext:value-type="float">
            <text:p>0.074677868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493984" calcext:value-type="float">
            <text:p>6.493984</text:p>
          </table:table-cell>
          <table:table-cell office:value-type="float" office:value="6.4778853564" calcext:value-type="float">
            <text:p>6.4778853564</text:p>
          </table:table-cell>
          <table:table-cell table:formula="of:=POWER([.C1598]-6.75;2)" office:value-type="float" office:value="0.0740463792615551" calcext:value-type="float">
            <text:p>0.0740463793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480232" calcext:value-type="float">
            <text:p>6.480232</text:p>
          </table:table-cell>
          <table:table-cell office:value-type="float" office:value="6.4791875266" calcext:value-type="float">
            <text:p>6.4791875266</text:p>
          </table:table-cell>
          <table:table-cell table:formula="of:=POWER([.C1599]-6.75;2)" office:value-type="float" office:value="0.0733393957490259" calcext:value-type="float">
            <text:p>0.0733393957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467235" calcext:value-type="float">
            <text:p>6.467235</text:p>
          </table:table-cell>
          <table:table-cell office:value-type="float" office:value="6.4806249149" calcext:value-type="float">
            <text:p>6.4806249149</text:p>
          </table:table-cell>
          <table:table-cell table:formula="of:=POWER([.C1600]-6.75;2)" office:value-type="float" office:value="0.0725629364726323" calcext:value-type="float">
            <text:p>0.0725629365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454557" calcext:value-type="float">
            <text:p>6.454557</text:p>
          </table:table-cell>
          <table:table-cell office:value-type="float" office:value="6.4821898191" calcext:value-type="float">
            <text:p>6.4821898191</text:p>
          </table:table-cell>
          <table:table-cell table:formula="of:=POWER([.C1601]-6.75;2)" office:value-type="float" office:value="0.0717222929936906" calcext:value-type="float">
            <text:p>0.071722293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441632" calcext:value-type="float">
            <text:p>6.441632</text:p>
          </table:table-cell>
          <table:table-cell office:value-type="float" office:value="6.4838770106" calcext:value-type="float">
            <text:p>6.4838770106</text:p>
          </table:table-cell>
          <table:table-cell table:formula="of:=POWER([.C1602]-6.75;2)" office:value-type="float" office:value="0.0708214454871927" calcext:value-type="float">
            <text:p>0.0708214455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427844" calcext:value-type="float">
            <text:p>6.427844</text:p>
          </table:table-cell>
          <table:table-cell office:value-type="float" office:value="6.4856847287" calcext:value-type="float">
            <text:p>6.4856847287</text:p>
          </table:table-cell>
          <table:table-cell table:formula="of:=POWER([.C1603]-6.75;2)" office:value-type="float" office:value="0.0698625626423927" calcext:value-type="float">
            <text:p>0.0698625626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412616" calcext:value-type="float">
            <text:p>6.412616</text:p>
          </table:table-cell>
          <table:table-cell office:value-type="float" office:value="6.4876151702" calcext:value-type="float">
            <text:p>6.4876151702</text:p>
          </table:table-cell>
          <table:table-cell table:formula="of:=POWER([.C1604]-6.75;2)" office:value-type="float" office:value="0.0688457989091751" calcext:value-type="float">
            <text:p>0.0688457989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395519" calcext:value-type="float">
            <text:p>6.395519</text:p>
          </table:table-cell>
          <table:table-cell office:value-type="float" office:value="6.4896744734" calcext:value-type="float">
            <text:p>6.4896744734</text:p>
          </table:table-cell>
          <table:table-cell table:formula="of:=POWER([.C1605]-6.75;2)" office:value-type="float" office:value="0.0677693797995673" calcext:value-type="float">
            <text:p>0.0677693798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37638" calcext:value-type="float">
            <text:p>6.37638</text:p>
          </table:table-cell>
          <table:table-cell office:value-type="float" office:value="6.4918720266" calcext:value-type="float">
            <text:p>6.4918720266</text:p>
          </table:table-cell>
          <table:table-cell table:formula="of:=POWER([.C1606]-6.75;2)" office:value-type="float" office:value="0.066630050651591" calcext:value-type="float">
            <text:p>0.0666300507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355354" calcext:value-type="float">
            <text:p>6.355354</text:p>
          </table:table-cell>
          <table:table-cell office:value-type="float" office:value="6.494219117" calcext:value-type="float">
            <text:p>6.494219117</text:p>
          </table:table-cell>
          <table:table-cell table:formula="of:=POWER([.C1607]-6.75;2)" office:value-type="float" office:value="0.0654238601082596" calcext:value-type="float">
            <text:p>0.0654238601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332975" calcext:value-type="float">
            <text:p>6.332975</text:p>
          </table:table-cell>
          <table:table-cell office:value-type="float" office:value="6.4967270426" calcext:value-type="float">
            <text:p>6.4967270426</text:p>
          </table:table-cell>
          <table:table-cell table:formula="of:=POWER([.C1608]-6.75;2)" office:value-type="float" office:value="0.0641471909501423" calcext:value-type="float">
            <text:p>0.064147191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310134" calcext:value-type="float">
            <text:p>6.310134</text:p>
          </table:table-cell>
          <table:table-cell office:value-type="float" office:value="6.4994048191" calcext:value-type="float">
            <text:p>6.4994048191</text:p>
          </table:table-cell>
          <table:table-cell table:formula="of:=POWER([.C1609]-6.75;2)" office:value-type="float" office:value="0.0627979446903035" calcext:value-type="float">
            <text:p>0.0627979447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288014" calcext:value-type="float">
            <text:p>6.288014</text:p>
          </table:table-cell>
          <table:table-cell office:value-type="float" office:value="6.5022568617" calcext:value-type="float">
            <text:p>6.5022568617</text:p>
          </table:table-cell>
          <table:table-cell table:formula="of:=POWER([.C1610]-6.75;2)" office:value-type="float" office:value="0.0613766625747328" calcext:value-type="float">
            <text:p>0.0613766626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267956" calcext:value-type="float">
            <text:p>6.267956</text:p>
          </table:table-cell>
          <table:table-cell office:value-type="float" office:value="6.5052808457" calcext:value-type="float">
            <text:p>6.5052808457</text:p>
          </table:table-cell>
          <table:table-cell table:formula="of:=POWER([.C1611]-6.75;2)" office:value-type="float" office:value="0.0598874644813073" calcext:value-type="float">
            <text:p>0.0598874645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251288" calcext:value-type="float">
            <text:p>6.251288</text:p>
          </table:table-cell>
          <table:table-cell office:value-type="float" office:value="6.5084662128" calcext:value-type="float">
            <text:p>6.5084662128</text:p>
          </table:table-cell>
          <table:table-cell table:formula="of:=POWER([.C1612]-6.75;2)" office:value-type="float" office:value="0.0583385703591748" calcext:value-type="float">
            <text:p>0.0583385704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239134" calcext:value-type="float">
            <text:p>6.239134</text:p>
          </table:table-cell>
          <table:table-cell office:value-type="float" office:value="6.5117935053" calcext:value-type="float">
            <text:p>6.5117935053</text:p>
          </table:table-cell>
          <table:table-cell table:formula="of:=POWER([.C1613]-6.75;2)" office:value-type="float" office:value="0.0567423341172611" calcext:value-type="float">
            <text:p>0.0567423341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232241" calcext:value-type="float">
            <text:p>6.232241</text:p>
          </table:table-cell>
          <table:table-cell office:value-type="float" office:value="6.5152347819" calcext:value-type="float">
            <text:p>6.5152347819</text:p>
          </table:table-cell>
          <table:table-cell table:formula="of:=POWER([.C1614]-6.75;2)" office:value-type="float" office:value="0.0551147076295404" calcext:value-type="float">
            <text:p>0.0551147076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230835" calcext:value-type="float">
            <text:p>6.230835</text:p>
          </table:table-cell>
          <table:table-cell office:value-type="float" office:value="6.5187551117" calcext:value-type="float">
            <text:p>6.5187551117</text:p>
          </table:table-cell>
          <table:table-cell table:formula="of:=POWER([.C1615]-6.75;2)" office:value-type="float" office:value="0.0534741983648795" calcext:value-type="float">
            <text:p>0.0534741984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234554" calcext:value-type="float">
            <text:p>6.234554</text:p>
          </table:table-cell>
          <table:table-cell office:value-type="float" office:value="6.5223150426" calcext:value-type="float">
            <text:p>6.5223150426</text:p>
          </table:table-cell>
          <table:table-cell table:formula="of:=POWER([.C1616]-6.75;2)" office:value-type="float" office:value="0.0518404398262399" calcext:value-type="float">
            <text:p>0.0518404398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242454" calcext:value-type="float">
            <text:p>6.242454</text:p>
          </table:table-cell>
          <table:table-cell office:value-type="float" office:value="6.5258738085" calcext:value-type="float">
            <text:p>6.5258738085</text:p>
          </table:table-cell>
          <table:table-cell table:formula="of:=POWER([.C1617]-6.75;2)" office:value-type="float" office:value="0.0502325497162946" calcext:value-type="float">
            <text:p>0.0502325497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253067" calcext:value-type="float">
            <text:p>6.253067</text:p>
          </table:table-cell>
          <table:table-cell office:value-type="float" office:value="6.5293928298" calcext:value-type="float">
            <text:p>6.5293928298</text:p>
          </table:table-cell>
          <table:table-cell table:formula="of:=POWER([.C1618]-6.75;2)" office:value-type="float" office:value="0.0486675235436518" calcext:value-type="float">
            <text:p>0.0486675235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264512" calcext:value-type="float">
            <text:p>6.264512</text:p>
          </table:table-cell>
          <table:table-cell office:value-type="float" office:value="6.5328393138" calcext:value-type="float">
            <text:p>6.5328393138</text:p>
          </table:table-cell>
          <table:table-cell table:formula="of:=POWER([.C1619]-6.75;2)" office:value-type="float" office:value="0.0471587636308548" calcext:value-type="float">
            <text:p>0.0471587636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274571" calcext:value-type="float">
            <text:p>6.274571</text:p>
          </table:table-cell>
          <table:table-cell office:value-type="float" office:value="6.5361895426" calcext:value-type="float">
            <text:p>6.5361895426</text:p>
          </table:table-cell>
          <table:table-cell table:formula="of:=POWER([.C1620]-6.75;2)" office:value-type="float" office:value="0.0457149116935973" calcext:value-type="float">
            <text:p>0.0457149117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280649" calcext:value-type="float">
            <text:p>6.280649</text:p>
          </table:table-cell>
          <table:table-cell office:value-type="float" office:value="6.5394319468" calcext:value-type="float">
            <text:p>6.5394319468</text:p>
          </table:table-cell>
          <table:table-cell table:formula="of:=POWER([.C1621]-6.75;2)" office:value-type="float" office:value="0.0443389050284381" calcext:value-type="float">
            <text:p>0.044338905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279367" calcext:value-type="float">
            <text:p>6.279367</text:p>
          </table:table-cell>
          <table:table-cell office:value-type="float" office:value="6.5425704255" calcext:value-type="float">
            <text:p>6.5425704255</text:p>
          </table:table-cell>
          <table:table-cell table:formula="of:=POWER([.C1622]-6.75;2)" office:value-type="float" office:value="0.043027028377251" calcext:value-type="float">
            <text:p>0.0430270284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264989" calcext:value-type="float">
            <text:p>6.264989</text:p>
          </table:table-cell>
          <table:table-cell office:value-type="float" office:value="6.5456296968" calcext:value-type="float">
            <text:p>6.5456296968</text:p>
          </table:table-cell>
          <table:table-cell table:formula="of:=POWER([.C1623]-6.75;2)" office:value-type="float" office:value="0.04176722083006" calcext:value-type="float">
            <text:p>0.0417672208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222714" calcext:value-type="float">
            <text:p>6.222714</text:p>
          </table:table-cell>
          <table:table-cell office:value-type="float" office:value="6.5486687394" calcext:value-type="float">
            <text:p>6.5486687394</text:p>
          </table:table-cell>
          <table:table-cell table:formula="of:=POWER([.C1624]-6.75;2)" office:value-type="float" office:value="0.0405342764947851" calcext:value-type="float">
            <text:p>0.0405342765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081508" calcext:value-type="float">
            <text:p>6.081508</text:p>
          </table:table-cell>
          <table:table-cell office:value-type="float" office:value="6.5518295266" calcext:value-type="float">
            <text:p>6.5518295266</text:p>
          </table:table-cell>
          <table:table-cell table:formula="of:=POWER([.C1625]-6.75;2)" office:value-type="float" office:value="0.0392715365275802" calcext:value-type="float">
            <text:p>0.0392715365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081508" calcext:value-type="float">
            <text:p>6.081508</text:p>
          </table:table-cell>
          <table:table-cell office:value-type="float" office:value="6.5556361968" calcext:value-type="float">
            <text:p>6.5556361968</text:p>
          </table:table-cell>
          <table:table-cell table:formula="of:=POWER([.C1626]-6.75;2)" office:value-type="float" office:value="0.0377772879943683" calcext:value-type="float">
            <text:p>0.037777288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645543" calcext:value-type="float">
            <text:p>6.645543</text:p>
          </table:table-cell>
          <table:table-cell office:value-type="float" office:value="6.5593395266" calcext:value-type="float">
            <text:p>6.5593395266</text:p>
          </table:table-cell>
          <table:table-cell table:formula="of:=POWER([.C1627]-6.75;2)" office:value-type="float" office:value="0.0363514161171122" calcext:value-type="float">
            <text:p>0.0363514161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49175" calcext:value-type="float">
            <text:p>6.49175</text:p>
          </table:table-cell>
          <table:table-cell office:value-type="float" office:value="6.5599444149" calcext:value-type="float">
            <text:p>6.5599444149</text:p>
          </table:table-cell>
          <table:table-cell table:formula="of:=POWER([.C1628]-6.75;2)" office:value-type="float" office:value="0.0361211254277032" calcext:value-type="float">
            <text:p>0.0361211254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432984" calcext:value-type="float">
            <text:p>6.432984</text:p>
          </table:table-cell>
          <table:table-cell office:value-type="float" office:value="6.5612763777" calcext:value-type="float">
            <text:p>6.5612763777</text:p>
          </table:table-cell>
          <table:table-cell table:formula="of:=POWER([.C1629]-6.75;2)" office:value-type="float" office:value="0.0356166056140329" calcext:value-type="float">
            <text:p>0.0356166056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397602" calcext:value-type="float">
            <text:p>6.397602</text:p>
          </table:table-cell>
          <table:table-cell office:value-type="float" office:value="6.5628382606" calcext:value-type="float">
            <text:p>6.5628382606</text:p>
          </table:table-cell>
          <table:table-cell table:formula="of:=POWER([.C1630]-6.75;2)" office:value-type="float" office:value="0.0350295166952337" calcext:value-type="float">
            <text:p>0.0350295167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372098" calcext:value-type="float">
            <text:p>6.372098</text:p>
          </table:table-cell>
          <table:table-cell office:value-type="float" office:value="6.5645138617" calcext:value-type="float">
            <text:p>6.5645138617</text:p>
          </table:table-cell>
          <table:table-cell table:formula="of:=POWER([.C1631]-6.75;2)" office:value-type="float" office:value="0.0344051075014467" calcext:value-type="float">
            <text:p>0.0344051075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352488" calcext:value-type="float">
            <text:p>6.352488</text:p>
          </table:table-cell>
          <table:table-cell office:value-type="float" office:value="6.5662576277" calcext:value-type="float">
            <text:p>6.5662576277</text:p>
          </table:table-cell>
          <table:table-cell table:formula="of:=POWER([.C1632]-6.75;2)" office:value-type="float" office:value="0.0337612593784319" calcext:value-type="float">
            <text:p>0.0337612594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337371" calcext:value-type="float">
            <text:p>6.337371</text:p>
          </table:table-cell>
          <table:table-cell office:value-type="float" office:value="6.5680431649" calcext:value-type="float">
            <text:p>6.5680431649</text:p>
          </table:table-cell>
          <table:table-cell table:formula="of:=POWER([.C1633]-6.75;2)" office:value-type="float" office:value="0.0331082898396087" calcext:value-type="float">
            <text:p>0.0331082898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326186" calcext:value-type="float">
            <text:p>6.326186</text:p>
          </table:table-cell>
          <table:table-cell office:value-type="float" office:value="6.5698489255" calcext:value-type="float">
            <text:p>6.5698489255</text:p>
          </table:table-cell>
          <table:table-cell table:formula="of:=POWER([.C1634]-6.75;2)" office:value-type="float" office:value="0.0324544096435047" calcext:value-type="float">
            <text:p>0.0324544096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318643" calcext:value-type="float">
            <text:p>6.318643</text:p>
          </table:table-cell>
          <table:table-cell office:value-type="float" office:value="6.5716534787" calcext:value-type="float">
            <text:p>6.5716534787</text:p>
          </table:table-cell>
          <table:table-cell table:formula="of:=POWER([.C1635]-6.75;2)" office:value-type="float" office:value="0.0318074816598113" calcext:value-type="float">
            <text:p>0.0318074817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31451" calcext:value-type="float">
            <text:p>6.31451</text:p>
          </table:table-cell>
          <table:table-cell office:value-type="float" office:value="6.5734341596" calcext:value-type="float">
            <text:p>6.5734341596</text:p>
          </table:table-cell>
          <table:table-cell table:formula="of:=POWER([.C1636]-6.75;2)" office:value-type="float" office:value="0.0311754959961584" calcext:value-type="float">
            <text:p>0.031175496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313539" calcext:value-type="float">
            <text:p>6.313539</text:p>
          </table:table-cell>
          <table:table-cell office:value-type="float" office:value="6.575167117" calcext:value-type="float">
            <text:p>6.575167117</text:p>
          </table:table-cell>
          <table:table-cell table:formula="of:=POWER([.C1637]-6.75;2)" office:value-type="float" office:value="0.0305665369780916" calcext:value-type="float">
            <text:p>0.030566537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315447" calcext:value-type="float">
            <text:p>6.315447</text:p>
          </table:table-cell>
          <table:table-cell office:value-type="float" office:value="6.5768280372" calcext:value-type="float">
            <text:p>6.5768280372</text:p>
          </table:table-cell>
          <table:table-cell table:formula="of:=POWER([.C1638]-6.75;2)" office:value-type="float" office:value="0.0299885287000045" calcext:value-type="float">
            <text:p>0.0299885287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319925" calcext:value-type="float">
            <text:p>6.319925</text:p>
          </table:table-cell>
          <table:table-cell office:value-type="float" office:value="6.5783931383" calcext:value-type="float">
            <text:p>6.5783931383</text:p>
          </table:table-cell>
          <table:table-cell table:formula="of:=POWER([.C1639]-6.75;2)" office:value-type="float" office:value="0.0294489149825229" calcext:value-type="float">
            <text:p>0.029448915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326653" calcext:value-type="float">
            <text:p>6.326653</text:p>
          </table:table-cell>
          <table:table-cell office:value-type="float" office:value="6.5798401968" calcext:value-type="float">
            <text:p>6.5798401968</text:p>
          </table:table-cell>
          <table:table-cell table:formula="of:=POWER([.C1640]-6.75;2)" office:value-type="float" office:value="0.0289543586250627" calcext:value-type="float">
            <text:p>0.0289543586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335319" calcext:value-type="float">
            <text:p>6.335319</text:p>
          </table:table-cell>
          <table:table-cell office:value-type="float" office:value="6.5811494894" calcext:value-type="float">
            <text:p>6.5811494894</text:p>
          </table:table-cell>
          <table:table-cell table:formula="of:=POWER([.C1641]-6.75;2)" office:value-type="float" office:value="0.0285104949298809" calcext:value-type="float">
            <text:p>0.0285104949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345627" calcext:value-type="float">
            <text:p>6.345627</text:p>
          </table:table-cell>
          <table:table-cell office:value-type="float" office:value="6.5823045372" calcext:value-type="float">
            <text:p>6.5823045372</text:p>
          </table:table-cell>
          <table:table-cell table:formula="of:=POWER([.C1642]-6.75;2)" office:value-type="float" office:value="0.0281217682437063" calcext:value-type="float">
            <text:p>0.0281217682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357309" calcext:value-type="float">
            <text:p>6.357309</text:p>
          </table:table-cell>
          <table:table-cell office:value-type="float" office:value="6.5832926277" calcext:value-type="float">
            <text:p>6.5832926277</text:p>
          </table:table-cell>
          <table:table-cell table:formula="of:=POWER([.C1643]-6.75;2)" office:value-type="float" office:value="0.0277913479791709" calcext:value-type="float">
            <text:p>0.027791348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370129" calcext:value-type="float">
            <text:p>6.370129</text:p>
          </table:table-cell>
          <table:table-cell office:value-type="float" office:value="6.5841051064" calcext:value-type="float">
            <text:p>6.5841051064</text:p>
          </table:table-cell>
          <table:table-cell table:formula="of:=POWER([.C1644]-6.75;2)" office:value-type="float" office:value="0.0275211157225553" calcext:value-type="float">
            <text:p>0.0275211157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383885" calcext:value-type="float">
            <text:p>6.383885</text:p>
          </table:table-cell>
          <table:table-cell office:value-type="float" office:value="6.5847374202" calcext:value-type="float">
            <text:p>6.5847374202</text:p>
          </table:table-cell>
          <table:table-cell table:formula="of:=POWER([.C1645]-6.75;2)" office:value-type="float" office:value="0.0273117202821515" calcext:value-type="float">
            <text:p>0.0273117203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398408" calcext:value-type="float">
            <text:p>6.398408</text:p>
          </table:table-cell>
          <table:table-cell office:value-type="float" office:value="6.5851890372" calcext:value-type="float">
            <text:p>6.5851890372</text:p>
          </table:table-cell>
          <table:table-cell table:formula="of:=POWER([.C1646]-6.75;2)" office:value-type="float" office:value="0.0271626534590629" calcext:value-type="float">
            <text:p>0.0271626535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413562" calcext:value-type="float">
            <text:p>6.413562</text:p>
          </table:table-cell>
          <table:table-cell office:value-type="float" office:value="6.5854631755" calcext:value-type="float">
            <text:p>6.5854631755</text:p>
          </table:table-cell>
          <table:table-cell table:formula="of:=POWER([.C1647]-6.75;2)" office:value-type="float" office:value="0.0270723666165437" calcext:value-type="float">
            <text:p>0.0270723666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429244" calcext:value-type="float">
            <text:p>6.429244</text:p>
          </table:table-cell>
          <table:table-cell office:value-type="float" office:value="6.5855664574" calcext:value-type="float">
            <text:p>6.5855664574</text:p>
          </table:table-cell>
          <table:table-cell table:formula="of:=POWER([.C1648]-6.75;2)" office:value-type="float" office:value="0.0270383899319861" calcext:value-type="float">
            <text:p>0.0270383899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445373" calcext:value-type="float">
            <text:p>6.445373</text:p>
          </table:table-cell>
          <table:table-cell office:value-type="float" office:value="6.5855084255" calcext:value-type="float">
            <text:p>6.5855084255</text:p>
          </table:table-cell>
          <table:table-cell table:formula="of:=POWER([.C1649]-6.75;2)" office:value-type="float" office:value="0.0270574780814889" calcext:value-type="float">
            <text:p>0.0270574781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461891" calcext:value-type="float">
            <text:p>6.461891</text:p>
          </table:table-cell>
          <table:table-cell office:value-type="float" office:value="6.5853009574" calcext:value-type="float">
            <text:p>6.5853009574</text:p>
          </table:table-cell>
          <table:table-cell table:formula="of:=POWER([.C1650]-6.75;2)" office:value-type="float" office:value="0.0271257746333565" calcext:value-type="float">
            <text:p>0.0271257746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478748" calcext:value-type="float">
            <text:p>6.478748</text:p>
          </table:table-cell>
          <table:table-cell office:value-type="float" office:value="6.5849574681" calcext:value-type="float">
            <text:p>6.5849574681</text:p>
          </table:table-cell>
          <table:table-cell table:formula="of:=POWER([.C1651]-6.75;2)" office:value-type="float" office:value="0.0272390373359626" calcext:value-type="float">
            <text:p>0.0272390373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495892" calcext:value-type="float">
            <text:p>6.495892</text:p>
          </table:table-cell>
          <table:table-cell office:value-type="float" office:value="6.5844919362" calcext:value-type="float">
            <text:p>6.5844919362</text:p>
          </table:table-cell>
          <table:table-cell table:formula="of:=POWER([.C1652]-6.75;2)" office:value-type="float" office:value="0.0273929191828248" calcext:value-type="float">
            <text:p>0.0273929192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513262" calcext:value-type="float">
            <text:p>6.513262</text:p>
          </table:table-cell>
          <table:table-cell office:value-type="float" office:value="6.583917766" calcext:value-type="float">
            <text:p>6.583917766</text:p>
          </table:table-cell>
          <table:table-cell table:formula="of:=POWER([.C1653]-6.75;2)" office:value-type="float" office:value="0.0275833084504308" calcext:value-type="float">
            <text:p>0.0275833085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530774" calcext:value-type="float">
            <text:p>6.530774</text:p>
          </table:table-cell>
          <table:table-cell office:value-type="float" office:value="6.5832464787" calcext:value-type="float">
            <text:p>6.5832464787</text:p>
          </table:table-cell>
          <table:table-cell table:formula="of:=POWER([.C1654]-6.75;2)" office:value-type="float" office:value="0.0278067368659497" calcext:value-type="float">
            <text:p>0.0278067369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548324" calcext:value-type="float">
            <text:p>6.548324</text:p>
          </table:table-cell>
          <table:table-cell office:value-type="float" office:value="6.5824864255" calcext:value-type="float">
            <text:p>6.5824864255</text:p>
          </table:table-cell>
          <table:table-cell table:formula="of:=POWER([.C1655]-6.75;2)" office:value-type="float" office:value="0.0280607976417671" calcext:value-type="float">
            <text:p>0.0280607976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565785" calcext:value-type="float">
            <text:p>6.565785</text:p>
          </table:table-cell>
          <table:table-cell office:value-type="float" office:value="6.5816415745" calcext:value-type="float">
            <text:p>6.5816415745</text:p>
          </table:table-cell>
          <table:table-cell table:formula="of:=POWER([.C1656]-6.75;2)" office:value-type="float" office:value="0.0283445594368391" calcext:value-type="float">
            <text:p>0.0283445594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583023" calcext:value-type="float">
            <text:p>6.583023</text:p>
          </table:table-cell>
          <table:table-cell office:value-type="float" office:value="6.580710617" calcext:value-type="float">
            <text:p>6.580710617</text:p>
          </table:table-cell>
          <table:table-cell table:formula="of:=POWER([.C1657]-6.75;2)" office:value-type="float" office:value="0.0286588951965206" calcext:value-type="float">
            <text:p>0.0286588952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599902" calcext:value-type="float">
            <text:p>6.599902</text:p>
          </table:table-cell>
          <table:table-cell office:value-type="float" office:value="6.5796864362" calcext:value-type="float">
            <text:p>6.5796864362</text:p>
          </table:table-cell>
          <table:table-cell table:formula="of:=POWER([.C1658]-6.75;2)" office:value-type="float" office:value="0.0290067100142566" calcext:value-type="float">
            <text:p>0.02900671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616303" calcext:value-type="float">
            <text:p>6.616303</text:p>
          </table:table-cell>
          <table:table-cell office:value-type="float" office:value="6.5785561223" calcext:value-type="float">
            <text:p>6.5785561223</text:p>
          </table:table-cell>
          <table:table-cell table:formula="of:=POWER([.C1659]-6.75;2)" office:value-type="float" office:value="0.0293930032008125" calcext:value-type="float">
            <text:p>0.0293930032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63213" calcext:value-type="float">
            <text:p>6.63213</text:p>
          </table:table-cell>
          <table:table-cell office:value-type="float" office:value="6.5773014415" calcext:value-type="float">
            <text:p>6.5773014415</text:p>
          </table:table-cell>
          <table:table-cell table:formula="of:=POWER([.C1660]-6.75;2)" office:value-type="float" office:value="0.0298247921079778" calcext:value-type="float">
            <text:p>0.0298247921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647315" calcext:value-type="float">
            <text:p>6.647315</text:p>
          </table:table-cell>
          <table:table-cell office:value-type="float" office:value="6.5758997713" calcext:value-type="float">
            <text:p>6.5758997713</text:p>
          </table:table-cell>
          <table:table-cell table:formula="of:=POWER([.C1661]-6.75;2)" office:value-type="float" office:value="0.0303108896333924" calcext:value-type="float">
            <text:p>0.0303108896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661818" calcext:value-type="float">
            <text:p>6.661818</text:p>
          </table:table-cell>
          <table:table-cell office:value-type="float" office:value="6.574325266" calcext:value-type="float">
            <text:p>6.574325266</text:p>
          </table:table-cell>
          <table:table-cell table:formula="of:=POWER([.C1662]-6.75;2)" office:value-type="float" office:value="0.0308616121659708" calcext:value-type="float">
            <text:p>0.0308616122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67562" calcext:value-type="float">
            <text:p>6.67562</text:p>
          </table:table-cell>
          <table:table-cell office:value-type="float" office:value="6.5725500532" calcext:value-type="float">
            <text:p>6.5725500532</text:p>
          </table:table-cell>
          <table:table-cell table:formula="of:=POWER([.C1663]-6.75;2)" office:value-type="float" office:value="0.0314884836193226" calcext:value-type="float">
            <text:p>0.0314884836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688715" calcext:value-type="float">
            <text:p>6.688715</text:p>
          </table:table-cell>
          <table:table-cell office:value-type="float" office:value="6.570545133" calcext:value-type="float">
            <text:p>6.570545133</text:p>
          </table:table-cell>
          <table:table-cell table:formula="of:=POWER([.C1664]-6.75;2)" office:value-type="float" office:value="0.0322040492899879" calcext:value-type="float">
            <text:p>0.0322040493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701103" calcext:value-type="float">
            <text:p>6.701103</text:p>
          </table:table-cell>
          <table:table-cell office:value-type="float" office:value="6.5682805904" calcext:value-type="float">
            <text:p>6.5682805904</text:p>
          </table:table-cell>
          <table:table-cell table:formula="of:=POWER([.C1665]-6.75;2)" office:value-type="float" office:value="0.0330219438253727" calcext:value-type="float">
            <text:p>0.0330219438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712787" calcext:value-type="float">
            <text:p>6.712787</text:p>
          </table:table-cell>
          <table:table-cell office:value-type="float" office:value="6.5657245638" calcext:value-type="float">
            <text:p>6.5657245638</text:p>
          </table:table-cell>
          <table:table-cell table:formula="of:=POWER([.C1666]-6.75;2)" office:value-type="float" office:value="0.0339574363867003" calcext:value-type="float">
            <text:p>0.0339574364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723776" calcext:value-type="float">
            <text:p>6.723776</text:p>
          </table:table-cell>
          <table:table-cell office:value-type="float" office:value="6.5628400585" calcext:value-type="float">
            <text:p>6.5628400585</text:p>
          </table:table-cell>
          <table:table-cell table:formula="of:=POWER([.C1667]-6.75;2)" office:value-type="float" office:value="0.0350288437022834" calcext:value-type="float">
            <text:p>0.0350288437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734095" calcext:value-type="float">
            <text:p>6.734095</text:p>
          </table:table-cell>
          <table:table-cell office:value-type="float" office:value="6.5595777394" calcext:value-type="float">
            <text:p>6.5595777394</text:p>
          </table:table-cell>
          <table:table-cell table:formula="of:=POWER([.C1668]-6.75;2)" office:value-type="float" office:value="0.0362606373320144" calcext:value-type="float">
            <text:p>0.0362606373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74379" calcext:value-type="float">
            <text:p>6.74379</text:p>
          </table:table-cell>
          <table:table-cell office:value-type="float" office:value="6.5558598936" calcext:value-type="float">
            <text:p>6.5558598936</text:p>
          </table:table-cell>
          <table:table-cell table:formula="of:=POWER([.C1669]-6.75;2)" office:value-type="float" office:value="0.0376903809130033" calcext:value-type="float">
            <text:p>0.0376903809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752937" calcext:value-type="float">
            <text:p>6.752937</text:p>
          </table:table-cell>
          <table:table-cell office:value-type="float" office:value="6.5515411915" calcext:value-type="float">
            <text:p>6.5515411915</text:p>
          </table:table-cell>
          <table:table-cell table:formula="of:=POWER([.C1670]-6.75;2)" office:value-type="float" office:value="0.0393858986712396" calcext:value-type="float">
            <text:p>0.0393858987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76164" calcext:value-type="float">
            <text:p>6.76164</text:p>
          </table:table-cell>
          <table:table-cell office:value-type="float" office:value="6.5462892181" calcext:value-type="float">
            <text:p>6.5462892181</text:p>
          </table:table-cell>
          <table:table-cell table:formula="of:=POWER([.C1671]-6.75;2)" office:value-type="float" office:value="0.0414980826623093" calcext:value-type="float">
            <text:p>0.0414980827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770023" calcext:value-type="float">
            <text:p>6.770023</text:p>
          </table:table-cell>
          <table:table-cell office:value-type="float" office:value="6.5390429787" calcext:value-type="float">
            <text:p>6.5390429787</text:p>
          </table:table-cell>
          <table:table-cell table:formula="of:=POWER([.C1672]-6.75;2)" office:value-type="float" office:value="0.0445028648357685" calcext:value-type="float">
            <text:p>0.0445028648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77821" calcext:value-type="float">
            <text:p>6.77821</text:p>
          </table:table-cell>
          <table:table-cell office:value-type="float" office:value="6.5201831862" calcext:value-type="float">
            <text:p>6.5201831862</text:p>
          </table:table-cell>
          <table:table-cell table:formula="of:=POWER([.C1673]-6.75;2)" office:value-type="float" office:value="0.052815767905184" calcext:value-type="float">
            <text:p>0.0528157679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7863" calcext:value-type="float">
            <text:p>6.7863</text:p>
          </table:table-cell>
          <table:table-cell office:value-type="float" office:value="6.5282131277" calcext:value-type="float">
            <text:p>6.5282131277</text:p>
          </table:table-cell>
          <table:table-cell table:formula="of:=POWER([.C1674]-6.75;2)" office:value-type="float" office:value="0.0491894167246165" calcext:value-type="float">
            <text:p>0.0491894167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794344" calcext:value-type="float">
            <text:p>6.794344</text:p>
          </table:table-cell>
          <table:table-cell office:value-type="float" office:value="6.5289648777" calcext:value-type="float">
            <text:p>6.5289648777</text:p>
          </table:table-cell>
          <table:table-cell table:formula="of:=POWER([.C1675]-6.75;2)" office:value-type="float" office:value="0.048856525290176" calcext:value-type="float">
            <text:p>0.0488565253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802325" calcext:value-type="float">
            <text:p>6.802325</text:p>
          </table:table-cell>
          <table:table-cell office:value-type="float" office:value="6.5280559628" calcext:value-type="float">
            <text:p>6.5280559628</text:p>
          </table:table-cell>
          <table:table-cell table:formula="of:=POWER([.C1676]-6.75;2)" office:value-type="float" office:value="0.049259155648635" calcext:value-type="float">
            <text:p>0.0492591556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810149" calcext:value-type="float">
            <text:p>6.810149</text:p>
          </table:table-cell>
          <table:table-cell office:value-type="float" office:value="6.5263730691" calcext:value-type="float">
            <text:p>6.5263730691</text:p>
          </table:table-cell>
          <table:table-cell table:formula="of:=POWER([.C1677]-6.75;2)" office:value-type="float" office:value="0.0500090042237534" calcext:value-type="float">
            <text:p>0.0500090042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817654" calcext:value-type="float">
            <text:p>6.817654</text:p>
          </table:table-cell>
          <table:table-cell office:value-type="float" office:value="6.5242305" calcext:value-type="float">
            <text:p>6.5242305</text:p>
          </table:table-cell>
          <table:table-cell table:formula="of:=POWER([.C1678]-6.75;2)" office:value-type="float" office:value="0.0509718671302501" calcext:value-type="float">
            <text:p>0.0509718671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824629" calcext:value-type="float">
            <text:p>6.824629</text:p>
          </table:table-cell>
          <table:table-cell office:value-type="float" office:value="6.5217826277" calcext:value-type="float">
            <text:p>6.5217826277</text:p>
          </table:table-cell>
          <table:table-cell table:formula="of:=POWER([.C1679]-6.75;2)" office:value-type="float" office:value="0.0520831690195166" calcext:value-type="float">
            <text:p>0.052083169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83085" calcext:value-type="float">
            <text:p>6.83085</text:p>
          </table:table-cell>
          <table:table-cell office:value-type="float" office:value="6.5191220957" calcext:value-type="float">
            <text:p>6.5191220957</text:p>
          </table:table-cell>
          <table:table-cell table:formula="of:=POWER([.C1680]-6.75;2)" office:value-type="float" office:value="0.0533046066939599" calcext:value-type="float">
            <text:p>0.0533046067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836111" calcext:value-type="float">
            <text:p>6.836111</text:p>
          </table:table-cell>
          <table:table-cell office:value-type="float" office:value="6.5163130319" calcext:value-type="float">
            <text:p>6.5163130319</text:p>
          </table:table-cell>
          <table:table-cell table:formula="of:=POWER([.C1681]-6.75;2)" office:value-type="float" office:value="0.0546095990597703" calcext:value-type="float">
            <text:p>0.0546095991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840257" calcext:value-type="float">
            <text:p>6.840257</text:p>
          </table:table-cell>
          <table:table-cell office:value-type="float" office:value="6.5134046543" calcext:value-type="float">
            <text:p>6.5134046543</text:p>
          </table:table-cell>
          <table:table-cell table:formula="of:=POWER([.C1682]-6.75;2)" office:value-type="float" office:value="0.0559773576069023" calcext:value-type="float">
            <text:p>0.0559773576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843209" calcext:value-type="float">
            <text:p>6.843209</text:p>
          </table:table-cell>
          <table:table-cell office:value-type="float" office:value="6.5104374255" calcext:value-type="float">
            <text:p>6.5104374255</text:p>
          </table:table-cell>
          <table:table-cell table:formula="of:=POWER([.C1683]-6.75;2)" office:value-type="float" office:value="0.057390227101068" calcext:value-type="float">
            <text:p>0.0573902271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844966" calcext:value-type="float">
            <text:p>6.844966</text:p>
          </table:table-cell>
          <table:table-cell office:value-type="float" office:value="6.5074459362" calcext:value-type="float">
            <text:p>6.5074459362</text:p>
          </table:table-cell>
          <table:table-cell table:formula="of:=POWER([.C1684]-6.75;2)" office:value-type="float" office:value="0.0588324738658945" calcext:value-type="float">
            <text:p>0.0588324739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845599" calcext:value-type="float">
            <text:p>6.845599</text:p>
          </table:table-cell>
          <table:table-cell office:value-type="float" office:value="6.5044602074" calcext:value-type="float">
            <text:p>6.5044602074</text:p>
          </table:table-cell>
          <table:table-cell table:formula="of:=POWER([.C1685]-6.75;2)" office:value-type="float" office:value="0.0602897897500509" calcext:value-type="float">
            <text:p>0.0602897898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845225" calcext:value-type="float">
            <text:p>6.845225</text:p>
          </table:table-cell>
          <table:table-cell office:value-type="float" office:value="6.501506266" calcext:value-type="float">
            <text:p>6.501506266</text:p>
          </table:table-cell>
          <table:table-cell table:formula="of:=POWER([.C1686]-6.75;2)" office:value-type="float" office:value="0.0617491358372629" calcext:value-type="float">
            <text:p>0.0617491358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843981" calcext:value-type="float">
            <text:p>6.843981</text:p>
          </table:table-cell>
          <table:table-cell office:value-type="float" office:value="6.4986063883" calcext:value-type="float">
            <text:p>6.4986063883</text:p>
          </table:table-cell>
          <table:table-cell table:formula="of:=POWER([.C1687]-6.75;2)" office:value-type="float" office:value="0.0631987480035705" calcext:value-type="float">
            <text:p>0.063198748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841988" calcext:value-type="float">
            <text:p>6.841988</text:p>
          </table:table-cell>
          <table:table-cell office:value-type="float" office:value="6.4957792447" calcext:value-type="float">
            <text:p>6.4957792447</text:p>
          </table:table-cell>
          <table:table-cell table:formula="of:=POWER([.C1688]-6.75;2)" office:value-type="float" office:value="0.0646281924253027" calcext:value-type="float">
            <text:p>0.0646281924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839322" calcext:value-type="float">
            <text:p>6.839322</text:p>
          </table:table-cell>
          <table:table-cell office:value-type="float" office:value="6.4930401489" calcext:value-type="float">
            <text:p>6.4930401489</text:p>
          </table:table-cell>
          <table:table-cell table:formula="of:=POWER([.C1689]-6.75;2)" office:value-type="float" office:value="0.0660283650773339" calcext:value-type="float">
            <text:p>0.0660283651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836008" calcext:value-type="float">
            <text:p>6.836008</text:p>
          </table:table-cell>
          <table:table-cell office:value-type="float" office:value="6.4904013777" calcext:value-type="float">
            <text:p>6.4904013777</text:p>
          </table:table-cell>
          <table:table-cell table:formula="of:=POWER([.C1690]-6.75;2)" office:value-type="float" office:value="0.0673914447000583" calcext:value-type="float">
            <text:p>0.0673914447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83201" calcext:value-type="float">
            <text:p>6.83201</text:p>
          </table:table-cell>
          <table:table-cell office:value-type="float" office:value="6.4878725745" calcext:value-type="float">
            <text:p>6.4878725745</text:p>
          </table:table-cell>
          <table:table-cell table:formula="of:=POWER([.C1691]-6.75;2)" office:value-type="float" office:value="0.0687107871992581" calcext:value-type="float">
            <text:p>0.0687107872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827245" calcext:value-type="float">
            <text:p>6.827245</text:p>
          </table:table-cell>
          <table:table-cell office:value-type="float" office:value="6.4854612394" calcext:value-type="float">
            <text:p>6.4854612394</text:p>
          </table:table-cell>
          <table:table-cell table:formula="of:=POWER([.C1692]-6.75;2)" office:value-type="float" office:value="0.069980755859784" calcext:value-type="float">
            <text:p>0.0699807559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821605" calcext:value-type="float">
            <text:p>6.821605</text:p>
          </table:table-cell>
          <table:table-cell office:value-type="float" office:value="6.4831731862" calcext:value-type="float">
            <text:p>6.4831731862</text:p>
          </table:table-cell>
          <table:table-cell table:formula="of:=POWER([.C1693]-6.75;2)" office:value-type="float" office:value="0.0711965485626598" calcext:value-type="float">
            <text:p>0.0711965486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814979" calcext:value-type="float">
            <text:p>6.814979</text:p>
          </table:table-cell>
          <table:table-cell office:value-type="float" office:value="6.4810129628" calcext:value-type="float">
            <text:p>6.4810129628</text:p>
          </table:table-cell>
          <table:table-cell table:formula="of:=POWER([.C1694]-6.75;2)" office:value-type="float" office:value="0.072354026181634" calcext:value-type="float">
            <text:p>0.0723540262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807279" calcext:value-type="float">
            <text:p>6.807279</text:p>
          </table:table-cell>
          <table:table-cell office:value-type="float" office:value="6.4789842021" calcext:value-type="float">
            <text:p>6.4789842021</text:p>
          </table:table-cell>
          <table:table-cell table:formula="of:=POWER([.C1695]-6.75;2)" office:value-type="float" office:value="0.0734495627113734" calcext:value-type="float">
            <text:p>0.0734495627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798452" calcext:value-type="float">
            <text:p>6.798452</text:p>
          </table:table-cell>
          <table:table-cell office:value-type="float" office:value="6.4770898723" calcext:value-type="float">
            <text:p>6.4770898723</text:p>
          </table:table-cell>
          <table:table-cell table:formula="of:=POWER([.C1696]-6.75;2)" office:value-type="float" office:value="0.0744799378012305" calcext:value-type="float">
            <text:p>0.0744799378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788491" calcext:value-type="float">
            <text:p>6.788491</text:p>
          </table:table-cell>
          <table:table-cell office:value-type="float" office:value="6.4753324894" calcext:value-type="float">
            <text:p>6.4753324894</text:p>
          </table:table-cell>
          <table:table-cell table:formula="of:=POWER([.C1697]-6.75;2)" office:value-type="float" office:value="0.0754422413792009" calcext:value-type="float">
            <text:p>0.0754422414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777428" calcext:value-type="float">
            <text:p>6.777428</text:p>
          </table:table-cell>
          <table:table-cell office:value-type="float" office:value="6.4737142979" calcext:value-type="float">
            <text:p>6.4737142979</text:p>
          </table:table-cell>
          <table:table-cell table:formula="of:=POWER([.C1698]-6.75;2)" office:value-type="float" office:value="0.07633378918489" calcext:value-type="float">
            <text:p>0.0763337892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765329" calcext:value-type="float">
            <text:p>6.765329</text:p>
          </table:table-cell>
          <table:table-cell office:value-type="float" office:value="6.4722374521" calcext:value-type="float">
            <text:p>6.4722374521</text:p>
          </table:table-cell>
          <table:table-cell table:formula="of:=POWER([.C1699]-6.75;2)" office:value-type="float" office:value="0.0771520330158999" calcext:value-type="float">
            <text:p>0.077152033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752277" calcext:value-type="float">
            <text:p>6.752277</text:p>
          </table:table-cell>
          <table:table-cell office:value-type="float" office:value="6.4709042234" calcext:value-type="float">
            <text:p>6.4709042234</text:p>
          </table:table-cell>
          <table:table-cell table:formula="of:=POWER([.C1700]-6.75;2)" office:value-type="float" office:value="0.0778944525159572" calcext:value-type="float">
            <text:p>0.0778944525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738355" calcext:value-type="float">
            <text:p>6.738355</text:p>
          </table:table-cell>
          <table:table-cell office:value-type="float" office:value="6.4697172606" calcext:value-type="float">
            <text:p>6.4697172606</text:p>
          </table:table-cell>
          <table:table-cell table:formula="of:=POWER([.C1701]-6.75;2)" office:value-type="float" office:value="0.0785584140055681" calcext:value-type="float">
            <text:p>0.078558414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723642" calcext:value-type="float">
            <text:p>6.723642</text:p>
          </table:table-cell>
          <table:table-cell office:value-type="float" office:value="6.4686798457" calcext:value-type="float">
            <text:p>6.4686798457</text:p>
          </table:table-cell>
          <table:table-cell table:formula="of:=POWER([.C1702]-6.75;2)" office:value-type="float" office:value="0.079141029215376" calcext:value-type="float">
            <text:p>0.0791410292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708203" calcext:value-type="float">
            <text:p>6.708203</text:p>
          </table:table-cell>
          <table:table-cell office:value-type="float" office:value="6.4677961011" calcext:value-type="float">
            <text:p>6.4677961011</text:p>
          </table:table-cell>
          <table:table-cell table:formula="of:=POWER([.C1703]-6.75;2)" office:value-type="float" office:value="0.0796390405543613" calcext:value-type="float">
            <text:p>0.0796390406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692098" calcext:value-type="float">
            <text:p>6.692098</text:p>
          </table:table-cell>
          <table:table-cell office:value-type="float" office:value="6.4670710904" calcext:value-type="float">
            <text:p>6.4670710904</text:p>
          </table:table-cell>
          <table:table-cell table:formula="of:=POWER([.C1704]-6.75;2)" office:value-type="float" office:value="0.0800487678874449" calcext:value-type="float">
            <text:p>0.0800487679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675386" calcext:value-type="float">
            <text:p>6.675386</text:p>
          </table:table-cell>
          <table:table-cell office:value-type="float" office:value="6.4665107234" calcext:value-type="float">
            <text:p>6.4665107234</text:p>
          </table:table-cell>
          <table:table-cell table:formula="of:=POWER([.C1705]-6.75;2)" office:value-type="float" office:value="0.0803661699471914" calcext:value-type="float">
            <text:p>0.0803661699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658145" calcext:value-type="float">
            <text:p>6.658145</text:p>
          </table:table-cell>
          <table:table-cell office:value-type="float" office:value="6.4661214521" calcext:value-type="float">
            <text:p>6.4661214521</text:p>
          </table:table-cell>
          <table:table-cell table:formula="of:=POWER([.C1706]-6.75;2)" office:value-type="float" office:value="0.0805870299578124" calcext:value-type="float">
            <text:p>0.08058703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64048" calcext:value-type="float">
            <text:p>6.64048</text:p>
          </table:table-cell>
          <table:table-cell office:value-type="float" office:value="6.4659096809" calcext:value-type="float">
            <text:p>6.4659096809</text:p>
          </table:table-cell>
          <table:table-cell table:formula="of:=POWER([.C1707]-6.75;2)" office:value-type="float" office:value="0.0807073094063397" calcext:value-type="float">
            <text:p>0.0807073094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622533" calcext:value-type="float">
            <text:p>6.622533</text:p>
          </table:table-cell>
          <table:table-cell office:value-type="float" office:value="6.4658810319" calcext:value-type="float">
            <text:p>6.4658810319</text:p>
          </table:table-cell>
          <table:table-cell table:formula="of:=POWER([.C1708]-6.75;2)" office:value-type="float" office:value="0.0807235880342086" calcext:value-type="float">
            <text:p>0.080723588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604489" calcext:value-type="float">
            <text:p>6.604489</text:p>
          </table:table-cell>
          <table:table-cell office:value-type="float" office:value="6.4660394734" calcext:value-type="float">
            <text:p>6.4660394734</text:p>
          </table:table-cell>
          <table:table-cell table:formula="of:=POWER([.C1709]-6.75;2)" office:value-type="float" office:value="0.0806335806669491" calcext:value-type="float">
            <text:p>0.0806335807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586563" calcext:value-type="float">
            <text:p>6.586563</text:p>
          </table:table-cell>
          <table:table-cell office:value-type="float" office:value="6.466386484" calcext:value-type="float">
            <text:p>6.466386484</text:p>
          </table:table-cell>
          <table:table-cell table:formula="of:=POWER([.C1710]-6.75;2)" office:value-type="float" office:value="0.0804366264578822" calcext:value-type="float">
            <text:p>0.0804366265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568991" calcext:value-type="float">
            <text:p>6.568991</text:p>
          </table:table-cell>
          <table:table-cell office:value-type="float" office:value="6.4669204043" calcext:value-type="float">
            <text:p>6.4669204043</text:p>
          </table:table-cell>
          <table:table-cell table:formula="of:=POWER([.C1711]-6.75;2)" office:value-type="float" office:value="0.0801340575016756" calcext:value-type="float">
            <text:p>0.0801340575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551999" calcext:value-type="float">
            <text:p>6.551999</text:p>
          </table:table-cell>
          <table:table-cell office:value-type="float" office:value="6.4676360745" calcext:value-type="float">
            <text:p>6.4676360745</text:p>
          </table:table-cell>
          <table:table-cell table:formula="of:=POWER([.C1712]-6.75;2)" office:value-type="float" office:value="0.0797293864237697" calcext:value-type="float">
            <text:p>0.0797293864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535788" calcext:value-type="float">
            <text:p>6.535788</text:p>
          </table:table-cell>
          <table:table-cell office:value-type="float" office:value="6.4685249362" calcext:value-type="float">
            <text:p>6.4685249362</text:p>
          </table:table-cell>
          <table:table-cell table:formula="of:=POWER([.C1713]-6.75;2)" office:value-type="float" office:value="0.0792282115412143" calcext:value-type="float">
            <text:p>0.0792282115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520501" calcext:value-type="float">
            <text:p>6.520501</text:p>
          </table:table-cell>
          <table:table-cell office:value-type="float" office:value="6.469575484" calcext:value-type="float">
            <text:p>6.469575484</text:p>
          </table:table-cell>
          <table:table-cell table:formula="of:=POWER([.C1714]-6.75;2)" office:value-type="float" office:value="0.0786379091738343" calcext:value-type="float">
            <text:p>0.0786379092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506211" calcext:value-type="float">
            <text:p>6.506211</text:p>
          </table:table-cell>
          <table:table-cell office:value-type="float" office:value="6.4707741702" calcext:value-type="float">
            <text:p>6.4707741702</text:p>
          </table:table-cell>
          <table:table-cell table:formula="of:=POWER([.C1715]-6.75;2)" office:value-type="float" office:value="0.0779670640274984" calcext:value-type="float">
            <text:p>0.077967064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492914" calcext:value-type="float">
            <text:p>6.492914</text:p>
          </table:table-cell>
          <table:table-cell office:value-type="float" office:value="6.4721065266" calcext:value-type="float">
            <text:p>6.4721065266</text:p>
          </table:table-cell>
          <table:table-cell table:formula="of:=POWER([.C1716]-6.75;2)" office:value-type="float" office:value="0.0772247825583164" calcext:value-type="float">
            <text:p>0.0772247826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480532" calcext:value-type="float">
            <text:p>6.480532</text:p>
          </table:table-cell>
          <table:table-cell office:value-type="float" office:value="6.4735583883" calcext:value-type="float">
            <text:p>6.4735583883</text:p>
          </table:table-cell>
          <table:table-cell table:formula="of:=POWER([.C1717]-6.75;2)" office:value-type="float" office:value="0.0764199646792937" calcext:value-type="float">
            <text:p>0.0764199647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468931" calcext:value-type="float">
            <text:p>6.468931</text:p>
          </table:table-cell>
          <table:table-cell office:value-type="float" office:value="6.4751170372" calcext:value-type="float">
            <text:p>6.4751170372</text:p>
          </table:table-cell>
          <table:table-cell table:formula="of:=POWER([.C1718]-6.75;2)" office:value-type="float" office:value="0.0755606432377059" calcext:value-type="float">
            <text:p>0.0755606432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457949" calcext:value-type="float">
            <text:p>6.457949</text:p>
          </table:table-cell>
          <table:table-cell office:value-type="float" office:value="6.4767720638" calcext:value-type="float">
            <text:p>6.4767720638</text:p>
          </table:table-cell>
          <table:table-cell table:formula="of:=POWER([.C1719]-6.75;2)" office:value-type="float" office:value="0.0746535051201111" calcext:value-type="float">
            <text:p>0.0746535051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447422" calcext:value-type="float">
            <text:p>6.447422</text:p>
          </table:table-cell>
          <table:table-cell office:value-type="float" office:value="6.4785158245" calcext:value-type="float">
            <text:p>6.4785158245</text:p>
          </table:table-cell>
          <table:table-cell table:formula="of:=POWER([.C1720]-6.75;2)" office:value-type="float" office:value="0.073703657546915" calcext:value-type="float">
            <text:p>0.0737036575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437212" calcext:value-type="float">
            <text:p>6.437212</text:p>
          </table:table-cell>
          <table:table-cell office:value-type="float" office:value="6.4803434628" calcext:value-type="float">
            <text:p>6.4803434628</text:p>
          </table:table-cell>
          <table:table-cell table:formula="of:=POWER([.C1721]-6.75;2)" office:value-type="float" office:value="0.0727146480546952" calcext:value-type="float">
            <text:p>0.0727146481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427227" calcext:value-type="float">
            <text:p>6.427227</text:p>
          </table:table-cell>
          <table:table-cell office:value-type="float" office:value="6.482252484" calcext:value-type="float">
            <text:p>6.482252484</text:p>
          </table:table-cell>
          <table:table-cell table:formula="of:=POWER([.C1722]-6.75;2)" office:value-type="float" office:value="0.0716887323241703" calcext:value-type="float">
            <text:p>0.0716887323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417424" calcext:value-type="float">
            <text:p>6.417424</text:p>
          </table:table-cell>
          <table:table-cell office:value-type="float" office:value="6.4842420372" calcext:value-type="float">
            <text:p>6.4842420372</text:p>
          </table:table-cell>
          <table:table-cell table:formula="of:=POWER([.C1723]-6.75;2)" office:value-type="float" office:value="0.0706272947916064" calcext:value-type="float">
            <text:p>0.0706272948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407799" calcext:value-type="float">
            <text:p>6.407799</text:p>
          </table:table-cell>
          <table:table-cell office:value-type="float" office:value="6.4863120106" calcext:value-type="float">
            <text:p>6.4863120106</text:p>
          </table:table-cell>
          <table:table-cell table:formula="of:=POWER([.C1724]-6.75;2)" office:value-type="float" office:value="0.0695313557538146" calcext:value-type="float">
            <text:p>0.0695313558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398361" calcext:value-type="float">
            <text:p>6.398361</text:p>
          </table:table-cell>
          <table:table-cell office:value-type="float" office:value="6.4884621968" calcext:value-type="float">
            <text:p>6.4884621968</text:p>
          </table:table-cell>
          <table:table-cell table:formula="of:=POWER([.C1725]-6.75;2)" office:value-type="float" office:value="0.0684020225026817" calcext:value-type="float">
            <text:p>0.0684020225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389099" calcext:value-type="float">
            <text:p>6.389099</text:p>
          </table:table-cell>
          <table:table-cell office:value-type="float" office:value="6.4906916809" calcext:value-type="float">
            <text:p>6.4906916809</text:p>
          </table:table-cell>
          <table:table-cell table:formula="of:=POWER([.C1726]-6.75;2)" office:value-type="float" office:value="0.0672408043544672" calcext:value-type="float">
            <text:p>0.0672408044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379941" calcext:value-type="float">
            <text:p>6.379941</text:p>
          </table:table-cell>
          <table:table-cell office:value-type="float" office:value="6.4929985426" calcext:value-type="float">
            <text:p>6.4929985426</text:p>
          </table:table-cell>
          <table:table-cell table:formula="of:=POWER([.C1727]-6.75;2)" office:value-type="float" office:value="0.0660497491057242" calcext:value-type="float">
            <text:p>0.0660497491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370725" calcext:value-type="float">
            <text:p>6.370725</text:p>
          </table:table-cell>
          <table:table-cell office:value-type="float" office:value="6.4953800266" calcext:value-type="float">
            <text:p>6.4953800266</text:p>
          </table:table-cell>
          <table:table-cell table:formula="of:=POWER([.C1728]-6.75;2)" office:value-type="float" office:value="0.0648313308542165" calcext:value-type="float">
            <text:p>0.0648313309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36118" calcext:value-type="float">
            <text:p>6.36118</text:p>
          </table:table-cell>
          <table:table-cell office:value-type="float" office:value="6.4978330532" calcext:value-type="float">
            <text:p>6.4978330532</text:p>
          </table:table-cell>
          <table:table-cell table:formula="of:=POWER([.C1729]-6.75;2)" office:value-type="float" office:value="0.0635881690584341" calcext:value-type="float">
            <text:p>0.0635881691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350925" calcext:value-type="float">
            <text:p>6.350925</text:p>
          </table:table-cell>
          <table:table-cell office:value-type="float" office:value="6.5003550053" calcext:value-type="float">
            <text:p>6.5003550053</text:p>
          </table:table-cell>
          <table:table-cell table:formula="of:=POWER([.C1730]-6.75;2)" office:value-type="float" office:value="0.0623226233787629" calcext:value-type="float">
            <text:p>0.0623226234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339492" calcext:value-type="float">
            <text:p>6.339492</text:p>
          </table:table-cell>
          <table:table-cell office:value-type="float" office:value="6.5029446543" calcext:value-type="float">
            <text:p>6.5029446543</text:p>
          </table:table-cell>
          <table:table-cell table:formula="of:=POWER([.C1731]-6.75;2)" office:value-type="float" office:value="0.0610363438389464" calcext:value-type="float">
            <text:p>0.0610363438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326355" calcext:value-type="float">
            <text:p>6.326355</text:p>
          </table:table-cell>
          <table:table-cell office:value-type="float" office:value="6.5056029628" calcext:value-type="float">
            <text:p>6.5056029628</text:p>
          </table:table-cell>
          <table:table-cell table:formula="of:=POWER([.C1732]-6.75;2)" office:value-type="float" office:value="0.059729911792138" calcext:value-type="float">
            <text:p>0.0597299118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310969" calcext:value-type="float">
            <text:p>6.310969</text:p>
          </table:table-cell>
          <table:table-cell office:value-type="float" office:value="6.50833375" calcext:value-type="float">
            <text:p>6.50833375</text:p>
          </table:table-cell>
          <table:table-cell table:formula="of:=POWER([.C1733]-6.75;2)" office:value-type="float" office:value="0.0584025763890624" calcext:value-type="float">
            <text:p>0.0584025764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292789" calcext:value-type="float">
            <text:p>6.292789</text:p>
          </table:table-cell>
          <table:table-cell office:value-type="float" office:value="6.511144016" calcext:value-type="float">
            <text:p>6.511144016</text:p>
          </table:table-cell>
          <table:table-cell table:formula="of:=POWER([.C1734]-6.75;2)" office:value-type="float" office:value="0.0570521810926081" calcext:value-type="float">
            <text:p>0.0570521811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271256" calcext:value-type="float">
            <text:p>6.271256</text:p>
          </table:table-cell>
          <table:table-cell office:value-type="float" office:value="6.5140440745" calcext:value-type="float">
            <text:p>6.5140440745</text:p>
          </table:table-cell>
          <table:table-cell table:formula="of:=POWER([.C1735]-6.75;2)" office:value-type="float" office:value="0.0556751987785615" calcext:value-type="float">
            <text:p>0.0556751988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245701" calcext:value-type="float">
            <text:p>6.245701</text:p>
          </table:table-cell>
          <table:table-cell office:value-type="float" office:value="6.5170476436" calcext:value-type="float">
            <text:p>6.5170476436</text:p>
          </table:table-cell>
          <table:table-cell table:formula="of:=POWER([.C1736]-6.75;2)" office:value-type="float" office:value="0.0542668003523127" calcext:value-type="float">
            <text:p>0.0542668004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215125" calcext:value-type="float">
            <text:p>6.215125</text:p>
          </table:table-cell>
          <table:table-cell office:value-type="float" office:value="6.5201723457" calcext:value-type="float">
            <text:p>6.5201723457</text:p>
          </table:table-cell>
          <table:table-cell table:formula="of:=POWER([.C1737]-6.75;2)" office:value-type="float" office:value="0.0528207506810404" calcext:value-type="float">
            <text:p>0.0528207507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177674" calcext:value-type="float">
            <text:p>6.177674</text:p>
          </table:table-cell>
          <table:table-cell office:value-type="float" office:value="6.5234413245" calcext:value-type="float">
            <text:p>6.5234413245</text:p>
          </table:table-cell>
          <table:table-cell table:formula="of:=POWER([.C1738]-6.75;2)" office:value-type="float" office:value="0.0513288334443142" calcext:value-type="float">
            <text:p>0.0513288334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129414" calcext:value-type="float">
            <text:p>6.129414</text:p>
          </table:table-cell>
          <table:table-cell office:value-type="float" office:value="6.5268876223" calcext:value-type="float">
            <text:p>6.5268876223</text:p>
          </table:table-cell>
          <table:table-cell table:formula="of:=POWER([.C1739]-6.75;2)" office:value-type="float" office:value="0.0497791330829473" calcext:value-type="float">
            <text:p>0.0497791331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060924" calcext:value-type="float">
            <text:p>6.060924</text:p>
          </table:table-cell>
          <table:table-cell office:value-type="float" office:value="6.5305650851" calcext:value-type="float">
            <text:p>6.5305650851</text:p>
          </table:table-cell>
          <table:table-cell table:formula="of:=POWER([.C1740]-6.75;2)" office:value-type="float" office:value="0.0481516818771702" calcext:value-type="float">
            <text:p>0.0481516819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.94495" calcext:value-type="float">
            <text:p>5.94495</text:p>
          </table:table-cell>
          <table:table-cell office:value-type="float" office:value="6.5345774309" calcext:value-type="float">
            <text:p>6.5345774309</text:p>
          </table:table-cell>
          <table:table-cell table:formula="of:=POWER([.C1741]-6.75;2)" office:value-type="float" office:value="0.0464068832776444" calcext:value-type="float">
            <text:p>0.0464068833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5.664724" calcext:value-type="float">
            <text:p>5.664724</text:p>
          </table:table-cell>
          <table:table-cell office:value-type="float" office:value="6.5391730106" calcext:value-type="float">
            <text:p>6.5391730106</text:p>
          </table:table-cell>
          <table:table-cell table:formula="of:=POWER([.C1742]-6.75;2)" office:value-type="float" office:value="0.0444480194594678" calcext:value-type="float">
            <text:p>0.0444480195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.950779" calcext:value-type="float">
            <text:p>2.950779</text:p>
          </table:table-cell>
          <table:table-cell office:value-type="float" office:value="6.5452209309" calcext:value-type="float">
            <text:p>6.5452209309</text:p>
          </table:table-cell>
          <table:table-cell table:formula="of:=POWER([.C1743]-6.75;2)" office:value-type="float" office:value="0.0419344671414625" calcext:value-type="float">
            <text:p>0.0419344671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7.25129" calcext:value-type="float">
            <text:p>7.25129</text:p>
          </table:table-cell>
          <table:table-cell office:value-type="float" office:value="6.5656615585" calcext:value-type="float">
            <text:p>6.5656615585</text:p>
          </table:table-cell>
          <table:table-cell table:formula="of:=POWER([.C1744]-6.75;2)" office:value-type="float" office:value="0.0339806610146488" calcext:value-type="float">
            <text:p>0.033980661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668294" calcext:value-type="float">
            <text:p>6.668294</text:p>
          </table:table-cell>
          <table:table-cell office:value-type="float" office:value="6.5631786862" calcext:value-type="float">
            <text:p>6.5631786862</text:p>
          </table:table-cell>
          <table:table-cell table:formula="of:=POWER([.C1745]-6.75;2)" office:value-type="float" office:value="0.0349022032899582" calcext:value-type="float">
            <text:p>0.0349022033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50518" calcext:value-type="float">
            <text:p>6.50518</text:p>
          </table:table-cell>
          <table:table-cell office:value-type="float" office:value="6.5637428457" calcext:value-type="float">
            <text:p>6.5637428457</text:p>
          </table:table-cell>
          <table:table-cell table:formula="of:=POWER([.C1746]-6.75;2)" office:value-type="float" office:value="0.0346917275279339" calcext:value-type="float">
            <text:p>0.0346917275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425595" calcext:value-type="float">
            <text:p>6.425595</text:p>
          </table:table-cell>
          <table:table-cell office:value-type="float" office:value="6.5651148404" calcext:value-type="float">
            <text:p>6.5651148404</text:p>
          </table:table-cell>
          <table:table-cell table:formula="of:=POWER([.C1747]-6.75;2)" office:value-type="float" office:value="0.0341825222403176" calcext:value-type="float">
            <text:p>0.0341825222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376555" calcext:value-type="float">
            <text:p>6.376555</text:p>
          </table:table-cell>
          <table:table-cell office:value-type="float" office:value="6.5668444362" calcext:value-type="float">
            <text:p>6.5668444362</text:p>
          </table:table-cell>
          <table:table-cell table:formula="of:=POWER([.C1748]-6.75;2)" office:value-type="float" office:value="0.0335459605508958" calcext:value-type="float">
            <text:p>0.0335459606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341851" calcext:value-type="float">
            <text:p>6.341851</text:p>
          </table:table-cell>
          <table:table-cell office:value-type="float" office:value="6.5687632021" calcext:value-type="float">
            <text:p>6.5687632021</text:p>
          </table:table-cell>
          <table:table-cell table:formula="of:=POWER([.C1749]-6.75;2)" office:value-type="float" office:value="0.0328467769130456" calcext:value-type="float">
            <text:p>0.0328467769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314986" calcext:value-type="float">
            <text:p>6.314986</text:p>
          </table:table-cell>
          <table:table-cell office:value-type="float" office:value="6.5707890213" calcext:value-type="float">
            <text:p>6.5707890213</text:p>
          </table:table-cell>
          <table:table-cell table:formula="of:=POWER([.C1750]-6.75;2)" office:value-type="float" office:value="0.032116574886612" calcext:value-type="float">
            <text:p>0.0321165749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293108" calcext:value-type="float">
            <text:p>6.293108</text:p>
          </table:table-cell>
          <table:table-cell office:value-type="float" office:value="6.5728746064" calcext:value-type="float">
            <text:p>6.5728746064</text:p>
          </table:table-cell>
          <table:table-cell table:formula="of:=POWER([.C1751]-6.75;2)" office:value-type="float" office:value="0.0313734050579549" calcext:value-type="float">
            <text:p>0.0313734051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275086" calcext:value-type="float">
            <text:p>6.275086</text:p>
          </table:table-cell>
          <table:table-cell office:value-type="float" office:value="6.5749883085" calcext:value-type="float">
            <text:p>6.5749883085</text:p>
          </table:table-cell>
          <table:table-cell table:formula="of:=POWER([.C1752]-6.75;2)" office:value-type="float" office:value="0.0306290921616912" calcext:value-type="float">
            <text:p>0.0306290922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26072" calcext:value-type="float">
            <text:p>6.26072</text:p>
          </table:table-cell>
          <table:table-cell office:value-type="float" office:value="6.5771052128" calcext:value-type="float">
            <text:p>6.5771052128</text:p>
          </table:table-cell>
          <table:table-cell table:formula="of:=POWER([.C1753]-6.75;2)" office:value-type="float" office:value="0.0298926074409332" calcext:value-type="float">
            <text:p>0.0298926074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250313" calcext:value-type="float">
            <text:p>6.250313</text:p>
          </table:table-cell>
          <table:table-cell office:value-type="float" office:value="6.5792024202" calcext:value-type="float">
            <text:p>6.5792024202</text:p>
          </table:table-cell>
          <table:table-cell table:formula="of:=POWER([.C1754]-6.75;2)" office:value-type="float" office:value="0.0291718132655375" calcext:value-type="float">
            <text:p>0.0291718133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24438" calcext:value-type="float">
            <text:p>6.24438</text:p>
          </table:table-cell>
          <table:table-cell office:value-type="float" office:value="6.5812566223" calcext:value-type="float">
            <text:p>6.5812566223</text:p>
          </table:table-cell>
          <table:table-cell table:formula="of:=POWER([.C1755]-6.75;2)" office:value-type="float" office:value="0.0284743275176049" calcext:value-type="float">
            <text:p>0.0284743275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243421" calcext:value-type="float">
            <text:p>6.243421</text:p>
          </table:table-cell>
          <table:table-cell office:value-type="float" office:value="6.5832431596" calcext:value-type="float">
            <text:p>6.5832431596</text:p>
          </table:table-cell>
          <table:table-cell table:formula="of:=POWER([.C1756]-6.75;2)" office:value-type="float" office:value="0.027807843820191" calcext:value-type="float">
            <text:p>0.0278078438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247746" calcext:value-type="float">
            <text:p>6.247746</text:p>
          </table:table-cell>
          <table:table-cell office:value-type="float" office:value="6.5851362447" calcext:value-type="float">
            <text:p>6.5851362447</text:p>
          </table:table-cell>
          <table:table-cell table:formula="of:=POWER([.C1757]-6.75;2)" office:value-type="float" office:value="0.0271800578116182" calcext:value-type="float">
            <text:p>0.0271800578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257362" calcext:value-type="float">
            <text:p>6.257362</text:p>
          </table:table-cell>
          <table:table-cell office:value-type="float" office:value="6.5869099681" calcext:value-type="float">
            <text:p>6.5869099681</text:p>
          </table:table-cell>
          <table:table-cell table:formula="of:=POWER([.C1758]-6.75;2)" office:value-type="float" office:value="0.0265983585051428" calcext:value-type="float">
            <text:p>0.0265983585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27192" calcext:value-type="float">
            <text:p>6.27192</text:p>
          </table:table-cell>
          <table:table-cell office:value-type="float" office:value="6.5885397979" calcext:value-type="float">
            <text:p>6.5885397979</text:p>
          </table:table-cell>
          <table:table-cell table:formula="of:=POWER([.C1759]-6.75;2)" office:value-type="float" office:value="0.0260693968621728" calcext:value-type="float">
            <text:p>0.0260693969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290738" calcext:value-type="float">
            <text:p>6.290738</text:p>
          </table:table-cell>
          <table:table-cell office:value-type="float" office:value="6.5900042074" calcext:value-type="float">
            <text:p>6.5900042074</text:p>
          </table:table-cell>
          <table:table-cell table:formula="of:=POWER([.C1760]-6.75;2)" office:value-type="float" office:value="0.0255986536497023" calcext:value-type="float">
            <text:p>0.0255986536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312874" calcext:value-type="float">
            <text:p>6.312874</text:p>
          </table:table-cell>
          <table:table-cell office:value-type="float" office:value="6.5912860372" calcext:value-type="float">
            <text:p>6.5912860372</text:p>
          </table:table-cell>
          <table:table-cell table:formula="of:=POWER([.C1761]-6.75;2)" office:value-type="float" office:value="0.0251901219876799" calcext:value-type="float">
            <text:p>0.025190122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337239" calcext:value-type="float">
            <text:p>6.337239</text:p>
          </table:table-cell>
          <table:table-cell office:value-type="float" office:value="6.5923733777" calcext:value-type="float">
            <text:p>6.5923733777</text:p>
          </table:table-cell>
          <table:table-cell table:formula="of:=POWER([.C1762]-6.75;2)" office:value-type="float" office:value="0.024846152057707" calcext:value-type="float">
            <text:p>0.0248461521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362724" calcext:value-type="float">
            <text:p>6.362724</text:p>
          </table:table-cell>
          <table:table-cell office:value-type="float" office:value="6.5932598032" calcext:value-type="float">
            <text:p>6.5932598032</text:p>
          </table:table-cell>
          <table:table-cell table:formula="of:=POWER([.C1763]-6.75;2)" office:value-type="float" office:value="0.0245674892929026" calcext:value-type="float">
            <text:p>0.0245674893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388318" calcext:value-type="float">
            <text:p>6.388318</text:p>
          </table:table-cell>
          <table:table-cell office:value-type="float" office:value="6.5939439096" calcext:value-type="float">
            <text:p>6.5939439096</text:p>
          </table:table-cell>
          <table:table-cell table:formula="of:=POWER([.C1764]-6.75;2)" office:value-type="float" office:value="0.0243535033509329" calcext:value-type="float">
            <text:p>0.0243535034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413198" calcext:value-type="float">
            <text:p>6.413198</text:p>
          </table:table-cell>
          <table:table-cell office:value-type="float" office:value="6.5944283138" calcext:value-type="float">
            <text:p>6.5944283138</text:p>
          </table:table-cell>
          <table:table-cell table:formula="of:=POWER([.C1765]-6.75;2)" office:value-type="float" office:value="0.0242025495471113" calcext:value-type="float">
            <text:p>0.0242025495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436779" calcext:value-type="float">
            <text:p>6.436779</text:p>
          </table:table-cell>
          <table:table-cell office:value-type="float" office:value="6.5947183351" calcext:value-type="float">
            <text:p>6.5947183351</text:p>
          </table:table-cell>
          <table:table-cell table:formula="of:=POWER([.C1766]-6.75;2)" office:value-type="float" office:value="0.024112395454116" calcext:value-type="float">
            <text:p>0.0241123955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458724" calcext:value-type="float">
            <text:p>6.458724</text:p>
          </table:table-cell>
          <table:table-cell office:value-type="float" office:value="6.5948205479" calcext:value-type="float">
            <text:p>6.5948205479</text:p>
          </table:table-cell>
          <table:table-cell table:formula="of:=POWER([.C1767]-6.75;2)" office:value-type="float" office:value="0.0240806623540561" calcext:value-type="float">
            <text:p>0.0240806624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478931" calcext:value-type="float">
            <text:p>6.478931</text:p>
          </table:table-cell>
          <table:table-cell office:value-type="float" office:value="6.5947415585" calcext:value-type="float">
            <text:p>6.5947415585</text:p>
          </table:table-cell>
          <table:table-cell table:formula="of:=POWER([.C1768]-6.75;2)" office:value-type="float" office:value="0.0241051836570089" calcext:value-type="float">
            <text:p>0.0241051837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497476" calcext:value-type="float">
            <text:p>6.497476</text:p>
          </table:table-cell>
          <table:table-cell office:value-type="float" office:value="6.5944870319" calcext:value-type="float">
            <text:p>6.5944870319</text:p>
          </table:table-cell>
          <table:table-cell table:formula="of:=POWER([.C1769]-6.75;2)" office:value-type="float" office:value="0.0241842832472716" calcext:value-type="float">
            <text:p>0.0241842832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514565" calcext:value-type="float">
            <text:p>6.514565</text:p>
          </table:table-cell>
          <table:table-cell office:value-type="float" office:value="6.594061266" calcext:value-type="float">
            <text:p>6.594061266</text:p>
          </table:table-cell>
          <table:table-cell table:formula="of:=POWER([.C1770]-6.75;2)" office:value-type="float" office:value="0.0243168887615228" calcext:value-type="float">
            <text:p>0.0243168888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530472" calcext:value-type="float">
            <text:p>6.530472</text:p>
          </table:table-cell>
          <table:table-cell office:value-type="float" office:value="6.5934671649" calcext:value-type="float">
            <text:p>6.5934671649</text:p>
          </table:table-cell>
          <table:table-cell table:formula="of:=POWER([.C1771]-6.75;2)" office:value-type="float" office:value="0.0245025284644438" calcext:value-type="float">
            <text:p>0.0245025285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545494" calcext:value-type="float">
            <text:p>6.545494</text:p>
          </table:table-cell>
          <table:table-cell office:value-type="float" office:value="6.5927066702" calcext:value-type="float">
            <text:p>6.5927066702</text:p>
          </table:table-cell>
          <table:table-cell table:formula="of:=POWER([.C1772]-6.75;2)" office:value-type="float" office:value="0.0247411915995715" calcext:value-type="float">
            <text:p>0.0247411916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55991" calcext:value-type="float">
            <text:p>6.55991</text:p>
          </table:table-cell>
          <table:table-cell office:value-type="float" office:value="6.5917814521" calcext:value-type="float">
            <text:p>6.5917814521</text:p>
          </table:table-cell>
          <table:table-cell table:formula="of:=POWER([.C1773]-6.75;2)" office:value-type="float" office:value="0.0250331088995845" calcext:value-type="float">
            <text:p>0.0250331089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573961" calcext:value-type="float">
            <text:p>6.573961</text:p>
          </table:table-cell>
          <table:table-cell office:value-type="float" office:value="6.5906937287" calcext:value-type="float">
            <text:p>6.5906937287</text:p>
          </table:table-cell>
          <table:table-cell table:formula="of:=POWER([.C1774]-6.75;2)" office:value-type="float" office:value="0.0253784880755093" calcext:value-type="float">
            <text:p>0.0253784881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587841" calcext:value-type="float">
            <text:p>6.587841</text:p>
          </table:table-cell>
          <table:table-cell office:value-type="float" office:value="6.5894470691" calcext:value-type="float">
            <text:p>6.5894470691</text:p>
          </table:table-cell>
          <table:table-cell table:formula="of:=POWER([.C1775]-6.75;2)" office:value-type="float" office:value="0.0257772436205801" calcext:value-type="float">
            <text:p>0.0257772436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60169" calcext:value-type="float">
            <text:p>6.60169</text:p>
          </table:table-cell>
          <table:table-cell office:value-type="float" office:value="6.588046984" calcext:value-type="float">
            <text:p>6.588046984</text:p>
          </table:table-cell>
          <table:table-cell table:formula="of:=POWER([.C1776]-6.75;2)" office:value-type="float" office:value="0.0262287793914963" calcext:value-type="float">
            <text:p>0.0262287794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615602" calcext:value-type="float">
            <text:p>6.615602</text:p>
          </table:table-cell>
          <table:table-cell office:value-type="float" office:value="6.5865012713" calcext:value-type="float">
            <text:p>6.5865012713</text:p>
          </table:table-cell>
          <table:table-cell table:formula="of:=POWER([.C1777]-6.75;2)" office:value-type="float" office:value="0.0267318342865161" calcext:value-type="float">
            <text:p>0.0267318343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62962" calcext:value-type="float">
            <text:p>6.62962</text:p>
          </table:table-cell>
          <table:table-cell office:value-type="float" office:value="6.5848200266" calcext:value-type="float">
            <text:p>6.5848200266</text:p>
          </table:table-cell>
          <table:table-cell table:formula="of:=POWER([.C1778]-6.75;2)" office:value-type="float" office:value="0.0272844236124247" calcext:value-type="float">
            <text:p>0.0272844236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643747" calcext:value-type="float">
            <text:p>6.643747</text:p>
          </table:table-cell>
          <table:table-cell office:value-type="float" office:value="6.5830154202" calcext:value-type="float">
            <text:p>6.5830154202</text:p>
          </table:table-cell>
          <table:table-cell table:formula="of:=POWER([.C1779]-6.75;2)" office:value-type="float" office:value="0.0278838498909827" calcext:value-type="float">
            <text:p>0.0278838499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657944" calcext:value-type="float">
            <text:p>6.657944</text:p>
          </table:table-cell>
          <table:table-cell office:value-type="float" office:value="6.5811012713" calcext:value-type="float">
            <text:p>6.5811012713</text:p>
          </table:table-cell>
          <table:table-cell table:formula="of:=POWER([.C1780]-6.75;2)" office:value-type="float" office:value="0.0285267805564763" calcext:value-type="float">
            <text:p>0.0285267806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672132" calcext:value-type="float">
            <text:p>6.672132</text:p>
          </table:table-cell>
          <table:table-cell office:value-type="float" office:value="6.5790925904" calcext:value-type="float">
            <text:p>6.5790925904</text:p>
          </table:table-cell>
          <table:table-cell table:formula="of:=POWER([.C1781]-6.75;2)" office:value-type="float" office:value="0.0292093426561821" calcext:value-type="float">
            <text:p>0.0292093427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686207" calcext:value-type="float">
            <text:p>6.686207</text:p>
          </table:table-cell>
          <table:table-cell office:value-type="float" office:value="6.5770053298" calcext:value-type="float">
            <text:p>6.5770053298</text:p>
          </table:table-cell>
          <table:table-cell table:formula="of:=POWER([.C1782]-6.75;2)" office:value-type="float" office:value="0.0299271559176066" calcext:value-type="float">
            <text:p>0.0299271559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70004" calcext:value-type="float">
            <text:p>6.70004</text:p>
          </table:table-cell>
          <table:table-cell office:value-type="float" office:value="6.5748564362" calcext:value-type="float">
            <text:p>6.5748564362</text:p>
          </table:table-cell>
          <table:table-cell table:formula="of:=POWER([.C1783]-6.75;2)" office:value-type="float" office:value="0.0306752679405646" calcext:value-type="float">
            <text:p>0.0306752679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713496" calcext:value-type="float">
            <text:p>6.713496</text:p>
          </table:table-cell>
          <table:table-cell office:value-type="float" office:value="6.5726646862" calcext:value-type="float">
            <text:p>6.5726646862</text:p>
          </table:table-cell>
          <table:table-cell table:formula="of:=POWER([.C1784]-6.75;2)" office:value-type="float" office:value="0.0314478135205446" calcext:value-type="float">
            <text:p>0.0314478135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726448" calcext:value-type="float">
            <text:p>6.726448</text:p>
          </table:table-cell>
          <table:table-cell office:value-type="float" office:value="6.5704526596" calcext:value-type="float">
            <text:p>6.5704526596</text:p>
          </table:table-cell>
          <table:table-cell table:formula="of:=POWER([.C1785]-6.75;2)" office:value-type="float" office:value="0.0322372474447135" calcext:value-type="float">
            <text:p>0.0322372474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738792" calcext:value-type="float">
            <text:p>6.738792</text:p>
          </table:table-cell>
          <table:table-cell office:value-type="float" office:value="6.5682511117" calcext:value-type="float">
            <text:p>6.5682511117</text:p>
          </table:table-cell>
          <table:table-cell table:formula="of:=POWER([.C1786]-6.75;2)" office:value-type="float" office:value="0.0330326583982857" calcext:value-type="float">
            <text:p>0.0330326584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750461" calcext:value-type="float">
            <text:p>6.750461</text:p>
          </table:table-cell>
          <table:table-cell office:value-type="float" office:value="6.566108867" calcext:value-type="float">
            <text:p>6.566108867</text:p>
          </table:table-cell>
          <table:table-cell table:formula="of:=POWER([.C1787]-6.75;2)" office:value-type="float" office:value="0.0338159487960235" calcext:value-type="float">
            <text:p>0.0338159488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761437" calcext:value-type="float">
            <text:p>6.761437</text:p>
          </table:table-cell>
          <table:table-cell office:value-type="float" office:value="6.5641196543" calcext:value-type="float">
            <text:p>6.5641196543</text:p>
          </table:table-cell>
          <table:table-cell table:formula="of:=POWER([.C1788]-6.75;2)" office:value-type="float" office:value="0.0345515029175516" calcext:value-type="float">
            <text:p>0.0345515029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771749" calcext:value-type="float">
            <text:p>6.771749</text:p>
          </table:table-cell>
          <table:table-cell office:value-type="float" office:value="6.5625213351" calcext:value-type="float">
            <text:p>6.5625213351</text:p>
          </table:table-cell>
          <table:table-cell table:formula="of:=POWER([.C1789]-6.75;2)" office:value-type="float" office:value="0.0351482497926867" calcext:value-type="float">
            <text:p>0.0351482498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781483" calcext:value-type="float">
            <text:p>6.781483</text:p>
          </table:table-cell>
          <table:table-cell office:value-type="float" office:value="6.5624069255" calcext:value-type="float">
            <text:p>6.5624069255</text:p>
          </table:table-cell>
          <table:table-cell table:formula="of:=POWER([.C1790]-6.75;2)" office:value-type="float" office:value="0.0351911616003624" calcext:value-type="float">
            <text:p>0.0351911616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790767" calcext:value-type="float">
            <text:p>6.790767</text:p>
          </table:table-cell>
          <table:table-cell office:value-type="float" office:value="6.547402234" calcext:value-type="float">
            <text:p>6.547402234</text:p>
          </table:table-cell>
          <table:table-cell table:formula="of:=POWER([.C1791]-6.75;2)" office:value-type="float" office:value="0.0410458547881909" calcext:value-type="float">
            <text:p>0.0410458548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799765" calcext:value-type="float">
            <text:p>6.799765</text:p>
          </table:table-cell>
          <table:table-cell office:value-type="float" office:value="6.5426344628" calcext:value-type="float">
            <text:p>6.5426344628</text:p>
          </table:table-cell>
          <table:table-cell table:formula="of:=POWER([.C1792]-6.75;2)" office:value-type="float" office:value="0.0430004660182447" calcext:value-type="float">
            <text:p>0.043000466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808659" calcext:value-type="float">
            <text:p>6.808659</text:p>
          </table:table-cell>
          <table:table-cell office:value-type="float" office:value="6.5387188245" calcext:value-type="float">
            <text:p>6.5387188245</text:p>
          </table:table-cell>
          <table:table-cell table:formula="of:=POWER([.C1793]-6.75;2)" office:value-type="float" office:value="0.0446397351206618" calcext:value-type="float">
            <text:p>0.0446397351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817633" calcext:value-type="float">
            <text:p>6.817633</text:p>
          </table:table-cell>
          <table:table-cell office:value-type="float" office:value="6.5351333298" calcext:value-type="float">
            <text:p>6.5351333298</text:p>
          </table:table-cell>
          <table:table-cell table:formula="of:=POWER([.C1794]-6.75;2)" office:value-type="float" office:value="0.0461676859628356" calcext:value-type="float">
            <text:p>0.046167686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826844" calcext:value-type="float">
            <text:p>6.826844</text:p>
          </table:table-cell>
          <table:table-cell office:value-type="float" office:value="6.5317374734" calcext:value-type="float">
            <text:p>6.5317374734</text:p>
          </table:table-cell>
          <table:table-cell table:formula="of:=POWER([.C1795]-6.75;2)" office:value-type="float" office:value="0.0476385305178158" calcext:value-type="float">
            <text:p>0.0476385305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836397" calcext:value-type="float">
            <text:p>6.836397</text:p>
          </table:table-cell>
          <table:table-cell office:value-type="float" office:value="6.5284758245" calcext:value-type="float">
            <text:p>6.5284758245</text:p>
          </table:table-cell>
          <table:table-cell table:formula="of:=POWER([.C1796]-6.75;2)" office:value-type="float" office:value="0.0490729603309548" calcext:value-type="float">
            <text:p>0.0490729603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846318" calcext:value-type="float">
            <text:p>6.846318</text:p>
          </table:table-cell>
          <table:table-cell office:value-type="float" office:value="6.5253203723" calcext:value-type="float">
            <text:p>6.5253203723</text:p>
          </table:table-cell>
          <table:table-cell table:formula="of:=POWER([.C1797]-6.75;2)" office:value-type="float" office:value="0.0504809351034104" calcext:value-type="float">
            <text:p>0.0504809351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856523" calcext:value-type="float">
            <text:p>6.856523</text:p>
          </table:table-cell>
          <table:table-cell office:value-type="float" office:value="6.5222526915" calcext:value-type="float">
            <text:p>6.5222526915</text:p>
          </table:table-cell>
          <table:table-cell table:formula="of:=POWER([.C1798]-6.75;2)" office:value-type="float" office:value="0.051868836528994" calcext:value-type="float">
            <text:p>0.0518688365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866805" calcext:value-type="float">
            <text:p>6.866805</text:p>
          </table:table-cell>
          <table:table-cell office:value-type="float" office:value="6.5192572819" calcext:value-type="float">
            <text:p>6.5192572819</text:p>
          </table:table-cell>
          <table:table-cell table:formula="of:=POWER([.C1799]-6.75;2)" office:value-type="float" office:value="0.0532422019561761" calcext:value-type="float">
            <text:p>0.053242202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876819" calcext:value-type="float">
            <text:p>6.876819</text:p>
          </table:table-cell>
          <table:table-cell office:value-type="float" office:value="6.5163192128" calcext:value-type="float">
            <text:p>6.5163192128</text:p>
          </table:table-cell>
          <table:table-cell table:formula="of:=POWER([.C1800]-6.75;2)" office:value-type="float" office:value="0.0546067103064117" calcext:value-type="float">
            <text:p>0.0546067103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886094" calcext:value-type="float">
            <text:p>6.886094</text:p>
          </table:table-cell>
          <table:table-cell office:value-type="float" office:value="6.5134239362" calcext:value-type="float">
            <text:p>6.5134239362</text:p>
          </table:table-cell>
          <table:table-cell table:formula="of:=POWER([.C1801]-6.75;2)" office:value-type="float" office:value="0.0559682339631018" calcext:value-type="float">
            <text:p>0.055968234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894063" calcext:value-type="float">
            <text:p>6.894063</text:p>
          </table:table-cell>
          <table:table-cell office:value-type="float" office:value="6.5105582979" calcext:value-type="float">
            <text:p>6.5105582979</text:p>
          </table:table-cell>
          <table:table-cell table:formula="of:=POWER([.C1802]-6.75;2)" office:value-type="float" office:value="0.057332328704545" calcext:value-type="float">
            <text:p>0.0573323287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900102" calcext:value-type="float">
            <text:p>6.900102</text:p>
          </table:table-cell>
          <table:table-cell office:value-type="float" office:value="6.5077120745" calcext:value-type="float">
            <text:p>6.5077120745</text:p>
          </table:table-cell>
          <table:table-cell table:formula="of:=POWER([.C1803]-6.75;2)" office:value-type="float" office:value="0.0587034388430937" calcext:value-type="float">
            <text:p>0.0587034388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903602" calcext:value-type="float">
            <text:p>6.903602</text:p>
          </table:table-cell>
          <table:table-cell office:value-type="float" office:value="6.5048796862" calcext:value-type="float">
            <text:p>6.5048796862</text:p>
          </table:table-cell>
          <table:table-cell table:formula="of:=POWER([.C1804]-6.75;2)" office:value-type="float" office:value="0.0600839682374106" calcext:value-type="float">
            <text:p>0.0600839682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90403" calcext:value-type="float">
            <text:p>6.90403</text:p>
          </table:table-cell>
          <table:table-cell office:value-type="float" office:value="6.5020615372" calcext:value-type="float">
            <text:p>6.5020615372</text:p>
          </table:table-cell>
          <table:table-cell table:formula="of:=POWER([.C1805]-6.75;2)" office:value-type="float" office:value="0.0614734813356268" calcext:value-type="float">
            <text:p>0.0614734813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901006" calcext:value-type="float">
            <text:p>6.901006</text:p>
          </table:table-cell>
          <table:table-cell office:value-type="float" office:value="6.4992647606" calcext:value-type="float">
            <text:p>6.4992647606</text:p>
          </table:table-cell>
          <table:table-cell table:formula="of:=POWER([.C1806]-6.75;2)" office:value-type="float" office:value="0.0628681602769753" calcext:value-type="float">
            <text:p>0.0628681603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894355" calcext:value-type="float">
            <text:p>6.894355</text:p>
          </table:table-cell>
          <table:table-cell office:value-type="float" office:value="6.4965030957" calcext:value-type="float">
            <text:p>6.4965030957</text:p>
          </table:table-cell>
          <table:table-cell table:formula="of:=POWER([.C1807]-6.75;2)" office:value-type="float" office:value="0.0642606804896836" calcext:value-type="float">
            <text:p>0.0642606805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884143" calcext:value-type="float">
            <text:p>6.884143</text:p>
          </table:table-cell>
          <table:table-cell office:value-type="float" office:value="6.4937959362" calcext:value-type="float">
            <text:p>6.4937959362</text:p>
          </table:table-cell>
          <table:table-cell table:formula="of:=POWER([.C1808]-6.75;2)" office:value-type="float" office:value="0.0656405223076346" calcext:value-type="float">
            <text:p>0.0656405223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870683" calcext:value-type="float">
            <text:p>6.870683</text:p>
          </table:table-cell>
          <table:table-cell office:value-type="float" office:value="6.4911666064" calcext:value-type="float">
            <text:p>6.4911666064</text:p>
          </table:table-cell>
          <table:table-cell table:formula="of:=POWER([.C1809]-6.75;2)" office:value-type="float" office:value="0.0669947256424924" calcext:value-type="float">
            <text:p>0.0669947256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85451" calcext:value-type="float">
            <text:p>6.85451</text:p>
          </table:table-cell>
          <table:table-cell office:value-type="float" office:value="6.488640133" calcext:value-type="float">
            <text:p>6.488640133</text:p>
          </table:table-cell>
          <table:table-cell table:formula="of:=POWER([.C1810]-6.75;2)" office:value-type="float" office:value="0.0683089800782579" calcext:value-type="float">
            <text:p>0.0683089801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836329" calcext:value-type="float">
            <text:p>6.836329</text:p>
          </table:table-cell>
          <table:table-cell office:value-type="float" office:value="6.4862408777" calcext:value-type="float">
            <text:p>6.4862408777</text:p>
          </table:table-cell>
          <table:table-cell table:formula="of:=POWER([.C1811]-6.75;2)" office:value-type="float" office:value="0.0695688745964662" calcext:value-type="float">
            <text:p>0.0695688746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816942" calcext:value-type="float">
            <text:p>6.816942</text:p>
          </table:table-cell>
          <table:table-cell office:value-type="float" office:value="6.4839903457" calcext:value-type="float">
            <text:p>6.4839903457</text:p>
          </table:table-cell>
          <table:table-cell table:formula="of:=POWER([.C1812]-6.75;2)" office:value-type="float" office:value="0.0707611361808057" calcext:value-type="float">
            <text:p>0.0707611362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797162" calcext:value-type="float">
            <text:p>6.797162</text:p>
          </table:table-cell>
          <table:table-cell office:value-type="float" office:value="6.4819055053" calcext:value-type="float">
            <text:p>6.4819055053</text:p>
          </table:table-cell>
          <table:table-cell table:formula="of:=POWER([.C1813]-6.75;2)" office:value-type="float" office:value="0.0718746580884482" calcext:value-type="float">
            <text:p>0.0718746581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777734" calcext:value-type="float">
            <text:p>6.777734</text:p>
          </table:table-cell>
          <table:table-cell office:value-type="float" office:value="6.4802196417" calcext:value-type="float">
            <text:p>6.4802196417</text:p>
          </table:table-cell>
          <table:table-cell table:formula="of:=POWER([.C1814]-6.75;2)" office:value-type="float" office:value="0.0727814417244765" calcext:value-type="float">
            <text:p>0.0727814417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759262" calcext:value-type="float">
            <text:p>6.759262</text:p>
          </table:table-cell>
          <table:table-cell office:value-type="float" office:value="6.4786201022" calcext:value-type="float">
            <text:p>6.4786201022</text:p>
          </table:table-cell>
          <table:table-cell table:formula="of:=POWER([.C1815]-6.75;2)" office:value-type="float" office:value="0.0736470489299385" calcext:value-type="float">
            <text:p>0.0736470489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742159" calcext:value-type="float">
            <text:p>6.742159</text:p>
          </table:table-cell>
          <table:table-cell office:value-type="float" office:value="6.4771031189" calcext:value-type="float">
            <text:p>6.4771031189</text:p>
          </table:table-cell>
          <table:table-cell table:formula="of:=POWER([.C1816]-6.75;2)" office:value-type="float" office:value="0.0744727077141077" calcext:value-type="float">
            <text:p>0.0744727077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726618" calcext:value-type="float">
            <text:p>6.726618</text:p>
          </table:table-cell>
          <table:table-cell office:value-type="float" office:value="6.4756625978" calcext:value-type="float">
            <text:p>6.4756625978</text:p>
          </table:table-cell>
          <table:table-cell table:formula="of:=POWER([.C1817]-6.75;2)" office:value-type="float" office:value="0.0752610102458443" calcext:value-type="float">
            <text:p>0.0752610102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712615" calcext:value-type="float">
            <text:p>6.712615</text:p>
          </table:table-cell>
          <table:table-cell office:value-type="float" office:value="6.4742912568" calcext:value-type="float">
            <text:p>6.4742912568</text:p>
          </table:table-cell>
          <table:table-cell table:formula="of:=POWER([.C1818]-6.75;2)" office:value-type="float" office:value="0.0760153110769236" calcext:value-type="float">
            <text:p>0.0760153111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699926" calcext:value-type="float">
            <text:p>6.699926</text:p>
          </table:table-cell>
          <table:table-cell office:value-type="float" office:value="6.4729817857" calcext:value-type="float">
            <text:p>6.4729817857</text:p>
          </table:table-cell>
          <table:table-cell table:formula="of:=POWER([.C1819]-6.75;2)" office:value-type="float" office:value="0.0767390910539607" calcext:value-type="float">
            <text:p>0.0767390911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688169" calcext:value-type="float">
            <text:p>6.688169</text:p>
          </table:table-cell>
          <table:table-cell office:value-type="float" office:value="6.4717279503" calcext:value-type="float">
            <text:p>6.4717279503</text:p>
          </table:table-cell>
          <table:table-cell table:formula="of:=POWER([.C1820]-6.75;2)" office:value-type="float" office:value="0.0774353336442393" calcext:value-type="float">
            <text:p>0.0774353336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676854" calcext:value-type="float">
            <text:p>6.676854</text:p>
          </table:table-cell>
          <table:table-cell office:value-type="float" office:value="6.4705255" calcext:value-type="float">
            <text:p>6.4705255</text:p>
          </table:table-cell>
          <table:table-cell table:formula="of:=POWER([.C1821]-6.75;2)" office:value-type="float" office:value="0.07810599615025" calcext:value-type="float">
            <text:p>0.0781059962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665442" calcext:value-type="float">
            <text:p>6.665442</text:p>
          </table:table-cell>
          <table:table-cell office:value-type="float" office:value="6.4693728268" calcext:value-type="float">
            <text:p>6.4693728268</text:p>
          </table:table-cell>
          <table:table-cell table:formula="of:=POWER([.C1822]-6.75;2)" office:value-type="float" office:value="0.0787516103382228" calcext:value-type="float">
            <text:p>0.0787516103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653411" calcext:value-type="float">
            <text:p>6.653411</text:p>
          </table:table-cell>
          <table:table-cell office:value-type="float" office:value="6.4682713146" calcext:value-type="float">
            <text:p>6.4682713146</text:p>
          </table:table-cell>
          <table:table-cell table:formula="of:=POWER([.C1823]-6.75;2)" office:value-type="float" office:value="0.0793710521772122" calcext:value-type="float">
            <text:p>0.0793710522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640306" calcext:value-type="float">
            <text:p>6.640306</text:p>
          </table:table-cell>
          <table:table-cell office:value-type="float" office:value="6.4672253277" calcext:value-type="float">
            <text:p>6.4672253277</text:p>
          </table:table-cell>
          <table:table-cell table:formula="of:=POWER([.C1824]-6.75;2)" office:value-type="float" office:value="0.0799615152943726" calcext:value-type="float">
            <text:p>0.0799615153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625792" calcext:value-type="float">
            <text:p>6.625792</text:p>
          </table:table-cell>
          <table:table-cell office:value-type="float" office:value="6.4662419148" calcext:value-type="float">
            <text:p>6.4662419148</text:p>
          </table:table-cell>
          <table:table-cell table:formula="of:=POWER([.C1825]-6.75;2)" office:value-type="float" office:value="0.0805186509163703" calcext:value-type="float">
            <text:p>0.0805186509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609686" calcext:value-type="float">
            <text:p>6.609686</text:p>
          </table:table-cell>
          <table:table-cell office:value-type="float" office:value="6.4653302" calcext:value-type="float">
            <text:p>6.4653302</text:p>
          </table:table-cell>
          <table:table-cell table:formula="of:=POWER([.C1826]-6.75;2)" office:value-type="float" office:value="0.0810368950320398" calcext:value-type="float">
            <text:p>0.081036895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591972" calcext:value-type="float">
            <text:p>6.591972</text:p>
          </table:table-cell>
          <table:table-cell office:value-type="float" office:value="6.464500569" calcext:value-type="float">
            <text:p>6.464500569</text:p>
          </table:table-cell>
          <table:table-cell table:formula="of:=POWER([.C1827]-6.75;2)" office:value-type="float" office:value="0.0815099251013237" calcext:value-type="float">
            <text:p>0.0815099251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5728" calcext:value-type="float">
            <text:p>6.5728</text:p>
          </table:table-cell>
          <table:table-cell office:value-type="float" office:value="6.4637637399" calcext:value-type="float">
            <text:p>6.4637637399</text:p>
          </table:table-cell>
          <table:table-cell table:formula="of:=POWER([.C1828]-6.75;2)" office:value-type="float" office:value="0.0819311965960348" calcext:value-type="float">
            <text:p>0.0819311966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552468" calcext:value-type="float">
            <text:p>6.552468</text:p>
          </table:table-cell>
          <table:table-cell office:value-type="float" office:value="6.4631298081" calcext:value-type="float">
            <text:p>6.4631298081</text:p>
          </table:table-cell>
          <table:table-cell table:formula="of:=POWER([.C1829]-6.75;2)" office:value-type="float" office:value="0.082294507000743" calcext:value-type="float">
            <text:p>0.082294507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531388" calcext:value-type="float">
            <text:p>6.531388</text:p>
          </table:table-cell>
          <table:table-cell office:value-type="float" office:value="6.4626073626" calcext:value-type="float">
            <text:p>6.4626073626</text:p>
          </table:table-cell>
          <table:table-cell table:formula="of:=POWER([.C1830]-6.75;2)" office:value-type="float" office:value="0.0825945280317279" calcext:value-type="float">
            <text:p>0.082594528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510055" calcext:value-type="float">
            <text:p>6.510055</text:p>
          </table:table-cell>
          <table:table-cell office:value-type="float" office:value="6.4622027706" calcext:value-type="float">
            <text:p>6.4622027706</text:p>
          </table:table-cell>
          <table:table-cell table:formula="of:=POWER([.C1831]-6.75;2)" office:value-type="float" office:value="0.0828272452503161" calcext:value-type="float">
            <text:p>0.0828272453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489004" calcext:value-type="float">
            <text:p>6.489004</text:p>
          </table:table-cell>
          <table:table-cell office:value-type="float" office:value="6.4619196213" calcext:value-type="float">
            <text:p>6.4619196213</text:p>
          </table:table-cell>
          <table:table-cell table:formula="of:=POWER([.C1832]-6.75;2)" office:value-type="float" office:value="0.0829903045919355" calcext:value-type="float">
            <text:p>0.0829903046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468789" calcext:value-type="float">
            <text:p>6.468789</text:p>
          </table:table-cell>
          <table:table-cell office:value-type="float" office:value="6.4617584048" calcext:value-type="float">
            <text:p>6.4617584048</text:p>
          </table:table-cell>
          <table:table-cell table:formula="of:=POWER([.C1833]-6.75;2)" office:value-type="float" office:value="0.0830832172034405" calcext:value-type="float">
            <text:p>0.0830832172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449946" calcext:value-type="float">
            <text:p>6.449946</text:p>
          </table:table-cell>
          <table:table-cell office:value-type="float" office:value="6.4617163054" calcext:value-type="float">
            <text:p>6.4617163054</text:p>
          </table:table-cell>
          <table:table-cell table:formula="of:=POWER([.C1834]-6.75;2)" office:value-type="float" office:value="0.0831074885722258" calcext:value-type="float">
            <text:p>0.0831074886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432979" calcext:value-type="float">
            <text:p>6.432979</text:p>
          </table:table-cell>
          <table:table-cell office:value-type="float" office:value="6.4617872108" calcext:value-type="float">
            <text:p>6.4617872108</text:p>
          </table:table-cell>
          <table:table-cell table:formula="of:=POWER([.C1835]-6.75;2)" office:value-type="float" office:value="0.0830666118584437" calcext:value-type="float">
            <text:p>0.0830666119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418334" calcext:value-type="float">
            <text:p>6.418334</text:p>
          </table:table-cell>
          <table:table-cell office:value-type="float" office:value="6.4619618061" calcext:value-type="float">
            <text:p>6.4619618061</text:p>
          </table:table-cell>
          <table:table-cell table:formula="of:=POWER([.C1836]-6.75;2)" office:value-type="float" office:value="0.0829660011451742" calcext:value-type="float">
            <text:p>0.0829660011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406369" calcext:value-type="float">
            <text:p>6.406369</text:p>
          </table:table-cell>
          <table:table-cell office:value-type="float" office:value="6.4622278293" calcext:value-type="float">
            <text:p>6.4622278293</text:p>
          </table:table-cell>
          <table:table-cell table:formula="of:=POWER([.C1837]-6.75;2)" office:value-type="float" office:value="0.0828128222293901" calcext:value-type="float">
            <text:p>0.0828128222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397315" calcext:value-type="float">
            <text:p>6.397315</text:p>
          </table:table-cell>
          <table:table-cell office:value-type="float" office:value="6.4625705215" calcext:value-type="float">
            <text:p>6.4625705215</text:p>
          </table:table-cell>
          <table:table-cell table:formula="of:=POWER([.C1838]-6.75;2)" office:value-type="float" office:value="0.082615705110782" calcext:value-type="float">
            <text:p>0.0826157051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391228" calcext:value-type="float">
            <text:p>6.391228</text:p>
          </table:table-cell>
          <table:table-cell office:value-type="float" office:value="6.4629733333" calcext:value-type="float">
            <text:p>6.4629733333</text:p>
          </table:table-cell>
          <table:table-cell table:formula="of:=POWER([.C1839]-6.75;2)" office:value-type="float" office:value="0.0823843073969129" calcext:value-type="float">
            <text:p>0.0823843074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387948" calcext:value-type="float">
            <text:p>6.387948</text:p>
          </table:table-cell>
          <table:table-cell office:value-type="float" office:value="6.4634189565" calcext:value-type="float">
            <text:p>6.4634189565</text:p>
          </table:table-cell>
          <table:table-cell table:formula="of:=POWER([.C1840]-6.75;2)" office:value-type="float" office:value="0.0821286944935489" calcext:value-type="float">
            <text:p>0.0821286945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38706" calcext:value-type="float">
            <text:p>6.38706</text:p>
          </table:table-cell>
          <table:table-cell office:value-type="float" office:value="6.46389065" calcext:value-type="float">
            <text:p>6.46389065</text:p>
          </table:table-cell>
          <table:table-cell table:formula="of:=POWER([.C1841]-6.75;2)" office:value-type="float" office:value="0.0818585601574227" calcext:value-type="float">
            <text:p>0.0818585602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387884" calcext:value-type="float">
            <text:p>6.387884</text:p>
          </table:table-cell>
          <table:table-cell office:value-type="float" office:value="6.4643738616" calcext:value-type="float">
            <text:p>6.4643738616</text:p>
          </table:table-cell>
          <table:table-cell table:formula="of:=POWER([.C1842]-6.75;2)" office:value-type="float" office:value="0.0815822909372957" calcext:value-type="float">
            <text:p>0.0815822909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389492" calcext:value-type="float">
            <text:p>6.389492</text:p>
          </table:table-cell>
          <table:table-cell office:value-type="float" office:value="6.4648579747" calcext:value-type="float">
            <text:p>6.4648579747</text:p>
          </table:table-cell>
          <table:table-cell table:formula="of:=POWER([.C1843]-6.75;2)" office:value-type="float" office:value="0.0813059745921858" calcext:value-type="float">
            <text:p>0.0813059746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390765" calcext:value-type="float">
            <text:p>6.390765</text:p>
          </table:table-cell>
          <table:table-cell office:value-type="float" office:value="6.4653380127" calcext:value-type="float">
            <text:p>6.4653380127</text:p>
          </table:table-cell>
          <table:table-cell table:formula="of:=POWER([.C1844]-6.75;2)" office:value-type="float" office:value="0.0810324470135853" calcext:value-type="float">
            <text:p>0.081032447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390477" calcext:value-type="float">
            <text:p>6.390477</text:p>
          </table:table-cell>
          <table:table-cell office:value-type="float" office:value="6.4658160449" calcext:value-type="float">
            <text:p>6.4658160449</text:p>
          </table:table-cell>
          <table:table-cell table:formula="of:=POWER([.C1845]-6.75;2)" office:value-type="float" office:value="0.0807605203362786" calcext:value-type="float">
            <text:p>0.0807605203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387403" calcext:value-type="float">
            <text:p>6.387403</text:p>
          </table:table-cell>
          <table:table-cell office:value-type="float" office:value="6.4663021032" calcext:value-type="float">
            <text:p>6.4663021032</text:p>
          </table:table-cell>
          <table:table-cell table:formula="of:=POWER([.C1846]-6.75;2)" office:value-type="float" office:value="0.0804844966487433" calcext:value-type="float">
            <text:p>0.0804844966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380423" calcext:value-type="float">
            <text:p>6.380423</text:p>
          </table:table-cell>
          <table:table-cell office:value-type="float" office:value="6.4668144351" calcext:value-type="float">
            <text:p>6.4668144351</text:p>
          </table:table-cell>
          <table:table-cell table:formula="of:=POWER([.C1847]-6.75;2)" office:value-type="float" office:value="0.0801940641677322" calcext:value-type="float">
            <text:p>0.0801940642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368616" calcext:value-type="float">
            <text:p>6.368616</text:p>
          </table:table-cell>
          <table:table-cell office:value-type="float" office:value="6.467379085" calcext:value-type="float">
            <text:p>6.467379085</text:p>
          </table:table-cell>
          <table:table-cell table:formula="of:=POWER([.C1848]-6.75;2)" office:value-type="float" office:value="0.0798745815954371" calcext:value-type="float">
            <text:p>0.0798745816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351308" calcext:value-type="float">
            <text:p>6.351308</text:p>
          </table:table-cell>
          <table:table-cell office:value-type="float" office:value="6.4680288421" calcext:value-type="float">
            <text:p>6.4680288421</text:p>
          </table:table-cell>
          <table:table-cell table:formula="of:=POWER([.C1849]-6.75;2)" office:value-type="float" office:value="0.0795077338874668" calcext:value-type="float">
            <text:p>0.0795077339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328078" calcext:value-type="float">
            <text:p>6.328078</text:p>
          </table:table-cell>
          <table:table-cell office:value-type="float" office:value="6.4688018278" calcext:value-type="float">
            <text:p>6.4688018278</text:p>
          </table:table-cell>
          <table:table-cell table:formula="of:=POWER([.C1850]-6.75;2)" office:value-type="float" office:value="0.0790724120486208" calcext:value-type="float">
            <text:p>0.079072412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298695" calcext:value-type="float">
            <text:p>6.298695</text:p>
          </table:table-cell>
          <table:table-cell office:value-type="float" office:value="6.4697399867" calcext:value-type="float">
            <text:p>6.4697399867</text:p>
          </table:table-cell>
          <table:table-cell table:formula="of:=POWER([.C1851]-6.75;2)" office:value-type="float" office:value="0.0785456750549164" calcext:value-type="float">
            <text:p>0.0785456751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262981" calcext:value-type="float">
            <text:p>6.262981</text:p>
          </table:table-cell>
          <table:table-cell office:value-type="float" office:value="6.4708879396" calcext:value-type="float">
            <text:p>6.4708879396</text:p>
          </table:table-cell>
          <table:table-cell table:formula="of:=POWER([.C1852]-6.75;2)" office:value-type="float" office:value="0.0779035422607333" calcext:value-type="float">
            <text:p>0.0779035423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22057" calcext:value-type="float">
            <text:p>6.22057</text:p>
          </table:table-cell>
          <table:table-cell office:value-type="float" office:value="6.4722927162" calcext:value-type="float">
            <text:p>6.4722927162</text:p>
          </table:table-cell>
          <table:table-cell table:formula="of:=POWER([.C1853]-6.75;2)" office:value-type="float" office:value="0.0771213354755737" calcext:value-type="float">
            <text:p>0.0771213355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1705" calcext:value-type="float">
            <text:p>6.1705</text:p>
          </table:table-cell>
          <table:table-cell office:value-type="float" office:value="6.4740051156" calcext:value-type="float">
            <text:p>6.4740051156</text:p>
          </table:table-cell>
          <table:table-cell table:formula="of:=POWER([.C1854]-6.75;2)" office:value-type="float" office:value="0.0761731762149695" calcext:value-type="float">
            <text:p>0.0761731762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11046" calcext:value-type="float">
            <text:p>6.11046</text:p>
          </table:table-cell>
          <table:table-cell office:value-type="float" office:value="6.4760839178" calcext:value-type="float">
            <text:p>6.4760839178</text:p>
          </table:table-cell>
          <table:table-cell table:formula="of:=POWER([.C1855]-6.75;2)" office:value-type="float" office:value="0.0750300200877969" calcext:value-type="float">
            <text:p>0.0750300201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03514" calcext:value-type="float">
            <text:p>6.03514</text:p>
          </table:table-cell>
          <table:table-cell office:value-type="float" office:value="6.4786054621" calcext:value-type="float">
            <text:p>6.4786054621</text:p>
          </table:table-cell>
          <table:table-cell table:formula="of:=POWER([.C1856]-6.75;2)" office:value-type="float" office:value="0.0736549952019545" calcext:value-type="float">
            <text:p>0.0736549952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5.931874" calcext:value-type="float">
            <text:p>5.931874</text:p>
          </table:table-cell>
          <table:table-cell office:value-type="float" office:value="6.4816850833" calcext:value-type="float">
            <text:p>6.4816850833</text:p>
          </table:table-cell>
          <table:table-cell table:formula="of:=POWER([.C1857]-6.75;2)" office:value-type="float" office:value="0.0719928945237277" calcext:value-type="float">
            <text:p>0.0719928945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5.765566" calcext:value-type="float">
            <text:p>5.765566</text:p>
          </table:table-cell>
          <table:table-cell office:value-type="float" office:value="6.4855299161" calcext:value-type="float">
            <text:p>6.4855299161</text:p>
          </table:table-cell>
          <table:table-cell table:formula="of:=POWER([.C1858]-6.75;2)" office:value-type="float" office:value="0.0699444252780731" calcext:value-type="float">
            <text:p>0.0699444253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5.399347" calcext:value-type="float">
            <text:p>5.399347</text:p>
          </table:table-cell>
          <table:table-cell office:value-type="float" office:value="6.4906000845" calcext:value-type="float">
            <text:p>6.4906000845</text:p>
          </table:table-cell>
          <table:table-cell table:formula="of:=POWER([.C1859]-6.75;2)" office:value-type="float" office:value="0.0672883161614069" calcext:value-type="float">
            <text:p>0.0672883162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3.224382" calcext:value-type="float">
            <text:p>3.224382</text:p>
          </table:table-cell>
          <table:table-cell office:value-type="float" office:value="6.4983394681" calcext:value-type="float">
            <text:p>6.4983394681</text:p>
          </table:table-cell>
          <table:table-cell table:formula="of:=POWER([.C1860]-6.75;2)" office:value-type="float" office:value="0.0633330233161908" calcext:value-type="float">
            <text:p>0.0633330233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.287839" calcext:value-type="float">
            <text:p>8.287839</text:p>
          </table:table-cell>
          <table:table-cell office:value-type="float" office:value="6.5217248786" calcext:value-type="float">
            <text:p>6.5217248786</text:p>
          </table:table-cell>
          <table:table-cell table:formula="of:=POWER([.C1861]-6.75;2)" office:value-type="float" office:value="0.0521095310501849" calcext:value-type="float">
            <text:p>0.0521095311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927629" calcext:value-type="float">
            <text:p>6.927629</text:p>
          </table:table-cell>
          <table:table-cell office:value-type="float" office:value="6.5090190216" calcext:value-type="float">
            <text:p>6.5090190216</text:p>
          </table:table-cell>
          <table:table-cell table:formula="of:=POWER([.C1862]-6.75;2)" office:value-type="float" office:value="0.0580718319506211" calcext:value-type="float">
            <text:p>0.058071832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623468" calcext:value-type="float">
            <text:p>6.623468</text:p>
          </table:table-cell>
          <table:table-cell office:value-type="float" office:value="6.5059856159" calcext:value-type="float">
            <text:p>6.5059856159</text:p>
          </table:table-cell>
          <table:table-cell table:formula="of:=POWER([.C1863]-6.75;2)" office:value-type="float" office:value="0.0595430196477022" calcext:value-type="float">
            <text:p>0.0595430196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485941" calcext:value-type="float">
            <text:p>6.485941</text:p>
          </table:table-cell>
          <table:table-cell office:value-type="float" office:value="6.5051280803" calcext:value-type="float">
            <text:p>6.5051280803</text:p>
          </table:table-cell>
          <table:table-cell table:formula="of:=POWER([.C1864]-6.75;2)" office:value-type="float" office:value="0.059962257057563" calcext:value-type="float">
            <text:p>0.0599622571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407346" calcext:value-type="float">
            <text:p>6.407346</text:p>
          </table:table-cell>
          <table:table-cell office:value-type="float" office:value="6.5052691618" calcext:value-type="float">
            <text:p>6.5052691618</text:p>
          </table:table-cell>
          <table:table-cell table:formula="of:=POWER([.C1865]-6.75;2)" office:value-type="float" office:value="0.0598931831660745" calcext:value-type="float">
            <text:p>0.0598931832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357454" calcext:value-type="float">
            <text:p>6.357454</text:p>
          </table:table-cell>
          <table:table-cell office:value-type="float" office:value="6.5059945185" calcext:value-type="float">
            <text:p>6.5059945185</text:p>
          </table:table-cell>
          <table:table-cell table:formula="of:=POWER([.C1866]-6.75;2)" office:value-type="float" office:value="0.059538675002047" calcext:value-type="float">
            <text:p>0.059538675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324449" calcext:value-type="float">
            <text:p>6.324449</text:p>
          </table:table-cell>
          <table:table-cell office:value-type="float" office:value="6.5071030299" calcext:value-type="float">
            <text:p>6.5071030299</text:p>
          </table:table-cell>
          <table:table-cell table:formula="of:=POWER([.C1867]-6.75;2)" office:value-type="float" office:value="0.0589989380837605" calcext:value-type="float">
            <text:p>0.0589989381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302746" calcext:value-type="float">
            <text:p>6.302746</text:p>
          </table:table-cell>
          <table:table-cell office:value-type="float" office:value="6.5084763684" calcext:value-type="float">
            <text:p>6.5084763684</text:p>
          </table:table-cell>
          <table:table-cell table:formula="of:=POWER([.C1868]-6.75;2)" office:value-type="float" office:value="0.0583336646212524" calcext:value-type="float">
            <text:p>0.0583336646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289336" calcext:value-type="float">
            <text:p>6.289336</text:p>
          </table:table-cell>
          <table:table-cell office:value-type="float" office:value="6.5100349318" calcext:value-type="float">
            <text:p>6.5100349318</text:p>
          </table:table-cell>
          <table:table-cell table:formula="of:=POWER([.C1869]-6.75;2)" office:value-type="float" office:value="0.0575832339562307" calcext:value-type="float">
            <text:p>0.057583234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282418" calcext:value-type="float">
            <text:p>6.282418</text:p>
          </table:table-cell>
          <table:table-cell office:value-type="float" office:value="6.5117196565" calcext:value-type="float">
            <text:p>6.5117196565</text:p>
          </table:table-cell>
          <table:table-cell table:formula="of:=POWER([.C1870]-6.75;2)" office:value-type="float" office:value="0.0567775220984778" calcext:value-type="float">
            <text:p>0.0567775221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280809" calcext:value-type="float">
            <text:p>6.280809</text:p>
          </table:table-cell>
          <table:table-cell office:value-type="float" office:value="6.5134835154" calcext:value-type="float">
            <text:p>6.5134835154</text:p>
          </table:table-cell>
          <table:table-cell table:formula="of:=POWER([.C1871]-6.75;2)" office:value-type="float" office:value="0.0559400474875421" calcext:value-type="float">
            <text:p>0.0559400475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283649" calcext:value-type="float">
            <text:p>6.283649</text:p>
          </table:table-cell>
          <table:table-cell office:value-type="float" office:value="6.5152871938" calcext:value-type="float">
            <text:p>6.5152871938</text:p>
          </table:table-cell>
          <table:table-cell table:formula="of:=POWER([.C1872]-6.75;2)" office:value-type="float" office:value="0.0550901013942788" calcext:value-type="float">
            <text:p>0.0550901014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290258" calcext:value-type="float">
            <text:p>6.290258</text:p>
          </table:table-cell>
          <table:table-cell office:value-type="float" office:value="6.5170968672" calcext:value-type="float">
            <text:p>6.5170968672</text:p>
          </table:table-cell>
          <table:table-cell table:formula="of:=POWER([.C1873]-6.75;2)" office:value-type="float" office:value="0.0542438692680543" calcext:value-type="float">
            <text:p>0.0542438693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300048" calcext:value-type="float">
            <text:p>6.300048</text:p>
          </table:table-cell>
          <table:table-cell office:value-type="float" office:value="6.518883" calcext:value-type="float">
            <text:p>6.518883</text:p>
          </table:table-cell>
          <table:table-cell table:formula="of:=POWER([.C1874]-6.75;2)" office:value-type="float" office:value="0.0534150676890001" calcext:value-type="float">
            <text:p>0.0534150677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312478" calcext:value-type="float">
            <text:p>6.312478</text:p>
          </table:table-cell>
          <table:table-cell office:value-type="float" office:value="6.5206197857" calcext:value-type="float">
            <text:p>6.5206197857</text:p>
          </table:table-cell>
          <table:table-cell table:formula="of:=POWER([.C1875]-6.75;2)" office:value-type="float" office:value="0.0526152827123139" calcext:value-type="float">
            <text:p>0.0526152827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327038" calcext:value-type="float">
            <text:p>6.327038</text:p>
          </table:table-cell>
          <table:table-cell office:value-type="float" office:value="6.52228492" calcext:value-type="float">
            <text:p>6.52228492</text:p>
          </table:table-cell>
          <table:table-cell table:formula="of:=POWER([.C1876]-6.75;2)" office:value-type="float" office:value="0.0518541576594065" calcext:value-type="float">
            <text:p>0.0518541577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343233" calcext:value-type="float">
            <text:p>6.343233</text:p>
          </table:table-cell>
          <table:table-cell office:value-type="float" office:value="6.5238594919" calcext:value-type="float">
            <text:p>6.5238594919</text:p>
          </table:table-cell>
          <table:table-cell table:formula="of:=POWER([.C1877]-6.75;2)" office:value-type="float" office:value="0.0511395294037263" calcext:value-type="float">
            <text:p>0.0511395294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360593" calcext:value-type="float">
            <text:p>6.360593</text:p>
          </table:table-cell>
          <table:table-cell office:value-type="float" office:value="6.525328" calcext:value-type="float">
            <text:p>6.525328</text:p>
          </table:table-cell>
          <table:table-cell table:formula="of:=POWER([.C1878]-6.75;2)" office:value-type="float" office:value="0.050477507584" calcext:value-type="float">
            <text:p>0.0504775076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378679" calcext:value-type="float">
            <text:p>6.378679</text:p>
          </table:table-cell>
          <table:table-cell office:value-type="float" office:value="6.5266782869" calcext:value-type="float">
            <text:p>6.5266782869</text:p>
          </table:table-cell>
          <table:table-cell table:formula="of:=POWER([.C1879]-6.75;2)" office:value-type="float" office:value="0.0498725875419186" calcext:value-type="float">
            <text:p>0.0498725875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397091" calcext:value-type="float">
            <text:p>6.397091</text:p>
          </table:table-cell>
          <table:table-cell office:value-type="float" office:value="6.5279014215" calcext:value-type="float">
            <text:p>6.5279014215</text:p>
          </table:table-cell>
          <table:table-cell table:formula="of:=POWER([.C1880]-6.75;2)" office:value-type="float" office:value="0.0493277785717206" calcext:value-type="float">
            <text:p>0.0493277786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415483" calcext:value-type="float">
            <text:p>6.415483</text:p>
          </table:table-cell>
          <table:table-cell office:value-type="float" office:value="6.5289915083" calcext:value-type="float">
            <text:p>6.5289915083</text:p>
          </table:table-cell>
          <table:table-cell table:formula="of:=POWER([.C1881]-6.75;2)" office:value-type="float" office:value="0.048844753403509" calcext:value-type="float">
            <text:p>0.0488447534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433572" calcext:value-type="float">
            <text:p>6.433572</text:p>
          </table:table-cell>
          <table:table-cell office:value-type="float" office:value="6.5299453613" calcext:value-type="float">
            <text:p>6.5299453613</text:p>
          </table:table-cell>
          <table:table-cell table:formula="of:=POWER([.C1882]-6.75;2)" office:value-type="float" office:value="0.0484240440133874" calcext:value-type="float">
            <text:p>0.048424044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451145" calcext:value-type="float">
            <text:p>6.451145</text:p>
          </table:table-cell>
          <table:table-cell office:value-type="float" office:value="6.5307620847" calcext:value-type="float">
            <text:p>6.5307620847</text:p>
          </table:table-cell>
          <table:table-cell table:formula="of:=POWER([.C1883]-6.75;2)" office:value-type="float" office:value="0.0480652635050899" calcext:value-type="float">
            <text:p>0.0480652635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468064" calcext:value-type="float">
            <text:p>6.468064</text:p>
          </table:table-cell>
          <table:table-cell office:value-type="float" office:value="6.5314425726" calcext:value-type="float">
            <text:p>6.5314425726</text:p>
          </table:table-cell>
          <table:table-cell table:formula="of:=POWER([.C1884]-6.75;2)" office:value-type="float" office:value="0.0477673490717064" calcext:value-type="float">
            <text:p>0.0477673491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484271" calcext:value-type="float">
            <text:p>6.484271</text:p>
          </table:table-cell>
          <table:table-cell office:value-type="float" office:value="6.5319889397" calcext:value-type="float">
            <text:p>6.5319889397</text:p>
          </table:table-cell>
          <table:table-cell table:formula="of:=POWER([.C1885]-6.75;2)" office:value-type="float" office:value="0.0475288224131304" calcext:value-type="float">
            <text:p>0.0475288224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499781" calcext:value-type="float">
            <text:p>6.499781</text:p>
          </table:table-cell>
          <table:table-cell office:value-type="float" office:value="6.5324038783" calcext:value-type="float">
            <text:p>6.5324038783</text:p>
          </table:table-cell>
          <table:table-cell table:formula="of:=POWER([.C1886]-6.75;2)" office:value-type="float" office:value="0.0473480721788811" calcext:value-type="float">
            <text:p>0.0473480722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514682" calcext:value-type="float">
            <text:p>6.514682</text:p>
          </table:table-cell>
          <table:table-cell office:value-type="float" office:value="6.5326900439" calcext:value-type="float">
            <text:p>6.5326900439</text:p>
          </table:table-cell>
          <table:table-cell table:formula="of:=POWER([.C1887]-6.75;2)" office:value-type="float" office:value="0.047223617020184" calcext:value-type="float">
            <text:p>0.047223617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529128" calcext:value-type="float">
            <text:p>6.529128</text:p>
          </table:table-cell>
          <table:table-cell office:value-type="float" office:value="6.5328494071" calcext:value-type="float">
            <text:p>6.5328494071</text:p>
          </table:table-cell>
          <table:table-cell table:formula="of:=POWER([.C1888]-6.75;2)" office:value-type="float" office:value="0.0471543799968213" calcext:value-type="float">
            <text:p>0.04715438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543321" calcext:value-type="float">
            <text:p>6.543321</text:p>
          </table:table-cell>
          <table:table-cell office:value-type="float" office:value="6.5328826339" calcext:value-type="float">
            <text:p>6.5328826339</text:p>
          </table:table-cell>
          <table:table-cell table:formula="of:=POWER([.C1889]-6.75;2)" office:value-type="float" office:value="0.0471399506622015" calcext:value-type="float">
            <text:p>0.0471399507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557498" calcext:value-type="float">
            <text:p>6.557498</text:p>
          </table:table-cell>
          <table:table-cell office:value-type="float" office:value="6.5327885946" calcext:value-type="float">
            <text:p>6.5327885946</text:p>
          </table:table-cell>
          <table:table-cell table:formula="of:=POWER([.C1890]-6.75;2)" office:value-type="float" office:value="0.047180794635843" calcext:value-type="float">
            <text:p>0.0471807946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571901" calcext:value-type="float">
            <text:p>6.571901</text:p>
          </table:table-cell>
          <table:table-cell office:value-type="float" office:value="6.5325639636" calcext:value-type="float">
            <text:p>6.5325639636</text:p>
          </table:table-cell>
          <table:table-cell table:formula="of:=POWER([.C1891]-6.75;2)" office:value-type="float" office:value="0.047278429925342" calcext:value-type="float">
            <text:p>0.0472784299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586749" calcext:value-type="float">
            <text:p>6.586749</text:p>
          </table:table-cell>
          <table:table-cell office:value-type="float" office:value="6.5322030734" calcext:value-type="float">
            <text:p>6.5322030734</text:p>
          </table:table-cell>
          <table:table-cell table:formula="of:=POWER([.C1892]-6.75;2)" office:value-type="float" office:value="0.0474355012364059" calcext:value-type="float">
            <text:p>0.0474355012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602203" calcext:value-type="float">
            <text:p>6.602203</text:p>
          </table:table-cell>
          <table:table-cell office:value-type="float" office:value="6.5316980185" calcext:value-type="float">
            <text:p>6.5316980185</text:p>
          </table:table-cell>
          <table:table-cell table:formula="of:=POWER([.C1893]-6.75;2)" office:value-type="float" office:value="0.0476557551268263" calcext:value-type="float">
            <text:p>0.0476557551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618332" calcext:value-type="float">
            <text:p>6.618332</text:p>
          </table:table-cell>
          <table:table-cell office:value-type="float" office:value="6.5310390935" calcext:value-type="float">
            <text:p>6.5310390935</text:p>
          </table:table-cell>
          <table:table-cell table:formula="of:=POWER([.C1894]-6.75;2)" office:value-type="float" office:value="0.0479438785753015" calcext:value-type="float">
            <text:p>0.0479438786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635094" calcext:value-type="float">
            <text:p>6.635094</text:p>
          </table:table-cell>
          <table:table-cell office:value-type="float" office:value="6.5302155755" calcext:value-type="float">
            <text:p>6.5302155755</text:p>
          </table:table-cell>
          <table:table-cell table:formula="of:=POWER([.C1895]-6.75;2)" office:value-type="float" office:value="0.0483051932527963" calcext:value-type="float">
            <text:p>0.0483051933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65232" calcext:value-type="float">
            <text:p>6.65232</text:p>
          </table:table-cell>
          <table:table-cell office:value-type="float" office:value="6.5292167333" calcext:value-type="float">
            <text:p>6.5292167333</text:p>
          </table:table-cell>
          <table:table-cell table:formula="of:=POWER([.C1896]-6.75;2)" office:value-type="float" office:value="0.0487452508547232" calcext:value-type="float">
            <text:p>0.0487452509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669727" calcext:value-type="float">
            <text:p>6.669727</text:p>
          </table:table-cell>
          <table:table-cell office:value-type="float" office:value="6.5280330481" calcext:value-type="float">
            <text:p>6.5280330481</text:p>
          </table:table-cell>
          <table:table-cell table:formula="of:=POWER([.C1897]-6.75;2)" office:value-type="float" office:value="0.0492693277357768" calcext:value-type="float">
            <text:p>0.0492693277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68694" calcext:value-type="float">
            <text:p>6.68694</text:p>
          </table:table-cell>
          <table:table-cell office:value-type="float" office:value="6.5266573786" calcext:value-type="float">
            <text:p>6.5266573786</text:p>
          </table:table-cell>
          <table:table-cell table:formula="of:=POWER([.C1898]-6.75;2)" office:value-type="float" office:value="0.0498819265338236" calcext:value-type="float">
            <text:p>0.0498819265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703537" calcext:value-type="float">
            <text:p>6.703537</text:p>
          </table:table-cell>
          <table:table-cell office:value-type="float" office:value="6.5250859804" calcext:value-type="float">
            <text:p>6.5250859804</text:p>
          </table:table-cell>
          <table:table-cell table:formula="of:=POWER([.C1899]-6.75;2)" office:value-type="float" office:value="0.0505863162126291" calcext:value-type="float">
            <text:p>0.0505863162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719105" calcext:value-type="float">
            <text:p>6.719105</text:p>
          </table:table-cell>
          <table:table-cell office:value-type="float" office:value="6.5233191386" calcext:value-type="float">
            <text:p>6.5233191386</text:p>
          </table:table-cell>
          <table:table-cell table:formula="of:=POWER([.C1900]-6.75;2)" office:value-type="float" office:value="0.0513842129250461" calcext:value-type="float">
            <text:p>0.0513842129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733291" calcext:value-type="float">
            <text:p>6.733291</text:p>
          </table:table-cell>
          <table:table-cell office:value-type="float" office:value="6.52136128" calcext:value-type="float">
            <text:p>6.52136128</text:p>
          </table:table-cell>
          <table:table-cell table:formula="of:=POWER([.C1901]-6.75;2)" office:value-type="float" office:value="0.0522756642832385" calcext:value-type="float">
            <text:p>0.0522756643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745854" calcext:value-type="float">
            <text:p>6.745854</text:p>
          </table:table-cell>
          <table:table-cell office:value-type="float" office:value="6.5192205758" calcext:value-type="float">
            <text:p>6.5192205758</text:p>
          </table:table-cell>
          <table:table-cell table:formula="of:=POWER([.C1902]-6.75;2)" office:value-type="float" office:value="0.0532591426340834" calcext:value-type="float">
            <text:p>0.0532591426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756694" calcext:value-type="float">
            <text:p>6.756694</text:p>
          </table:table-cell>
          <table:table-cell office:value-type="float" office:value="6.5169079898" calcext:value-type="float">
            <text:p>6.5169079898</text:p>
          </table:table-cell>
          <table:table-cell table:formula="of:=POWER([.C1903]-6.75;2)" office:value-type="float" office:value="0.0543318852190769" calcext:value-type="float">
            <text:p>0.0543318852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765864" calcext:value-type="float">
            <text:p>6.765864</text:p>
          </table:table-cell>
          <table:table-cell office:value-type="float" office:value="6.5144359691" calcext:value-type="float">
            <text:p>6.5144359691</text:p>
          </table:table-cell>
          <table:table-cell table:formula="of:=POWER([.C1904]-6.75;2)" office:value-type="float" office:value="0.0554904126538562" calcext:value-type="float">
            <text:p>0.0554904127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773558" calcext:value-type="float">
            <text:p>6.773558</text:p>
          </table:table-cell>
          <table:table-cell office:value-type="float" office:value="6.5118169271" calcext:value-type="float">
            <text:p>6.5118169271</text:p>
          </table:table-cell>
          <table:table-cell table:formula="of:=POWER([.C1905]-6.75;2)" office:value-type="float" office:value="0.0567311762160867" calcext:value-type="float">
            <text:p>0.0567311762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780076" calcext:value-type="float">
            <text:p>6.780076</text:p>
          </table:table-cell>
          <table:table-cell office:value-type="float" office:value="6.5090617579" calcext:value-type="float">
            <text:p>6.5090617579</text:p>
          </table:table-cell>
          <table:table-cell table:formula="of:=POWER([.C1906]-6.75;2)" office:value-type="float" office:value="0.0580512365062384" calcext:value-type="float">
            <text:p>0.0580512365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785776" calcext:value-type="float">
            <text:p>6.785776</text:p>
          </table:table-cell>
          <table:table-cell office:value-type="float" office:value="6.5061786277" calcext:value-type="float">
            <text:p>6.5061786277</text:p>
          </table:table-cell>
          <table:table-cell table:formula="of:=POWER([.C1907]-6.75;2)" office:value-type="float" office:value="0.0594488615902553" calcext:value-type="float">
            <text:p>0.0594488616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791018" calcext:value-type="float">
            <text:p>6.791018</text:p>
          </table:table-cell>
          <table:table-cell office:value-type="float" office:value="6.5031722043" calcext:value-type="float">
            <text:p>6.5031722043</text:p>
          </table:table-cell>
          <table:table-cell table:formula="of:=POWER([.C1908]-6.75;2)" office:value-type="float" office:value="0.0609239607301208" calcext:value-type="float">
            <text:p>0.0609239607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796108" calcext:value-type="float">
            <text:p>6.796108</text:p>
          </table:table-cell>
          <table:table-cell office:value-type="float" office:value="6.5000434457" calcext:value-type="float">
            <text:p>6.5000434457</text:p>
          </table:table-cell>
          <table:table-cell table:formula="of:=POWER([.C1909]-6.75;2)" office:value-type="float" office:value="0.0624782790375287" calcext:value-type="float">
            <text:p>0.062478279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801263" calcext:value-type="float">
            <text:p>6.801263</text:p>
          </table:table-cell>
          <table:table-cell office:value-type="float" office:value="6.496789989" calcext:value-type="float">
            <text:p>6.496789989</text:p>
          </table:table-cell>
          <table:table-cell table:formula="of:=POWER([.C1910]-6.75;2)" office:value-type="float" office:value="0.0641153096706202" calcext:value-type="float">
            <text:p>0.0641153097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806579" calcext:value-type="float">
            <text:p>6.806579</text:p>
          </table:table-cell>
          <table:table-cell office:value-type="float" office:value="6.4934069556" calcext:value-type="float">
            <text:p>6.4934069556</text:p>
          </table:table-cell>
          <table:table-cell table:formula="of:=POWER([.C1911]-6.75;2)" office:value-type="float" office:value="0.0658399904344603" calcext:value-type="float">
            <text:p>0.0658399904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812034" calcext:value-type="float">
            <text:p>6.812034</text:p>
          </table:table-cell>
          <table:table-cell office:value-type="float" office:value="6.4898881685" calcext:value-type="float">
            <text:p>6.4898881685</text:p>
          </table:table-cell>
          <table:table-cell table:formula="of:=POWER([.C1912]-6.75;2)" office:value-type="float" office:value="0.0676581648862843" calcext:value-type="float">
            <text:p>0.0676581649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817504" calcext:value-type="float">
            <text:p>6.817504</text:p>
          </table:table-cell>
          <table:table-cell office:value-type="float" office:value="6.4862274205" calcext:value-type="float">
            <text:p>6.4862274205</text:p>
          </table:table-cell>
          <table:table-cell table:formula="of:=POWER([.C1913]-6.75;2)" office:value-type="float" office:value="0.069575973696084" calcext:value-type="float">
            <text:p>0.0695759737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822789" calcext:value-type="float">
            <text:p>6.822789</text:p>
          </table:table-cell>
          <table:table-cell office:value-type="float" office:value="6.4824196437" calcext:value-type="float">
            <text:p>6.4824196437</text:p>
          </table:table-cell>
          <table:table-cell table:formula="of:=POWER([.C1914]-6.75;2)" office:value-type="float" office:value="0.0715992470776349" calcext:value-type="float">
            <text:p>0.0715992471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82766" calcext:value-type="float">
            <text:p>6.82766</text:p>
          </table:table-cell>
          <table:table-cell office:value-type="float" office:value="6.4784618605" calcext:value-type="float">
            <text:p>6.4784618605</text:p>
          </table:table-cell>
          <table:table-cell table:formula="of:=POWER([.C1915]-6.75;2)" office:value-type="float" office:value="0.0737329612031212" calcext:value-type="float">
            <text:p>0.0737329612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831894" calcext:value-type="float">
            <text:p>6.831894</text:p>
          </table:table-cell>
          <table:table-cell office:value-type="float" office:value="6.4743536471" calcext:value-type="float">
            <text:p>6.4743536471</text:p>
          </table:table-cell>
          <table:table-cell table:formula="of:=POWER([.C1916]-6.75;2)" office:value-type="float" office:value="0.0759809118670713" calcext:value-type="float">
            <text:p>0.0759809119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835307" calcext:value-type="float">
            <text:p>6.835307</text:p>
          </table:table-cell>
          <table:table-cell office:value-type="float" office:value="6.4700972143" calcext:value-type="float">
            <text:p>6.4700972143</text:p>
          </table:table-cell>
          <table:table-cell table:formula="of:=POWER([.C1917]-6.75;2)" office:value-type="float" office:value="0.0783455694426202" calcext:value-type="float">
            <text:p>0.0783455694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837779" calcext:value-type="float">
            <text:p>6.837779</text:p>
          </table:table-cell>
          <table:table-cell office:value-type="float" office:value="6.4656970964" calcext:value-type="float">
            <text:p>6.4656970964</text:p>
          </table:table-cell>
          <table:table-cell table:formula="of:=POWER([.C1918]-6.75;2)" office:value-type="float" office:value="0.0808281409953911" calcext:value-type="float">
            <text:p>0.080828141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839254" calcext:value-type="float">
            <text:p>6.839254</text:p>
          </table:table-cell>
          <table:table-cell office:value-type="float" office:value="6.4611595122" calcext:value-type="float">
            <text:p>6.4611595122</text:p>
          </table:table-cell>
          <table:table-cell table:formula="of:=POWER([.C1919]-6.75;2)" office:value-type="float" office:value="0.0834288273925419" calcext:value-type="float">
            <text:p>0.0834288274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839743" calcext:value-type="float">
            <text:p>6.839743</text:p>
          </table:table-cell>
          <table:table-cell office:value-type="float" office:value="6.456491679" calcext:value-type="float">
            <text:p>6.456491679</text:p>
          </table:table-cell>
          <table:table-cell table:formula="of:=POWER([.C1920]-6.75;2)" office:value-type="float" office:value="0.086147134496239" calcext:value-type="float">
            <text:p>0.0861471345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839299" calcext:value-type="float">
            <text:p>6.839299</text:p>
          </table:table-cell>
          <table:table-cell office:value-type="float" office:value="6.4517010375" calcext:value-type="float">
            <text:p>6.4517010375</text:p>
          </table:table-cell>
          <table:table-cell table:formula="of:=POWER([.C1921]-6.75;2)" office:value-type="float" office:value="0.0889822710285762" calcext:value-type="float">
            <text:p>0.088982271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838" calcext:value-type="float">
            <text:p>6.838</text:p>
          </table:table-cell>
          <table:table-cell office:value-type="float" office:value="6.4467947342" calcext:value-type="float">
            <text:p>6.4467947342</text:p>
          </table:table-cell>
          <table:table-cell table:formula="of:=POWER([.C1922]-6.75;2)" office:value-type="float" office:value="0.0919334332088486" calcext:value-type="float">
            <text:p>0.0919334332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835927" calcext:value-type="float">
            <text:p>6.835927</text:p>
          </table:table-cell>
          <table:table-cell office:value-type="float" office:value="6.4417792821" calcext:value-type="float">
            <text:p>6.4417792821</text:p>
          </table:table-cell>
          <table:table-cell table:formula="of:=POWER([.C1923]-6.75;2)" office:value-type="float" office:value="0.0950000109427915" calcext:value-type="float">
            <text:p>0.0950000109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833145" calcext:value-type="float">
            <text:p>6.833145</text:p>
          </table:table-cell>
          <table:table-cell office:value-type="float" office:value="6.4366604805" calcext:value-type="float">
            <text:p>6.4366604805</text:p>
          </table:table-cell>
          <table:table-cell table:formula="of:=POWER([.C1924]-6.75;2)" office:value-type="float" office:value="0.0981816544804911" calcext:value-type="float">
            <text:p>0.0981816545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829693" calcext:value-type="float">
            <text:p>6.829693</text:p>
          </table:table-cell>
          <table:table-cell office:value-type="float" office:value="6.4314435789" calcext:value-type="float">
            <text:p>6.4314435789</text:p>
          </table:table-cell>
          <table:table-cell table:formula="of:=POWER([.C1925]-6.75;2)" office:value-type="float" office:value="0.101478193424041" calcext:value-type="float">
            <text:p>0.1014781934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825578" calcext:value-type="float">
            <text:p>6.825578</text:p>
          </table:table-cell>
          <table:table-cell office:value-type="float" office:value="6.4261335867" calcext:value-type="float">
            <text:p>6.4261335867</text:p>
          </table:table-cell>
          <table:table-cell table:formula="of:=POWER([.C1926]-6.75;2)" office:value-type="float" office:value="0.104889453663807" calcext:value-type="float">
            <text:p>0.1048894537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820777" calcext:value-type="float">
            <text:p>6.820777</text:p>
          </table:table-cell>
          <table:table-cell office:value-type="float" office:value="6.4207356892" calcext:value-type="float">
            <text:p>6.4207356892</text:p>
          </table:table-cell>
          <table:table-cell table:formula="of:=POWER([.C1927]-6.75;2)" office:value-type="float" office:value="0.108414986366599" calcext:value-type="float">
            <text:p>0.1084149864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815245" calcext:value-type="float">
            <text:p>6.815245</text:p>
          </table:table-cell>
          <table:table-cell office:value-type="float" office:value="6.4152556712" calcext:value-type="float">
            <text:p>6.4152556712</text:p>
          </table:table-cell>
          <table:table-cell table:formula="of:=POWER([.C1928]-6.75;2)" office:value-type="float" office:value="0.112053765663763" calcext:value-type="float">
            <text:p>0.1120537657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808919" calcext:value-type="float">
            <text:p>6.808919</text:p>
          </table:table-cell>
          <table:table-cell office:value-type="float" office:value="6.4097002639" calcext:value-type="float">
            <text:p>6.4097002639</text:p>
          </table:table-cell>
          <table:table-cell table:formula="of:=POWER([.C1929]-6.75;2)" office:value-type="float" office:value="0.11580391038973" calcext:value-type="float">
            <text:p>0.1158039104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801733" calcext:value-type="float">
            <text:p>6.801733</text:p>
          </table:table-cell>
          <table:table-cell office:value-type="float" office:value="6.4040774648" calcext:value-type="float">
            <text:p>6.4040774648</text:p>
          </table:table-cell>
          <table:table-cell table:formula="of:=POWER([.C1930]-6.75;2)" office:value-type="float" office:value="0.119662400359195" calcext:value-type="float">
            <text:p>0.1196624004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793617" calcext:value-type="float">
            <text:p>6.793617</text:p>
          </table:table-cell>
          <table:table-cell office:value-type="float" office:value="6.3983966714" calcext:value-type="float">
            <text:p>6.3983966714</text:p>
          </table:table-cell>
          <table:table-cell table:formula="of:=POWER([.C1931]-6.75;2)" office:value-type="float" office:value="0.123624900682599" calcext:value-type="float">
            <text:p>0.1236249007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78451" calcext:value-type="float">
            <text:p>6.78451</text:p>
          </table:table-cell>
          <table:table-cell office:value-type="float" office:value="6.3926688406" calcext:value-type="float">
            <text:p>6.3926688406</text:p>
          </table:table-cell>
          <table:table-cell table:formula="of:=POWER([.C1932]-6.75;2)" office:value-type="float" office:value="0.127685557478148" calcext:value-type="float">
            <text:p>0.1276855575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774356" calcext:value-type="float">
            <text:p>6.774356</text:p>
          </table:table-cell>
          <table:table-cell office:value-type="float" office:value="6.3869064706" calcext:value-type="float">
            <text:p>6.3869064706</text:p>
          </table:table-cell>
          <table:table-cell table:formula="of:=POWER([.C1933]-6.75;2)" office:value-type="float" office:value="0.131836911092149" calcext:value-type="float">
            <text:p>0.1318369111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763115" calcext:value-type="float">
            <text:p>6.763115</text:p>
          </table:table-cell>
          <table:table-cell office:value-type="float" office:value="6.3811236418" calcext:value-type="float">
            <text:p>6.3811236418</text:p>
          </table:table-cell>
          <table:table-cell table:formula="of:=POWER([.C1934]-6.75;2)" office:value-type="float" office:value="0.136069767638894" calcext:value-type="float">
            <text:p>0.1360697676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750759" calcext:value-type="float">
            <text:p>6.750759</text:p>
          </table:table-cell>
          <table:table-cell office:value-type="float" office:value="6.3753358939" calcext:value-type="float">
            <text:p>6.3753358939</text:p>
          </table:table-cell>
          <table:table-cell table:formula="of:=POWER([.C1935]-6.75;2)" office:value-type="float" office:value="0.140373192399712" calcext:value-type="float">
            <text:p>0.1403731924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737283" calcext:value-type="float">
            <text:p>6.737283</text:p>
          </table:table-cell>
          <table:table-cell office:value-type="float" office:value="6.3695601538" calcext:value-type="float">
            <text:p>6.3695601538</text:p>
          </table:table-cell>
          <table:table-cell table:formula="of:=POWER([.C1936]-6.75;2)" office:value-type="float" office:value="0.14473447657668" calcext:value-type="float">
            <text:p>0.1447344766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722705" calcext:value-type="float">
            <text:p>6.722705</text:p>
          </table:table-cell>
          <table:table-cell office:value-type="float" office:value="6.3638144844" calcext:value-type="float">
            <text:p>6.3638144844</text:p>
          </table:table-cell>
          <table:table-cell table:formula="of:=POWER([.C1937]-6.75;2)" office:value-type="float" office:value="0.149139252459238" calcext:value-type="float">
            <text:p>0.1491392525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707076" calcext:value-type="float">
            <text:p>6.707076</text:p>
          </table:table-cell>
          <table:table-cell office:value-type="float" office:value="6.3581178095" calcext:value-type="float">
            <text:p>6.3581178095</text:p>
          </table:table-cell>
          <table:table-cell table:formula="of:=POWER([.C1938]-6.75;2)" office:value-type="float" office:value="0.153571651231078" calcext:value-type="float">
            <text:p>0.1535716512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690484" calcext:value-type="float">
            <text:p>6.690484</text:p>
          </table:table-cell>
          <table:table-cell office:value-type="float" office:value="6.3524894516" calcext:value-type="float">
            <text:p>6.3524894516</text:p>
          </table:table-cell>
          <table:table-cell table:formula="of:=POWER([.C1939]-6.75;2)" office:value-type="float" office:value="0.158014636089268" calcext:value-type="float">
            <text:p>0.1580146361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673064" calcext:value-type="float">
            <text:p>6.673064</text:p>
          </table:table-cell>
          <table:table-cell office:value-type="float" office:value="6.3469485574" calcext:value-type="float">
            <text:p>6.3469485574</text:p>
          </table:table-cell>
          <table:table-cell table:formula="of:=POWER([.C1940]-6.75;2)" office:value-type="float" office:value="0.162450465381941" calcext:value-type="float">
            <text:p>0.1624504654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654995" calcext:value-type="float">
            <text:p>6.654995</text:p>
          </table:table-cell>
          <table:table-cell office:value-type="float" office:value="6.3415133" calcext:value-type="float">
            <text:p>6.3415133</text:p>
          </table:table-cell>
          <table:table-cell table:formula="of:=POWER([.C1941]-6.75;2)" office:value-type="float" office:value="0.16686138407689" calcext:value-type="float">
            <text:p>0.1668613841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636503" calcext:value-type="float">
            <text:p>6.636503</text:p>
          </table:table-cell>
          <table:table-cell office:value-type="float" office:value="6.3362000508" calcext:value-type="float">
            <text:p>6.3362000508</text:p>
          </table:table-cell>
          <table:table-cell table:formula="of:=POWER([.C1942]-6.75;2)" office:value-type="float" office:value="0.171230397957922" calcext:value-type="float">
            <text:p>0.171230398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617849" calcext:value-type="float">
            <text:p>6.617849</text:p>
          </table:table-cell>
          <table:table-cell office:value-type="float" office:value="6.3310224138" calcext:value-type="float">
            <text:p>6.3310224138</text:p>
          </table:table-cell>
          <table:table-cell table:formula="of:=POWER([.C1943]-6.75;2)" office:value-type="float" office:value="0.175542217737978" calcext:value-type="float">
            <text:p>0.1755422177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599321" calcext:value-type="float">
            <text:p>6.599321</text:p>
          </table:table-cell>
          <table:table-cell office:value-type="float" office:value="6.3259903684" calcext:value-type="float">
            <text:p>6.3259903684</text:p>
          </table:table-cell>
          <table:table-cell table:formula="of:=POWER([.C1944]-6.75;2)" office:value-type="float" office:value="0.179784167689567" calcext:value-type="float">
            <text:p>0.1797841677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581206" calcext:value-type="float">
            <text:p>6.581206</text:p>
          </table:table-cell>
          <table:table-cell office:value-type="float" office:value="6.3211094643" calcext:value-type="float">
            <text:p>6.3211094643</text:p>
          </table:table-cell>
          <table:table-cell table:formula="of:=POWER([.C1945]-6.75;2)" office:value-type="float" office:value="0.183947091613033" calcext:value-type="float">
            <text:p>0.1839470916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56377" calcext:value-type="float">
            <text:p>6.56377</text:p>
          </table:table-cell>
          <table:table-cell office:value-type="float" office:value="6.3163804364" calcext:value-type="float">
            <text:p>6.3163804364</text:p>
          </table:table-cell>
          <table:table-cell table:formula="of:=POWER([.C1946]-6.75;2)" office:value-type="float" office:value="0.188025925936654" calcext:value-type="float">
            <text:p>0.1880259259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547229" calcext:value-type="float">
            <text:p>6.547229</text:p>
          </table:table-cell>
          <table:table-cell office:value-type="float" office:value="6.3117991481" calcext:value-type="float">
            <text:p>6.3117991481</text:p>
          </table:table-cell>
          <table:table-cell table:formula="of:=POWER([.C1947]-6.75;2)" office:value-type="float" office:value="0.192019986605885" calcext:value-type="float">
            <text:p>0.1920199866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531722" calcext:value-type="float">
            <text:p>6.531722</text:p>
          </table:table-cell>
          <table:table-cell office:value-type="float" office:value="6.3073570755" calcext:value-type="float">
            <text:p>6.3073570755</text:p>
          </table:table-cell>
          <table:table-cell table:formula="of:=POWER([.C1948]-6.75;2)" office:value-type="float" office:value="0.195932758609913" calcext:value-type="float">
            <text:p>0.1959327586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517294" calcext:value-type="float">
            <text:p>6.517294</text:p>
          </table:table-cell>
          <table:table-cell office:value-type="float" office:value="6.3030423654" calcext:value-type="float">
            <text:p>6.3030423654</text:p>
          </table:table-cell>
          <table:table-cell table:formula="of:=POWER([.C1949]-6.75;2)" office:value-type="float" office:value="0.199771127127227" calcext:value-type="float">
            <text:p>0.1997711271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503887" calcext:value-type="float">
            <text:p>6.503887</text:p>
          </table:table-cell>
          <table:table-cell office:value-type="float" office:value="6.2988413529" calcext:value-type="float">
            <text:p>6.2988413529</text:p>
          </table:table-cell>
          <table:table-cell table:formula="of:=POWER([.C1950]-6.75;2)" office:value-type="float" office:value="0.203544124853102" calcext:value-type="float">
            <text:p>0.2035441249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491336" calcext:value-type="float">
            <text:p>6.491336</text:p>
          </table:table-cell>
          <table:table-cell office:value-type="float" office:value="6.29474044" calcext:value-type="float">
            <text:p>6.29474044</text:p>
          </table:table-cell>
          <table:table-cell table:formula="of:=POWER([.C1951]-6.75;2)" office:value-type="float" office:value="0.207261266971394" calcext:value-type="float">
            <text:p>0.207261267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479386" calcext:value-type="float">
            <text:p>6.479386</text:p>
          </table:table-cell>
          <table:table-cell office:value-type="float" office:value="6.2907282857" calcext:value-type="float">
            <text:p>6.2907282857</text:p>
          </table:table-cell>
          <table:table-cell table:formula="of:=POWER([.C1952]-6.75;2)" office:value-type="float" office:value="0.210930507556061" calcext:value-type="float">
            <text:p>0.2109305076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467722" calcext:value-type="float">
            <text:p>6.467722</text:p>
          </table:table-cell>
          <table:table-cell office:value-type="float" office:value="6.2867979167" calcext:value-type="float">
            <text:p>6.2867979167</text:p>
          </table:table-cell>
          <table:table-cell table:formula="of:=POWER([.C1953]-6.75;2)" office:value-type="float" office:value="0.21455616997346" calcext:value-type="float">
            <text:p>0.21455617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455995" calcext:value-type="float">
            <text:p>6.455995</text:p>
          </table:table-cell>
          <table:table-cell office:value-type="float" office:value="6.2829484681" calcext:value-type="float">
            <text:p>6.2829484681</text:p>
          </table:table-cell>
          <table:table-cell table:formula="of:=POWER([.C1954]-6.75;2)" office:value-type="float" office:value="0.218137133450137" calcext:value-type="float">
            <text:p>0.2181371335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443874" calcext:value-type="float">
            <text:p>6.443874</text:p>
          </table:table-cell>
          <table:table-cell office:value-type="float" office:value="6.279186587" calcext:value-type="float">
            <text:p>6.279186587</text:p>
          </table:table-cell>
          <table:table-cell table:formula="of:=POWER([.C1955]-6.75;2)" office:value-type="float" office:value="0.221665269860709" calcext:value-type="float">
            <text:p>0.2216652699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43108" calcext:value-type="float">
            <text:p>6.43108</text:p>
          </table:table-cell>
          <table:table-cell office:value-type="float" office:value="6.2755268667" calcext:value-type="float">
            <text:p>6.2755268667</text:p>
          </table:table-cell>
          <table:table-cell table:formula="of:=POWER([.C1956]-6.75;2)" office:value-type="float" office:value="0.22512475422352" calcext:value-type="float">
            <text:p>0.2251247542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417432" calcext:value-type="float">
            <text:p>6.417432</text:p>
          </table:table-cell>
          <table:table-cell office:value-type="float" office:value="6.2719915682" calcext:value-type="float">
            <text:p>6.2719915682</text:p>
          </table:table-cell>
          <table:table-cell table:formula="of:=POWER([.C1957]-6.75;2)" office:value-type="float" office:value="0.228492060871895" calcext:value-type="float">
            <text:p>0.2284920609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402874" calcext:value-type="float">
            <text:p>6.402874</text:p>
          </table:table-cell>
          <table:table-cell office:value-type="float" office:value="6.2686092326" calcext:value-type="float">
            <text:p>6.2686092326</text:p>
          </table:table-cell>
          <table:table-cell table:formula="of:=POWER([.C1958]-6.75;2)" office:value-type="float" office:value="0.231737070937961" calcext:value-type="float">
            <text:p>0.2317370709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387499" calcext:value-type="float">
            <text:p>6.387499</text:p>
          </table:table-cell>
          <table:table-cell office:value-type="float" office:value="6.2654124524" calcext:value-type="float">
            <text:p>6.2654124524</text:p>
          </table:table-cell>
          <table:table-cell table:formula="of:=POWER([.C1959]-6.75;2)" office:value-type="float" office:value="0.234825091288983" calcext:value-type="float">
            <text:p>0.2348250913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371553" calcext:value-type="float">
            <text:p>6.371553</text:p>
          </table:table-cell>
          <table:table-cell office:value-type="float" office:value="6.2624347317" calcext:value-type="float">
            <text:p>6.2624347317</text:p>
          </table:table-cell>
          <table:table-cell table:formula="of:=POWER([.C1960]-6.75;2)" office:value-type="float" office:value="0.237719890852451" calcext:value-type="float">
            <text:p>0.2377198909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355418" calcext:value-type="float">
            <text:p>6.355418</text:p>
          </table:table-cell>
          <table:table-cell office:value-type="float" office:value="6.259706775" calcext:value-type="float">
            <text:p>6.259706775</text:p>
          </table:table-cell>
          <table:table-cell table:formula="of:=POWER([.C1961]-6.75;2)" office:value-type="float" office:value="0.240387446480901" calcext:value-type="float">
            <text:p>0.2403874465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339589" calcext:value-type="float">
            <text:p>6.339589</text:p>
          </table:table-cell>
          <table:table-cell office:value-type="float" office:value="6.257252641" calcext:value-type="float">
            <text:p>6.257252641</text:p>
          </table:table-cell>
          <table:table-cell table:formula="of:=POWER([.C1962]-6.75;2)" office:value-type="float" office:value="0.242799959801475" calcext:value-type="float">
            <text:p>0.2427999598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324625" calcext:value-type="float">
            <text:p>6.324625</text:p>
          </table:table-cell>
          <table:table-cell office:value-type="float" office:value="6.2550858947" calcext:value-type="float">
            <text:p>6.2550858947</text:p>
          </table:table-cell>
          <table:table-cell table:formula="of:=POWER([.C1963]-6.75;2)" office:value-type="float" office:value="0.2449399716249" calcext:value-type="float">
            <text:p>0.2449399716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311096" calcext:value-type="float">
            <text:p>6.311096</text:p>
          </table:table-cell>
          <table:table-cell office:value-type="float" office:value="6.2532064595" calcext:value-type="float">
            <text:p>6.2532064595</text:p>
          </table:table-cell>
          <table:table-cell table:formula="of:=POWER([.C1964]-6.75;2)" office:value-type="float" office:value="0.246803821882525" calcext:value-type="float">
            <text:p>0.2468038219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299528" calcext:value-type="float">
            <text:p>6.299528</text:p>
          </table:table-cell>
          <table:table-cell office:value-type="float" office:value="6.2515984167" calcext:value-type="float">
            <text:p>6.2515984167</text:p>
          </table:table-cell>
          <table:table-cell table:formula="of:=POWER([.C1965]-6.75;2)" office:value-type="float" office:value="0.248404138235947" calcext:value-type="float">
            <text:p>0.2484041382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290354" calcext:value-type="float">
            <text:p>6.290354</text:p>
          </table:table-cell>
          <table:table-cell office:value-type="float" office:value="6.250229" calcext:value-type="float">
            <text:p>6.250229</text:p>
          </table:table-cell>
          <table:table-cell table:formula="of:=POWER([.C1966]-6.75;2)" office:value-type="float" office:value="0.249771052441" calcext:value-type="float">
            <text:p>0.2497710524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283887" calcext:value-type="float">
            <text:p>6.283887</text:p>
          </table:table-cell>
          <table:table-cell office:value-type="float" office:value="6.2490488529" calcext:value-type="float">
            <text:p>6.2490488529</text:p>
          </table:table-cell>
          <table:table-cell table:formula="of:=POWER([.C1967]-6.75;2)" office:value-type="float" office:value="0.250952051780806" calcext:value-type="float">
            <text:p>0.2509520518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280312" calcext:value-type="float">
            <text:p>6.280312</text:p>
          </table:table-cell>
          <table:table-cell office:value-type="float" office:value="6.2479931515" calcext:value-type="float">
            <text:p>6.2479931515</text:p>
          </table:table-cell>
          <table:table-cell table:formula="of:=POWER([.C1968]-6.75;2)" office:value-type="float" office:value="0.252010875940902" calcext:value-type="float">
            <text:p>0.2520108759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279727" calcext:value-type="float">
            <text:p>6.279727</text:p>
          </table:table-cell>
          <table:table-cell office:value-type="float" office:value="6.2469831875" calcext:value-type="float">
            <text:p>6.2469831875</text:p>
          </table:table-cell>
          <table:table-cell table:formula="of:=POWER([.C1969]-6.75;2)" office:value-type="float" office:value="0.25302591365766" calcext:value-type="float">
            <text:p>0.2530259137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282215" calcext:value-type="float">
            <text:p>6.282215</text:p>
          </table:table-cell>
          <table:table-cell office:value-type="float" office:value="6.2459269355" calcext:value-type="float">
            <text:p>6.2459269355</text:p>
          </table:table-cell>
          <table:table-cell table:formula="of:=POWER([.C1970]-6.75;2)" office:value-type="float" office:value="0.254089654354421" calcext:value-type="float">
            <text:p>0.2540896544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287991" calcext:value-type="float">
            <text:p>6.287991</text:p>
          </table:table-cell>
          <table:table-cell office:value-type="float" office:value="6.2447173333" calcext:value-type="float">
            <text:p>6.2447173333</text:p>
          </table:table-cell>
          <table:table-cell table:formula="of:=POWER([.C1971]-6.75;2)" office:value-type="float" office:value="0.255310573267464" calcext:value-type="float">
            <text:p>0.2553105733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297635" calcext:value-type="float">
            <text:p>6.297635</text:p>
          </table:table-cell>
          <table:table-cell office:value-type="float" office:value="6.2432251379" calcext:value-type="float">
            <text:p>6.2432251379</text:p>
          </table:table-cell>
          <table:table-cell table:formula="of:=POWER([.C1972]-6.75;2)" office:value-type="float" office:value="0.256820760856474" calcext:value-type="float">
            <text:p>0.2568207609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312557" calcext:value-type="float">
            <text:p>6.312557</text:p>
          </table:table-cell>
          <table:table-cell office:value-type="float" office:value="6.2412819286" calcext:value-type="float">
            <text:p>6.2412819286</text:p>
          </table:table-cell>
          <table:table-cell table:formula="of:=POWER([.C1973]-6.75;2)" office:value-type="float" office:value="0.258794076168935" calcext:value-type="float">
            <text:p>0.2587940762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33605" calcext:value-type="float">
            <text:p>6.33605</text:p>
          </table:table-cell>
          <table:table-cell office:value-type="float" office:value="6.2386421111" calcext:value-type="float">
            <text:p>6.2386421111</text:p>
          </table:table-cell>
          <table:table-cell table:formula="of:=POWER([.C1974]-6.75;2)" office:value-type="float" office:value="0.261486890540265" calcext:value-type="float">
            <text:p>0.2614868905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376489" calcext:value-type="float">
            <text:p>6.376489</text:p>
          </table:table-cell>
          <table:table-cell office:value-type="float" office:value="6.2348956538" calcext:value-type="float">
            <text:p>6.2348956538</text:p>
          </table:table-cell>
          <table:table-cell table:formula="of:=POWER([.C1975]-6.75;2)" office:value-type="float" office:value="0.26533248747413" calcext:value-type="float">
            <text:p>0.2653324875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460953" calcext:value-type="float">
            <text:p>6.460953</text:p>
          </table:table-cell>
          <table:table-cell office:value-type="float" office:value="6.22923192" calcext:value-type="float">
            <text:p>6.22923192</text:p>
          </table:table-cell>
          <table:table-cell table:formula="of:=POWER([.C1976]-6.75;2)" office:value-type="float" office:value="0.271199393146886" calcext:value-type="float">
            <text:p>0.2711993931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75024" calcext:value-type="float">
            <text:p>6.75024</text:p>
          </table:table-cell>
          <table:table-cell office:value-type="float" office:value="6.219576875" calcext:value-type="float">
            <text:p>6.219576875</text:p>
          </table:table-cell>
          <table:table-cell table:formula="of:=POWER([.C1977]-6.75;2)" office:value-type="float" office:value="0.281348691534766" calcext:value-type="float">
            <text:p>0.2813486915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.960601" calcext:value-type="float">
            <text:p>3.960601</text:p>
          </table:table-cell>
          <table:table-cell office:value-type="float" office:value="6.1965045652" calcext:value-type="float">
            <text:p>6.1965045652</text:p>
          </table:table-cell>
          <table:table-cell table:formula="of:=POWER([.C1978]-6.75;2)" office:value-type="float" office:value="0.306357196344441" calcext:value-type="float">
            <text:p>0.3063571963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.894426" calcext:value-type="float">
            <text:p>5.894426</text:p>
          </table:table-cell>
          <table:table-cell office:value-type="float" office:value="6.2981365455" calcext:value-type="float">
            <text:p>6.2981365455</text:p>
          </table:table-cell>
          <table:table-cell table:formula="of:=POWER([.C1979]-6.75;2)" office:value-type="float" office:value="0.204180581512673" calcext:value-type="float">
            <text:p>0.2041805815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063625" calcext:value-type="float">
            <text:p>6.063625</text:p>
          </table:table-cell>
          <table:table-cell office:value-type="float" office:value="6.3173608571" calcext:value-type="float">
            <text:p>6.3173608571</text:p>
          </table:table-cell>
          <table:table-cell table:formula="of:=POWER([.C1980]-6.75;2)" office:value-type="float" office:value="0.187176627969247" calcext:value-type="float">
            <text:p>0.187176628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134586" calcext:value-type="float">
            <text:p>6.134586</text:p>
          </table:table-cell>
          <table:table-cell office:value-type="float" office:value="6.33004765" calcext:value-type="float">
            <text:p>6.33004765</text:p>
          </table:table-cell>
          <table:table-cell table:formula="of:=POWER([.C1981]-6.75;2)" office:value-type="float" office:value="0.176359976270522" calcext:value-type="float">
            <text:p>0.1763599763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179212" calcext:value-type="float">
            <text:p>6.179212</text:p>
          </table:table-cell>
          <table:table-cell office:value-type="float" office:value="6.3403351053" calcext:value-type="float">
            <text:p>6.3403351053</text:p>
          </table:table-cell>
          <table:table-cell table:formula="of:=POWER([.C1982]-6.75;2)" office:value-type="float" office:value="0.167825325949562" calcext:value-type="float">
            <text:p>0.1678253259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213654" calcext:value-type="float">
            <text:p>6.213654</text:p>
          </table:table-cell>
          <table:table-cell office:value-type="float" office:value="6.3492863889" calcext:value-type="float">
            <text:p>6.3492863889</text:p>
          </table:table-cell>
          <table:table-cell table:formula="of:=POWER([.C1983]-6.75;2)" office:value-type="float" office:value="0.160571398120802" calcext:value-type="float">
            <text:p>0.1605713981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243172" calcext:value-type="float">
            <text:p>6.243172</text:p>
          </table:table-cell>
          <table:table-cell office:value-type="float" office:value="6.3572647647" calcext:value-type="float">
            <text:p>6.3572647647</text:p>
          </table:table-cell>
          <table:table-cell table:formula="of:=POWER([.C1984]-6.75;2)" office:value-type="float" office:value="0.154240965046146" calcext:value-type="float">
            <text:p>0.154240965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269594" calcext:value-type="float">
            <text:p>6.269594</text:p>
          </table:table-cell>
          <table:table-cell office:value-type="float" office:value="6.3643955625" calcext:value-type="float">
            <text:p>6.3643955625</text:p>
          </table:table-cell>
          <table:table-cell table:formula="of:=POWER([.C1985]-6.75;2)" office:value-type="float" office:value="0.148690782219691" calcext:value-type="float">
            <text:p>0.1486907822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293386" calcext:value-type="float">
            <text:p>6.293386</text:p>
          </table:table-cell>
          <table:table-cell office:value-type="float" office:value="6.3707156667" calcext:value-type="float">
            <text:p>6.3707156667</text:p>
          </table:table-cell>
          <table:table-cell table:formula="of:=POWER([.C1986]-6.75;2)" office:value-type="float" office:value="0.143856605486826" calcext:value-type="float">
            <text:p>0.1438566055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314448" calcext:value-type="float">
            <text:p>6.314448</text:p>
          </table:table-cell>
          <table:table-cell office:value-type="float" office:value="6.3762392143" calcext:value-type="float">
            <text:p>6.3762392143</text:p>
          </table:table-cell>
          <table:table-cell table:formula="of:=POWER([.C1987]-6.75;2)" office:value-type="float" office:value="0.139697124927081" calcext:value-type="float">
            <text:p>0.1396971249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332507" calcext:value-type="float">
            <text:p>6.332507</text:p>
          </table:table-cell>
          <table:table-cell office:value-type="float" office:value="6.3809923846" calcext:value-type="float">
            <text:p>6.3809923846</text:p>
          </table:table-cell>
          <table:table-cell table:formula="of:=POWER([.C1988]-6.75;2)" office:value-type="float" office:value="0.136166620223194" calcext:value-type="float">
            <text:p>0.1361666202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347354" calcext:value-type="float">
            <text:p>6.347354</text:p>
          </table:table-cell>
          <table:table-cell office:value-type="float" office:value="6.3850328333" calcext:value-type="float">
            <text:p>6.3850328333</text:p>
          </table:table-cell>
          <table:table-cell table:formula="of:=POWER([.C1989]-6.75;2)" office:value-type="float" office:value="0.133201032769025" calcext:value-type="float">
            <text:p>0.1332010328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358973" calcext:value-type="float">
            <text:p>6.358973</text:p>
          </table:table-cell>
          <table:table-cell office:value-type="float" office:value="6.3884581818" calcext:value-type="float">
            <text:p>6.3884581818</text:p>
          </table:table-cell>
          <table:table-cell table:formula="of:=POWER([.C1990]-6.75;2)" office:value-type="float" office:value="0.130712486307362" calcext:value-type="float">
            <text:p>0.1307124863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367613" calcext:value-type="float">
            <text:p>6.367613</text:p>
          </table:table-cell>
          <table:table-cell office:value-type="float" office:value="6.3914067" calcext:value-type="float">
            <text:p>6.3914067</text:p>
          </table:table-cell>
          <table:table-cell table:formula="of:=POWER([.C1991]-6.75;2)" office:value-type="float" office:value="0.12858915480489" calcext:value-type="float">
            <text:p>0.1285891548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37379" calcext:value-type="float">
            <text:p>6.37379</text:p>
          </table:table-cell>
          <table:table-cell office:value-type="float" office:value="6.3940504444" calcext:value-type="float">
            <text:p>6.3940504444</text:p>
          </table:table-cell>
          <table:table-cell table:formula="of:=POWER([.C1992]-6.75;2)" office:value-type="float" office:value="0.126700086131837" calcext:value-type="float">
            <text:p>0.1267000861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378236" calcext:value-type="float">
            <text:p>6.378236</text:p>
          </table:table-cell>
          <table:table-cell office:value-type="float" office:value="6.396583" calcext:value-type="float">
            <text:p>6.396583</text:p>
          </table:table-cell>
          <table:table-cell table:formula="of:=POWER([.C1993]-6.75;2)" office:value-type="float" office:value="0.124903575889" calcext:value-type="float">
            <text:p>0.1249035759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381813" calcext:value-type="float">
            <text:p>6.381813</text:p>
          </table:table-cell>
          <table:table-cell office:value-type="float" office:value="6.399204" calcext:value-type="float">
            <text:p>6.399204</text:p>
          </table:table-cell>
          <table:table-cell table:formula="of:=POWER([.C1994]-6.75;2)" office:value-type="float" office:value="0.123057833616" calcext:value-type="float">
            <text:p>0.1230578336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385409" calcext:value-type="float">
            <text:p>6.385409</text:p>
          </table:table-cell>
          <table:table-cell office:value-type="float" office:value="6.4021025" calcext:value-type="float">
            <text:p>6.4021025</text:p>
          </table:table-cell>
          <table:table-cell table:formula="of:=POWER([.C1995]-6.75;2)" office:value-type="float" office:value="0.12103267050625" calcext:value-type="float">
            <text:p>0.1210326705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389829" calcext:value-type="float">
            <text:p>6.389829</text:p>
          </table:table-cell>
          <table:table-cell office:value-type="float" office:value="6.4054412" calcext:value-type="float">
            <text:p>6.4054412</text:p>
          </table:table-cell>
          <table:table-cell table:formula="of:=POWER([.C1996]-6.75;2)" office:value-type="float" office:value="0.11872076665744" calcext:value-type="float">
            <text:p>0.1187207667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395706" calcext:value-type="float">
            <text:p>6.395706</text:p>
          </table:table-cell>
          <table:table-cell office:value-type="float" office:value="6.40934425" calcext:value-type="float">
            <text:p>6.40934425</text:p>
          </table:table-cell>
          <table:table-cell table:formula="of:=POWER([.C1997]-6.75;2)" office:value-type="float" office:value="0.116046340008062" calcext:value-type="float">
            <text:p>0.1160463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40345" calcext:value-type="float">
            <text:p>6.40345</text:p>
          </table:table-cell>
          <table:table-cell office:value-type="float" office:value="6.4138903333" calcext:value-type="float">
            <text:p>6.4138903333</text:p>
          </table:table-cell>
          <table:table-cell table:formula="of:=POWER([.C1998]-6.75;2)" office:value-type="float" office:value="0.112969708049185" calcext:value-type="float">
            <text:p>0.112969708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413229" calcext:value-type="float">
            <text:p>6.413229</text:p>
          </table:table-cell>
          <table:table-cell office:value-type="float" office:value="6.4191105" calcext:value-type="float">
            <text:p>6.4191105</text:p>
          </table:table-cell>
          <table:table-cell table:formula="of:=POWER([.C1999]-6.75;2)" office:value-type="float" office:value="0.10948786121025" calcext:value-type="float">
            <text:p>0.109487861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6.424992" calcext:value-type="float">
            <text:p>6.424992</text:p>
          </table:table-cell>
          <table:table-cell table:formula="of:=POWER([.C2000]-6.75;2)" office:value-type="float" office:value="0.105630200064" calcext:value-type="float">
            <text:p>0.1056302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44:26.306296224</dc:date>
    <meta:document-statistic meta:table-count="1" meta:cell-count="7813" meta:object-count="0"/>
    <meta:generator>LibreOffice/4.2.7.2$Linux_X86_64 LibreOffice_project/420m0$Build-2</meta:generator>
  </office:meta>
</office:document-meta>
</file>